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ictionary" style:family="table">
      <style:table-properties style:width="6.9271in" fo:margin-left="0in" fo:margin-top="0in" fo:margin-bottom="0in" fo:break-before="page" table:align="left"/>
    </style:style>
    <style:style style:name="Dictionary.A" style:family="table-column">
      <style:table-column-properties style:column-width="0.3382in"/>
    </style:style>
    <style:style style:name="Dictionary.B" style:family="table-column">
      <style:table-column-properties style:column-width="1.6153in"/>
    </style:style>
    <style:style style:name="Dictionary.C" style:family="table-column">
      <style:table-column-properties style:column-width="0.4701in"/>
    </style:style>
    <style:style style:name="Dictionary.D" style:family="table-column">
      <style:table-column-properties style:column-width="1.1819in"/>
    </style:style>
    <style:style style:name="Dictionary.E" style:family="table-column">
      <style:table-column-properties style:column-width="0.0271in"/>
    </style:style>
    <style:style style:name="Dictionary.F" style:family="table-column">
      <style:table-column-properties style:column-width="0.5333in"/>
    </style:style>
    <style:style style:name="Dictionary.G" style:family="table-column">
      <style:table-column-properties style:column-width="0.534in"/>
    </style:style>
    <style:style style:name="Dictionary.H" style:family="table-column">
      <style:table-column-properties style:column-width="0.5576in"/>
    </style:style>
    <style:style style:name="Dictionary.I" style:family="table-column">
      <style:table-column-properties style:column-width="1.6694in"/>
    </style:style>
    <style:style style:name="Dictionary.A1" style:family="table-cell">
      <style:table-cell-properties style:vertical-align="middle" fo:padding="0.0201in" fo:border-left="0.25pt solid #000000" fo:border-right="none" fo:border-top="0.25pt solid #000000" fo:border-bottom="0.25pt solid #000000"/>
    </style:style>
    <style:style style:name="Dictionary.B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D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G1" style:family="table-cell">
      <style:table-cell-properties fo:padding="0.0201in" fo:border="0.25pt solid #000000"/>
    </style:style>
    <style:style style:name="Dictionary.B2" style:family="table-cell">
      <style:table-cell-properties style:vertical-align="middle" fo:padding="0.0201in" fo:border-left="0.25pt solid #000000" fo:border-right="0.25pt solid #000000" fo:border-top="none" fo:border-bottom="0.25pt solid #000000"/>
    </style:style>
    <style:style style:name="Dictionary.A3" style:family="table-cell">
      <style:table-cell-properties style:vertical-align="middle" fo:padding="0.0201in" fo:border-left="0.25pt solid #000000" fo:border-right="none" fo:border-top="none" fo:border-bottom="0.25pt solid #000000"/>
    </style:style>
    <style:style style:name="Dictionary.B3" style:family="table-cell">
      <style:table-cell-properties fo:padding="0.0201in" fo:border-left="0.25pt solid #000000" fo:border-right="none" fo:border-top="none" fo:border-bottom="0.25pt solid #000000"/>
    </style:style>
    <style:style style:name="Dictionary.D3" style:family="table-cell">
      <style:table-cell-properties fo:padding="0.0201in" fo:border-left="0.25pt solid #000000" fo:border-right="none" fo:border-top="none" fo:border-bottom="0.25pt solid #000000"/>
    </style:style>
    <style:style style:name="Dictionary.G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" style:family="table-cell">
      <style:table-cell-properties fo:padding="0.0201in" fo:border-left="0.25pt solid #000000" fo:border-right="none" fo:border-top="none" fo:border-bottom="0.25pt solid #000000"/>
    </style:style>
    <style:style style:name="Dictionary.E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" style:family="table-cell">
      <style:table-cell-properties fo:padding="0.0201in" fo:border-left="0.25pt solid #000000" fo:border-right="none" fo:border-top="none" fo:border-bottom="0.25pt solid #000000"/>
    </style:style>
    <style:style style:name="Dictionary.D5" style:family="table-cell">
      <style:table-cell-properties fo:padding="0.0201in" fo:border-left="0.25pt solid #000000" fo:border-right="none" fo:border-top="none" fo:border-bottom="0.25pt solid #000000"/>
    </style:style>
    <style:style style:name="Dictionary.G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" style:family="table-cell">
      <style:table-cell-properties fo:padding="0.0201in" fo:border-left="0.25pt solid #000000" fo:border-right="none" fo:border-top="none" fo:border-bottom="0.25pt solid #000000"/>
    </style:style>
    <style:style style:name="Dictionary.E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" style:family="table-cell">
      <style:table-cell-properties fo:padding="0.0201in" fo:border-left="0.25pt solid #000000" fo:border-right="none" fo:border-top="none" fo:border-bottom="0.25pt solid #000000"/>
    </style:style>
    <style:style style:name="Dictionary.D7" style:family="table-cell">
      <style:table-cell-properties fo:padding="0.0201in" fo:border-left="0.25pt solid #000000" fo:border-right="none" fo:border-top="none" fo:border-bottom="0.25pt solid #000000"/>
    </style:style>
    <style:style style:name="Dictionary.G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" style:family="table-cell">
      <style:table-cell-properties fo:padding="0.0201in" fo:border-left="0.25pt solid #000000" fo:border-right="none" fo:border-top="none" fo:border-bottom="0.25pt solid #000000"/>
    </style:style>
    <style:style style:name="Dictionary.D9" style:family="table-cell">
      <style:table-cell-properties fo:padding="0.0201in" fo:border-left="0.25pt solid #000000" fo:border-right="none" fo:border-top="none" fo:border-bottom="0.25pt solid #000000"/>
    </style:style>
    <style:style style:name="Dictionary.G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" style:family="table-cell">
      <style:table-cell-properties fo:padding="0.0201in" fo:border-left="0.25pt solid #000000" fo:border-right="none" fo:border-top="none" fo:border-bottom="0.25pt solid #000000"/>
    </style:style>
    <style:style style:name="Dictionary.E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" style:family="table-cell">
      <style:table-cell-properties fo:padding="0.0201in" fo:border-left="0.25pt solid #000000" fo:border-right="none" fo:border-top="none" fo:border-bottom="0.25pt solid #000000"/>
    </style:style>
    <style:style style:name="Dictionary.D11" style:family="table-cell">
      <style:table-cell-properties fo:padding="0.0201in" fo:border-left="0.25pt solid #000000" fo:border-right="none" fo:border-top="none" fo:border-bottom="0.25pt solid #000000"/>
    </style:style>
    <style:style style:name="Dictionary.G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" style:family="table-cell">
      <style:table-cell-properties fo:padding="0.0201in" fo:border-left="0.25pt solid #000000" fo:border-right="none" fo:border-top="none" fo:border-bottom="0.25pt solid #000000"/>
    </style:style>
    <style:style style:name="Dictionary.E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" style:family="table-cell">
      <style:table-cell-properties fo:padding="0.0201in" fo:border-left="0.25pt solid #000000" fo:border-right="none" fo:border-top="none" fo:border-bottom="0.25pt solid #000000"/>
    </style:style>
    <style:style style:name="Dictionary.D13" style:family="table-cell">
      <style:table-cell-properties fo:padding="0.0201in" fo:border-left="0.25pt solid #000000" fo:border-right="none" fo:border-top="none" fo:border-bottom="0.25pt solid #000000"/>
    </style:style>
    <style:style style:name="Dictionary.G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" style:family="table-cell">
      <style:table-cell-properties fo:padding="0.0201in" fo:border-left="0.25pt solid #000000" fo:border-right="none" fo:border-top="none" fo:border-bottom="0.25pt solid #000000"/>
    </style:style>
    <style:style style:name="Dictionary.D14" style:family="table-cell">
      <style:table-cell-properties fo:padding="0.0201in" fo:border-left="0.25pt solid #000000" fo:border-right="none" fo:border-top="none" fo:border-bottom="0.25pt solid #000000"/>
    </style:style>
    <style:style style:name="Dictionary.H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" style:family="table-cell">
      <style:table-cell-properties fo:padding="0.0201in" fo:border-left="0.25pt solid #000000" fo:border-right="none" fo:border-top="none" fo:border-bottom="0.25pt solid #000000"/>
    </style:style>
    <style:style style:name="Dictionary.D15" style:family="table-cell">
      <style:table-cell-properties fo:padding="0.0201in" fo:border-left="0.25pt solid #000000" fo:border-right="none" fo:border-top="none" fo:border-bottom="0.25pt solid #000000"/>
    </style:style>
    <style:style style:name="Dictionary.G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" style:family="table-cell">
      <style:table-cell-properties fo:padding="0.0201in" fo:border-left="0.25pt solid #000000" fo:border-right="none" fo:border-top="none" fo:border-bottom="0.25pt solid #000000"/>
    </style:style>
    <style:style style:name="Dictionary.E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" style:family="table-cell">
      <style:table-cell-properties fo:padding="0.0201in" fo:border-left="0.25pt solid #000000" fo:border-right="none" fo:border-top="none" fo:border-bottom="0.25pt solid #000000"/>
    </style:style>
    <style:style style:name="Dictionary.D17" style:family="table-cell">
      <style:table-cell-properties fo:padding="0.0201in" fo:border-left="0.25pt solid #000000" fo:border-right="none" fo:border-top="none" fo:border-bottom="0.25pt solid #000000"/>
    </style:style>
    <style:style style:name="Dictionary.G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" style:family="table-cell">
      <style:table-cell-properties fo:padding="0.0201in" fo:border-left="0.25pt solid #000000" fo:border-right="none" fo:border-top="none" fo:border-bottom="0.25pt solid #000000"/>
    </style:style>
    <style:style style:name="Dictionary.E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" style:family="table-cell">
      <style:table-cell-properties fo:padding="0.0201in" fo:border-left="0.25pt solid #000000" fo:border-right="none" fo:border-top="none" fo:border-bottom="0.25pt solid #000000"/>
    </style:style>
    <style:style style:name="Dictionary.D19" style:family="table-cell">
      <style:table-cell-properties fo:padding="0.0201in" fo:border-left="0.25pt solid #000000" fo:border-right="none" fo:border-top="none" fo:border-bottom="0.25pt solid #000000"/>
    </style:style>
    <style:style style:name="Dictionary.G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" style:family="table-cell">
      <style:table-cell-properties fo:padding="0.0201in" fo:border-left="0.25pt solid #000000" fo:border-right="none" fo:border-top="none" fo:border-bottom="0.25pt solid #000000"/>
    </style:style>
    <style:style style:name="Dictionary.E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" style:family="table-cell">
      <style:table-cell-properties fo:padding="0.0201in" fo:border-left="0.25pt solid #000000" fo:border-right="none" fo:border-top="none" fo:border-bottom="0.25pt solid #000000"/>
    </style:style>
    <style:style style:name="Dictionary.D21" style:family="table-cell">
      <style:table-cell-properties fo:padding="0.0201in" fo:border-left="0.25pt solid #000000" fo:border-right="none" fo:border-top="none" fo:border-bottom="0.25pt solid #000000"/>
    </style:style>
    <style:style style:name="Dictionary.G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" style:family="table-cell">
      <style:table-cell-properties fo:padding="0.0201in" fo:border-left="0.25pt solid #000000" fo:border-right="none" fo:border-top="none" fo:border-bottom="0.25pt solid #000000"/>
    </style:style>
    <style:style style:name="Dictionary.E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" style:family="table-cell">
      <style:table-cell-properties fo:padding="0.0201in" fo:border-left="0.25pt solid #000000" fo:border-right="none" fo:border-top="none" fo:border-bottom="0.25pt solid #000000"/>
    </style:style>
    <style:style style:name="Dictionary.D23" style:family="table-cell">
      <style:table-cell-properties fo:padding="0.0201in" fo:border-left="0.25pt solid #000000" fo:border-right="none" fo:border-top="none" fo:border-bottom="0.25pt solid #000000"/>
    </style:style>
    <style:style style:name="Dictionary.G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" style:family="table-cell">
      <style:table-cell-properties fo:padding="0.0201in" fo:border-left="0.25pt solid #000000" fo:border-right="none" fo:border-top="none" fo:border-bottom="0.25pt solid #000000"/>
    </style:style>
    <style:style style:name="Dictionary.E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" style:family="table-cell">
      <style:table-cell-properties fo:padding="0.0201in" fo:border-left="0.25pt solid #000000" fo:border-right="none" fo:border-top="none" fo:border-bottom="0.25pt solid #000000"/>
    </style:style>
    <style:style style:name="Dictionary.D25" style:family="table-cell">
      <style:table-cell-properties fo:padding="0.0201in" fo:border-left="0.25pt solid #000000" fo:border-right="none" fo:border-top="none" fo:border-bottom="0.25pt solid #000000"/>
    </style:style>
    <style:style style:name="Dictionary.G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" style:family="table-cell">
      <style:table-cell-properties fo:padding="0.0201in" fo:border-left="0.25pt solid #000000" fo:border-right="none" fo:border-top="none" fo:border-bottom="0.25pt solid #000000"/>
    </style:style>
    <style:style style:name="Dictionary.E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" style:family="table-cell">
      <style:table-cell-properties fo:padding="0.0201in" fo:border-left="0.25pt solid #000000" fo:border-right="none" fo:border-top="none" fo:border-bottom="0.25pt solid #000000"/>
    </style:style>
    <style:style style:name="Dictionary.D27" style:family="table-cell">
      <style:table-cell-properties fo:padding="0.0201in" fo:border-left="0.25pt solid #000000" fo:border-right="none" fo:border-top="none" fo:border-bottom="0.25pt solid #000000"/>
    </style:style>
    <style:style style:name="Dictionary.G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" style:family="table-cell">
      <style:table-cell-properties fo:padding="0.0201in" fo:border-left="0.25pt solid #000000" fo:border-right="none" fo:border-top="none" fo:border-bottom="0.25pt solid #000000"/>
    </style:style>
    <style:style style:name="Dictionary.D29" style:family="table-cell">
      <style:table-cell-properties fo:padding="0.0201in" fo:border-left="0.25pt solid #000000" fo:border-right="none" fo:border-top="none" fo:border-bottom="0.25pt solid #000000"/>
    </style:style>
    <style:style style:name="Dictionary.G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" style:family="table-cell">
      <style:table-cell-properties fo:padding="0.0201in" fo:border-left="0.25pt solid #000000" fo:border-right="none" fo:border-top="none" fo:border-bottom="0.25pt solid #000000"/>
    </style:style>
    <style:style style:name="Dictionary.E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" style:family="table-cell">
      <style:table-cell-properties fo:padding="0.0201in" fo:border-left="0.25pt solid #000000" fo:border-right="none" fo:border-top="none" fo:border-bottom="0.25pt solid #000000"/>
    </style:style>
    <style:style style:name="Dictionary.D31" style:family="table-cell">
      <style:table-cell-properties fo:padding="0.0201in" fo:border-left="0.25pt solid #000000" fo:border-right="none" fo:border-top="none" fo:border-bottom="0.25pt solid #000000"/>
    </style:style>
    <style:style style:name="Dictionary.G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" style:family="table-cell">
      <style:table-cell-properties fo:padding="0.0201in" fo:border-left="0.25pt solid #000000" fo:border-right="none" fo:border-top="none" fo:border-bottom="0.25pt solid #000000"/>
    </style:style>
    <style:style style:name="Dictionary.E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" style:family="table-cell">
      <style:table-cell-properties fo:padding="0.0201in" fo:border-left="0.25pt solid #000000" fo:border-right="none" fo:border-top="none" fo:border-bottom="0.25pt solid #000000"/>
    </style:style>
    <style:style style:name="Dictionary.D33" style:family="table-cell">
      <style:table-cell-properties fo:padding="0.0201in" fo:border-left="0.25pt solid #000000" fo:border-right="none" fo:border-top="none" fo:border-bottom="0.25pt solid #000000"/>
    </style:style>
    <style:style style:name="Dictionary.G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" style:family="table-cell">
      <style:table-cell-properties fo:padding="0.0201in" fo:border-left="0.25pt solid #000000" fo:border-right="none" fo:border-top="none" fo:border-bottom="0.25pt solid #000000"/>
    </style:style>
    <style:style style:name="Dictionary.E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" style:family="table-cell">
      <style:table-cell-properties fo:padding="0.0201in" fo:border-left="0.25pt solid #000000" fo:border-right="none" fo:border-top="none" fo:border-bottom="0.25pt solid #000000"/>
    </style:style>
    <style:style style:name="Dictionary.D35" style:family="table-cell">
      <style:table-cell-properties fo:padding="0.0201in" fo:border-left="0.25pt solid #000000" fo:border-right="none" fo:border-top="none" fo:border-bottom="0.25pt solid #000000"/>
    </style:style>
    <style:style style:name="Dictionary.G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" style:family="table-cell">
      <style:table-cell-properties fo:padding="0.0201in" fo:border-left="0.25pt solid #000000" fo:border-right="none" fo:border-top="none" fo:border-bottom="0.25pt solid #000000"/>
    </style:style>
    <style:style style:name="Dictionary.E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" style:family="table-cell">
      <style:table-cell-properties fo:padding="0.0201in" fo:border-left="0.25pt solid #000000" fo:border-right="none" fo:border-top="none" fo:border-bottom="0.25pt solid #000000"/>
    </style:style>
    <style:style style:name="Dictionary.D37" style:family="table-cell">
      <style:table-cell-properties fo:padding="0.0201in" fo:border-left="0.25pt solid #000000" fo:border-right="none" fo:border-top="none" fo:border-bottom="0.25pt solid #000000"/>
    </style:style>
    <style:style style:name="Dictionary.G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" style:family="table-cell">
      <style:table-cell-properties fo:padding="0.0201in" fo:border-left="0.25pt solid #000000" fo:border-right="none" fo:border-top="none" fo:border-bottom="0.25pt solid #000000"/>
    </style:style>
    <style:style style:name="Dictionary.E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" style:family="table-cell">
      <style:table-cell-properties fo:padding="0.0201in" fo:border-left="0.25pt solid #000000" fo:border-right="none" fo:border-top="none" fo:border-bottom="0.25pt solid #000000"/>
    </style:style>
    <style:style style:name="Dictionary.D39" style:family="table-cell">
      <style:table-cell-properties fo:padding="0.0201in" fo:border-left="0.25pt solid #000000" fo:border-right="none" fo:border-top="none" fo:border-bottom="0.25pt solid #000000"/>
    </style:style>
    <style:style style:name="Dictionary.G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" style:family="table-cell">
      <style:table-cell-properties fo:padding="0.0201in" fo:border-left="0.25pt solid #000000" fo:border-right="none" fo:border-top="none" fo:border-bottom="0.25pt solid #000000"/>
    </style:style>
    <style:style style:name="Dictionary.E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" style:family="table-cell">
      <style:table-cell-properties fo:padding="0.0201in" fo:border-left="0.25pt solid #000000" fo:border-right="none" fo:border-top="none" fo:border-bottom="0.25pt solid #000000"/>
    </style:style>
    <style:style style:name="Dictionary.D41" style:family="table-cell">
      <style:table-cell-properties fo:padding="0.0201in" fo:border-left="0.25pt solid #000000" fo:border-right="none" fo:border-top="none" fo:border-bottom="0.25pt solid #000000"/>
    </style:style>
    <style:style style:name="Dictionary.G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" style:family="table-cell">
      <style:table-cell-properties fo:padding="0.0201in" fo:border-left="0.25pt solid #000000" fo:border-right="none" fo:border-top="none" fo:border-bottom="0.25pt solid #000000"/>
    </style:style>
    <style:style style:name="Dictionary.E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3" style:family="table-cell">
      <style:table-cell-properties fo:padding="0.0201in" fo:border-left="0.25pt solid #000000" fo:border-right="none" fo:border-top="none" fo:border-bottom="0.25pt solid #000000"/>
    </style:style>
    <style:style style:name="Dictionary.D43" style:family="table-cell">
      <style:table-cell-properties fo:padding="0.0201in" fo:border-left="0.25pt solid #000000" fo:border-right="none" fo:border-top="none" fo:border-bottom="0.25pt solid #000000"/>
    </style:style>
    <style:style style:name="Dictionary.G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4" style:family="table-cell">
      <style:table-cell-properties fo:padding="0.0201in" fo:border-left="0.25pt solid #000000" fo:border-right="none" fo:border-top="none" fo:border-bottom="0.25pt solid #000000"/>
    </style:style>
    <style:style style:name="Dictionary.E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5" style:family="table-cell">
      <style:table-cell-properties fo:padding="0.0201in" fo:border-left="0.25pt solid #000000" fo:border-right="none" fo:border-top="none" fo:border-bottom="0.25pt solid #000000"/>
    </style:style>
    <style:style style:name="Dictionary.D45" style:family="table-cell">
      <style:table-cell-properties fo:padding="0.0201in" fo:border-left="0.25pt solid #000000" fo:border-right="none" fo:border-top="none" fo:border-bottom="0.25pt solid #000000"/>
    </style:style>
    <style:style style:name="Dictionary.G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6" style:family="table-cell">
      <style:table-cell-properties fo:padding="0.0201in" fo:border-left="0.25pt solid #000000" fo:border-right="none" fo:border-top="none" fo:border-bottom="0.25pt solid #000000"/>
    </style:style>
    <style:style style:name="Dictionary.E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7" style:family="table-cell">
      <style:table-cell-properties fo:padding="0.0201in" fo:border-left="0.25pt solid #000000" fo:border-right="none" fo:border-top="none" fo:border-bottom="0.25pt solid #000000"/>
    </style:style>
    <style:style style:name="Dictionary.D47" style:family="table-cell">
      <style:table-cell-properties fo:padding="0.0201in" fo:border-left="0.25pt solid #000000" fo:border-right="none" fo:border-top="none" fo:border-bottom="0.25pt solid #000000"/>
    </style:style>
    <style:style style:name="Dictionary.G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8" style:family="table-cell">
      <style:table-cell-properties fo:padding="0.0201in" fo:border-left="0.25pt solid #000000" fo:border-right="none" fo:border-top="none" fo:border-bottom="0.25pt solid #000000"/>
    </style:style>
    <style:style style:name="Dictionary.E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9" style:family="table-cell">
      <style:table-cell-properties fo:padding="0.0201in" fo:border-left="0.25pt solid #000000" fo:border-right="none" fo:border-top="none" fo:border-bottom="0.25pt solid #000000"/>
    </style:style>
    <style:style style:name="Dictionary.D49" style:family="table-cell">
      <style:table-cell-properties fo:padding="0.0201in" fo:border-left="0.25pt solid #000000" fo:border-right="none" fo:border-top="none" fo:border-bottom="0.25pt solid #000000"/>
    </style:style>
    <style:style style:name="Dictionary.G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0" style:family="table-cell">
      <style:table-cell-properties fo:padding="0.0201in" fo:border-left="0.25pt solid #000000" fo:border-right="none" fo:border-top="none" fo:border-bottom="0.25pt solid #000000"/>
    </style:style>
    <style:style style:name="Dictionary.D50" style:family="table-cell">
      <style:table-cell-properties fo:padding="0.0201in" fo:border-left="0.25pt solid #000000" fo:border-right="none" fo:border-top="none" fo:border-bottom="0.25pt solid #000000"/>
    </style:style>
    <style:style style:name="Dictionary.H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1" style:family="table-cell">
      <style:table-cell-properties fo:padding="0.0201in" fo:border-left="0.25pt solid #000000" fo:border-right="none" fo:border-top="none" fo:border-bottom="0.25pt solid #000000"/>
    </style:style>
    <style:style style:name="Dictionary.D51" style:family="table-cell">
      <style:table-cell-properties fo:padding="0.0201in" fo:border-left="0.25pt solid #000000" fo:border-right="none" fo:border-top="none" fo:border-bottom="0.25pt solid #000000"/>
    </style:style>
    <style:style style:name="Dictionary.G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2" style:family="table-cell">
      <style:table-cell-properties fo:padding="0.0201in" fo:border-left="0.25pt solid #000000" fo:border-right="none" fo:border-top="none" fo:border-bottom="0.25pt solid #000000"/>
    </style:style>
    <style:style style:name="Dictionary.D52" style:family="table-cell">
      <style:table-cell-properties fo:padding="0.0201in" fo:border-left="0.25pt solid #000000" fo:border-right="none" fo:border-top="none" fo:border-bottom="0.25pt solid #000000"/>
    </style:style>
    <style:style style:name="Dictionary.H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3" style:family="table-cell">
      <style:table-cell-properties fo:padding="0.0201in" fo:border-left="0.25pt solid #000000" fo:border-right="none" fo:border-top="none" fo:border-bottom="0.25pt solid #000000"/>
    </style:style>
    <style:style style:name="Dictionary.D53" style:family="table-cell">
      <style:table-cell-properties fo:padding="0.0201in" fo:border-left="0.25pt solid #000000" fo:border-right="none" fo:border-top="none" fo:border-bottom="0.25pt solid #000000"/>
    </style:style>
    <style:style style:name="Dictionary.G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4" style:family="table-cell">
      <style:table-cell-properties fo:padding="0.0201in" fo:border-left="0.25pt solid #000000" fo:border-right="none" fo:border-top="none" fo:border-bottom="0.25pt solid #000000"/>
    </style:style>
    <style:style style:name="Dictionary.D54" style:family="table-cell">
      <style:table-cell-properties fo:padding="0.0201in" fo:border-left="0.25pt solid #000000" fo:border-right="none" fo:border-top="none" fo:border-bottom="0.25pt solid #000000"/>
    </style:style>
    <style:style style:name="Dictionary.H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5" style:family="table-cell">
      <style:table-cell-properties fo:padding="0.0201in" fo:border-left="0.25pt solid #000000" fo:border-right="none" fo:border-top="none" fo:border-bottom="0.25pt solid #000000"/>
    </style:style>
    <style:style style:name="Dictionary.D55" style:family="table-cell">
      <style:table-cell-properties fo:padding="0.0201in" fo:border-left="0.25pt solid #000000" fo:border-right="none" fo:border-top="none" fo:border-bottom="0.25pt solid #000000"/>
    </style:style>
    <style:style style:name="Dictionary.G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6" style:family="table-cell">
      <style:table-cell-properties fo:padding="0.0201in" fo:border-left="0.25pt solid #000000" fo:border-right="none" fo:border-top="none" fo:border-bottom="0.25pt solid #000000"/>
    </style:style>
    <style:style style:name="Dictionary.E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7" style:family="table-cell">
      <style:table-cell-properties fo:padding="0.0201in" fo:border-left="0.25pt solid #000000" fo:border-right="none" fo:border-top="none" fo:border-bottom="0.25pt solid #000000"/>
    </style:style>
    <style:style style:name="Dictionary.D57" style:family="table-cell">
      <style:table-cell-properties fo:padding="0.0201in" fo:border-left="0.25pt solid #000000" fo:border-right="none" fo:border-top="none" fo:border-bottom="0.25pt solid #000000"/>
    </style:style>
    <style:style style:name="Dictionary.G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8" style:family="table-cell">
      <style:table-cell-properties fo:padding="0.0201in" fo:border-left="0.25pt solid #000000" fo:border-right="none" fo:border-top="none" fo:border-bottom="0.25pt solid #000000"/>
    </style:style>
    <style:style style:name="Dictionary.E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9" style:family="table-cell">
      <style:table-cell-properties fo:padding="0.0201in" fo:border-left="0.25pt solid #000000" fo:border-right="none" fo:border-top="none" fo:border-bottom="0.25pt solid #000000"/>
    </style:style>
    <style:style style:name="Dictionary.D59" style:family="table-cell">
      <style:table-cell-properties fo:padding="0.0201in" fo:border-left="0.25pt solid #000000" fo:border-right="none" fo:border-top="none" fo:border-bottom="0.25pt solid #000000"/>
    </style:style>
    <style:style style:name="Dictionary.G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0" style:family="table-cell">
      <style:table-cell-properties fo:padding="0.0201in" fo:border-left="0.25pt solid #000000" fo:border-right="none" fo:border-top="none" fo:border-bottom="0.25pt solid #000000"/>
    </style:style>
    <style:style style:name="Dictionary.E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1" style:family="table-cell">
      <style:table-cell-properties fo:padding="0.0201in" fo:border-left="0.25pt solid #000000" fo:border-right="none" fo:border-top="none" fo:border-bottom="0.25pt solid #000000"/>
    </style:style>
    <style:style style:name="Dictionary.D61" style:family="table-cell">
      <style:table-cell-properties fo:padding="0.0201in" fo:border-left="0.25pt solid #000000" fo:border-right="none" fo:border-top="none" fo:border-bottom="0.25pt solid #000000"/>
    </style:style>
    <style:style style:name="Dictionary.G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2" style:family="table-cell">
      <style:table-cell-properties fo:padding="0.0201in" fo:border-left="0.25pt solid #000000" fo:border-right="none" fo:border-top="none" fo:border-bottom="0.25pt solid #000000"/>
    </style:style>
    <style:style style:name="Dictionary.E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3" style:family="table-cell">
      <style:table-cell-properties fo:padding="0.0201in" fo:border-left="0.25pt solid #000000" fo:border-right="none" fo:border-top="none" fo:border-bottom="0.25pt solid #000000"/>
    </style:style>
    <style:style style:name="Dictionary.D63" style:family="table-cell">
      <style:table-cell-properties fo:padding="0.0201in" fo:border-left="0.25pt solid #000000" fo:border-right="none" fo:border-top="none" fo:border-bottom="0.25pt solid #000000"/>
    </style:style>
    <style:style style:name="Dictionary.G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4" style:family="table-cell">
      <style:table-cell-properties fo:padding="0.0201in" fo:border-left="0.25pt solid #000000" fo:border-right="none" fo:border-top="none" fo:border-bottom="0.25pt solid #000000"/>
    </style:style>
    <style:style style:name="Dictionary.E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5" style:family="table-cell">
      <style:table-cell-properties fo:padding="0.0201in" fo:border-left="0.25pt solid #000000" fo:border-right="none" fo:border-top="none" fo:border-bottom="0.25pt solid #000000"/>
    </style:style>
    <style:style style:name="Dictionary.D65" style:family="table-cell">
      <style:table-cell-properties fo:padding="0.0201in" fo:border-left="0.25pt solid #000000" fo:border-right="none" fo:border-top="none" fo:border-bottom="0.25pt solid #000000"/>
    </style:style>
    <style:style style:name="Dictionary.G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6" style:family="table-cell">
      <style:table-cell-properties fo:padding="0.0201in" fo:border-left="0.25pt solid #000000" fo:border-right="none" fo:border-top="none" fo:border-bottom="0.25pt solid #000000"/>
    </style:style>
    <style:style style:name="Dictionary.E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7" style:family="table-cell">
      <style:table-cell-properties fo:padding="0.0201in" fo:border-left="0.25pt solid #000000" fo:border-right="none" fo:border-top="none" fo:border-bottom="0.25pt solid #000000"/>
    </style:style>
    <style:style style:name="Dictionary.D67" style:family="table-cell">
      <style:table-cell-properties fo:padding="0.0201in" fo:border-left="0.25pt solid #000000" fo:border-right="none" fo:border-top="none" fo:border-bottom="0.25pt solid #000000"/>
    </style:style>
    <style:style style:name="Dictionary.G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8" style:family="table-cell">
      <style:table-cell-properties fo:padding="0.0201in" fo:border-left="0.25pt solid #000000" fo:border-right="none" fo:border-top="none" fo:border-bottom="0.25pt solid #000000"/>
    </style:style>
    <style:style style:name="Dictionary.D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9" style:family="table-cell">
      <style:table-cell-properties fo:padding="0.0201in" fo:border-left="0.25pt solid #000000" fo:border-right="none" fo:border-top="none" fo:border-bottom="0.25pt solid #000000"/>
    </style:style>
    <style:style style:name="Dictionary.D69" style:family="table-cell">
      <style:table-cell-properties fo:padding="0.0201in" fo:border-left="0.25pt solid #000000" fo:border-right="none" fo:border-top="none" fo:border-bottom="0.25pt solid #000000"/>
    </style:style>
    <style:style style:name="Dictionary.G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0" style:family="table-cell">
      <style:table-cell-properties fo:padding="0.0201in" fo:border-left="0.25pt solid #000000" fo:border-right="none" fo:border-top="none" fo:border-bottom="0.25pt solid #000000"/>
    </style:style>
    <style:style style:name="Dictionary.D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1" style:family="table-cell">
      <style:table-cell-properties fo:padding="0.0201in" fo:border-left="0.25pt solid #000000" fo:border-right="none" fo:border-top="none" fo:border-bottom="0.25pt solid #000000"/>
    </style:style>
    <style:style style:name="Dictionary.D71" style:family="table-cell">
      <style:table-cell-properties fo:padding="0.0201in" fo:border-left="0.25pt solid #000000" fo:border-right="none" fo:border-top="none" fo:border-bottom="0.25pt solid #000000"/>
    </style:style>
    <style:style style:name="Dictionary.G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2" style:family="table-cell">
      <style:table-cell-properties fo:padding="0.0201in" fo:border-left="0.25pt solid #000000" fo:border-right="none" fo:border-top="none" fo:border-bottom="0.25pt solid #000000"/>
    </style:style>
    <style:style style:name="Dictionary.D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3" style:family="table-cell">
      <style:table-cell-properties fo:padding="0.0201in" fo:border-left="0.25pt solid #000000" fo:border-right="none" fo:border-top="none" fo:border-bottom="0.25pt solid #000000"/>
    </style:style>
    <style:style style:name="Dictionary.D73" style:family="table-cell">
      <style:table-cell-properties fo:padding="0.0201in" fo:border-left="0.25pt solid #000000" fo:border-right="none" fo:border-top="none" fo:border-bottom="0.25pt solid #000000"/>
    </style:style>
    <style:style style:name="Dictionary.G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4" style:family="table-cell">
      <style:table-cell-properties fo:padding="0.0201in" fo:border-left="0.25pt solid #000000" fo:border-right="none" fo:border-top="none" fo:border-bottom="0.25pt solid #000000"/>
    </style:style>
    <style:style style:name="Dictionary.E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5" style:family="table-cell">
      <style:table-cell-properties fo:padding="0.0201in" fo:border-left="0.25pt solid #000000" fo:border-right="none" fo:border-top="none" fo:border-bottom="0.25pt solid #000000"/>
    </style:style>
    <style:style style:name="Dictionary.D75" style:family="table-cell">
      <style:table-cell-properties fo:padding="0.0201in" fo:border-left="0.25pt solid #000000" fo:border-right="none" fo:border-top="none" fo:border-bottom="0.25pt solid #000000"/>
    </style:style>
    <style:style style:name="Dictionary.G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6" style:family="table-cell">
      <style:table-cell-properties fo:padding="0.0201in" fo:border-left="0.25pt solid #000000" fo:border-right="none" fo:border-top="none" fo:border-bottom="0.25pt solid #000000"/>
    </style:style>
    <style:style style:name="Dictionary.E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7" style:family="table-cell">
      <style:table-cell-properties fo:padding="0.0201in" fo:border-left="0.25pt solid #000000" fo:border-right="none" fo:border-top="none" fo:border-bottom="0.25pt solid #000000"/>
    </style:style>
    <style:style style:name="Dictionary.D77" style:family="table-cell">
      <style:table-cell-properties fo:padding="0.0201in" fo:border-left="0.25pt solid #000000" fo:border-right="none" fo:border-top="none" fo:border-bottom="0.25pt solid #000000"/>
    </style:style>
    <style:style style:name="Dictionary.G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8" style:family="table-cell">
      <style:table-cell-properties fo:padding="0.0201in" fo:border-left="0.25pt solid #000000" fo:border-right="none" fo:border-top="none" fo:border-bottom="0.25pt solid #000000"/>
    </style:style>
    <style:style style:name="Dictionary.E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9" style:family="table-cell">
      <style:table-cell-properties fo:padding="0.0201in" fo:border-left="0.25pt solid #000000" fo:border-right="none" fo:border-top="none" fo:border-bottom="0.25pt solid #000000"/>
    </style:style>
    <style:style style:name="Dictionary.D79" style:family="table-cell">
      <style:table-cell-properties fo:padding="0.0201in" fo:border-left="0.25pt solid #000000" fo:border-right="none" fo:border-top="none" fo:border-bottom="0.25pt solid #000000"/>
    </style:style>
    <style:style style:name="Dictionary.G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0" style:family="table-cell">
      <style:table-cell-properties fo:padding="0.0201in" fo:border-left="0.25pt solid #000000" fo:border-right="none" fo:border-top="none" fo:border-bottom="0.25pt solid #000000"/>
    </style:style>
    <style:style style:name="Dictionary.E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1" style:family="table-cell">
      <style:table-cell-properties fo:padding="0.0201in" fo:border-left="0.25pt solid #000000" fo:border-right="none" fo:border-top="none" fo:border-bottom="0.25pt solid #000000"/>
    </style:style>
    <style:style style:name="Dictionary.D81" style:family="table-cell">
      <style:table-cell-properties fo:padding="0.0201in" fo:border-left="0.25pt solid #000000" fo:border-right="none" fo:border-top="none" fo:border-bottom="0.25pt solid #000000"/>
    </style:style>
    <style:style style:name="Dictionary.G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2" style:family="table-cell">
      <style:table-cell-properties fo:padding="0.0201in" fo:border-left="0.25pt solid #000000" fo:border-right="none" fo:border-top="none" fo:border-bottom="0.25pt solid #000000"/>
    </style:style>
    <style:style style:name="Dictionary.E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3" style:family="table-cell">
      <style:table-cell-properties fo:padding="0.0201in" fo:border-left="0.25pt solid #000000" fo:border-right="none" fo:border-top="none" fo:border-bottom="0.25pt solid #000000"/>
    </style:style>
    <style:style style:name="Dictionary.D83" style:family="table-cell">
      <style:table-cell-properties fo:padding="0.0201in" fo:border-left="0.25pt solid #000000" fo:border-right="none" fo:border-top="none" fo:border-bottom="0.25pt solid #000000"/>
    </style:style>
    <style:style style:name="Dictionary.G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4" style:family="table-cell">
      <style:table-cell-properties fo:padding="0.0201in" fo:border-left="0.25pt solid #000000" fo:border-right="none" fo:border-top="none" fo:border-bottom="0.25pt solid #000000"/>
    </style:style>
    <style:style style:name="Dictionary.E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5" style:family="table-cell">
      <style:table-cell-properties fo:padding="0.0201in" fo:border-left="0.25pt solid #000000" fo:border-right="none" fo:border-top="none" fo:border-bottom="0.25pt solid #000000"/>
    </style:style>
    <style:style style:name="Dictionary.D85" style:family="table-cell">
      <style:table-cell-properties fo:padding="0.0201in" fo:border-left="0.25pt solid #000000" fo:border-right="none" fo:border-top="none" fo:border-bottom="0.25pt solid #000000"/>
    </style:style>
    <style:style style:name="Dictionary.G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6" style:family="table-cell">
      <style:table-cell-properties fo:padding="0.0201in" fo:border-left="0.25pt solid #000000" fo:border-right="none" fo:border-top="none" fo:border-bottom="0.25pt solid #000000"/>
    </style:style>
    <style:style style:name="Dictionary.E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7" style:family="table-cell">
      <style:table-cell-properties fo:padding="0.0201in" fo:border-left="0.25pt solid #000000" fo:border-right="none" fo:border-top="none" fo:border-bottom="0.25pt solid #000000"/>
    </style:style>
    <style:style style:name="Dictionary.D87" style:family="table-cell">
      <style:table-cell-properties fo:padding="0.0201in" fo:border-left="0.25pt solid #000000" fo:border-right="none" fo:border-top="none" fo:border-bottom="0.25pt solid #000000"/>
    </style:style>
    <style:style style:name="Dictionary.G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8" style:family="table-cell">
      <style:table-cell-properties fo:padding="0.0201in" fo:border-left="0.25pt solid #000000" fo:border-right="none" fo:border-top="none" fo:border-bottom="0.25pt solid #000000"/>
    </style:style>
    <style:style style:name="Dictionary.E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9" style:family="table-cell">
      <style:table-cell-properties fo:padding="0.0201in" fo:border-left="0.25pt solid #000000" fo:border-right="none" fo:border-top="none" fo:border-bottom="0.25pt solid #000000"/>
    </style:style>
    <style:style style:name="Dictionary.D89" style:family="table-cell">
      <style:table-cell-properties fo:padding="0.0201in" fo:border-left="0.25pt solid #000000" fo:border-right="none" fo:border-top="none" fo:border-bottom="0.25pt solid #000000"/>
    </style:style>
    <style:style style:name="Dictionary.G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0" style:family="table-cell">
      <style:table-cell-properties fo:padding="0.0201in" fo:border-left="0.25pt solid #000000" fo:border-right="none" fo:border-top="none" fo:border-bottom="0.25pt solid #000000"/>
    </style:style>
    <style:style style:name="Dictionary.E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1" style:family="table-cell">
      <style:table-cell-properties fo:padding="0.0201in" fo:border-left="0.25pt solid #000000" fo:border-right="none" fo:border-top="none" fo:border-bottom="0.25pt solid #000000"/>
    </style:style>
    <style:style style:name="Dictionary.D91" style:family="table-cell">
      <style:table-cell-properties fo:padding="0.0201in" fo:border-left="0.25pt solid #000000" fo:border-right="none" fo:border-top="none" fo:border-bottom="0.25pt solid #000000"/>
    </style:style>
    <style:style style:name="Dictionary.G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3" style:family="table-cell">
      <style:table-cell-properties fo:padding="0.0201in" fo:border-left="0.25pt solid #000000" fo:border-right="none" fo:border-top="none" fo:border-bottom="0.25pt solid #000000"/>
    </style:style>
    <style:style style:name="Dictionary.D93" style:family="table-cell">
      <style:table-cell-properties fo:padding="0.0201in" fo:border-left="0.25pt solid #000000" fo:border-right="none" fo:border-top="none" fo:border-bottom="0.25pt solid #000000"/>
    </style:style>
    <style:style style:name="Dictionary.G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4" style:family="table-cell">
      <style:table-cell-properties fo:padding="0.0201in" fo:border-left="0.25pt solid #000000" fo:border-right="none" fo:border-top="none" fo:border-bottom="0.25pt solid #000000"/>
    </style:style>
    <style:style style:name="Dictionary.E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5" style:family="table-cell">
      <style:table-cell-properties fo:padding="0.0201in" fo:border-left="0.25pt solid #000000" fo:border-right="none" fo:border-top="none" fo:border-bottom="0.25pt solid #000000"/>
    </style:style>
    <style:style style:name="Dictionary.D95" style:family="table-cell">
      <style:table-cell-properties fo:padding="0.0201in" fo:border-left="0.25pt solid #000000" fo:border-right="none" fo:border-top="none" fo:border-bottom="0.25pt solid #000000"/>
    </style:style>
    <style:style style:name="Dictionary.G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6" style:family="table-cell">
      <style:table-cell-properties fo:padding="0.0201in" fo:border-left="0.25pt solid #000000" fo:border-right="none" fo:border-top="none" fo:border-bottom="0.25pt solid #000000"/>
    </style:style>
    <style:style style:name="Dictionary.E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7" style:family="table-cell">
      <style:table-cell-properties fo:padding="0.0201in" fo:border-left="0.25pt solid #000000" fo:border-right="none" fo:border-top="none" fo:border-bottom="0.25pt solid #000000"/>
    </style:style>
    <style:style style:name="Dictionary.D97" style:family="table-cell">
      <style:table-cell-properties fo:padding="0.0201in" fo:border-left="0.25pt solid #000000" fo:border-right="none" fo:border-top="none" fo:border-bottom="0.25pt solid #000000"/>
    </style:style>
    <style:style style:name="Dictionary.G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8" style:family="table-cell">
      <style:table-cell-properties fo:padding="0.0201in" fo:border-left="0.25pt solid #000000" fo:border-right="none" fo:border-top="none" fo:border-bottom="0.25pt solid #000000"/>
    </style:style>
    <style:style style:name="Dictionary.E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9" style:family="table-cell">
      <style:table-cell-properties fo:padding="0.0201in" fo:border-left="0.25pt solid #000000" fo:border-right="none" fo:border-top="none" fo:border-bottom="0.25pt solid #000000"/>
    </style:style>
    <style:style style:name="Dictionary.D99" style:family="table-cell">
      <style:table-cell-properties fo:padding="0.0201in" fo:border-left="0.25pt solid #000000" fo:border-right="none" fo:border-top="none" fo:border-bottom="0.25pt solid #000000"/>
    </style:style>
    <style:style style:name="Dictionary.G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0" style:family="table-cell">
      <style:table-cell-properties fo:padding="0.0201in" fo:border-left="0.25pt solid #000000" fo:border-right="none" fo:border-top="none" fo:border-bottom="0.25pt solid #000000"/>
    </style:style>
    <style:style style:name="Dictionary.D1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1" style:family="table-cell">
      <style:table-cell-properties fo:padding="0.0201in" fo:border-left="0.25pt solid #000000" fo:border-right="none" fo:border-top="none" fo:border-bottom="0.25pt solid #000000"/>
    </style:style>
    <style:style style:name="Dictionary.D101" style:family="table-cell">
      <style:table-cell-properties fo:padding="0.0201in" fo:border-left="0.25pt solid #000000" fo:border-right="none" fo:border-top="none" fo:border-bottom="0.25pt solid #000000"/>
    </style:style>
    <style:style style:name="Dictionary.G1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2" style:family="table-cell">
      <style:table-cell-properties fo:padding="0.0201in" fo:border-left="0.25pt solid #000000" fo:border-right="none" fo:border-top="none" fo:border-bottom="0.25pt solid #000000"/>
    </style:style>
    <style:style style:name="Dictionary.E1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3" style:family="table-cell">
      <style:table-cell-properties fo:padding="0.0201in" fo:border-left="0.25pt solid #000000" fo:border-right="none" fo:border-top="none" fo:border-bottom="0.25pt solid #000000"/>
    </style:style>
    <style:style style:name="Dictionary.D103" style:family="table-cell">
      <style:table-cell-properties fo:padding="0.0201in" fo:border-left="0.25pt solid #000000" fo:border-right="none" fo:border-top="none" fo:border-bottom="0.25pt solid #000000"/>
    </style:style>
    <style:style style:name="Dictionary.G1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4" style:family="table-cell">
      <style:table-cell-properties fo:padding="0.0201in" fo:border-left="0.25pt solid #000000" fo:border-right="none" fo:border-top="none" fo:border-bottom="0.25pt solid #000000"/>
    </style:style>
    <style:style style:name="Dictionary.E1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5" style:family="table-cell">
      <style:table-cell-properties fo:padding="0.0201in" fo:border-left="0.25pt solid #000000" fo:border-right="none" fo:border-top="none" fo:border-bottom="0.25pt solid #000000"/>
    </style:style>
    <style:style style:name="Dictionary.D105" style:family="table-cell">
      <style:table-cell-properties fo:padding="0.0201in" fo:border-left="0.25pt solid #000000" fo:border-right="none" fo:border-top="none" fo:border-bottom="0.25pt solid #000000"/>
    </style:style>
    <style:style style:name="Dictionary.G1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6" style:family="table-cell">
      <style:table-cell-properties fo:padding="0.0201in" fo:border-left="0.25pt solid #000000" fo:border-right="none" fo:border-top="none" fo:border-bottom="0.25pt solid #000000"/>
    </style:style>
    <style:style style:name="Dictionary.E1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7" style:family="table-cell">
      <style:table-cell-properties fo:padding="0.0201in" fo:border-left="0.25pt solid #000000" fo:border-right="none" fo:border-top="none" fo:border-bottom="0.25pt solid #000000"/>
    </style:style>
    <style:style style:name="Dictionary.D107" style:family="table-cell">
      <style:table-cell-properties fo:padding="0.0201in" fo:border-left="0.25pt solid #000000" fo:border-right="none" fo:border-top="none" fo:border-bottom="0.25pt solid #000000"/>
    </style:style>
    <style:style style:name="Dictionary.G1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9" style:family="table-cell">
      <style:table-cell-properties fo:padding="0.0201in" fo:border-left="0.25pt solid #000000" fo:border-right="none" fo:border-top="none" fo:border-bottom="0.25pt solid #000000"/>
    </style:style>
    <style:style style:name="Dictionary.D109" style:family="table-cell">
      <style:table-cell-properties fo:padding="0.0201in" fo:border-left="0.25pt solid #000000" fo:border-right="none" fo:border-top="none" fo:border-bottom="0.25pt solid #000000"/>
    </style:style>
    <style:style style:name="Dictionary.G1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1" style:family="table-cell">
      <style:table-cell-properties fo:padding="0.0201in" fo:border-left="0.25pt solid #000000" fo:border-right="none" fo:border-top="none" fo:border-bottom="0.25pt solid #000000"/>
    </style:style>
    <style:style style:name="Dictionary.D111" style:family="table-cell">
      <style:table-cell-properties fo:padding="0.0201in" fo:border-left="0.25pt solid #000000" fo:border-right="none" fo:border-top="none" fo:border-bottom="0.25pt solid #000000"/>
    </style:style>
    <style:style style:name="Dictionary.G1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2" style:family="table-cell">
      <style:table-cell-properties fo:padding="0.0201in" fo:border-left="0.25pt solid #000000" fo:border-right="none" fo:border-top="none" fo:border-bottom="0.25pt solid #000000"/>
    </style:style>
    <style:style style:name="Dictionary.D112" style:family="table-cell">
      <style:table-cell-properties fo:padding="0.0201in" fo:border-left="0.25pt solid #000000" fo:border-right="none" fo:border-top="none" fo:border-bottom="0.25pt solid #000000"/>
    </style:style>
    <style:style style:name="Dictionary.H1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3" style:family="table-cell">
      <style:table-cell-properties fo:padding="0.0201in" fo:border-left="0.25pt solid #000000" fo:border-right="none" fo:border-top="none" fo:border-bottom="0.25pt solid #000000"/>
    </style:style>
    <style:style style:name="Dictionary.D113" style:family="table-cell">
      <style:table-cell-properties fo:padding="0.0201in" fo:border-left="0.25pt solid #000000" fo:border-right="none" fo:border-top="none" fo:border-bottom="0.25pt solid #000000"/>
    </style:style>
    <style:style style:name="Dictionary.G1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4" style:family="table-cell">
      <style:table-cell-properties fo:padding="0.0201in" fo:border-left="0.25pt solid #000000" fo:border-right="none" fo:border-top="none" fo:border-bottom="0.25pt solid #000000"/>
    </style:style>
    <style:style style:name="Dictionary.E1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5" style:family="table-cell">
      <style:table-cell-properties fo:padding="0.0201in" fo:border-left="0.25pt solid #000000" fo:border-right="none" fo:border-top="none" fo:border-bottom="0.25pt solid #000000"/>
    </style:style>
    <style:style style:name="Dictionary.D115" style:family="table-cell">
      <style:table-cell-properties fo:padding="0.0201in" fo:border-left="0.25pt solid #000000" fo:border-right="none" fo:border-top="none" fo:border-bottom="0.25pt solid #000000"/>
    </style:style>
    <style:style style:name="Dictionary.G1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6" style:family="table-cell">
      <style:table-cell-properties fo:padding="0.0201in" fo:border-left="0.25pt solid #000000" fo:border-right="none" fo:border-top="none" fo:border-bottom="0.25pt solid #000000"/>
    </style:style>
    <style:style style:name="Dictionary.E1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7" style:family="table-cell">
      <style:table-cell-properties fo:padding="0.0201in" fo:border-left="0.25pt solid #000000" fo:border-right="none" fo:border-top="none" fo:border-bottom="0.25pt solid #000000"/>
    </style:style>
    <style:style style:name="Dictionary.D117" style:family="table-cell">
      <style:table-cell-properties fo:padding="0.0201in" fo:border-left="0.25pt solid #000000" fo:border-right="none" fo:border-top="none" fo:border-bottom="0.25pt solid #000000"/>
    </style:style>
    <style:style style:name="Dictionary.G1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8" style:family="table-cell">
      <style:table-cell-properties fo:padding="0.0201in" fo:border-left="0.25pt solid #000000" fo:border-right="none" fo:border-top="none" fo:border-bottom="0.25pt solid #000000"/>
    </style:style>
    <style:style style:name="Dictionary.E1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9" style:family="table-cell">
      <style:table-cell-properties fo:padding="0.0201in" fo:border-left="0.25pt solid #000000" fo:border-right="none" fo:border-top="none" fo:border-bottom="0.25pt solid #000000"/>
    </style:style>
    <style:style style:name="Dictionary.D119" style:family="table-cell">
      <style:table-cell-properties fo:padding="0.0201in" fo:border-left="0.25pt solid #000000" fo:border-right="none" fo:border-top="none" fo:border-bottom="0.25pt solid #000000"/>
    </style:style>
    <style:style style:name="Dictionary.G1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0" style:family="table-cell">
      <style:table-cell-properties fo:padding="0.0201in" fo:border-left="0.25pt solid #000000" fo:border-right="none" fo:border-top="none" fo:border-bottom="0.25pt solid #000000"/>
    </style:style>
    <style:style style:name="Dictionary.E1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1" style:family="table-cell">
      <style:table-cell-properties fo:padding="0.0201in" fo:border-left="0.25pt solid #000000" fo:border-right="none" fo:border-top="none" fo:border-bottom="0.25pt solid #000000"/>
    </style:style>
    <style:style style:name="Dictionary.D121" style:family="table-cell">
      <style:table-cell-properties fo:padding="0.0201in" fo:border-left="0.25pt solid #000000" fo:border-right="none" fo:border-top="none" fo:border-bottom="0.25pt solid #000000"/>
    </style:style>
    <style:style style:name="Dictionary.G1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3" style:family="table-cell">
      <style:table-cell-properties fo:padding="0.0201in" fo:border-left="0.25pt solid #000000" fo:border-right="none" fo:border-top="none" fo:border-bottom="0.25pt solid #000000"/>
    </style:style>
    <style:style style:name="Dictionary.D123" style:family="table-cell">
      <style:table-cell-properties fo:padding="0.0201in" fo:border-left="0.25pt solid #000000" fo:border-right="none" fo:border-top="none" fo:border-bottom="0.25pt solid #000000"/>
    </style:style>
    <style:style style:name="Dictionary.G1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5" style:family="table-cell">
      <style:table-cell-properties fo:padding="0.0201in" fo:border-left="0.25pt solid #000000" fo:border-right="none" fo:border-top="none" fo:border-bottom="0.25pt solid #000000"/>
    </style:style>
    <style:style style:name="Dictionary.D125" style:family="table-cell">
      <style:table-cell-properties fo:padding="0.0201in" fo:border-left="0.25pt solid #000000" fo:border-right="none" fo:border-top="none" fo:border-bottom="0.25pt solid #000000"/>
    </style:style>
    <style:style style:name="Dictionary.G1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6" style:family="table-cell">
      <style:table-cell-properties fo:padding="0.0201in" fo:border-left="0.25pt solid #000000" fo:border-right="none" fo:border-top="none" fo:border-bottom="0.25pt solid #000000"/>
    </style:style>
    <style:style style:name="Dictionary.E1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7" style:family="table-cell">
      <style:table-cell-properties fo:padding="0.0201in" fo:border-left="0.25pt solid #000000" fo:border-right="none" fo:border-top="none" fo:border-bottom="0.25pt solid #000000"/>
    </style:style>
    <style:style style:name="Dictionary.D127" style:family="table-cell">
      <style:table-cell-properties fo:padding="0.0201in" fo:border-left="0.25pt solid #000000" fo:border-right="none" fo:border-top="none" fo:border-bottom="0.25pt solid #000000"/>
    </style:style>
    <style:style style:name="Dictionary.G1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8" style:family="table-cell">
      <style:table-cell-properties fo:padding="0.0201in" fo:border-left="0.25pt solid #000000" fo:border-right="none" fo:border-top="none" fo:border-bottom="0.25pt solid #000000"/>
    </style:style>
    <style:style style:name="Dictionary.E1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9" style:family="table-cell">
      <style:table-cell-properties fo:padding="0.0201in" fo:border-left="0.25pt solid #000000" fo:border-right="none" fo:border-top="none" fo:border-bottom="0.25pt solid #000000"/>
    </style:style>
    <style:style style:name="Dictionary.D129" style:family="table-cell">
      <style:table-cell-properties fo:padding="0.0201in" fo:border-left="0.25pt solid #000000" fo:border-right="none" fo:border-top="none" fo:border-bottom="0.25pt solid #000000"/>
    </style:style>
    <style:style style:name="Dictionary.G1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0" style:family="table-cell">
      <style:table-cell-properties fo:padding="0.0201in" fo:border-left="0.25pt solid #000000" fo:border-right="none" fo:border-top="none" fo:border-bottom="0.25pt solid #000000"/>
    </style:style>
    <style:style style:name="Dictionary.E1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1" style:family="table-cell">
      <style:table-cell-properties fo:padding="0.0201in" fo:border-left="0.25pt solid #000000" fo:border-right="none" fo:border-top="none" fo:border-bottom="0.25pt solid #000000"/>
    </style:style>
    <style:style style:name="Dictionary.D131" style:family="table-cell">
      <style:table-cell-properties fo:padding="0.0201in" fo:border-left="0.25pt solid #000000" fo:border-right="none" fo:border-top="none" fo:border-bottom="0.25pt solid #000000"/>
    </style:style>
    <style:style style:name="Dictionary.G1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2" style:family="table-cell">
      <style:table-cell-properties fo:padding="0.0201in" fo:border-left="0.25pt solid #000000" fo:border-right="none" fo:border-top="none" fo:border-bottom="0.25pt solid #000000"/>
    </style:style>
    <style:style style:name="Dictionary.E1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3" style:family="table-cell">
      <style:table-cell-properties fo:padding="0.0201in" fo:border-left="0.25pt solid #000000" fo:border-right="none" fo:border-top="none" fo:border-bottom="0.25pt solid #000000"/>
    </style:style>
    <style:style style:name="Dictionary.D133" style:family="table-cell">
      <style:table-cell-properties fo:padding="0.0201in" fo:border-left="0.25pt solid #000000" fo:border-right="none" fo:border-top="none" fo:border-bottom="0.25pt solid #000000"/>
    </style:style>
    <style:style style:name="Dictionary.G1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4" style:family="table-cell">
      <style:table-cell-properties fo:padding="0.0201in" fo:border-left="0.25pt solid #000000" fo:border-right="none" fo:border-top="none" fo:border-bottom="0.25pt solid #000000"/>
    </style:style>
    <style:style style:name="Dictionary.E1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5" style:family="table-cell">
      <style:table-cell-properties fo:padding="0.0201in" fo:border-left="0.25pt solid #000000" fo:border-right="none" fo:border-top="none" fo:border-bottom="0.25pt solid #000000"/>
    </style:style>
    <style:style style:name="Dictionary.D135" style:family="table-cell">
      <style:table-cell-properties fo:padding="0.0201in" fo:border-left="0.25pt solid #000000" fo:border-right="none" fo:border-top="none" fo:border-bottom="0.25pt solid #000000"/>
    </style:style>
    <style:style style:name="Dictionary.G1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6" style:family="table-cell">
      <style:table-cell-properties fo:padding="0.0201in" fo:border-left="0.25pt solid #000000" fo:border-right="none" fo:border-top="none" fo:border-bottom="0.25pt solid #000000"/>
    </style:style>
    <style:style style:name="Dictionary.E1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7" style:family="table-cell">
      <style:table-cell-properties fo:padding="0.0201in" fo:border-left="0.25pt solid #000000" fo:border-right="none" fo:border-top="none" fo:border-bottom="0.25pt solid #000000"/>
    </style:style>
    <style:style style:name="Dictionary.D137" style:family="table-cell">
      <style:table-cell-properties fo:padding="0.0201in" fo:border-left="0.25pt solid #000000" fo:border-right="none" fo:border-top="none" fo:border-bottom="0.25pt solid #000000"/>
    </style:style>
    <style:style style:name="Dictionary.G1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9" style:family="table-cell">
      <style:table-cell-properties fo:padding="0.0201in" fo:border-left="0.25pt solid #000000" fo:border-right="none" fo:border-top="none" fo:border-bottom="0.25pt solid #000000"/>
    </style:style>
    <style:style style:name="Dictionary.D139" style:family="table-cell">
      <style:table-cell-properties fo:padding="0.0201in" fo:border-left="0.25pt solid #000000" fo:border-right="none" fo:border-top="none" fo:border-bottom="0.25pt solid #000000"/>
    </style:style>
    <style:style style:name="Dictionary.G1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0" style:family="table-cell">
      <style:table-cell-properties fo:padding="0.0201in" fo:border-left="0.25pt solid #000000" fo:border-right="none" fo:border-top="none" fo:border-bottom="0.25pt solid #000000"/>
    </style:style>
    <style:style style:name="Dictionary.E1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1" style:family="table-cell">
      <style:table-cell-properties fo:padding="0.0201in" fo:border-left="0.25pt solid #000000" fo:border-right="none" fo:border-top="none" fo:border-bottom="0.25pt solid #000000"/>
    </style:style>
    <style:style style:name="Dictionary.D141" style:family="table-cell">
      <style:table-cell-properties fo:padding="0.0201in" fo:border-left="0.25pt solid #000000" fo:border-right="none" fo:border-top="none" fo:border-bottom="0.25pt solid #000000"/>
    </style:style>
    <style:style style:name="Dictionary.G1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2" style:family="table-cell">
      <style:table-cell-properties fo:padding="0.0201in" fo:border-left="0.25pt solid #000000" fo:border-right="none" fo:border-top="none" fo:border-bottom="0.25pt solid #000000"/>
    </style:style>
    <style:style style:name="Dictionary.E1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3" style:family="table-cell">
      <style:table-cell-properties fo:padding="0.0201in" fo:border-left="0.25pt solid #000000" fo:border-right="none" fo:border-top="none" fo:border-bottom="0.25pt solid #000000"/>
    </style:style>
    <style:style style:name="Dictionary.D143" style:family="table-cell">
      <style:table-cell-properties fo:padding="0.0201in" fo:border-left="0.25pt solid #000000" fo:border-right="none" fo:border-top="none" fo:border-bottom="0.25pt solid #000000"/>
    </style:style>
    <style:style style:name="Dictionary.G1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4" style:family="table-cell">
      <style:table-cell-properties fo:padding="0.0201in" fo:border-left="0.25pt solid #000000" fo:border-right="none" fo:border-top="none" fo:border-bottom="0.25pt solid #000000"/>
    </style:style>
    <style:style style:name="Dictionary.E1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5" style:family="table-cell">
      <style:table-cell-properties fo:padding="0.0201in" fo:border-left="0.25pt solid #000000" fo:border-right="none" fo:border-top="none" fo:border-bottom="0.25pt solid #000000"/>
    </style:style>
    <style:style style:name="Dictionary.D145" style:family="table-cell">
      <style:table-cell-properties fo:padding="0.0201in" fo:border-left="0.25pt solid #000000" fo:border-right="none" fo:border-top="none" fo:border-bottom="0.25pt solid #000000"/>
    </style:style>
    <style:style style:name="Dictionary.G1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7" style:family="table-cell">
      <style:table-cell-properties fo:padding="0.0201in" fo:border-left="0.25pt solid #000000" fo:border-right="none" fo:border-top="none" fo:border-bottom="0.25pt solid #000000"/>
    </style:style>
    <style:style style:name="Dictionary.D147" style:family="table-cell">
      <style:table-cell-properties fo:padding="0.0201in" fo:border-left="0.25pt solid #000000" fo:border-right="none" fo:border-top="none" fo:border-bottom="0.25pt solid #000000"/>
    </style:style>
    <style:style style:name="Dictionary.G1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8" style:family="table-cell">
      <style:table-cell-properties fo:padding="0.0201in" fo:border-left="0.25pt solid #000000" fo:border-right="none" fo:border-top="none" fo:border-bottom="0.25pt solid #000000"/>
    </style:style>
    <style:style style:name="Dictionary.E1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9" style:family="table-cell">
      <style:table-cell-properties fo:padding="0.0201in" fo:border-left="0.25pt solid #000000" fo:border-right="none" fo:border-top="none" fo:border-bottom="0.25pt solid #000000"/>
    </style:style>
    <style:style style:name="Dictionary.D149" style:family="table-cell">
      <style:table-cell-properties fo:padding="0.0201in" fo:border-left="0.25pt solid #000000" fo:border-right="none" fo:border-top="none" fo:border-bottom="0.25pt solid #000000"/>
    </style:style>
    <style:style style:name="Dictionary.G1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0" style:family="table-cell">
      <style:table-cell-properties fo:padding="0.0201in" fo:border-left="0.25pt solid #000000" fo:border-right="none" fo:border-top="none" fo:border-bottom="0.25pt solid #000000"/>
    </style:style>
    <style:style style:name="Dictionary.E1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1" style:family="table-cell">
      <style:table-cell-properties fo:padding="0.0201in" fo:border-left="0.25pt solid #000000" fo:border-right="none" fo:border-top="none" fo:border-bottom="0.25pt solid #000000"/>
    </style:style>
    <style:style style:name="Dictionary.D151" style:family="table-cell">
      <style:table-cell-properties fo:padding="0.0201in" fo:border-left="0.25pt solid #000000" fo:border-right="none" fo:border-top="none" fo:border-bottom="0.25pt solid #000000"/>
    </style:style>
    <style:style style:name="Dictionary.G1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2" style:family="table-cell">
      <style:table-cell-properties fo:padding="0.0201in" fo:border-left="0.25pt solid #000000" fo:border-right="none" fo:border-top="none" fo:border-bottom="0.25pt solid #000000"/>
    </style:style>
    <style:style style:name="Dictionary.E1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3" style:family="table-cell">
      <style:table-cell-properties fo:padding="0.0201in" fo:border-left="0.25pt solid #000000" fo:border-right="none" fo:border-top="none" fo:border-bottom="0.25pt solid #000000"/>
    </style:style>
    <style:style style:name="Dictionary.D153" style:family="table-cell">
      <style:table-cell-properties fo:padding="0.0201in" fo:border-left="0.25pt solid #000000" fo:border-right="none" fo:border-top="none" fo:border-bottom="0.25pt solid #000000"/>
    </style:style>
    <style:style style:name="Dictionary.G1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4" style:family="table-cell">
      <style:table-cell-properties fo:padding="0.0201in" fo:border-left="0.25pt solid #000000" fo:border-right="none" fo:border-top="none" fo:border-bottom="0.25pt solid #000000"/>
    </style:style>
    <style:style style:name="Dictionary.E1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5" style:family="table-cell">
      <style:table-cell-properties fo:padding="0.0201in" fo:border-left="0.25pt solid #000000" fo:border-right="none" fo:border-top="none" fo:border-bottom="0.25pt solid #000000"/>
    </style:style>
    <style:style style:name="Dictionary.D155" style:family="table-cell">
      <style:table-cell-properties fo:padding="0.0201in" fo:border-left="0.25pt solid #000000" fo:border-right="none" fo:border-top="none" fo:border-bottom="0.25pt solid #000000"/>
    </style:style>
    <style:style style:name="Dictionary.G1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6" style:family="table-cell">
      <style:table-cell-properties fo:padding="0.0201in" fo:border-left="0.25pt solid #000000" fo:border-right="none" fo:border-top="none" fo:border-bottom="0.25pt solid #000000"/>
    </style:style>
    <style:style style:name="Dictionary.E1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7" style:family="table-cell">
      <style:table-cell-properties fo:padding="0.0201in" fo:border-left="0.25pt solid #000000" fo:border-right="none" fo:border-top="none" fo:border-bottom="0.25pt solid #000000"/>
    </style:style>
    <style:style style:name="Dictionary.D157" style:family="table-cell">
      <style:table-cell-properties fo:padding="0.0201in" fo:border-left="0.25pt solid #000000" fo:border-right="none" fo:border-top="none" fo:border-bottom="0.25pt solid #000000"/>
    </style:style>
    <style:style style:name="Dictionary.G1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8" style:family="table-cell">
      <style:table-cell-properties fo:padding="0.0201in" fo:border-left="0.25pt solid #000000" fo:border-right="none" fo:border-top="none" fo:border-bottom="0.25pt solid #000000"/>
    </style:style>
    <style:style style:name="Dictionary.E1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9" style:family="table-cell">
      <style:table-cell-properties fo:padding="0.0201in" fo:border-left="0.25pt solid #000000" fo:border-right="none" fo:border-top="none" fo:border-bottom="0.25pt solid #000000"/>
    </style:style>
    <style:style style:name="Dictionary.D159" style:family="table-cell">
      <style:table-cell-properties fo:padding="0.0201in" fo:border-left="0.25pt solid #000000" fo:border-right="none" fo:border-top="none" fo:border-bottom="0.25pt solid #000000"/>
    </style:style>
    <style:style style:name="Dictionary.G1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1" style:family="table-cell">
      <style:table-cell-properties fo:padding="0.0201in" fo:border-left="0.25pt solid #000000" fo:border-right="none" fo:border-top="none" fo:border-bottom="0.25pt solid #000000"/>
    </style:style>
    <style:style style:name="Dictionary.D161" style:family="table-cell">
      <style:table-cell-properties fo:padding="0.0201in" fo:border-left="0.25pt solid #000000" fo:border-right="none" fo:border-top="none" fo:border-bottom="0.25pt solid #000000"/>
    </style:style>
    <style:style style:name="Dictionary.G1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2" style:family="table-cell">
      <style:table-cell-properties fo:padding="0.0201in" fo:border-left="0.25pt solid #000000" fo:border-right="none" fo:border-top="none" fo:border-bottom="0.25pt solid #000000"/>
    </style:style>
    <style:style style:name="Dictionary.E1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3" style:family="table-cell">
      <style:table-cell-properties fo:padding="0.0201in" fo:border-left="0.25pt solid #000000" fo:border-right="none" fo:border-top="none" fo:border-bottom="0.25pt solid #000000"/>
    </style:style>
    <style:style style:name="Dictionary.D163" style:family="table-cell">
      <style:table-cell-properties fo:padding="0.0201in" fo:border-left="0.25pt solid #000000" fo:border-right="none" fo:border-top="none" fo:border-bottom="0.25pt solid #000000"/>
    </style:style>
    <style:style style:name="Dictionary.G1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4" style:family="table-cell">
      <style:table-cell-properties fo:padding="0.0201in" fo:border-left="0.25pt solid #000000" fo:border-right="none" fo:border-top="none" fo:border-bottom="0.25pt solid #000000"/>
    </style:style>
    <style:style style:name="Dictionary.E1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5" style:family="table-cell">
      <style:table-cell-properties fo:padding="0.0201in" fo:border-left="0.25pt solid #000000" fo:border-right="none" fo:border-top="none" fo:border-bottom="0.25pt solid #000000"/>
    </style:style>
    <style:style style:name="Dictionary.D165" style:family="table-cell">
      <style:table-cell-properties fo:padding="0.0201in" fo:border-left="0.25pt solid #000000" fo:border-right="none" fo:border-top="none" fo:border-bottom="0.25pt solid #000000"/>
    </style:style>
    <style:style style:name="Dictionary.G1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6" style:family="table-cell">
      <style:table-cell-properties fo:padding="0.0201in" fo:border-left="0.25pt solid #000000" fo:border-right="none" fo:border-top="none" fo:border-bottom="0.25pt solid #000000"/>
    </style:style>
    <style:style style:name="Dictionary.E1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7" style:family="table-cell">
      <style:table-cell-properties fo:padding="0.0201in" fo:border-left="0.25pt solid #000000" fo:border-right="none" fo:border-top="none" fo:border-bottom="0.25pt solid #000000"/>
    </style:style>
    <style:style style:name="Dictionary.D167" style:family="table-cell">
      <style:table-cell-properties fo:padding="0.0201in" fo:border-left="0.25pt solid #000000" fo:border-right="none" fo:border-top="none" fo:border-bottom="0.25pt solid #000000"/>
    </style:style>
    <style:style style:name="Dictionary.G1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8" style:family="table-cell">
      <style:table-cell-properties fo:padding="0.0201in" fo:border-left="0.25pt solid #000000" fo:border-right="none" fo:border-top="none" fo:border-bottom="0.25pt solid #000000"/>
    </style:style>
    <style:style style:name="Dictionary.E1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9" style:family="table-cell">
      <style:table-cell-properties fo:padding="0.0201in" fo:border-left="0.25pt solid #000000" fo:border-right="none" fo:border-top="none" fo:border-bottom="0.25pt solid #000000"/>
    </style:style>
    <style:style style:name="Dictionary.D169" style:family="table-cell">
      <style:table-cell-properties fo:padding="0.0201in" fo:border-left="0.25pt solid #000000" fo:border-right="none" fo:border-top="none" fo:border-bottom="0.25pt solid #000000"/>
    </style:style>
    <style:style style:name="Dictionary.G1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0" style:family="table-cell">
      <style:table-cell-properties fo:padding="0.0201in" fo:border-left="0.25pt solid #000000" fo:border-right="none" fo:border-top="none" fo:border-bottom="0.25pt solid #000000"/>
    </style:style>
    <style:style style:name="Dictionary.E1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1" style:family="table-cell">
      <style:table-cell-properties fo:padding="0.0201in" fo:border-left="0.25pt solid #000000" fo:border-right="none" fo:border-top="none" fo:border-bottom="0.25pt solid #000000"/>
    </style:style>
    <style:style style:name="Dictionary.D171" style:family="table-cell">
      <style:table-cell-properties fo:padding="0.0201in" fo:border-left="0.25pt solid #000000" fo:border-right="none" fo:border-top="none" fo:border-bottom="0.25pt solid #000000"/>
    </style:style>
    <style:style style:name="Dictionary.G1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2" style:family="table-cell">
      <style:table-cell-properties fo:padding="0.0201in" fo:border-left="0.25pt solid #000000" fo:border-right="none" fo:border-top="none" fo:border-bottom="0.25pt solid #000000"/>
    </style:style>
    <style:style style:name="Dictionary.E1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3" style:family="table-cell">
      <style:table-cell-properties fo:padding="0.0201in" fo:border-left="0.25pt solid #000000" fo:border-right="none" fo:border-top="none" fo:border-bottom="0.25pt solid #000000"/>
    </style:style>
    <style:style style:name="Dictionary.D173" style:family="table-cell">
      <style:table-cell-properties fo:padding="0.0201in" fo:border-left="0.25pt solid #000000" fo:border-right="none" fo:border-top="none" fo:border-bottom="0.25pt solid #000000"/>
    </style:style>
    <style:style style:name="Dictionary.G1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4" style:family="table-cell">
      <style:table-cell-properties fo:padding="0.0201in" fo:border-left="0.25pt solid #000000" fo:border-right="none" fo:border-top="none" fo:border-bottom="0.25pt solid #000000"/>
    </style:style>
    <style:style style:name="Dictionary.E1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5" style:family="table-cell">
      <style:table-cell-properties fo:padding="0.0201in" fo:border-left="0.25pt solid #000000" fo:border-right="none" fo:border-top="none" fo:border-bottom="0.25pt solid #000000"/>
    </style:style>
    <style:style style:name="Dictionary.D175" style:family="table-cell">
      <style:table-cell-properties fo:padding="0.0201in" fo:border-left="0.25pt solid #000000" fo:border-right="none" fo:border-top="none" fo:border-bottom="0.25pt solid #000000"/>
    </style:style>
    <style:style style:name="Dictionary.G1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6" style:family="table-cell">
      <style:table-cell-properties fo:padding="0.0201in" fo:border-left="0.25pt solid #000000" fo:border-right="none" fo:border-top="none" fo:border-bottom="0.25pt solid #000000"/>
    </style:style>
    <style:style style:name="Dictionary.E1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7" style:family="table-cell">
      <style:table-cell-properties fo:padding="0.0201in" fo:border-left="0.25pt solid #000000" fo:border-right="none" fo:border-top="none" fo:border-bottom="0.25pt solid #000000"/>
    </style:style>
    <style:style style:name="Dictionary.D177" style:family="table-cell">
      <style:table-cell-properties fo:padding="0.0201in" fo:border-left="0.25pt solid #000000" fo:border-right="none" fo:border-top="none" fo:border-bottom="0.25pt solid #000000"/>
    </style:style>
    <style:style style:name="Dictionary.G1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9" style:family="table-cell">
      <style:table-cell-properties fo:padding="0.0201in" fo:border-left="0.25pt solid #000000" fo:border-right="none" fo:border-top="none" fo:border-bottom="0.25pt solid #000000"/>
    </style:style>
    <style:style style:name="Dictionary.D179" style:family="table-cell">
      <style:table-cell-properties fo:padding="0.0201in" fo:border-left="0.25pt solid #000000" fo:border-right="none" fo:border-top="none" fo:border-bottom="0.25pt solid #000000"/>
    </style:style>
    <style:style style:name="Dictionary.G1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1" style:family="table-cell">
      <style:table-cell-properties fo:padding="0.0201in" fo:border-left="0.25pt solid #000000" fo:border-right="none" fo:border-top="none" fo:border-bottom="0.25pt solid #000000"/>
    </style:style>
    <style:style style:name="Dictionary.D181" style:family="table-cell">
      <style:table-cell-properties fo:padding="0.0201in" fo:border-left="0.25pt solid #000000" fo:border-right="none" fo:border-top="none" fo:border-bottom="0.25pt solid #000000"/>
    </style:style>
    <style:style style:name="Dictionary.G1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2" style:family="table-cell">
      <style:table-cell-properties fo:padding="0.0201in" fo:border-left="0.25pt solid #000000" fo:border-right="none" fo:border-top="none" fo:border-bottom="0.25pt solid #000000"/>
    </style:style>
    <style:style style:name="Dictionary.E1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3" style:family="table-cell">
      <style:table-cell-properties fo:padding="0.0201in" fo:border-left="0.25pt solid #000000" fo:border-right="none" fo:border-top="none" fo:border-bottom="0.25pt solid #000000"/>
    </style:style>
    <style:style style:name="Dictionary.D183" style:family="table-cell">
      <style:table-cell-properties fo:padding="0.0201in" fo:border-left="0.25pt solid #000000" fo:border-right="none" fo:border-top="none" fo:border-bottom="0.25pt solid #000000"/>
    </style:style>
    <style:style style:name="Dictionary.G1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4" style:family="table-cell">
      <style:table-cell-properties fo:padding="0.0201in" fo:border-left="0.25pt solid #000000" fo:border-right="none" fo:border-top="none" fo:border-bottom="0.25pt solid #000000"/>
    </style:style>
    <style:style style:name="Dictionary.E1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5" style:family="table-cell">
      <style:table-cell-properties fo:padding="0.0201in" fo:border-left="0.25pt solid #000000" fo:border-right="none" fo:border-top="none" fo:border-bottom="0.25pt solid #000000"/>
    </style:style>
    <style:style style:name="Dictionary.D185" style:family="table-cell">
      <style:table-cell-properties fo:padding="0.0201in" fo:border-left="0.25pt solid #000000" fo:border-right="none" fo:border-top="none" fo:border-bottom="0.25pt solid #000000"/>
    </style:style>
    <style:style style:name="Dictionary.G1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7" style:family="table-cell">
      <style:table-cell-properties fo:padding="0.0201in" fo:border-left="0.25pt solid #000000" fo:border-right="none" fo:border-top="none" fo:border-bottom="0.25pt solid #000000"/>
    </style:style>
    <style:style style:name="Dictionary.D187" style:family="table-cell">
      <style:table-cell-properties fo:padding="0.0201in" fo:border-left="0.25pt solid #000000" fo:border-right="none" fo:border-top="none" fo:border-bottom="0.25pt solid #000000"/>
    </style:style>
    <style:style style:name="Dictionary.G1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8" style:family="table-cell">
      <style:table-cell-properties fo:padding="0.0201in" fo:border-left="0.25pt solid #000000" fo:border-right="none" fo:border-top="none" fo:border-bottom="0.25pt solid #000000"/>
    </style:style>
    <style:style style:name="Dictionary.E1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9" style:family="table-cell">
      <style:table-cell-properties fo:padding="0.0201in" fo:border-left="0.25pt solid #000000" fo:border-right="none" fo:border-top="none" fo:border-bottom="0.25pt solid #000000"/>
    </style:style>
    <style:style style:name="Dictionary.D189" style:family="table-cell">
      <style:table-cell-properties fo:padding="0.0201in" fo:border-left="0.25pt solid #000000" fo:border-right="none" fo:border-top="none" fo:border-bottom="0.25pt solid #000000"/>
    </style:style>
    <style:style style:name="Dictionary.G1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0" style:family="table-cell">
      <style:table-cell-properties fo:padding="0.0201in" fo:border-left="0.25pt solid #000000" fo:border-right="none" fo:border-top="none" fo:border-bottom="0.25pt solid #000000"/>
    </style:style>
    <style:style style:name="Dictionary.E1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1" style:family="table-cell">
      <style:table-cell-properties fo:padding="0.0201in" fo:border-left="0.25pt solid #000000" fo:border-right="none" fo:border-top="none" fo:border-bottom="0.25pt solid #000000"/>
    </style:style>
    <style:style style:name="Dictionary.D191" style:family="table-cell">
      <style:table-cell-properties fo:padding="0.0201in" fo:border-left="0.25pt solid #000000" fo:border-right="none" fo:border-top="none" fo:border-bottom="0.25pt solid #000000"/>
    </style:style>
    <style:style style:name="Dictionary.G1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3" style:family="table-cell">
      <style:table-cell-properties fo:padding="0.0201in" fo:border-left="0.25pt solid #000000" fo:border-right="none" fo:border-top="none" fo:border-bottom="0.25pt solid #000000"/>
    </style:style>
    <style:style style:name="Dictionary.D193" style:family="table-cell">
      <style:table-cell-properties fo:padding="0.0201in" fo:border-left="0.25pt solid #000000" fo:border-right="none" fo:border-top="none" fo:border-bottom="0.25pt solid #000000"/>
    </style:style>
    <style:style style:name="Dictionary.G1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5" style:family="table-cell">
      <style:table-cell-properties fo:padding="0.0201in" fo:border-left="0.25pt solid #000000" fo:border-right="none" fo:border-top="none" fo:border-bottom="0.25pt solid #000000"/>
    </style:style>
    <style:style style:name="Dictionary.D195" style:family="table-cell">
      <style:table-cell-properties fo:padding="0.0201in" fo:border-left="0.25pt solid #000000" fo:border-right="none" fo:border-top="none" fo:border-bottom="0.25pt solid #000000"/>
    </style:style>
    <style:style style:name="Dictionary.G1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7" style:family="table-cell">
      <style:table-cell-properties fo:padding="0.0201in" fo:border-left="0.25pt solid #000000" fo:border-right="none" fo:border-top="none" fo:border-bottom="0.25pt solid #000000"/>
    </style:style>
    <style:style style:name="Dictionary.D197" style:family="table-cell">
      <style:table-cell-properties fo:padding="0.0201in" fo:border-left="0.25pt solid #000000" fo:border-right="none" fo:border-top="none" fo:border-bottom="0.25pt solid #000000"/>
    </style:style>
    <style:style style:name="Dictionary.G1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9" style:family="table-cell">
      <style:table-cell-properties fo:padding="0.0201in" fo:border-left="0.25pt solid #000000" fo:border-right="none" fo:border-top="none" fo:border-bottom="0.25pt solid #000000"/>
    </style:style>
    <style:style style:name="Dictionary.D199" style:family="table-cell">
      <style:table-cell-properties fo:padding="0.0201in" fo:border-left="0.25pt solid #000000" fo:border-right="none" fo:border-top="none" fo:border-bottom="0.25pt solid #000000"/>
    </style:style>
    <style:style style:name="Dictionary.G1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0" style:family="table-cell">
      <style:table-cell-properties fo:padding="0.0201in" fo:border-left="0.25pt solid #000000" fo:border-right="none" fo:border-top="none" fo:border-bottom="0.25pt solid #000000"/>
    </style:style>
    <style:style style:name="Dictionary.E2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1" style:family="table-cell">
      <style:table-cell-properties fo:padding="0.0201in" fo:border-left="0.25pt solid #000000" fo:border-right="none" fo:border-top="none" fo:border-bottom="0.25pt solid #000000"/>
    </style:style>
    <style:style style:name="Dictionary.D201" style:family="table-cell">
      <style:table-cell-properties fo:padding="0.0201in" fo:border-left="0.25pt solid #000000" fo:border-right="none" fo:border-top="none" fo:border-bottom="0.25pt solid #000000"/>
    </style:style>
    <style:style style:name="Dictionary.G2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3" style:family="table-cell">
      <style:table-cell-properties fo:padding="0.0201in" fo:border-left="0.25pt solid #000000" fo:border-right="none" fo:border-top="none" fo:border-bottom="0.25pt solid #000000"/>
    </style:style>
    <style:style style:name="Dictionary.D203" style:family="table-cell">
      <style:table-cell-properties fo:padding="0.0201in" fo:border-left="0.25pt solid #000000" fo:border-right="none" fo:border-top="none" fo:border-bottom="0.25pt solid #000000"/>
    </style:style>
    <style:style style:name="Dictionary.G2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5" style:family="table-cell">
      <style:table-cell-properties fo:padding="0.0201in" fo:border-left="0.25pt solid #000000" fo:border-right="none" fo:border-top="none" fo:border-bottom="0.25pt solid #000000"/>
    </style:style>
    <style:style style:name="Dictionary.D205" style:family="table-cell">
      <style:table-cell-properties fo:padding="0.0201in" fo:border-left="0.25pt solid #000000" fo:border-right="none" fo:border-top="none" fo:border-bottom="0.25pt solid #000000"/>
    </style:style>
    <style:style style:name="Dictionary.G2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7" style:family="table-cell">
      <style:table-cell-properties fo:padding="0.0201in" fo:border-left="0.25pt solid #000000" fo:border-right="none" fo:border-top="none" fo:border-bottom="0.25pt solid #000000"/>
    </style:style>
    <style:style style:name="Dictionary.D207" style:family="table-cell">
      <style:table-cell-properties fo:padding="0.0201in" fo:border-left="0.25pt solid #000000" fo:border-right="none" fo:border-top="none" fo:border-bottom="0.25pt solid #000000"/>
    </style:style>
    <style:style style:name="Dictionary.G2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9" style:family="table-cell">
      <style:table-cell-properties fo:padding="0.0201in" fo:border-left="0.25pt solid #000000" fo:border-right="none" fo:border-top="none" fo:border-bottom="0.25pt solid #000000"/>
    </style:style>
    <style:style style:name="Dictionary.D209" style:family="table-cell">
      <style:table-cell-properties fo:padding="0.0201in" fo:border-left="0.25pt solid #000000" fo:border-right="none" fo:border-top="none" fo:border-bottom="0.25pt solid #000000"/>
    </style:style>
    <style:style style:name="Dictionary.G2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0" style:family="table-cell">
      <style:table-cell-properties fo:padding="0.0201in" fo:border-left="0.25pt solid #000000" fo:border-right="none" fo:border-top="none" fo:border-bottom="0.25pt solid #000000"/>
    </style:style>
    <style:style style:name="Dictionary.E2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1" style:family="table-cell">
      <style:table-cell-properties fo:padding="0.0201in" fo:border-left="0.25pt solid #000000" fo:border-right="none" fo:border-top="none" fo:border-bottom="0.25pt solid #000000"/>
    </style:style>
    <style:style style:name="Dictionary.D211" style:family="table-cell">
      <style:table-cell-properties fo:padding="0.0201in" fo:border-left="0.25pt solid #000000" fo:border-right="none" fo:border-top="none" fo:border-bottom="0.25pt solid #000000"/>
    </style:style>
    <style:style style:name="Dictionary.G2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2" style:family="table-cell">
      <style:table-cell-properties fo:padding="0.0201in" fo:border-left="0.25pt solid #000000" fo:border-right="none" fo:border-top="none" fo:border-bottom="0.25pt solid #000000"/>
    </style:style>
    <style:style style:name="Dictionary.E2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3" style:family="table-cell">
      <style:table-cell-properties fo:padding="0.0201in" fo:border-left="0.25pt solid #000000" fo:border-right="none" fo:border-top="none" fo:border-bottom="0.25pt solid #000000"/>
    </style:style>
    <style:style style:name="Dictionary.D213" style:family="table-cell">
      <style:table-cell-properties fo:padding="0.0201in" fo:border-left="0.25pt solid #000000" fo:border-right="none" fo:border-top="none" fo:border-bottom="0.25pt solid #000000"/>
    </style:style>
    <style:style style:name="Dictionary.G2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4" style:family="table-cell">
      <style:table-cell-properties fo:padding="0.0201in" fo:border-left="0.25pt solid #000000" fo:border-right="none" fo:border-top="none" fo:border-bottom="0.25pt solid #000000"/>
    </style:style>
    <style:style style:name="Dictionary.E2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5" style:family="table-cell">
      <style:table-cell-properties fo:padding="0.0201in" fo:border-left="0.25pt solid #000000" fo:border-right="none" fo:border-top="none" fo:border-bottom="0.25pt solid #000000"/>
    </style:style>
    <style:style style:name="Dictionary.D215" style:family="table-cell">
      <style:table-cell-properties fo:padding="0.0201in" fo:border-left="0.25pt solid #000000" fo:border-right="none" fo:border-top="none" fo:border-bottom="0.25pt solid #000000"/>
    </style:style>
    <style:style style:name="Dictionary.G2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6" style:family="table-cell">
      <style:table-cell-properties fo:padding="0.0201in" fo:border-left="0.25pt solid #000000" fo:border-right="none" fo:border-top="none" fo:border-bottom="0.25pt solid #000000"/>
    </style:style>
    <style:style style:name="Dictionary.E2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7" style:family="table-cell">
      <style:table-cell-properties fo:padding="0.0201in" fo:border-left="0.25pt solid #000000" fo:border-right="none" fo:border-top="none" fo:border-bottom="0.25pt solid #000000"/>
    </style:style>
    <style:style style:name="Dictionary.D217" style:family="table-cell">
      <style:table-cell-properties fo:padding="0.0201in" fo:border-left="0.25pt solid #000000" fo:border-right="none" fo:border-top="none" fo:border-bottom="0.25pt solid #000000"/>
    </style:style>
    <style:style style:name="Dictionary.G2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8" style:family="table-cell">
      <style:table-cell-properties fo:padding="0.0201in" fo:border-left="0.25pt solid #000000" fo:border-right="none" fo:border-top="none" fo:border-bottom="0.25pt solid #000000"/>
    </style:style>
    <style:style style:name="Dictionary.E2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9" style:family="table-cell">
      <style:table-cell-properties fo:padding="0.0201in" fo:border-left="0.25pt solid #000000" fo:border-right="none" fo:border-top="none" fo:border-bottom="0.25pt solid #000000"/>
    </style:style>
    <style:style style:name="Dictionary.D219" style:family="table-cell">
      <style:table-cell-properties fo:padding="0.0201in" fo:border-left="0.25pt solid #000000" fo:border-right="none" fo:border-top="none" fo:border-bottom="0.25pt solid #000000"/>
    </style:style>
    <style:style style:name="Dictionary.G2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0" style:family="table-cell">
      <style:table-cell-properties fo:padding="0.0201in" fo:border-left="0.25pt solid #000000" fo:border-right="none" fo:border-top="none" fo:border-bottom="0.25pt solid #000000"/>
    </style:style>
    <style:style style:name="Dictionary.E2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1" style:family="table-cell">
      <style:table-cell-properties fo:padding="0.0201in" fo:border-left="0.25pt solid #000000" fo:border-right="none" fo:border-top="none" fo:border-bottom="0.25pt solid #000000"/>
    </style:style>
    <style:style style:name="Dictionary.D221" style:family="table-cell">
      <style:table-cell-properties fo:padding="0.0201in" fo:border-left="0.25pt solid #000000" fo:border-right="none" fo:border-top="none" fo:border-bottom="0.25pt solid #000000"/>
    </style:style>
    <style:style style:name="Dictionary.G2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2" style:family="table-cell">
      <style:table-cell-properties fo:padding="0.0201in" fo:border-left="0.25pt solid #000000" fo:border-right="none" fo:border-top="none" fo:border-bottom="0.25pt solid #000000"/>
    </style:style>
    <style:style style:name="Dictionary.E2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3" style:family="table-cell">
      <style:table-cell-properties fo:padding="0.0201in" fo:border-left="0.25pt solid #000000" fo:border-right="none" fo:border-top="none" fo:border-bottom="0.25pt solid #000000"/>
    </style:style>
    <style:style style:name="Dictionary.D223" style:family="table-cell">
      <style:table-cell-properties fo:padding="0.0201in" fo:border-left="0.25pt solid #000000" fo:border-right="none" fo:border-top="none" fo:border-bottom="0.25pt solid #000000"/>
    </style:style>
    <style:style style:name="Dictionary.G2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4" style:family="table-cell">
      <style:table-cell-properties fo:padding="0.0201in" fo:border-left="0.25pt solid #000000" fo:border-right="none" fo:border-top="none" fo:border-bottom="0.25pt solid #000000"/>
    </style:style>
    <style:style style:name="Dictionary.E2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5" style:family="table-cell">
      <style:table-cell-properties fo:padding="0.0201in" fo:border-left="0.25pt solid #000000" fo:border-right="none" fo:border-top="none" fo:border-bottom="0.25pt solid #000000"/>
    </style:style>
    <style:style style:name="Dictionary.D225" style:family="table-cell">
      <style:table-cell-properties fo:padding="0.0201in" fo:border-left="0.25pt solid #000000" fo:border-right="none" fo:border-top="none" fo:border-bottom="0.25pt solid #000000"/>
    </style:style>
    <style:style style:name="Dictionary.G2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6" style:family="table-cell">
      <style:table-cell-properties fo:padding="0.0201in" fo:border-left="0.25pt solid #000000" fo:border-right="none" fo:border-top="none" fo:border-bottom="0.25pt solid #000000"/>
    </style:style>
    <style:style style:name="Dictionary.E2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7" style:family="table-cell">
      <style:table-cell-properties fo:padding="0.0201in" fo:border-left="0.25pt solid #000000" fo:border-right="none" fo:border-top="none" fo:border-bottom="0.25pt solid #000000"/>
    </style:style>
    <style:style style:name="Dictionary.D227" style:family="table-cell">
      <style:table-cell-properties fo:padding="0.0201in" fo:border-left="0.25pt solid #000000" fo:border-right="none" fo:border-top="none" fo:border-bottom="0.25pt solid #000000"/>
    </style:style>
    <style:style style:name="Dictionary.G2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8" style:family="table-cell">
      <style:table-cell-properties fo:padding="0.0201in" fo:border-left="0.25pt solid #000000" fo:border-right="none" fo:border-top="none" fo:border-bottom="0.25pt solid #000000"/>
    </style:style>
    <style:style style:name="Dictionary.E2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9" style:family="table-cell">
      <style:table-cell-properties fo:padding="0.0201in" fo:border-left="0.25pt solid #000000" fo:border-right="none" fo:border-top="none" fo:border-bottom="0.25pt solid #000000"/>
    </style:style>
    <style:style style:name="Dictionary.D229" style:family="table-cell">
      <style:table-cell-properties fo:padding="0.0201in" fo:border-left="0.25pt solid #000000" fo:border-right="none" fo:border-top="none" fo:border-bottom="0.25pt solid #000000"/>
    </style:style>
    <style:style style:name="Dictionary.G2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0" style:family="table-cell">
      <style:table-cell-properties fo:padding="0.0201in" fo:border-left="0.25pt solid #000000" fo:border-right="none" fo:border-top="none" fo:border-bottom="0.25pt solid #000000"/>
    </style:style>
    <style:style style:name="Dictionary.E2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1" style:family="table-cell">
      <style:table-cell-properties fo:padding="0.0201in" fo:border-left="0.25pt solid #000000" fo:border-right="none" fo:border-top="none" fo:border-bottom="0.25pt solid #000000"/>
    </style:style>
    <style:style style:name="Dictionary.D231" style:family="table-cell">
      <style:table-cell-properties fo:padding="0.0201in" fo:border-left="0.25pt solid #000000" fo:border-right="none" fo:border-top="none" fo:border-bottom="0.25pt solid #000000"/>
    </style:style>
    <style:style style:name="Dictionary.G2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2" style:family="table-cell">
      <style:table-cell-properties fo:padding="0.0201in" fo:border-left="0.25pt solid #000000" fo:border-right="none" fo:border-top="none" fo:border-bottom="0.25pt solid #000000"/>
    </style:style>
    <style:style style:name="Dictionary.E2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3" style:family="table-cell">
      <style:table-cell-properties fo:padding="0.0201in" fo:border-left="0.25pt solid #000000" fo:border-right="none" fo:border-top="none" fo:border-bottom="0.25pt solid #000000"/>
    </style:style>
    <style:style style:name="Dictionary.D233" style:family="table-cell">
      <style:table-cell-properties fo:padding="0.0201in" fo:border-left="0.25pt solid #000000" fo:border-right="none" fo:border-top="none" fo:border-bottom="0.25pt solid #000000"/>
    </style:style>
    <style:style style:name="Dictionary.G2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4" style:family="table-cell">
      <style:table-cell-properties fo:padding="0.0201in" fo:border-left="0.25pt solid #000000" fo:border-right="none" fo:border-top="none" fo:border-bottom="0.25pt solid #000000"/>
    </style:style>
    <style:style style:name="Dictionary.E2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5" style:family="table-cell">
      <style:table-cell-properties fo:padding="0.0201in" fo:border-left="0.25pt solid #000000" fo:border-right="none" fo:border-top="none" fo:border-bottom="0.25pt solid #000000"/>
    </style:style>
    <style:style style:name="Dictionary.D235" style:family="table-cell">
      <style:table-cell-properties fo:padding="0.0201in" fo:border-left="0.25pt solid #000000" fo:border-right="none" fo:border-top="none" fo:border-bottom="0.25pt solid #000000"/>
    </style:style>
    <style:style style:name="Dictionary.G2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6" style:family="table-cell">
      <style:table-cell-properties fo:padding="0.0201in" fo:border-left="0.25pt solid #000000" fo:border-right="none" fo:border-top="none" fo:border-bottom="0.25pt solid #000000"/>
    </style:style>
    <style:style style:name="Dictionary.E2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7" style:family="table-cell">
      <style:table-cell-properties fo:padding="0.0201in" fo:border-left="0.25pt solid #000000" fo:border-right="none" fo:border-top="none" fo:border-bottom="0.25pt solid #000000"/>
    </style:style>
    <style:style style:name="Dictionary.D237" style:family="table-cell">
      <style:table-cell-properties fo:padding="0.0201in" fo:border-left="0.25pt solid #000000" fo:border-right="none" fo:border-top="none" fo:border-bottom="0.25pt solid #000000"/>
    </style:style>
    <style:style style:name="Dictionary.G2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8" style:family="table-cell">
      <style:table-cell-properties fo:padding="0.0201in" fo:border-left="0.25pt solid #000000" fo:border-right="none" fo:border-top="none" fo:border-bottom="0.25pt solid #000000"/>
    </style:style>
    <style:style style:name="Dictionary.E2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9" style:family="table-cell">
      <style:table-cell-properties fo:padding="0.0201in" fo:border-left="0.25pt solid #000000" fo:border-right="none" fo:border-top="none" fo:border-bottom="0.25pt solid #000000"/>
    </style:style>
    <style:style style:name="Dictionary.D239" style:family="table-cell">
      <style:table-cell-properties fo:padding="0.0201in" fo:border-left="0.25pt solid #000000" fo:border-right="none" fo:border-top="none" fo:border-bottom="0.25pt solid #000000"/>
    </style:style>
    <style:style style:name="Dictionary.G2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0" style:family="table-cell">
      <style:table-cell-properties fo:padding="0.0201in" fo:border-left="0.25pt solid #000000" fo:border-right="none" fo:border-top="none" fo:border-bottom="0.25pt solid #000000"/>
    </style:style>
    <style:style style:name="Dictionary.E2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1" style:family="table-cell">
      <style:table-cell-properties fo:padding="0.0201in" fo:border-left="0.25pt solid #000000" fo:border-right="none" fo:border-top="none" fo:border-bottom="0.25pt solid #000000"/>
    </style:style>
    <style:style style:name="Dictionary.D241" style:family="table-cell">
      <style:table-cell-properties fo:padding="0.0201in" fo:border-left="0.25pt solid #000000" fo:border-right="none" fo:border-top="none" fo:border-bottom="0.25pt solid #000000"/>
    </style:style>
    <style:style style:name="Dictionary.G2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2" style:family="table-cell">
      <style:table-cell-properties fo:padding="0.0201in" fo:border-left="0.25pt solid #000000" fo:border-right="none" fo:border-top="none" fo:border-bottom="0.25pt solid #000000"/>
    </style:style>
    <style:style style:name="Dictionary.E2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3" style:family="table-cell">
      <style:table-cell-properties fo:padding="0.0201in" fo:border-left="0.25pt solid #000000" fo:border-right="none" fo:border-top="none" fo:border-bottom="0.25pt solid #000000"/>
    </style:style>
    <style:style style:name="Dictionary.D243" style:family="table-cell">
      <style:table-cell-properties fo:padding="0.0201in" fo:border-left="0.25pt solid #000000" fo:border-right="none" fo:border-top="none" fo:border-bottom="0.25pt solid #000000"/>
    </style:style>
    <style:style style:name="Dictionary.G2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5" style:family="table-cell">
      <style:table-cell-properties fo:padding="0.0201in" fo:border-left="0.25pt solid #000000" fo:border-right="none" fo:border-top="none" fo:border-bottom="0.25pt solid #000000"/>
    </style:style>
    <style:style style:name="Dictionary.D245" style:family="table-cell">
      <style:table-cell-properties fo:padding="0.0201in" fo:border-left="0.25pt solid #000000" fo:border-right="none" fo:border-top="none" fo:border-bottom="0.25pt solid #000000"/>
    </style:style>
    <style:style style:name="Dictionary.G2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6" style:family="table-cell">
      <style:table-cell-properties fo:padding="0.0201in" fo:border-left="0.25pt solid #000000" fo:border-right="none" fo:border-top="none" fo:border-bottom="0.25pt solid #000000"/>
    </style:style>
    <style:style style:name="Dictionary.E2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7" style:family="table-cell">
      <style:table-cell-properties fo:padding="0.0201in" fo:border-left="0.25pt solid #000000" fo:border-right="none" fo:border-top="none" fo:border-bottom="0.25pt solid #000000"/>
    </style:style>
    <style:style style:name="Dictionary.D247" style:family="table-cell">
      <style:table-cell-properties fo:padding="0.0201in" fo:border-left="0.25pt solid #000000" fo:border-right="none" fo:border-top="none" fo:border-bottom="0.25pt solid #000000"/>
    </style:style>
    <style:style style:name="Dictionary.G2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8" style:family="table-cell">
      <style:table-cell-properties fo:padding="0.0201in" fo:border-left="0.25pt solid #000000" fo:border-right="none" fo:border-top="none" fo:border-bottom="0.25pt solid #000000"/>
    </style:style>
    <style:style style:name="Dictionary.E2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9" style:family="table-cell">
      <style:table-cell-properties fo:padding="0.0201in" fo:border-left="0.25pt solid #000000" fo:border-right="none" fo:border-top="none" fo:border-bottom="0.25pt solid #000000"/>
    </style:style>
    <style:style style:name="Dictionary.D249" style:family="table-cell">
      <style:table-cell-properties fo:padding="0.0201in" fo:border-left="0.25pt solid #000000" fo:border-right="none" fo:border-top="none" fo:border-bottom="0.25pt solid #000000"/>
    </style:style>
    <style:style style:name="Dictionary.G2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0" style:family="table-cell">
      <style:table-cell-properties fo:padding="0.0201in" fo:border-left="0.25pt solid #000000" fo:border-right="none" fo:border-top="none" fo:border-bottom="0.25pt solid #000000"/>
    </style:style>
    <style:style style:name="Dictionary.E2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1" style:family="table-cell">
      <style:table-cell-properties fo:padding="0.0201in" fo:border-left="0.25pt solid #000000" fo:border-right="none" fo:border-top="none" fo:border-bottom="0.25pt solid #000000"/>
    </style:style>
    <style:style style:name="Dictionary.D251" style:family="table-cell">
      <style:table-cell-properties fo:padding="0.0201in" fo:border-left="0.25pt solid #000000" fo:border-right="none" fo:border-top="none" fo:border-bottom="0.25pt solid #000000"/>
    </style:style>
    <style:style style:name="Dictionary.G2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2" style:family="table-cell">
      <style:table-cell-properties fo:padding="0.0201in" fo:border-left="0.25pt solid #000000" fo:border-right="none" fo:border-top="none" fo:border-bottom="0.25pt solid #000000"/>
    </style:style>
    <style:style style:name="Dictionary.E2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3" style:family="table-cell">
      <style:table-cell-properties fo:padding="0.0201in" fo:border-left="0.25pt solid #000000" fo:border-right="none" fo:border-top="none" fo:border-bottom="0.25pt solid #000000"/>
    </style:style>
    <style:style style:name="Dictionary.D253" style:family="table-cell">
      <style:table-cell-properties fo:padding="0.0201in" fo:border-left="0.25pt solid #000000" fo:border-right="none" fo:border-top="none" fo:border-bottom="0.25pt solid #000000"/>
    </style:style>
    <style:style style:name="Dictionary.G2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5" style:family="table-cell">
      <style:table-cell-properties fo:padding="0.0201in" fo:border-left="0.25pt solid #000000" fo:border-right="none" fo:border-top="none" fo:border-bottom="0.25pt solid #000000"/>
    </style:style>
    <style:style style:name="Dictionary.D255" style:family="table-cell">
      <style:table-cell-properties fo:padding="0.0201in" fo:border-left="0.25pt solid #000000" fo:border-right="none" fo:border-top="none" fo:border-bottom="0.25pt solid #000000"/>
    </style:style>
    <style:style style:name="Dictionary.G2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7" style:family="table-cell">
      <style:table-cell-properties fo:padding="0.0201in" fo:border-left="0.25pt solid #000000" fo:border-right="none" fo:border-top="none" fo:border-bottom="0.25pt solid #000000"/>
    </style:style>
    <style:style style:name="Dictionary.D257" style:family="table-cell">
      <style:table-cell-properties fo:padding="0.0201in" fo:border-left="0.25pt solid #000000" fo:border-right="none" fo:border-top="none" fo:border-bottom="0.25pt solid #000000"/>
    </style:style>
    <style:style style:name="Dictionary.G2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8" style:family="table-cell">
      <style:table-cell-properties fo:padding="0.0201in" fo:border-left="0.25pt solid #000000" fo:border-right="none" fo:border-top="none" fo:border-bottom="0.25pt solid #000000"/>
    </style:style>
    <style:style style:name="Dictionary.E2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9" style:family="table-cell">
      <style:table-cell-properties fo:padding="0.0201in" fo:border-left="0.25pt solid #000000" fo:border-right="none" fo:border-top="none" fo:border-bottom="0.25pt solid #000000"/>
    </style:style>
    <style:style style:name="Dictionary.D259" style:family="table-cell">
      <style:table-cell-properties fo:padding="0.0201in" fo:border-left="0.25pt solid #000000" fo:border-right="none" fo:border-top="none" fo:border-bottom="0.25pt solid #000000"/>
    </style:style>
    <style:style style:name="Dictionary.G2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0" style:family="table-cell">
      <style:table-cell-properties fo:padding="0.0201in" fo:border-left="0.25pt solid #000000" fo:border-right="none" fo:border-top="none" fo:border-bottom="0.25pt solid #000000"/>
    </style:style>
    <style:style style:name="Dictionary.E2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1" style:family="table-cell">
      <style:table-cell-properties fo:padding="0.0201in" fo:border-left="0.25pt solid #000000" fo:border-right="none" fo:border-top="none" fo:border-bottom="0.25pt solid #000000"/>
    </style:style>
    <style:style style:name="Dictionary.D261" style:family="table-cell">
      <style:table-cell-properties fo:padding="0.0201in" fo:border-left="0.25pt solid #000000" fo:border-right="none" fo:border-top="none" fo:border-bottom="0.25pt solid #000000"/>
    </style:style>
    <style:style style:name="Dictionary.G2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2" style:family="table-cell">
      <style:table-cell-properties fo:padding="0.0201in" fo:border-left="0.25pt solid #000000" fo:border-right="none" fo:border-top="none" fo:border-bottom="0.25pt solid #000000"/>
    </style:style>
    <style:style style:name="Dictionary.E2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3" style:family="table-cell">
      <style:table-cell-properties fo:padding="0.0201in" fo:border-left="0.25pt solid #000000" fo:border-right="none" fo:border-top="none" fo:border-bottom="0.25pt solid #000000"/>
    </style:style>
    <style:style style:name="Dictionary.D263" style:family="table-cell">
      <style:table-cell-properties fo:padding="0.0201in" fo:border-left="0.25pt solid #000000" fo:border-right="none" fo:border-top="none" fo:border-bottom="0.25pt solid #000000"/>
    </style:style>
    <style:style style:name="Dictionary.G2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4" style:family="table-cell">
      <style:table-cell-properties fo:padding="0.0201in" fo:border-left="0.25pt solid #000000" fo:border-right="none" fo:border-top="none" fo:border-bottom="0.25pt solid #000000"/>
    </style:style>
    <style:style style:name="Dictionary.E2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5" style:family="table-cell">
      <style:table-cell-properties fo:padding="0.0201in" fo:border-left="0.25pt solid #000000" fo:border-right="none" fo:border-top="none" fo:border-bottom="0.25pt solid #000000"/>
    </style:style>
    <style:style style:name="Dictionary.D265" style:family="table-cell">
      <style:table-cell-properties fo:padding="0.0201in" fo:border-left="0.25pt solid #000000" fo:border-right="none" fo:border-top="none" fo:border-bottom="0.25pt solid #000000"/>
    </style:style>
    <style:style style:name="Dictionary.G2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6" style:family="table-cell">
      <style:table-cell-properties fo:padding="0.0201in" fo:border-left="0.25pt solid #000000" fo:border-right="none" fo:border-top="none" fo:border-bottom="0.25pt solid #000000"/>
    </style:style>
    <style:style style:name="Dictionary.E2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7" style:family="table-cell">
      <style:table-cell-properties fo:padding="0.0201in" fo:border-left="0.25pt solid #000000" fo:border-right="none" fo:border-top="none" fo:border-bottom="0.25pt solid #000000"/>
    </style:style>
    <style:style style:name="Dictionary.D267" style:family="table-cell">
      <style:table-cell-properties fo:padding="0.0201in" fo:border-left="0.25pt solid #000000" fo:border-right="none" fo:border-top="none" fo:border-bottom="0.25pt solid #000000"/>
    </style:style>
    <style:style style:name="Dictionary.G2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8" style:family="table-cell">
      <style:table-cell-properties fo:padding="0.0201in" fo:border-left="0.25pt solid #000000" fo:border-right="none" fo:border-top="none" fo:border-bottom="0.25pt solid #000000"/>
    </style:style>
    <style:style style:name="Dictionary.E2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9" style:family="table-cell">
      <style:table-cell-properties fo:padding="0.0201in" fo:border-left="0.25pt solid #000000" fo:border-right="none" fo:border-top="none" fo:border-bottom="0.25pt solid #000000"/>
    </style:style>
    <style:style style:name="Dictionary.D269" style:family="table-cell">
      <style:table-cell-properties fo:padding="0.0201in" fo:border-left="0.25pt solid #000000" fo:border-right="none" fo:border-top="none" fo:border-bottom="0.25pt solid #000000"/>
    </style:style>
    <style:style style:name="Dictionary.G2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0" style:family="table-cell">
      <style:table-cell-properties fo:padding="0.0201in" fo:border-left="0.25pt solid #000000" fo:border-right="none" fo:border-top="none" fo:border-bottom="0.25pt solid #000000"/>
    </style:style>
    <style:style style:name="Dictionary.E2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1" style:family="table-cell">
      <style:table-cell-properties fo:padding="0.0201in" fo:border-left="0.25pt solid #000000" fo:border-right="none" fo:border-top="none" fo:border-bottom="0.25pt solid #000000"/>
    </style:style>
    <style:style style:name="Dictionary.D271" style:family="table-cell">
      <style:table-cell-properties fo:padding="0.0201in" fo:border-left="0.25pt solid #000000" fo:border-right="none" fo:border-top="none" fo:border-bottom="0.25pt solid #000000"/>
    </style:style>
    <style:style style:name="Dictionary.G2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2" style:family="table-cell">
      <style:table-cell-properties fo:padding="0.0201in" fo:border-left="0.25pt solid #000000" fo:border-right="none" fo:border-top="none" fo:border-bottom="0.25pt solid #000000"/>
    </style:style>
    <style:style style:name="Dictionary.E2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3" style:family="table-cell">
      <style:table-cell-properties fo:padding="0.0201in" fo:border-left="0.25pt solid #000000" fo:border-right="none" fo:border-top="none" fo:border-bottom="0.25pt solid #000000"/>
    </style:style>
    <style:style style:name="Dictionary.D273" style:family="table-cell">
      <style:table-cell-properties fo:padding="0.0201in" fo:border-left="0.25pt solid #000000" fo:border-right="none" fo:border-top="none" fo:border-bottom="0.25pt solid #000000"/>
    </style:style>
    <style:style style:name="Dictionary.G2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4" style:family="table-cell">
      <style:table-cell-properties fo:padding="0.0201in" fo:border-left="0.25pt solid #000000" fo:border-right="none" fo:border-top="none" fo:border-bottom="0.25pt solid #000000"/>
    </style:style>
    <style:style style:name="Dictionary.E2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5" style:family="table-cell">
      <style:table-cell-properties fo:padding="0.0201in" fo:border-left="0.25pt solid #000000" fo:border-right="none" fo:border-top="none" fo:border-bottom="0.25pt solid #000000"/>
    </style:style>
    <style:style style:name="Dictionary.D275" style:family="table-cell">
      <style:table-cell-properties fo:padding="0.0201in" fo:border-left="0.25pt solid #000000" fo:border-right="none" fo:border-top="none" fo:border-bottom="0.25pt solid #000000"/>
    </style:style>
    <style:style style:name="Dictionary.G2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6" style:family="table-cell">
      <style:table-cell-properties fo:padding="0.0201in" fo:border-left="0.25pt solid #000000" fo:border-right="none" fo:border-top="none" fo:border-bottom="0.25pt solid #000000"/>
    </style:style>
    <style:style style:name="Dictionary.E2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7" style:family="table-cell">
      <style:table-cell-properties fo:padding="0.0201in" fo:border-left="0.25pt solid #000000" fo:border-right="none" fo:border-top="none" fo:border-bottom="0.25pt solid #000000"/>
    </style:style>
    <style:style style:name="Dictionary.D277" style:family="table-cell">
      <style:table-cell-properties fo:padding="0.0201in" fo:border-left="0.25pt solid #000000" fo:border-right="none" fo:border-top="none" fo:border-bottom="0.25pt solid #000000"/>
    </style:style>
    <style:style style:name="Dictionary.G2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8" style:family="table-cell">
      <style:table-cell-properties fo:padding="0.0201in" fo:border-left="0.25pt solid #000000" fo:border-right="none" fo:border-top="none" fo:border-bottom="0.25pt solid #000000"/>
    </style:style>
    <style:style style:name="Dictionary.E2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9" style:family="table-cell">
      <style:table-cell-properties fo:padding="0.0201in" fo:border-left="0.25pt solid #000000" fo:border-right="none" fo:border-top="none" fo:border-bottom="0.25pt solid #000000"/>
    </style:style>
    <style:style style:name="Dictionary.D279" style:family="table-cell">
      <style:table-cell-properties fo:padding="0.0201in" fo:border-left="0.25pt solid #000000" fo:border-right="none" fo:border-top="none" fo:border-bottom="0.25pt solid #000000"/>
    </style:style>
    <style:style style:name="Dictionary.G2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0" style:family="table-cell">
      <style:table-cell-properties fo:padding="0.0201in" fo:border-left="0.25pt solid #000000" fo:border-right="none" fo:border-top="none" fo:border-bottom="0.25pt solid #000000"/>
    </style:style>
    <style:style style:name="Dictionary.E2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1" style:family="table-cell">
      <style:table-cell-properties fo:padding="0.0201in" fo:border-left="0.25pt solid #000000" fo:border-right="none" fo:border-top="none" fo:border-bottom="0.25pt solid #000000"/>
    </style:style>
    <style:style style:name="Dictionary.D281" style:family="table-cell">
      <style:table-cell-properties fo:padding="0.0201in" fo:border-left="0.25pt solid #000000" fo:border-right="none" fo:border-top="none" fo:border-bottom="0.25pt solid #000000"/>
    </style:style>
    <style:style style:name="Dictionary.G2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2" style:family="table-cell">
      <style:table-cell-properties fo:padding="0.0201in" fo:border-left="0.25pt solid #000000" fo:border-right="none" fo:border-top="none" fo:border-bottom="0.25pt solid #000000"/>
    </style:style>
    <style:style style:name="Dictionary.E2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3" style:family="table-cell">
      <style:table-cell-properties fo:padding="0.0201in" fo:border-left="0.25pt solid #000000" fo:border-right="none" fo:border-top="none" fo:border-bottom="0.25pt solid #000000"/>
    </style:style>
    <style:style style:name="Dictionary.D283" style:family="table-cell">
      <style:table-cell-properties fo:padding="0.0201in" fo:border-left="0.25pt solid #000000" fo:border-right="none" fo:border-top="none" fo:border-bottom="0.25pt solid #000000"/>
    </style:style>
    <style:style style:name="Dictionary.G2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4" style:family="table-cell">
      <style:table-cell-properties fo:padding="0.0201in" fo:border-left="0.25pt solid #000000" fo:border-right="none" fo:border-top="none" fo:border-bottom="0.25pt solid #000000"/>
    </style:style>
    <style:style style:name="Dictionary.E2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5" style:family="table-cell">
      <style:table-cell-properties fo:padding="0.0201in" fo:border-left="0.25pt solid #000000" fo:border-right="none" fo:border-top="none" fo:border-bottom="0.25pt solid #000000"/>
    </style:style>
    <style:style style:name="Dictionary.D285" style:family="table-cell">
      <style:table-cell-properties fo:padding="0.0201in" fo:border-left="0.25pt solid #000000" fo:border-right="none" fo:border-top="none" fo:border-bottom="0.25pt solid #000000"/>
    </style:style>
    <style:style style:name="Dictionary.G2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6" style:family="table-cell">
      <style:table-cell-properties fo:padding="0.0201in" fo:border-left="0.25pt solid #000000" fo:border-right="none" fo:border-top="none" fo:border-bottom="0.25pt solid #000000"/>
    </style:style>
    <style:style style:name="Dictionary.E2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7" style:family="table-cell">
      <style:table-cell-properties fo:padding="0.0201in" fo:border-left="0.25pt solid #000000" fo:border-right="none" fo:border-top="none" fo:border-bottom="0.25pt solid #000000"/>
    </style:style>
    <style:style style:name="Dictionary.D287" style:family="table-cell">
      <style:table-cell-properties fo:padding="0.0201in" fo:border-left="0.25pt solid #000000" fo:border-right="none" fo:border-top="none" fo:border-bottom="0.25pt solid #000000"/>
    </style:style>
    <style:style style:name="Dictionary.G2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8" style:family="table-cell">
      <style:table-cell-properties fo:padding="0.0201in" fo:border-left="0.25pt solid #000000" fo:border-right="none" fo:border-top="none" fo:border-bottom="0.25pt solid #000000"/>
    </style:style>
    <style:style style:name="Dictionary.E2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9" style:family="table-cell">
      <style:table-cell-properties fo:padding="0.0201in" fo:border-left="0.25pt solid #000000" fo:border-right="none" fo:border-top="none" fo:border-bottom="0.25pt solid #000000"/>
    </style:style>
    <style:style style:name="Dictionary.D289" style:family="table-cell">
      <style:table-cell-properties fo:padding="0.0201in" fo:border-left="0.25pt solid #000000" fo:border-right="none" fo:border-top="none" fo:border-bottom="0.25pt solid #000000"/>
    </style:style>
    <style:style style:name="Dictionary.G2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0" style:family="table-cell">
      <style:table-cell-properties fo:padding="0.0201in" fo:border-left="0.25pt solid #000000" fo:border-right="none" fo:border-top="none" fo:border-bottom="0.25pt solid #000000"/>
    </style:style>
    <style:style style:name="Dictionary.E2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1" style:family="table-cell">
      <style:table-cell-properties fo:padding="0.0201in" fo:border-left="0.25pt solid #000000" fo:border-right="none" fo:border-top="none" fo:border-bottom="0.25pt solid #000000"/>
    </style:style>
    <style:style style:name="Dictionary.D291" style:family="table-cell">
      <style:table-cell-properties fo:padding="0.0201in" fo:border-left="0.25pt solid #000000" fo:border-right="none" fo:border-top="none" fo:border-bottom="0.25pt solid #000000"/>
    </style:style>
    <style:style style:name="Dictionary.G2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2" style:family="table-cell">
      <style:table-cell-properties fo:padding="0.0201in" fo:border-left="0.25pt solid #000000" fo:border-right="none" fo:border-top="none" fo:border-bottom="0.25pt solid #000000"/>
    </style:style>
    <style:style style:name="Dictionary.E2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3" style:family="table-cell">
      <style:table-cell-properties fo:padding="0.0201in" fo:border-left="0.25pt solid #000000" fo:border-right="none" fo:border-top="none" fo:border-bottom="0.25pt solid #000000"/>
    </style:style>
    <style:style style:name="Dictionary.D293" style:family="table-cell">
      <style:table-cell-properties fo:padding="0.0201in" fo:border-left="0.25pt solid #000000" fo:border-right="none" fo:border-top="none" fo:border-bottom="0.25pt solid #000000"/>
    </style:style>
    <style:style style:name="Dictionary.G2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4" style:family="table-cell">
      <style:table-cell-properties fo:padding="0.0201in" fo:border-left="0.25pt solid #000000" fo:border-right="none" fo:border-top="none" fo:border-bottom="0.25pt solid #000000"/>
    </style:style>
    <style:style style:name="Dictionary.E2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5" style:family="table-cell">
      <style:table-cell-properties fo:padding="0.0201in" fo:border-left="0.25pt solid #000000" fo:border-right="none" fo:border-top="none" fo:border-bottom="0.25pt solid #000000"/>
    </style:style>
    <style:style style:name="Dictionary.D295" style:family="table-cell">
      <style:table-cell-properties fo:padding="0.0201in" fo:border-left="0.25pt solid #000000" fo:border-right="none" fo:border-top="none" fo:border-bottom="0.25pt solid #000000"/>
    </style:style>
    <style:style style:name="Dictionary.G2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6" style:family="table-cell">
      <style:table-cell-properties fo:padding="0.0201in" fo:border-left="0.25pt solid #000000" fo:border-right="none" fo:border-top="none" fo:border-bottom="0.25pt solid #000000"/>
    </style:style>
    <style:style style:name="Dictionary.E2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7" style:family="table-cell">
      <style:table-cell-properties fo:padding="0.0201in" fo:border-left="0.25pt solid #000000" fo:border-right="none" fo:border-top="none" fo:border-bottom="0.25pt solid #000000"/>
    </style:style>
    <style:style style:name="Dictionary.D297" style:family="table-cell">
      <style:table-cell-properties fo:padding="0.0201in" fo:border-left="0.25pt solid #000000" fo:border-right="none" fo:border-top="none" fo:border-bottom="0.25pt solid #000000"/>
    </style:style>
    <style:style style:name="Dictionary.G2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8" style:family="table-cell">
      <style:table-cell-properties fo:padding="0.0201in" fo:border-left="0.25pt solid #000000" fo:border-right="none" fo:border-top="none" fo:border-bottom="0.25pt solid #000000"/>
    </style:style>
    <style:style style:name="Dictionary.F2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9" style:family="table-cell">
      <style:table-cell-properties fo:padding="0.0201in" fo:border-left="0.25pt solid #000000" fo:border-right="none" fo:border-top="none" fo:border-bottom="0.25pt solid #000000"/>
    </style:style>
    <style:style style:name="Dictionary.D299" style:family="table-cell">
      <style:table-cell-properties fo:padding="0.0201in" fo:border-left="0.25pt solid #000000" fo:border-right="none" fo:border-top="none" fo:border-bottom="0.25pt solid #000000"/>
    </style:style>
    <style:style style:name="Dictionary.G2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0" style:family="table-cell">
      <style:table-cell-properties fo:padding="0.0201in" fo:border-left="0.25pt solid #000000" fo:border-right="none" fo:border-top="none" fo:border-bottom="0.25pt solid #000000"/>
    </style:style>
    <style:style style:name="Dictionary.E3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1" style:family="table-cell">
      <style:table-cell-properties fo:padding="0.0201in" fo:border-left="0.25pt solid #000000" fo:border-right="none" fo:border-top="none" fo:border-bottom="0.25pt solid #000000"/>
    </style:style>
    <style:style style:name="Dictionary.D301" style:family="table-cell">
      <style:table-cell-properties fo:padding="0.0201in" fo:border-left="0.25pt solid #000000" fo:border-right="none" fo:border-top="none" fo:border-bottom="0.25pt solid #000000"/>
    </style:style>
    <style:style style:name="Dictionary.G3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2" style:family="table-cell">
      <style:table-cell-properties fo:padding="0.0201in" fo:border-left="0.25pt solid #000000" fo:border-right="none" fo:border-top="none" fo:border-bottom="0.25pt solid #000000"/>
    </style:style>
    <style:style style:name="Dictionary.E3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3" style:family="table-cell">
      <style:table-cell-properties fo:padding="0.0201in" fo:border-left="0.25pt solid #000000" fo:border-right="none" fo:border-top="none" fo:border-bottom="0.25pt solid #000000"/>
    </style:style>
    <style:style style:name="Dictionary.D303" style:family="table-cell">
      <style:table-cell-properties fo:padding="0.0201in" fo:border-left="0.25pt solid #000000" fo:border-right="none" fo:border-top="none" fo:border-bottom="0.25pt solid #000000"/>
    </style:style>
    <style:style style:name="Dictionary.G3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4" style:family="table-cell">
      <style:table-cell-properties fo:padding="0.0201in" fo:border-left="0.25pt solid #000000" fo:border-right="none" fo:border-top="none" fo:border-bottom="0.25pt solid #000000"/>
    </style:style>
    <style:style style:name="Dictionary.E3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5" style:family="table-cell">
      <style:table-cell-properties fo:padding="0.0201in" fo:border-left="0.25pt solid #000000" fo:border-right="none" fo:border-top="none" fo:border-bottom="0.25pt solid #000000"/>
    </style:style>
    <style:style style:name="Dictionary.D305" style:family="table-cell">
      <style:table-cell-properties fo:padding="0.0201in" fo:border-left="0.25pt solid #000000" fo:border-right="none" fo:border-top="none" fo:border-bottom="0.25pt solid #000000"/>
    </style:style>
    <style:style style:name="Dictionary.G3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6" style:family="table-cell">
      <style:table-cell-properties fo:padding="0.0201in" fo:border-left="0.25pt solid #000000" fo:border-right="none" fo:border-top="none" fo:border-bottom="0.25pt solid #000000"/>
    </style:style>
    <style:style style:name="Dictionary.E3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7" style:family="table-cell">
      <style:table-cell-properties fo:padding="0.0201in" fo:border-left="0.25pt solid #000000" fo:border-right="none" fo:border-top="none" fo:border-bottom="0.25pt solid #000000"/>
    </style:style>
    <style:style style:name="Dictionary.D307" style:family="table-cell">
      <style:table-cell-properties fo:padding="0.0201in" fo:border-left="0.25pt solid #000000" fo:border-right="none" fo:border-top="none" fo:border-bottom="0.25pt solid #000000"/>
    </style:style>
    <style:style style:name="Dictionary.G3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8" style:family="table-cell">
      <style:table-cell-properties fo:padding="0.0201in" fo:border-left="0.25pt solid #000000" fo:border-right="none" fo:border-top="none" fo:border-bottom="0.25pt solid #000000"/>
    </style:style>
    <style:style style:name="Dictionary.E3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9" style:family="table-cell">
      <style:table-cell-properties fo:padding="0.0201in" fo:border-left="0.25pt solid #000000" fo:border-right="none" fo:border-top="none" fo:border-bottom="0.25pt solid #000000"/>
    </style:style>
    <style:style style:name="Dictionary.D309" style:family="table-cell">
      <style:table-cell-properties fo:padding="0.0201in" fo:border-left="0.25pt solid #000000" fo:border-right="none" fo:border-top="none" fo:border-bottom="0.25pt solid #000000"/>
    </style:style>
    <style:style style:name="Dictionary.G3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0" style:family="table-cell">
      <style:table-cell-properties fo:padding="0.0201in" fo:border-left="0.25pt solid #000000" fo:border-right="none" fo:border-top="none" fo:border-bottom="0.25pt solid #000000"/>
    </style:style>
    <style:style style:name="Dictionary.E3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1" style:family="table-cell">
      <style:table-cell-properties fo:padding="0.0201in" fo:border-left="0.25pt solid #000000" fo:border-right="none" fo:border-top="none" fo:border-bottom="0.25pt solid #000000"/>
    </style:style>
    <style:style style:name="Dictionary.D311" style:family="table-cell">
      <style:table-cell-properties fo:padding="0.0201in" fo:border-left="0.25pt solid #000000" fo:border-right="none" fo:border-top="none" fo:border-bottom="0.25pt solid #000000"/>
    </style:style>
    <style:style style:name="Dictionary.G3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2" style:family="table-cell">
      <style:table-cell-properties fo:padding="0.0201in" fo:border-left="0.25pt solid #000000" fo:border-right="none" fo:border-top="none" fo:border-bottom="0.25pt solid #000000"/>
    </style:style>
    <style:style style:name="Dictionary.E3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3" style:family="table-cell">
      <style:table-cell-properties fo:padding="0.0201in" fo:border-left="0.25pt solid #000000" fo:border-right="none" fo:border-top="none" fo:border-bottom="0.25pt solid #000000"/>
    </style:style>
    <style:style style:name="Dictionary.D313" style:family="table-cell">
      <style:table-cell-properties fo:padding="0.0201in" fo:border-left="0.25pt solid #000000" fo:border-right="none" fo:border-top="none" fo:border-bottom="0.25pt solid #000000"/>
    </style:style>
    <style:style style:name="Dictionary.G3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4" style:family="table-cell">
      <style:table-cell-properties fo:padding="0.0201in" fo:border-left="0.25pt solid #000000" fo:border-right="none" fo:border-top="none" fo:border-bottom="0.25pt solid #000000"/>
    </style:style>
    <style:style style:name="Dictionary.E3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5" style:family="table-cell">
      <style:table-cell-properties fo:padding="0.0201in" fo:border-left="0.25pt solid #000000" fo:border-right="none" fo:border-top="none" fo:border-bottom="0.25pt solid #000000"/>
    </style:style>
    <style:style style:name="Dictionary.D315" style:family="table-cell">
      <style:table-cell-properties fo:padding="0.0201in" fo:border-left="0.25pt solid #000000" fo:border-right="none" fo:border-top="none" fo:border-bottom="0.25pt solid #000000"/>
    </style:style>
    <style:style style:name="Dictionary.G3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6" style:family="table-cell">
      <style:table-cell-properties fo:padding="0.0201in" fo:border-left="0.25pt solid #000000" fo:border-right="none" fo:border-top="none" fo:border-bottom="0.25pt solid #000000"/>
    </style:style>
    <style:style style:name="Dictionary.E3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7" style:family="table-cell">
      <style:table-cell-properties fo:padding="0.0201in" fo:border-left="0.25pt solid #000000" fo:border-right="none" fo:border-top="none" fo:border-bottom="0.25pt solid #000000"/>
    </style:style>
    <style:style style:name="Dictionary.D317" style:family="table-cell">
      <style:table-cell-properties fo:padding="0.0201in" fo:border-left="0.25pt solid #000000" fo:border-right="none" fo:border-top="none" fo:border-bottom="0.25pt solid #000000"/>
    </style:style>
    <style:style style:name="Dictionary.G3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8" style:family="table-cell">
      <style:table-cell-properties fo:padding="0.0201in" fo:border-left="0.25pt solid #000000" fo:border-right="none" fo:border-top="none" fo:border-bottom="0.25pt solid #000000"/>
    </style:style>
    <style:style style:name="Dictionary.E3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9" style:family="table-cell">
      <style:table-cell-properties fo:padding="0.0201in" fo:border-left="0.25pt solid #000000" fo:border-right="none" fo:border-top="none" fo:border-bottom="0.25pt solid #000000"/>
    </style:style>
    <style:style style:name="Dictionary.D319" style:family="table-cell">
      <style:table-cell-properties fo:padding="0.0201in" fo:border-left="0.25pt solid #000000" fo:border-right="none" fo:border-top="none" fo:border-bottom="0.25pt solid #000000"/>
    </style:style>
    <style:style style:name="Dictionary.G3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0" style:family="table-cell">
      <style:table-cell-properties fo:padding="0.0201in" fo:border-left="0.25pt solid #000000" fo:border-right="none" fo:border-top="none" fo:border-bottom="0.25pt solid #000000"/>
    </style:style>
    <style:style style:name="Dictionary.E3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1" style:family="table-cell">
      <style:table-cell-properties fo:padding="0.0201in" fo:border-left="0.25pt solid #000000" fo:border-right="none" fo:border-top="none" fo:border-bottom="0.25pt solid #000000"/>
    </style:style>
    <style:style style:name="Dictionary.D321" style:family="table-cell">
      <style:table-cell-properties fo:padding="0.0201in" fo:border-left="0.25pt solid #000000" fo:border-right="none" fo:border-top="none" fo:border-bottom="0.25pt solid #000000"/>
    </style:style>
    <style:style style:name="Dictionary.G3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2" style:family="table-cell">
      <style:table-cell-properties fo:padding="0.0201in" fo:border-left="0.25pt solid #000000" fo:border-right="none" fo:border-top="none" fo:border-bottom="0.25pt solid #000000"/>
    </style:style>
    <style:style style:name="Dictionary.E3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3" style:family="table-cell">
      <style:table-cell-properties fo:padding="0.0201in" fo:border-left="0.25pt solid #000000" fo:border-right="none" fo:border-top="none" fo:border-bottom="0.25pt solid #000000"/>
    </style:style>
    <style:style style:name="Dictionary.D323" style:family="table-cell">
      <style:table-cell-properties fo:padding="0.0201in" fo:border-left="0.25pt solid #000000" fo:border-right="none" fo:border-top="none" fo:border-bottom="0.25pt solid #000000"/>
    </style:style>
    <style:style style:name="Dictionary.G3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5" style:family="table-cell">
      <style:table-cell-properties fo:padding="0.0201in" fo:border-left="0.25pt solid #000000" fo:border-right="none" fo:border-top="none" fo:border-bottom="0.25pt solid #000000"/>
    </style:style>
    <style:style style:name="Dictionary.D325" style:family="table-cell">
      <style:table-cell-properties fo:padding="0.0201in" fo:border-left="0.25pt solid #000000" fo:border-right="none" fo:border-top="none" fo:border-bottom="0.25pt solid #000000"/>
    </style:style>
    <style:style style:name="Dictionary.G3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6" style:family="table-cell">
      <style:table-cell-properties fo:padding="0.0201in" fo:border-left="0.25pt solid #000000" fo:border-right="none" fo:border-top="none" fo:border-bottom="0.25pt solid #000000"/>
    </style:style>
    <style:style style:name="Dictionary.E3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7" style:family="table-cell">
      <style:table-cell-properties fo:padding="0.0201in" fo:border-left="0.25pt solid #000000" fo:border-right="none" fo:border-top="none" fo:border-bottom="0.25pt solid #000000"/>
    </style:style>
    <style:style style:name="Dictionary.D327" style:family="table-cell">
      <style:table-cell-properties fo:padding="0.0201in" fo:border-left="0.25pt solid #000000" fo:border-right="none" fo:border-top="none" fo:border-bottom="0.25pt solid #000000"/>
    </style:style>
    <style:style style:name="Dictionary.G3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8" style:family="table-cell">
      <style:table-cell-properties fo:padding="0.0201in" fo:border-left="0.25pt solid #000000" fo:border-right="none" fo:border-top="none" fo:border-bottom="0.25pt solid #000000"/>
    </style:style>
    <style:style style:name="Dictionary.E3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9" style:family="table-cell">
      <style:table-cell-properties fo:padding="0.0201in" fo:border-left="0.25pt solid #000000" fo:border-right="none" fo:border-top="none" fo:border-bottom="0.25pt solid #000000"/>
    </style:style>
    <style:style style:name="Dictionary.D329" style:family="table-cell">
      <style:table-cell-properties fo:padding="0.0201in" fo:border-left="0.25pt solid #000000" fo:border-right="none" fo:border-top="none" fo:border-bottom="0.25pt solid #000000"/>
    </style:style>
    <style:style style:name="Dictionary.G3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0" style:family="table-cell">
      <style:table-cell-properties fo:padding="0.0201in" fo:border-left="0.25pt solid #000000" fo:border-right="none" fo:border-top="none" fo:border-bottom="0.25pt solid #000000"/>
    </style:style>
    <style:style style:name="Dictionary.E3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1" style:family="table-cell">
      <style:table-cell-properties fo:padding="0.0201in" fo:border-left="0.25pt solid #000000" fo:border-right="none" fo:border-top="none" fo:border-bottom="0.25pt solid #000000"/>
    </style:style>
    <style:style style:name="Dictionary.D331" style:family="table-cell">
      <style:table-cell-properties fo:padding="0.0201in" fo:border-left="0.25pt solid #000000" fo:border-right="none" fo:border-top="none" fo:border-bottom="0.25pt solid #000000"/>
    </style:style>
    <style:style style:name="Dictionary.G3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2" style:family="table-cell">
      <style:table-cell-properties fo:padding="0.0201in" fo:border-left="0.25pt solid #000000" fo:border-right="none" fo:border-top="none" fo:border-bottom="0.25pt solid #000000"/>
    </style:style>
    <style:style style:name="Dictionary.E3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3" style:family="table-cell">
      <style:table-cell-properties fo:padding="0.0201in" fo:border-left="0.25pt solid #000000" fo:border-right="none" fo:border-top="none" fo:border-bottom="0.25pt solid #000000"/>
    </style:style>
    <style:style style:name="Dictionary.D333" style:family="table-cell">
      <style:table-cell-properties fo:padding="0.0201in" fo:border-left="0.25pt solid #000000" fo:border-right="none" fo:border-top="none" fo:border-bottom="0.25pt solid #000000"/>
    </style:style>
    <style:style style:name="Dictionary.G3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5" style:family="table-cell">
      <style:table-cell-properties fo:padding="0.0201in" fo:border-left="0.25pt solid #000000" fo:border-right="none" fo:border-top="none" fo:border-bottom="0.25pt solid #000000"/>
    </style:style>
    <style:style style:name="Dictionary.D335" style:family="table-cell">
      <style:table-cell-properties fo:padding="0.0201in" fo:border-left="0.25pt solid #000000" fo:border-right="none" fo:border-top="none" fo:border-bottom="0.25pt solid #000000"/>
    </style:style>
    <style:style style:name="Dictionary.G3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6" style:family="table-cell">
      <style:table-cell-properties fo:padding="0.0201in" fo:border-left="0.25pt solid #000000" fo:border-right="none" fo:border-top="none" fo:border-bottom="0.25pt solid #000000"/>
    </style:style>
    <style:style style:name="Dictionary.E3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7" style:family="table-cell">
      <style:table-cell-properties fo:padding="0.0201in" fo:border-left="0.25pt solid #000000" fo:border-right="none" fo:border-top="none" fo:border-bottom="0.25pt solid #000000"/>
    </style:style>
    <style:style style:name="Dictionary.D337" style:family="table-cell">
      <style:table-cell-properties fo:padding="0.0201in" fo:border-left="0.25pt solid #000000" fo:border-right="none" fo:border-top="none" fo:border-bottom="0.25pt solid #000000"/>
    </style:style>
    <style:style style:name="Dictionary.G3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8" style:family="table-cell">
      <style:table-cell-properties fo:padding="0.0201in" fo:border-left="0.25pt solid #000000" fo:border-right="none" fo:border-top="none" fo:border-bottom="0.25pt solid #000000"/>
    </style:style>
    <style:style style:name="Dictionary.E3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9" style:family="table-cell">
      <style:table-cell-properties fo:padding="0.0201in" fo:border-left="0.25pt solid #000000" fo:border-right="none" fo:border-top="none" fo:border-bottom="0.25pt solid #000000"/>
    </style:style>
    <style:style style:name="Dictionary.D339" style:family="table-cell">
      <style:table-cell-properties fo:padding="0.0201in" fo:border-left="0.25pt solid #000000" fo:border-right="none" fo:border-top="none" fo:border-bottom="0.25pt solid #000000"/>
    </style:style>
    <style:style style:name="Dictionary.G3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0" style:family="table-cell">
      <style:table-cell-properties fo:padding="0.0201in" fo:border-left="0.25pt solid #000000" fo:border-right="none" fo:border-top="none" fo:border-bottom="0.25pt solid #000000"/>
    </style:style>
    <style:style style:name="Dictionary.E3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1" style:family="table-cell">
      <style:table-cell-properties fo:padding="0.0201in" fo:border-left="0.25pt solid #000000" fo:border-right="none" fo:border-top="none" fo:border-bottom="0.25pt solid #000000"/>
    </style:style>
    <style:style style:name="Dictionary.D341" style:family="table-cell">
      <style:table-cell-properties fo:padding="0.0201in" fo:border-left="0.25pt solid #000000" fo:border-right="none" fo:border-top="none" fo:border-bottom="0.25pt solid #000000"/>
    </style:style>
    <style:style style:name="Dictionary.G3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2" style:family="table-cell">
      <style:table-cell-properties fo:padding="0.0201in" fo:border-left="0.25pt solid #000000" fo:border-right="none" fo:border-top="none" fo:border-bottom="0.25pt solid #000000"/>
    </style:style>
    <style:style style:name="Dictionary.E3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3" style:family="table-cell">
      <style:table-cell-properties fo:padding="0.0201in" fo:border-left="0.25pt solid #000000" fo:border-right="none" fo:border-top="none" fo:border-bottom="0.25pt solid #000000"/>
    </style:style>
    <style:style style:name="Dictionary.D343" style:family="table-cell">
      <style:table-cell-properties fo:padding="0.0201in" fo:border-left="0.25pt solid #000000" fo:border-right="none" fo:border-top="none" fo:border-bottom="0.25pt solid #000000"/>
    </style:style>
    <style:style style:name="Dictionary.G3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4" style:family="table-cell">
      <style:table-cell-properties fo:padding="0.0201in" fo:border-left="0.25pt solid #000000" fo:border-right="none" fo:border-top="none" fo:border-bottom="0.25pt solid #000000"/>
    </style:style>
    <style:style style:name="Dictionary.E3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5" style:family="table-cell">
      <style:table-cell-properties fo:padding="0.0201in" fo:border-left="0.25pt solid #000000" fo:border-right="none" fo:border-top="none" fo:border-bottom="0.25pt solid #000000"/>
    </style:style>
    <style:style style:name="Dictionary.D345" style:family="table-cell">
      <style:table-cell-properties fo:padding="0.0201in" fo:border-left="0.25pt solid #000000" fo:border-right="none" fo:border-top="none" fo:border-bottom="0.25pt solid #000000"/>
    </style:style>
    <style:style style:name="Dictionary.G3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6" style:family="table-cell">
      <style:table-cell-properties fo:padding="0.0201in" fo:border-left="0.25pt solid #000000" fo:border-right="none" fo:border-top="none" fo:border-bottom="0.25pt solid #000000"/>
    </style:style>
    <style:style style:name="Dictionary.E3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7" style:family="table-cell">
      <style:table-cell-properties fo:padding="0.0201in" fo:border-left="0.25pt solid #000000" fo:border-right="none" fo:border-top="none" fo:border-bottom="0.25pt solid #000000"/>
    </style:style>
    <style:style style:name="Dictionary.D347" style:family="table-cell">
      <style:table-cell-properties fo:padding="0.0201in" fo:border-left="0.25pt solid #000000" fo:border-right="none" fo:border-top="none" fo:border-bottom="0.25pt solid #000000"/>
    </style:style>
    <style:style style:name="Dictionary.G3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8" style:family="table-cell">
      <style:table-cell-properties fo:padding="0.0201in" fo:border-left="0.25pt solid #000000" fo:border-right="none" fo:border-top="none" fo:border-bottom="0.25pt solid #000000"/>
    </style:style>
    <style:style style:name="Dictionary.E3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9" style:family="table-cell">
      <style:table-cell-properties fo:padding="0.0201in" fo:border-left="0.25pt solid #000000" fo:border-right="none" fo:border-top="none" fo:border-bottom="0.25pt solid #000000"/>
    </style:style>
    <style:style style:name="Dictionary.D349" style:family="table-cell">
      <style:table-cell-properties fo:padding="0.0201in" fo:border-left="0.25pt solid #000000" fo:border-right="none" fo:border-top="none" fo:border-bottom="0.25pt solid #000000"/>
    </style:style>
    <style:style style:name="Dictionary.G3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0" style:family="table-cell">
      <style:table-cell-properties fo:padding="0.0201in" fo:border-left="0.25pt solid #000000" fo:border-right="none" fo:border-top="none" fo:border-bottom="0.25pt solid #000000"/>
    </style:style>
    <style:style style:name="Dictionary.E3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1" style:family="table-cell">
      <style:table-cell-properties fo:padding="0.0201in" fo:border-left="0.25pt solid #000000" fo:border-right="none" fo:border-top="none" fo:border-bottom="0.25pt solid #000000"/>
    </style:style>
    <style:style style:name="Dictionary.D351" style:family="table-cell">
      <style:table-cell-properties fo:padding="0.0201in" fo:border-left="0.25pt solid #000000" fo:border-right="none" fo:border-top="none" fo:border-bottom="0.25pt solid #000000"/>
    </style:style>
    <style:style style:name="Dictionary.G3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2" style:family="table-cell">
      <style:table-cell-properties fo:padding="0.0201in" fo:border-left="0.25pt solid #000000" fo:border-right="none" fo:border-top="none" fo:border-bottom="0.25pt solid #000000"/>
    </style:style>
    <style:style style:name="Dictionary.E3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3" style:family="table-cell">
      <style:table-cell-properties fo:padding="0.0201in" fo:border-left="0.25pt solid #000000" fo:border-right="none" fo:border-top="none" fo:border-bottom="0.25pt solid #000000"/>
    </style:style>
    <style:style style:name="Dictionary.D353" style:family="table-cell">
      <style:table-cell-properties fo:padding="0.0201in" fo:border-left="0.25pt solid #000000" fo:border-right="none" fo:border-top="none" fo:border-bottom="0.25pt solid #000000"/>
    </style:style>
    <style:style style:name="Dictionary.G3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4" style:family="table-cell">
      <style:table-cell-properties fo:padding="0.0201in" fo:border-left="0.25pt solid #000000" fo:border-right="none" fo:border-top="none" fo:border-bottom="0.25pt solid #000000"/>
    </style:style>
    <style:style style:name="Dictionary.E3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5" style:family="table-cell">
      <style:table-cell-properties fo:padding="0.0201in" fo:border-left="0.25pt solid #000000" fo:border-right="none" fo:border-top="none" fo:border-bottom="0.25pt solid #000000"/>
    </style:style>
    <style:style style:name="Dictionary.D355" style:family="table-cell">
      <style:table-cell-properties fo:padding="0.0201in" fo:border-left="0.25pt solid #000000" fo:border-right="none" fo:border-top="none" fo:border-bottom="0.25pt solid #000000"/>
    </style:style>
    <style:style style:name="Dictionary.G3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6" style:family="table-cell">
      <style:table-cell-properties fo:padding="0.0201in" fo:border-left="0.25pt solid #000000" fo:border-right="none" fo:border-top="none" fo:border-bottom="0.25pt solid #000000"/>
    </style:style>
    <style:style style:name="Dictionary.E3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7" style:family="table-cell">
      <style:table-cell-properties fo:padding="0.0201in" fo:border-left="0.25pt solid #000000" fo:border-right="none" fo:border-top="none" fo:border-bottom="0.25pt solid #000000"/>
    </style:style>
    <style:style style:name="Dictionary.D357" style:family="table-cell">
      <style:table-cell-properties fo:padding="0.0201in" fo:border-left="0.25pt solid #000000" fo:border-right="none" fo:border-top="none" fo:border-bottom="0.25pt solid #000000"/>
    </style:style>
    <style:style style:name="Dictionary.G3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8" style:family="table-cell">
      <style:table-cell-properties fo:padding="0.0201in" fo:border-left="0.25pt solid #000000" fo:border-right="none" fo:border-top="none" fo:border-bottom="0.25pt solid #000000"/>
    </style:style>
    <style:style style:name="Dictionary.E3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9" style:family="table-cell">
      <style:table-cell-properties fo:padding="0.0201in" fo:border-left="0.25pt solid #000000" fo:border-right="none" fo:border-top="none" fo:border-bottom="0.25pt solid #000000"/>
    </style:style>
    <style:style style:name="Dictionary.D359" style:family="table-cell">
      <style:table-cell-properties fo:padding="0.0201in" fo:border-left="0.25pt solid #000000" fo:border-right="none" fo:border-top="none" fo:border-bottom="0.25pt solid #000000"/>
    </style:style>
    <style:style style:name="Dictionary.G3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0" style:family="table-cell">
      <style:table-cell-properties fo:padding="0.0201in" fo:border-left="0.25pt solid #000000" fo:border-right="none" fo:border-top="none" fo:border-bottom="0.25pt solid #000000"/>
    </style:style>
    <style:style style:name="Dictionary.D360" style:family="table-cell">
      <style:table-cell-properties fo:padding="0.0201in" fo:border-left="0.25pt solid #000000" fo:border-right="none" fo:border-top="none" fo:border-bottom="0.25pt solid #000000"/>
    </style:style>
    <style:style style:name="Dictionary.H3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1" style:family="table-cell">
      <style:table-cell-properties fo:padding="0.0201in" fo:border-left="0.25pt solid #000000" fo:border-right="none" fo:border-top="none" fo:border-bottom="0.25pt solid #000000"/>
    </style:style>
    <style:style style:name="Dictionary.D361" style:family="table-cell">
      <style:table-cell-properties fo:padding="0.0201in" fo:border-left="0.25pt solid #000000" fo:border-right="none" fo:border-top="none" fo:border-bottom="0.25pt solid #000000"/>
    </style:style>
    <style:style style:name="Dictionary.G3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2" style:family="table-cell">
      <style:table-cell-properties fo:padding="0.0201in" fo:border-left="0.25pt solid #000000" fo:border-right="none" fo:border-top="none" fo:border-bottom="0.25pt solid #000000"/>
    </style:style>
    <style:style style:name="Dictionary.E3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3" style:family="table-cell">
      <style:table-cell-properties fo:padding="0.0201in" fo:border-left="0.25pt solid #000000" fo:border-right="none" fo:border-top="none" fo:border-bottom="0.25pt solid #000000"/>
    </style:style>
    <style:style style:name="Dictionary.D363" style:family="table-cell">
      <style:table-cell-properties fo:padding="0.0201in" fo:border-left="0.25pt solid #000000" fo:border-right="none" fo:border-top="none" fo:border-bottom="0.25pt solid #000000"/>
    </style:style>
    <style:style style:name="Dictionary.G3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4" style:family="table-cell">
      <style:table-cell-properties fo:padding="0.0201in" fo:border-left="0.25pt solid #000000" fo:border-right="none" fo:border-top="none" fo:border-bottom="0.25pt solid #000000"/>
    </style:style>
    <style:style style:name="Dictionary.E3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5" style:family="table-cell">
      <style:table-cell-properties fo:padding="0.0201in" fo:border-left="0.25pt solid #000000" fo:border-right="none" fo:border-top="none" fo:border-bottom="0.25pt solid #000000"/>
    </style:style>
    <style:style style:name="Dictionary.D365" style:family="table-cell">
      <style:table-cell-properties fo:padding="0.0201in" fo:border-left="0.25pt solid #000000" fo:border-right="none" fo:border-top="none" fo:border-bottom="0.25pt solid #000000"/>
    </style:style>
    <style:style style:name="Dictionary.G3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6" style:family="table-cell">
      <style:table-cell-properties fo:padding="0.0201in" fo:border-left="0.25pt solid #000000" fo:border-right="none" fo:border-top="none" fo:border-bottom="0.25pt solid #000000"/>
    </style:style>
    <style:style style:name="Dictionary.E3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7" style:family="table-cell">
      <style:table-cell-properties fo:padding="0.0201in" fo:border-left="0.25pt solid #000000" fo:border-right="none" fo:border-top="none" fo:border-bottom="0.25pt solid #000000"/>
    </style:style>
    <style:style style:name="Dictionary.D367" style:family="table-cell">
      <style:table-cell-properties fo:padding="0.0201in" fo:border-left="0.25pt solid #000000" fo:border-right="none" fo:border-top="none" fo:border-bottom="0.25pt solid #000000"/>
    </style:style>
    <style:style style:name="Dictionary.G3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8" style:family="table-cell">
      <style:table-cell-properties fo:padding="0.0201in" fo:border-left="0.25pt solid #000000" fo:border-right="none" fo:border-top="none" fo:border-bottom="0.25pt solid #000000"/>
    </style:style>
    <style:style style:name="Dictionary.E3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9" style:family="table-cell">
      <style:table-cell-properties fo:padding="0.0201in" fo:border-left="0.25pt solid #000000" fo:border-right="none" fo:border-top="none" fo:border-bottom="0.25pt solid #000000"/>
    </style:style>
    <style:style style:name="Dictionary.D369" style:family="table-cell">
      <style:table-cell-properties fo:padding="0.0201in" fo:border-left="0.25pt solid #000000" fo:border-right="none" fo:border-top="none" fo:border-bottom="0.25pt solid #000000"/>
    </style:style>
    <style:style style:name="Dictionary.G3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0" style:family="table-cell">
      <style:table-cell-properties fo:padding="0.0201in" fo:border-left="0.25pt solid #000000" fo:border-right="none" fo:border-top="none" fo:border-bottom="0.25pt solid #000000"/>
    </style:style>
    <style:style style:name="Dictionary.E3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1" style:family="table-cell">
      <style:table-cell-properties fo:padding="0.0201in" fo:border-left="0.25pt solid #000000" fo:border-right="none" fo:border-top="none" fo:border-bottom="0.25pt solid #000000"/>
    </style:style>
    <style:style style:name="Dictionary.D371" style:family="table-cell">
      <style:table-cell-properties fo:padding="0.0201in" fo:border-left="0.25pt solid #000000" fo:border-right="none" fo:border-top="none" fo:border-bottom="0.25pt solid #000000"/>
    </style:style>
    <style:style style:name="Dictionary.G3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2" style:family="table-cell">
      <style:table-cell-properties fo:padding="0.0201in" fo:border-left="0.25pt solid #000000" fo:border-right="none" fo:border-top="none" fo:border-bottom="0.25pt solid #000000"/>
    </style:style>
    <style:style style:name="Dictionary.E3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3" style:family="table-cell">
      <style:table-cell-properties fo:padding="0.0201in" fo:border-left="0.25pt solid #000000" fo:border-right="none" fo:border-top="none" fo:border-bottom="0.25pt solid #000000"/>
    </style:style>
    <style:style style:name="Dictionary.D373" style:family="table-cell">
      <style:table-cell-properties fo:padding="0.0201in" fo:border-left="0.25pt solid #000000" fo:border-right="none" fo:border-top="none" fo:border-bottom="0.25pt solid #000000"/>
    </style:style>
    <style:style style:name="Dictionary.G3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4" style:family="table-cell">
      <style:table-cell-properties fo:padding="0.0201in" fo:border-left="0.25pt solid #000000" fo:border-right="none" fo:border-top="none" fo:border-bottom="0.25pt solid #000000"/>
    </style:style>
    <style:style style:name="Dictionary.E3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5" style:family="table-cell">
      <style:table-cell-properties fo:padding="0.0201in" fo:border-left="0.25pt solid #000000" fo:border-right="none" fo:border-top="none" fo:border-bottom="0.25pt solid #000000"/>
    </style:style>
    <style:style style:name="Dictionary.D375" style:family="table-cell">
      <style:table-cell-properties fo:padding="0.0201in" fo:border-left="0.25pt solid #000000" fo:border-right="none" fo:border-top="none" fo:border-bottom="0.25pt solid #000000"/>
    </style:style>
    <style:style style:name="Dictionary.G3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6" style:family="table-cell">
      <style:table-cell-properties fo:padding="0.0201in" fo:border-left="0.25pt solid #000000" fo:border-right="none" fo:border-top="none" fo:border-bottom="0.25pt solid #000000"/>
    </style:style>
    <style:style style:name="Dictionary.E3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7" style:family="table-cell">
      <style:table-cell-properties fo:padding="0.0201in" fo:border-left="0.25pt solid #000000" fo:border-right="none" fo:border-top="none" fo:border-bottom="0.25pt solid #000000"/>
    </style:style>
    <style:style style:name="Dictionary.D377" style:family="table-cell">
      <style:table-cell-properties fo:padding="0.0201in" fo:border-left="0.25pt solid #000000" fo:border-right="none" fo:border-top="none" fo:border-bottom="0.25pt solid #000000"/>
    </style:style>
    <style:style style:name="Dictionary.G3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8" style:family="table-cell">
      <style:table-cell-properties fo:padding="0.0201in" fo:border-left="0.25pt solid #000000" fo:border-right="none" fo:border-top="none" fo:border-bottom="0.25pt solid #000000"/>
    </style:style>
    <style:style style:name="Dictionary.E3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9" style:family="table-cell">
      <style:table-cell-properties fo:padding="0.0201in" fo:border-left="0.25pt solid #000000" fo:border-right="none" fo:border-top="none" fo:border-bottom="0.25pt solid #000000"/>
    </style:style>
    <style:style style:name="Dictionary.D379" style:family="table-cell">
      <style:table-cell-properties fo:padding="0.0201in" fo:border-left="0.25pt solid #000000" fo:border-right="none" fo:border-top="none" fo:border-bottom="0.25pt solid #000000"/>
    </style:style>
    <style:style style:name="Dictionary.G3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0" style:family="table-cell">
      <style:table-cell-properties fo:padding="0.0201in" fo:border-left="0.25pt solid #000000" fo:border-right="none" fo:border-top="none" fo:border-bottom="0.25pt solid #000000"/>
    </style:style>
    <style:style style:name="Dictionary.E3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1" style:family="table-cell">
      <style:table-cell-properties fo:padding="0.0201in" fo:border-left="0.25pt solid #000000" fo:border-right="none" fo:border-top="none" fo:border-bottom="0.25pt solid #000000"/>
    </style:style>
    <style:style style:name="Dictionary.D381" style:family="table-cell">
      <style:table-cell-properties fo:padding="0.0201in" fo:border-left="0.25pt solid #000000" fo:border-right="none" fo:border-top="none" fo:border-bottom="0.25pt solid #000000"/>
    </style:style>
    <style:style style:name="Dictionary.G3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2" style:family="table-cell">
      <style:table-cell-properties fo:padding="0.0201in" fo:border-left="0.25pt solid #000000" fo:border-right="none" fo:border-top="none" fo:border-bottom="0.25pt solid #000000"/>
    </style:style>
    <style:style style:name="Dictionary.E3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3" style:family="table-cell">
      <style:table-cell-properties fo:padding="0.0201in" fo:border-left="0.25pt solid #000000" fo:border-right="none" fo:border-top="none" fo:border-bottom="0.25pt solid #000000"/>
    </style:style>
    <style:style style:name="Dictionary.D383" style:family="table-cell">
      <style:table-cell-properties fo:padding="0.0201in" fo:border-left="0.25pt solid #000000" fo:border-right="none" fo:border-top="none" fo:border-bottom="0.25pt solid #000000"/>
    </style:style>
    <style:style style:name="Dictionary.G3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4" style:family="table-cell">
      <style:table-cell-properties fo:padding="0.0201in" fo:border-left="0.25pt solid #000000" fo:border-right="none" fo:border-top="none" fo:border-bottom="0.25pt solid #000000"/>
    </style:style>
    <style:style style:name="Dictionary.E3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5" style:family="table-cell">
      <style:table-cell-properties fo:padding="0.0201in" fo:border-left="0.25pt solid #000000" fo:border-right="none" fo:border-top="none" fo:border-bottom="0.25pt solid #000000"/>
    </style:style>
    <style:style style:name="Dictionary.D385" style:family="table-cell">
      <style:table-cell-properties fo:padding="0.0201in" fo:border-left="0.25pt solid #000000" fo:border-right="none" fo:border-top="none" fo:border-bottom="0.25pt solid #000000"/>
    </style:style>
    <style:style style:name="Dictionary.G3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6" style:family="table-cell">
      <style:table-cell-properties fo:padding="0.0201in" fo:border-left="0.25pt solid #000000" fo:border-right="none" fo:border-top="none" fo:border-bottom="0.25pt solid #000000"/>
    </style:style>
    <style:style style:name="Dictionary.E3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7" style:family="table-cell">
      <style:table-cell-properties fo:padding="0.0201in" fo:border-left="0.25pt solid #000000" fo:border-right="none" fo:border-top="none" fo:border-bottom="0.25pt solid #000000"/>
    </style:style>
    <style:style style:name="Dictionary.D387" style:family="table-cell">
      <style:table-cell-properties fo:padding="0.0201in" fo:border-left="0.25pt solid #000000" fo:border-right="none" fo:border-top="none" fo:border-bottom="0.25pt solid #000000"/>
    </style:style>
    <style:style style:name="Dictionary.G3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8" style:family="table-cell">
      <style:table-cell-properties fo:padding="0.0201in" fo:border-left="0.25pt solid #000000" fo:border-right="none" fo:border-top="none" fo:border-bottom="0.25pt solid #000000"/>
    </style:style>
    <style:style style:name="Dictionary.E3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9" style:family="table-cell">
      <style:table-cell-properties fo:padding="0.0201in" fo:border-left="0.25pt solid #000000" fo:border-right="none" fo:border-top="none" fo:border-bottom="0.25pt solid #000000"/>
    </style:style>
    <style:style style:name="Dictionary.D389" style:family="table-cell">
      <style:table-cell-properties fo:padding="0.0201in" fo:border-left="0.25pt solid #000000" fo:border-right="none" fo:border-top="none" fo:border-bottom="0.25pt solid #000000"/>
    </style:style>
    <style:style style:name="Dictionary.G3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1" style:family="table-cell">
      <style:table-cell-properties fo:padding="0.0201in" fo:border-left="0.25pt solid #000000" fo:border-right="none" fo:border-top="none" fo:border-bottom="0.25pt solid #000000"/>
    </style:style>
    <style:style style:name="Dictionary.D391" style:family="table-cell">
      <style:table-cell-properties fo:padding="0.0201in" fo:border-left="0.25pt solid #000000" fo:border-right="none" fo:border-top="none" fo:border-bottom="0.25pt solid #000000"/>
    </style:style>
    <style:style style:name="Dictionary.G3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2" style:family="table-cell">
      <style:table-cell-properties fo:padding="0.0201in" fo:border-left="0.25pt solid #000000" fo:border-right="none" fo:border-top="none" fo:border-bottom="0.25pt solid #000000"/>
    </style:style>
    <style:style style:name="Dictionary.C392" style:family="table-cell">
      <style:table-cell-properties fo:padding="0.0201in" fo:border-left="0.25pt solid #000000" fo:border-right="none" fo:border-top="none" fo:border-bottom="0.25pt solid #000000"/>
    </style:style>
    <style:style style:name="Dictionary.E392" style:family="table-cell">
      <style:table-cell-properties fo:padding="0.0201in" fo:border-left="0.25pt solid #000000" fo:border-right="none" fo:border-top="none" fo:border-bottom="0.25pt solid #000000"/>
    </style:style>
    <style:style style:name="Dictionary.I3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3" style:family="table-cell">
      <style:table-cell-properties fo:padding="0.0201in" fo:border-left="0.25pt solid #000000" fo:border-right="none" fo:border-top="none" fo:border-bottom="0.25pt solid #000000"/>
    </style:style>
    <style:style style:name="Dictionary.D393" style:family="table-cell">
      <style:table-cell-properties fo:padding="0.0201in" fo:border-left="0.25pt solid #000000" fo:border-right="none" fo:border-top="none" fo:border-bottom="0.25pt solid #000000"/>
    </style:style>
    <style:style style:name="Dictionary.G3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4" style:family="table-cell">
      <style:table-cell-properties fo:padding="0.0201in" fo:border-left="0.25pt solid #000000" fo:border-right="none" fo:border-top="none" fo:border-bottom="0.25pt solid #000000"/>
    </style:style>
    <style:style style:name="Dictionary.C394" style:family="table-cell">
      <style:table-cell-properties fo:padding="0.0201in" fo:border-left="0.25pt solid #000000" fo:border-right="none" fo:border-top="none" fo:border-bottom="0.25pt solid #000000"/>
    </style:style>
    <style:style style:name="Dictionary.E394" style:family="table-cell">
      <style:table-cell-properties fo:padding="0.0201in" fo:border-left="0.25pt solid #000000" fo:border-right="none" fo:border-top="none" fo:border-bottom="0.25pt solid #000000"/>
    </style:style>
    <style:style style:name="Dictionary.I3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5" style:family="table-cell">
      <style:table-cell-properties fo:padding="0.0201in" fo:border-left="0.25pt solid #000000" fo:border-right="none" fo:border-top="none" fo:border-bottom="0.25pt solid #000000"/>
    </style:style>
    <style:style style:name="Dictionary.D395" style:family="table-cell">
      <style:table-cell-properties fo:padding="0.0201in" fo:border-left="0.25pt solid #000000" fo:border-right="none" fo:border-top="none" fo:border-bottom="0.25pt solid #000000"/>
    </style:style>
    <style:style style:name="Dictionary.G3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6" style:family="table-cell">
      <style:table-cell-properties fo:padding="0.0201in" fo:border-left="0.25pt solid #000000" fo:border-right="none" fo:border-top="none" fo:border-bottom="0.25pt solid #000000"/>
    </style:style>
    <style:style style:name="Dictionary.E3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7" style:family="table-cell">
      <style:table-cell-properties fo:padding="0.0201in" fo:border-left="0.25pt solid #000000" fo:border-right="none" fo:border-top="none" fo:border-bottom="0.25pt solid #000000"/>
    </style:style>
    <style:style style:name="Dictionary.D397" style:family="table-cell">
      <style:table-cell-properties fo:padding="0.0201in" fo:border-left="0.25pt solid #000000" fo:border-right="none" fo:border-top="none" fo:border-bottom="0.25pt solid #000000"/>
    </style:style>
    <style:style style:name="Dictionary.G3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9" style:family="table-cell">
      <style:table-cell-properties fo:padding="0.0201in" fo:border-left="0.25pt solid #000000" fo:border-right="none" fo:border-top="none" fo:border-bottom="0.25pt solid #000000"/>
    </style:style>
    <style:style style:name="Dictionary.D399" style:family="table-cell">
      <style:table-cell-properties fo:padding="0.0201in" fo:border-left="0.25pt solid #000000" fo:border-right="none" fo:border-top="none" fo:border-bottom="0.25pt solid #000000"/>
    </style:style>
    <style:style style:name="Dictionary.G3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0" style:family="table-cell">
      <style:table-cell-properties fo:padding="0.0201in" fo:border-left="0.25pt solid #000000" fo:border-right="none" fo:border-top="none" fo:border-bottom="0.25pt solid #000000"/>
    </style:style>
    <style:style style:name="Dictionary.D400" style:family="table-cell">
      <style:table-cell-properties fo:padding="0.0201in" fo:border-left="0.25pt solid #000000" fo:border-right="none" fo:border-top="none" fo:border-bottom="0.25pt solid #000000"/>
    </style:style>
    <style:style style:name="Dictionary.H4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1" style:family="table-cell">
      <style:table-cell-properties fo:padding="0.0201in" fo:border-left="0.25pt solid #000000" fo:border-right="none" fo:border-top="none" fo:border-bottom="0.25pt solid #000000"/>
    </style:style>
    <style:style style:name="Dictionary.D401" style:family="table-cell">
      <style:table-cell-properties fo:padding="0.0201in" fo:border-left="0.25pt solid #000000" fo:border-right="none" fo:border-top="none" fo:border-bottom="0.25pt solid #000000"/>
    </style:style>
    <style:style style:name="Dictionary.G4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2" style:family="table-cell">
      <style:table-cell-properties fo:padding="0.0201in" fo:border-left="0.25pt solid #000000" fo:border-right="none" fo:border-top="none" fo:border-bottom="0.25pt solid #000000"/>
    </style:style>
    <style:style style:name="Dictionary.E4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3" style:family="table-cell">
      <style:table-cell-properties fo:padding="0.0201in" fo:border-left="0.25pt solid #000000" fo:border-right="none" fo:border-top="none" fo:border-bottom="0.25pt solid #000000"/>
    </style:style>
    <style:style style:name="Dictionary.D403" style:family="table-cell">
      <style:table-cell-properties fo:padding="0.0201in" fo:border-left="0.25pt solid #000000" fo:border-right="none" fo:border-top="none" fo:border-bottom="0.25pt solid #000000"/>
    </style:style>
    <style:style style:name="Dictionary.G4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4" style:family="table-cell">
      <style:table-cell-properties fo:padding="0.0201in" fo:border-left="0.25pt solid #000000" fo:border-right="none" fo:border-top="none" fo:border-bottom="0.25pt solid #000000"/>
    </style:style>
    <style:style style:name="Dictionary.E4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5" style:family="table-cell">
      <style:table-cell-properties fo:padding="0.0201in" fo:border-left="0.25pt solid #000000" fo:border-right="none" fo:border-top="none" fo:border-bottom="0.25pt solid #000000"/>
    </style:style>
    <style:style style:name="Dictionary.D405" style:family="table-cell">
      <style:table-cell-properties fo:padding="0.0201in" fo:border-left="0.25pt solid #000000" fo:border-right="none" fo:border-top="none" fo:border-bottom="0.25pt solid #000000"/>
    </style:style>
    <style:style style:name="Dictionary.G4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6" style:family="table-cell">
      <style:table-cell-properties fo:padding="0.0201in" fo:border-left="0.25pt solid #000000" fo:border-right="none" fo:border-top="none" fo:border-bottom="0.25pt solid #000000"/>
    </style:style>
    <style:style style:name="Dictionary.E4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7" style:family="table-cell">
      <style:table-cell-properties fo:padding="0.0201in" fo:border-left="0.25pt solid #000000" fo:border-right="none" fo:border-top="none" fo:border-bottom="0.25pt solid #000000"/>
    </style:style>
    <style:style style:name="Dictionary.D407" style:family="table-cell">
      <style:table-cell-properties fo:padding="0.0201in" fo:border-left="0.25pt solid #000000" fo:border-right="none" fo:border-top="none" fo:border-bottom="0.25pt solid #000000"/>
    </style:style>
    <style:style style:name="Dictionary.G4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8" style:family="table-cell">
      <style:table-cell-properties fo:padding="0.0201in" fo:border-left="0.25pt solid #000000" fo:border-right="none" fo:border-top="none" fo:border-bottom="0.25pt solid #000000"/>
    </style:style>
    <style:style style:name="Dictionary.E4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9" style:family="table-cell">
      <style:table-cell-properties fo:padding="0.0201in" fo:border-left="0.25pt solid #000000" fo:border-right="none" fo:border-top="none" fo:border-bottom="0.25pt solid #000000"/>
    </style:style>
    <style:style style:name="Dictionary.D409" style:family="table-cell">
      <style:table-cell-properties fo:padding="0.0201in" fo:border-left="0.25pt solid #000000" fo:border-right="none" fo:border-top="none" fo:border-bottom="0.25pt solid #000000"/>
    </style:style>
    <style:style style:name="Dictionary.G4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0" style:family="table-cell">
      <style:table-cell-properties fo:padding="0.0201in" fo:border-left="0.25pt solid #000000" fo:border-right="none" fo:border-top="none" fo:border-bottom="0.25pt solid #000000"/>
    </style:style>
    <style:style style:name="Dictionary.E4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1" style:family="table-cell">
      <style:table-cell-properties fo:padding="0.0201in" fo:border-left="0.25pt solid #000000" fo:border-right="none" fo:border-top="none" fo:border-bottom="0.25pt solid #000000"/>
    </style:style>
    <style:style style:name="Dictionary.D411" style:family="table-cell">
      <style:table-cell-properties fo:padding="0.0201in" fo:border-left="0.25pt solid #000000" fo:border-right="none" fo:border-top="none" fo:border-bottom="0.25pt solid #000000"/>
    </style:style>
    <style:style style:name="Dictionary.G4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2" style:family="table-cell">
      <style:table-cell-properties fo:padding="0.0201in" fo:border-left="0.25pt solid #000000" fo:border-right="none" fo:border-top="none" fo:border-bottom="0.25pt solid #000000"/>
    </style:style>
    <style:style style:name="Dictionary.E4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3" style:family="table-cell">
      <style:table-cell-properties fo:padding="0.0201in" fo:border-left="0.25pt solid #000000" fo:border-right="none" fo:border-top="none" fo:border-bottom="0.25pt solid #000000"/>
    </style:style>
    <style:style style:name="Dictionary.D413" style:family="table-cell">
      <style:table-cell-properties fo:padding="0.0201in" fo:border-left="0.25pt solid #000000" fo:border-right="none" fo:border-top="none" fo:border-bottom="0.25pt solid #000000"/>
    </style:style>
    <style:style style:name="Dictionary.G4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4" style:family="table-cell">
      <style:table-cell-properties fo:padding="0.0201in" fo:border-left="0.25pt solid #000000" fo:border-right="none" fo:border-top="none" fo:border-bottom="0.25pt solid #000000"/>
    </style:style>
    <style:style style:name="Dictionary.E4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5" style:family="table-cell">
      <style:table-cell-properties fo:padding="0.0201in" fo:border-left="0.25pt solid #000000" fo:border-right="none" fo:border-top="none" fo:border-bottom="0.25pt solid #000000"/>
    </style:style>
    <style:style style:name="Dictionary.D415" style:family="table-cell">
      <style:table-cell-properties fo:padding="0.0201in" fo:border-left="0.25pt solid #000000" fo:border-right="none" fo:border-top="none" fo:border-bottom="0.25pt solid #000000"/>
    </style:style>
    <style:style style:name="Dictionary.G4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6" style:family="table-cell">
      <style:table-cell-properties fo:padding="0.0201in" fo:border-left="0.25pt solid #000000" fo:border-right="none" fo:border-top="none" fo:border-bottom="0.25pt solid #000000"/>
    </style:style>
    <style:style style:name="Dictionary.E4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7" style:family="table-cell">
      <style:table-cell-properties fo:padding="0.0201in" fo:border-left="0.25pt solid #000000" fo:border-right="none" fo:border-top="none" fo:border-bottom="0.25pt solid #000000"/>
    </style:style>
    <style:style style:name="Dictionary.D417" style:family="table-cell">
      <style:table-cell-properties fo:padding="0.0201in" fo:border-left="0.25pt solid #000000" fo:border-right="none" fo:border-top="none" fo:border-bottom="0.25pt solid #000000"/>
    </style:style>
    <style:style style:name="Dictionary.G4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8" style:family="table-cell">
      <style:table-cell-properties fo:padding="0.0201in" fo:border-left="0.25pt solid #000000" fo:border-right="none" fo:border-top="none" fo:border-bottom="0.25pt solid #000000"/>
    </style:style>
    <style:style style:name="Dictionary.E4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9" style:family="table-cell">
      <style:table-cell-properties fo:padding="0.0201in" fo:border-left="0.25pt solid #000000" fo:border-right="none" fo:border-top="none" fo:border-bottom="0.25pt solid #000000"/>
    </style:style>
    <style:style style:name="Dictionary.D419" style:family="table-cell">
      <style:table-cell-properties fo:padding="0.0201in" fo:border-left="0.25pt solid #000000" fo:border-right="none" fo:border-top="none" fo:border-bottom="0.25pt solid #000000"/>
    </style:style>
    <style:style style:name="Dictionary.G4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0" style:family="table-cell">
      <style:table-cell-properties fo:padding="0.0201in" fo:border-left="0.25pt solid #000000" fo:border-right="none" fo:border-top="none" fo:border-bottom="0.25pt solid #000000"/>
    </style:style>
    <style:style style:name="Dictionary.E4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1" style:family="table-cell">
      <style:table-cell-properties fo:padding="0.0201in" fo:border-left="0.25pt solid #000000" fo:border-right="none" fo:border-top="none" fo:border-bottom="0.25pt solid #000000"/>
    </style:style>
    <style:style style:name="Dictionary.D421" style:family="table-cell">
      <style:table-cell-properties fo:padding="0.0201in" fo:border-left="0.25pt solid #000000" fo:border-right="none" fo:border-top="none" fo:border-bottom="0.25pt solid #000000"/>
    </style:style>
    <style:style style:name="Dictionary.G4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2" style:family="table-cell">
      <style:table-cell-properties fo:padding="0.0201in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line-height="150%"/>
      <style:text-properties fo:font-variant="normal" fo:text-transform="none" fo:color="#222222" style:font-name="Times New Roman" fo:font-size="14pt" fo:letter-spacing="normal" fo:font-style="normal" fo:font-weight="normal" style:font-size-asian="14pt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bol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4pt" style:text-underline-style="none" fo:font-weight="normal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weight="bol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style="itali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italic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italic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itali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1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itali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itali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4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style="normal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style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ru" fo:country="RU" fo:font-style="itali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2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Times New Roman" fo:font-size="14pt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4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Standard">
      <style:paragraph-properties fo:line-height="150%" fo:text-align="start" style:justify-single-word="false"/>
      <style:text-properties fo:text-transform="uppercase" style:use-window-font-color="true" style:font-name="Times New Roman" fo:font-size="14pt" fo:language="uk" fo:country="UA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line-height="150%" fo:text-align="start" style:justify-single-word="false"/>
      <style:text-properties fo:text-transform="uppercase" style:use-window-font-color="true" style:font-name="Times New Roman" fo:font-size="14pt" fo:language="ru" fo:country="RU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line-height="150%" fo:text-align="start" style:justify-single-word="false"/>
      <style:text-properties style:font-name="Times New Roman" fo:font-size="14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line-height="150%" fo:text-align="start" style:justify-single-word="false"/>
      <style:text-properties style:use-window-font-color="true" style:font-name="Times New Roman" fo:font-size="14pt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0" style:family="paragraph" style:parent-style-name="Text_20_body">
      <style:paragraph-properties fo:line-height="150%"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4pt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font-size="14pt" fo:font-weight="bol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4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4pt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5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font-style="normal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7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font-style="normal" fo:font-weight="bol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8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0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fo:font-weight="bol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1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4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5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font-name="Times New Roman" fo:font-size="14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font-name="Times New Roman" fo:font-size="14pt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7" style:family="paragraph" style:parent-style-name="Text_20_body">
      <style:paragraph-properties fo:margin-left="0in" fo:margin-right="0in" fo:margin-top="0in" fo:margin-bottom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font-style="normal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8" style:family="paragraph" style:parent-style-name="Text_20_body">
      <style:paragraph-properties fo:margin-left="0in" fo:margin-right="0in" fo:margin-top="0in" fo:margin-bottom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ext_20_body">
      <style:paragraph-properties fo:margin-left="0in" fo:margin-right="0in" fo:margin-top="0in" fo:margin-bottom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0" style:family="paragraph" style:parent-style-name="Text_20_body">
      <style:paragraph-properties fo:margin-left="0in" fo:margin-right="0in" fo:margin-top="0in" fo:margin-bottom="0in" fo:line-height="150%" fo:text-align="start" style:justify-single-word="false" fo:orphans="2" fo:widows="2" fo:text-indent="0in" style:auto-text-indent="false" fo:padding="0in" fo:border="none"/>
      <style:text-properties style:font-name="Times New Roman" fo:font-size="14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ext_20_body">
      <style:paragraph-properties fo:margin-left="0in" fo:margin-right="0in" fo:margin-top="0in" fo:margin-bottom="0in" fo:line-height="150%" fo:text-align="start" style:justify-single-word="false" fo:orphans="2" fo:widows="2" fo:text-indent="0in" style:auto-text-indent="false" fo:padding="0in" fo:border="none"/>
      <style:text-properties style:font-name="Times New Roman" fo:font-size="14pt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2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font-style="normal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5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font-style="normal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font-style="italic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7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font-style="italic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9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0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text-transform="uppercase" fo:language="uk" fo:country="UA"/>
    </style:style>
    <style:style style:name="T2" style:family="text">
      <style:text-properties fo:text-transform="uppercase" fo:language="uk" fo:country="UA" fo:font-weight="bold"/>
    </style:style>
    <style:style style:name="T3" style:family="text">
      <style:text-properties fo:text-transform="uppercase" fo:language="uk" fo:country="UA" fo:font-weight="bold" style:font-weight-asian="bold"/>
    </style:style>
    <style:style style:name="T4" style:family="text">
      <style:text-properties fo:text-transform="uppercase" fo:language="uk" fo:country="UA" fo:font-weight="bold" style:font-weight-asian="bold" style:font-style-complex="italic" style:font-weight-complex="bold"/>
    </style:style>
    <style:style style:name="T5" style:family="text">
      <style:text-properties fo:text-transform="uppercase" fo:language="uk" fo:country="UA" fo:font-weight="bold" style:font-weight-asian="bold" style:font-weight-complex="bold"/>
    </style:style>
    <style:style style:name="T6" style:family="text">
      <style:text-properties fo:text-transform="uppercase" fo:language="uk" fo:country="UA" fo:font-style="normal" fo:font-weight="bold"/>
    </style:style>
    <style:style style:name="T7" style:family="text">
      <style:text-properties fo:text-transform="uppercase" fo:language="uk" fo:country="UA" fo:font-style="normal" fo:font-weight="bold" style:font-style-asian="normal" style:font-weight-asian="bold" style:font-style-complex="italic" style:font-weight-complex="bold"/>
    </style:style>
    <style:style style:name="T8" style:family="text">
      <style:text-properties fo:text-transform="uppercase" fo:language="uk" fo:country="UA" fo:font-style="normal" fo:font-weight="bold" style:font-weight-asian="bold" style:font-weight-complex="bold"/>
    </style:style>
    <style:style style:name="T9" style:family="text">
      <style:text-properties fo:text-transform="uppercase" fo:language="uk" fo:country="UA" fo:font-style="normal" fo:font-weight="bold" style:font-weight-asian="bold" style:font-style-complex="italic" style:font-weight-complex="bold"/>
    </style:style>
    <style:style style:name="T10" style:family="text">
      <style:text-properties fo:text-transform="uppercase" fo:language="uk" fo:country="UA" fo:font-style="normal" style:font-style-asian="normal" style:font-style-complex="italic"/>
    </style:style>
    <style:style style:name="T11" style:family="text">
      <style:text-properties fo:text-transform="uppercase" fo:language="uk" fo:country="UA" fo:font-style="normal" fo:font-weight="normal" style:font-style-asian="italic"/>
    </style:style>
    <style:style style:name="T12" style:family="text">
      <style:text-properties fo:text-transform="uppercase" fo:language="uk" fo:country="UA" style:font-weight-complex="normal"/>
    </style:style>
    <style:style style:name="T13" style:family="text">
      <style:text-properties fo:text-transform="uppercase" fo:language="uk" fo:country="UA" style:font-weight-asian="bold"/>
    </style:style>
    <style:style style:name="T14" style:family="text">
      <style:text-properties fo:text-transform="uppercase" fo:language="uk" fo:country="UA" style:font-weight-asian="bold" style:font-style-complex="italic" style:font-weight-complex="bold"/>
    </style:style>
    <style:style style:name="T15" style:family="text">
      <style:text-properties fo:text-transform="uppercase" fo:language="uk" fo:country="UA" fo:font-style="italic" fo:font-weight="bold" style:font-weight-asian="bold" style:font-style-complex="italic" style:font-weight-complex="bold"/>
    </style:style>
    <style:style style:name="T16" style:family="text">
      <style:text-properties fo:text-transform="uppercase" fo:language="uk" fo:country="UA" style:font-style-complex="italic"/>
    </style:style>
    <style:style style:name="T17" style:family="text">
      <style:text-properties fo:text-transform="uppercase" fo:letter-spacing="normal" fo:language="uk" fo:country="UA" fo:font-style="italic" fo:font-weight="normal" style:font-style-asian="italic"/>
    </style:style>
    <style:style style:name="T18" style:family="text">
      <style:text-properties fo:text-transform="uppercase" fo:letter-spacing="normal" fo:language="uk" fo:country="UA" fo:font-style="normal" fo:font-weight="bold" style:font-weight-asian="bold" style:font-style-complex="italic" style:font-weight-complex="bold"/>
    </style:style>
    <style:style style:name="T19" style:family="text">
      <style:text-properties fo:text-transform="uppercase" style:use-window-font-color="true" fo:letter-spacing="normal" fo:language="uk" fo:country="UA" fo:font-style="normal" fo:font-weight="bold" style:font-weight-asian="bold" style:font-style-complex="italic" style:font-weight-complex="bold"/>
    </style:style>
    <style:style style:name="T20" style:family="text">
      <style:text-properties fo:text-transform="uppercase" style:use-window-font-color="true" fo:letter-spacing="normal" fo:language="uk" fo:country="UA" fo:font-style="normal" fo:font-weight="bold" style:font-style-asian="normal" style:font-weight-asian="normal" style:font-style-complex="normal" style:font-weight-complex="normal" style:text-overline-style="none" style:text-overline-color="font-color"/>
    </style:style>
    <style:style style:name="T21" style:family="text">
      <style:text-properties fo:language="uk" fo:country="UA"/>
    </style:style>
    <style:style style:name="T22" style:family="text">
      <style:text-properties fo:language="uk" fo:country="UA" fo:font-style="italic" style:font-style-asian="italic"/>
    </style:style>
    <style:style style:name="T23" style:family="text">
      <style:text-properties fo:language="uk" fo:country="UA" fo:font-style="italic" style:font-style-asian="italic" style:font-style-complex="italic"/>
    </style:style>
    <style:style style:name="T24" style:family="text">
      <style:text-properties fo:language="uk" fo:country="UA" fo:font-style="italic" style:font-style-asian="italic" style:font-weight-complex="bold"/>
    </style:style>
    <style:style style:name="T25" style:family="text">
      <style:text-properties fo:language="uk" fo:country="UA" fo:font-style="italic" fo:font-weight="bold" style:font-style-asian="italic" style:font-weight-asian="bold"/>
    </style:style>
    <style:style style:name="T26" style:family="text">
      <style:text-properties fo:language="uk" fo:country="UA" fo:font-style="italic" fo:font-weight="bold" style:font-style-asian="italic" style:font-weight-asian="bold" style:font-weight-complex="bold"/>
    </style:style>
    <style:style style:name="T27" style:family="text">
      <style:text-properties fo:language="uk" fo:country="UA" fo:font-style="italic" fo:font-weight="bold" style:font-style-asian="italic" style:font-weight-asian="bold" style:font-style-complex="italic"/>
    </style:style>
    <style:style style:name="T28" style:family="text">
      <style:text-properties fo:language="uk" fo:country="UA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language="uk" fo:country="UA" fo:font-style="italic" fo:font-weight="bold" style:font-style-asian="italic" style:font-style-complex="italic"/>
    </style:style>
    <style:style style:name="T30" style:family="text">
      <style:text-properties fo:language="uk" fo:country="UA" fo:font-style="italic" fo:font-weight="normal" style:font-style-asian="italic"/>
    </style:style>
    <style:style style:name="T31" style:family="text">
      <style:text-properties fo:language="uk" fo:country="UA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language="uk" fo:country="UA" fo:font-style="italic" fo:font-weight="normal" style:font-style-asian="italic" style:font-weight-asian="normal" style:font-weight-complex="normal"/>
    </style:style>
    <style:style style:name="T33" style:family="text">
      <style:text-properties fo:language="uk" fo:country="UA" style:font-style-complex="italic"/>
    </style:style>
    <style:style style:name="T34" style:family="text">
      <style:text-properties fo:language="uk" fo:country="UA" fo:font-weight="bold"/>
    </style:style>
    <style:style style:name="T35" style:family="text">
      <style:text-properties fo:language="uk" fo:country="UA" fo:font-weight="bold" style:font-weight-asian="bold"/>
    </style:style>
    <style:style style:name="T36" style:family="text">
      <style:text-properties fo:language="uk" fo:country="UA" fo:font-weight="bold" style:font-weight-asian="bold" style:font-style-complex="italic" style:font-weight-complex="bold"/>
    </style:style>
    <style:style style:name="T37" style:family="text">
      <style:text-properties fo:language="uk" fo:country="UA" fo:font-weight="bold" style:font-weight-asian="bold" style:font-weight-complex="bold"/>
    </style:style>
    <style:style style:name="T38" style:family="text">
      <style:text-properties fo:language="uk" fo:country="UA" fo:font-weight="bold" style:font-weight-asian="normal" style:font-weight-complex="normal"/>
    </style:style>
    <style:style style:name="T39" style:family="text">
      <style:text-properties fo:language="uk" fo:country="UA" fo:font-weight="bold" style:font-style-asian="normal" style:font-weight-asian="bold" style:font-style-complex="italic" style:font-weight-complex="bold"/>
    </style:style>
    <style:style style:name="T40" style:family="text">
      <style:text-properties fo:language="uk" fo:country="UA" fo:font-weight="bold" style:font-style-asian="normal" style:font-weight-asian="normal" style:font-style-complex="normal" style:font-weight-complex="normal" style:text-overline-style="none" style:text-overline-color="font-color"/>
    </style:style>
    <style:style style:name="T41" style:family="text">
      <style:text-properties fo:language="uk" fo:country="UA" fo:font-style="normal"/>
    </style:style>
    <style:style style:name="T42" style:family="text">
      <style:text-properties fo:language="uk" fo:country="UA" fo:font-style="normal" style:font-style-asian="normal" style:font-style-complex="normal"/>
    </style:style>
    <style:style style:name="T43" style:family="text">
      <style:text-properties fo:language="uk" fo:country="UA" fo:font-style="normal" fo:font-weight="bold" style:font-style-asian="normal" style:font-weight-asian="bold" style:font-style-complex="italic" style:font-weight-complex="bold"/>
    </style:style>
    <style:style style:name="T44" style:family="text">
      <style:text-properties fo:language="uk" fo:country="UA"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language="uk" fo:country="UA" fo:font-style="normal" fo:font-weight="normal"/>
    </style:style>
    <style:style style:name="T46" style:family="text">
      <style:text-properties fo:language="uk" fo:country="UA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language="uk" fo:country="UA" fo:font-style="normal" fo:font-weight="normal" style:font-style-asian="italic"/>
    </style:style>
    <style:style style:name="T48" style:family="text">
      <style:text-properties fo:language="uk" fo:country="UA" fo:font-style="normal" fo:font-weight="normal" style:font-style-asian="italic" style:font-style-complex="italic"/>
    </style:style>
    <style:style style:name="T49" style:family="text">
      <style:text-properties fo:language="uk" fo:country="UA" fo:font-style="normal" fo:font-weight="normal" style:font-style-complex="italic"/>
    </style:style>
    <style:style style:name="T50" style:family="text">
      <style:text-properties fo:language="uk" fo:country="UA" fo:font-style="normal" style:font-style-asian="italic"/>
    </style:style>
    <style:style style:name="T51" style:family="text">
      <style:text-properties fo:language="uk" fo:country="UA" fo:font-weight="normal"/>
    </style:style>
    <style:style style:name="T52" style:family="text">
      <style:text-properties fo:language="uk" fo:country="UA" fo:font-weight="normal" style:font-weight-asian="normal" style:font-weight-complex="normal"/>
    </style:style>
    <style:style style:name="T53" style:family="text">
      <style:text-properties fo:language="uk" fo:country="UA" fo:font-weight="normal" style:font-weight-asian="normal" style:font-style-complex="italic" style:font-weight-complex="normal"/>
    </style:style>
    <style:style style:name="T54" style:family="text">
      <style:text-properties fo:language="uk" fo:country="UA" fo:font-weight="normal" style:font-style-complex="italic"/>
    </style:style>
    <style:style style:name="T55" style:family="text">
      <style:text-properties fo:language="uk" fo:country="UA" fo:font-weight="normal" style:font-style-asian="normal" style:font-weight-asian="bold" style:font-style-complex="normal" style:font-weight-complex="bold"/>
    </style:style>
    <style:style style:name="T56" style:family="text">
      <style:text-properties fo:language="uk" fo:country="UA" style:font-weight-complex="normal"/>
    </style:style>
    <style:style style:name="T57" style:family="text">
      <style:text-properties fo:language="uk" fo:country="UA" style:font-style-asian="italic"/>
    </style:style>
    <style:style style:name="T58" style:family="text">
      <style:text-properties fo:language="uk" fo:country="UA" style:font-style-asian="normal" style:font-weight-asian="normal" style:font-style-complex="normal" style:font-weight-complex="normal" style:text-overline-style="none" style:text-overline-color="font-color"/>
    </style:style>
    <style:style style:name="T59" style:family="text">
      <style:text-properties fo:language="uk" fo:country="UA" style:font-style-asian="normal" style:font-weight-asian="bold" style:font-style-complex="normal" style:font-weight-complex="bold"/>
    </style:style>
    <style:style style:name="T60" style:family="text">
      <style:text-properties fo:language="uk" fo:country="UA" style:font-weight-asian="bold" style:font-weight-complex="bold"/>
    </style:style>
    <style:style style:name="T61" style:family="text">
      <style:text-properties fo:font-variant="normal" fo:text-transform="none" fo:letter-spacing="normal"/>
    </style:style>
    <style:style style:name="T62" style:family="text">
      <style:text-properties fo:font-variant="normal" fo:text-transform="none" fo:letter-spacing="normal" fo:font-style="normal"/>
    </style:style>
    <style:style style:name="T63" style:family="text">
      <style:text-properties fo:font-variant="normal" fo:text-transform="none" fo:letter-spacing="normal" fo:font-style="normal" fo:font-weight="bold"/>
    </style:style>
    <style:style style:name="T64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65" style:family="text">
      <style:text-properties fo:font-variant="normal" fo:text-transform="none" fo:letter-spacing="normal" fo:font-style="normal" fo:font-weight="normal"/>
    </style:style>
    <style:style style:name="T66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67" style:family="text">
      <style:text-properties fo:font-variant="normal" fo:text-transform="none" fo:letter-spacing="normal" fo:font-style="normal" style:font-style-asian="normal" style:font-style-complex="normal"/>
    </style:style>
    <style:style style:name="T68" style:family="text">
      <style:text-properties fo:font-variant="normal" fo:text-transform="none" fo:letter-spacing="normal" fo:language="uk" fo:country="UA" fo:font-style="normal" fo:font-weight="bold" style:font-weight-asian="bold" style:font-weight-complex="bold"/>
    </style:style>
    <style:style style:name="T69" style:family="text">
      <style:text-properties fo:font-variant="normal" fo:text-transform="none" fo:letter-spacing="normal" fo:language="uk" fo:country="UA" fo:font-style="normal" fo:font-weight="bold" style:font-weight-asian="bold" style:font-style-complex="italic" style:font-weight-complex="bold"/>
    </style:style>
    <style:style style:name="T70" style:family="text">
      <style:text-properties fo:font-variant="normal" fo:text-transform="none" fo:letter-spacing="normal" fo:language="uk" fo:country="UA" fo:font-style="normal" fo:font-weight="bold" style:font-style-asian="normal" style:font-weight-asian="bold" style:font-style-complex="italic" style:font-weight-complex="bold"/>
    </style:style>
    <style:style style:name="T71" style:family="text">
      <style:text-properties fo:font-variant="normal" fo:text-transform="none" fo:letter-spacing="normal" fo:language="uk" fo:country="UA" fo:font-style="normal" fo:font-weight="normal" style:font-style-complex="italic"/>
    </style:style>
    <style:style style:name="T72" style:family="text">
      <style:text-properties fo:font-variant="normal" fo:text-transform="none" fo:letter-spacing="normal" fo:language="uk" fo:country="UA" fo:font-style="normal" fo:font-weight="normal" style:font-weight-asian="normal" style:font-style-complex="italic" style:font-weight-complex="normal"/>
    </style:style>
    <style:style style:name="T73" style:family="text">
      <style:text-properties fo:font-variant="normal" fo:text-transform="none" fo:letter-spacing="normal" fo:language="uk" fo:country="UA" fo:font-style="normal" fo:font-weight="normal" style:font-style-asian="italic"/>
    </style:style>
    <style:style style:name="T74" style:family="text">
      <style:text-properties fo:font-variant="normal" fo:text-transform="none" fo:letter-spacing="normal" fo:language="uk" fo:country="UA" fo:font-style="normal" fo:font-weight="normal" style:font-weight-asian="bold" style:font-weight-complex="bold"/>
    </style:style>
    <style:style style:name="T75" style:family="text">
      <style:text-properties fo:font-variant="normal" fo:text-transform="none" fo:letter-spacing="normal" fo:language="uk" fo:country="UA" fo:font-style="normal" fo:font-weight="normal" style:font-style-asian="normal" style:font-weight-asian="bold" style:font-style-complex="normal" style:font-weight-complex="bold"/>
    </style:style>
    <style:style style:name="T76" style:family="text">
      <style:text-properties fo:font-variant="normal" fo:text-transform="none" fo:letter-spacing="normal" fo:language="uk" fo:country="UA" fo:font-style="normal" style:font-weight-asian="bold" style:font-weight-complex="bold"/>
    </style:style>
    <style:style style:name="T77" style:family="text">
      <style:text-properties fo:font-variant="normal" fo:text-transform="none" fo:letter-spacing="normal" fo:language="uk" fo:country="UA" fo:font-style="normal" style:font-style-asian="normal" style:font-weight-asian="bold" style:font-style-complex="normal" style:font-weight-complex="bold"/>
    </style:style>
    <style:style style:name="T78" style:family="text">
      <style:text-properties fo:font-variant="normal" fo:text-transform="none" fo:letter-spacing="normal" fo:language="uk" fo:country="UA" fo:font-style="italic" style:font-style-asian="italic"/>
    </style:style>
    <style:style style:name="T79" style:family="text">
      <style:text-properties fo:font-variant="normal" fo:text-transform="none" fo:letter-spacing="normal" fo:language="uk" fo:country="UA" style:font-weight-asian="bold" style:font-weight-complex="bold"/>
    </style:style>
    <style:style style:name="T80" style:family="text">
      <style:text-properties fo:font-variant="normal" fo:text-transform="none" fo:letter-spacing="normal" fo:font-style="italic"/>
    </style:style>
    <style:style style:name="T81" style:family="text">
      <style:text-properties fo:font-variant="normal" fo:text-transform="none" fo:letter-spacing="normal" fo:font-style="italic" fo:font-weight="normal"/>
    </style:style>
    <style:style style:name="T82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ize-complex="14pt"/>
    </style:style>
    <style:style style:name="T83" style:family="text">
      <style:text-properties fo:font-variant="normal" fo:text-transform="none" style:use-window-font-color="true" style:font-name="Times New Roman" fo:font-size="14pt" fo:letter-spacing="normal" fo:font-style="normal" fo:font-weight="normal" style:font-style-asian="normal" style:font-style-complex="normal"/>
    </style:style>
    <style:style style:name="T84" style:family="text">
      <style:text-properties fo:font-variant="normal" fo:text-transform="none" style:use-window-font-color="true" style:font-name="Times New Roman" fo:font-size="14pt" fo:letter-spacing="normal" fo:font-style="italic" fo:font-weight="normal" style:font-size-asian="14pt" style:font-size-complex="14pt"/>
    </style:style>
    <style:style style:name="T85" style:family="text">
      <style:text-properties fo:font-variant="normal" fo:text-transform="none" style:use-window-font-color="true" style:font-name="Times New Roman" fo:font-size="14pt" fo:letter-spacing="normal" fo:language="uk" fo:country="UA" fo:font-style="normal" fo:font-weight="normal" style:font-style-asian="normal" style:font-weight-asian="bold" style:font-style-complex="normal" style:font-weight-complex="bold"/>
    </style:style>
    <style:style style:name="T86" style:family="text">
      <style:text-properties fo:font-variant="normal" fo:text-transform="none" style:use-window-font-color="true" fo:letter-spacing="normal" fo:font-style="normal" fo:font-weight="bold"/>
    </style:style>
    <style:style style:name="T87" style:family="text">
      <style:text-properties fo:font-variant="normal" fo:text-transform="none" style:use-window-font-color="true" fo:letter-spacing="normal" fo:font-style="normal" fo:font-weight="normal"/>
    </style:style>
    <style:style style:name="T88" style:family="text">
      <style:text-properties fo:font-variant="normal" fo:text-transform="none" style:use-window-font-color="true" fo:letter-spacing="normal" fo:font-style="normal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89" style:family="text">
      <style:text-properties fo:font-variant="normal" fo:text-transform="none" style:use-window-font-color="true" fo:letter-spacing="normal" fo:font-style="normal" fo:font-weight="normal" style:font-style-asian="normal" style:font-style-complex="normal"/>
    </style:style>
    <style:style style:name="T90" style:family="text">
      <style:text-properties fo:font-variant="normal" fo:text-transform="none" style:use-window-font-color="true" fo:letter-spacing="normal" fo:font-style="italic" fo:font-weight="normal"/>
    </style:style>
    <style:style style:name="T91" style:family="text">
      <style:text-properties fo:font-variant="normal" fo:text-transform="none" style:use-window-font-color="true" fo:letter-spacing="normal" fo:font-style="italic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92" style:family="text">
      <style:text-properties fo:font-variant="normal" fo:text-transform="none" style:use-window-font-color="true" fo:letter-spacing="normal" fo:font-style="italic" fo:font-weight="bold"/>
    </style:style>
    <style:style style:name="T93" style:family="text">
      <style:text-properties fo:font-variant="normal" fo:text-transform="none" style:use-window-font-color="true" fo:letter-spacing="normal" fo:language="uk" fo:country="UA" fo:font-style="normal" fo:font-weight="bold" style:font-weight-asian="bold" style:font-style-complex="italic" style:font-weight-complex="bold"/>
    </style:style>
    <style:style style:name="T94" style:family="text">
      <style:text-properties fo:font-variant="normal" fo:text-transform="none" style:use-window-font-color="true" fo:letter-spacing="normal" fo:language="uk" fo:country="UA" fo:font-style="normal" fo:font-weight="bold" style:font-weight-asian="bold" style:font-weight-complex="bold"/>
    </style:style>
    <style:style style:name="T95" style:family="text">
      <style:text-properties fo:font-variant="normal" fo:text-transform="none" style:use-window-font-color="true" fo:letter-spacing="normal" fo:language="uk" fo:country="UA" fo:font-style="normal" fo:font-weight="normal" style:font-style-asian="normal" style:font-weight-asian="bold" style:font-style-complex="normal" style:font-weight-complex="bold"/>
    </style:style>
    <style:style style:name="T96" style:family="text">
      <style:text-properties fo:font-variant="normal" fo:text-transform="none" style:use-window-font-color="true" fo:letter-spacing="normal" fo:language="uk" fo:country="UA" fo:font-style="normal" fo:font-weight="normal" style:font-weight-asian="bold" style:font-weight-complex="bold"/>
    </style:style>
    <style:style style:name="T97" style:family="text">
      <style:text-properties fo:font-weight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style-complex="italic" style:font-weight-complex="bold"/>
    </style:style>
    <style:style style:name="T100" style:family="text">
      <style:text-properties fo:language="en" fo:country="US"/>
    </style:style>
    <style:style style:name="T101" style:family="text">
      <style:text-properties fo:language="en" fo:country="US" fo:font-weight="bold" style:font-weight-asian="bold" style:font-weight-complex="bold"/>
    </style:style>
    <style:style style:name="T102" style:family="text">
      <style:text-properties fo:language="en" fo:country="US" fo:font-weight="normal"/>
    </style:style>
    <style:style style:name="T103" style:family="text">
      <style:text-properties fo:language="en" fo:country="US" fo:font-weight="normal" style:font-weight-asian="normal" style:font-weight-complex="normal"/>
    </style:style>
    <style:style style:name="T104" style:family="text">
      <style:text-properties fo:language="en" fo:country="US" fo:font-style="normal"/>
    </style:style>
    <style:style style:name="T105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06" style:family="text">
      <style:text-properties fo:language="en" fo:country="US" fo:font-style="normal" fo:font-weight="normal"/>
    </style:style>
    <style:style style:name="T107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08" style:family="text">
      <style:text-properties fo:language="en" fo:country="US" fo:font-style="normal" fo:font-weight="normal" style:font-style-asian="italic"/>
    </style:style>
    <style:style style:name="T109" style:family="text">
      <style:text-properties fo:language="en" fo:country="US" fo:font-style="normal" style:font-style-asian="normal" style:font-style-complex="normal"/>
    </style:style>
    <style:style style:name="T110" style:family="text">
      <style:text-properties fo:font-weight="normal"/>
    </style:style>
    <style:style style:name="T111" style:family="text">
      <style:text-properties fo:font-weight="normal" style:font-weight-asian="normal" style:font-weight-complex="normal"/>
    </style:style>
    <style:style style:name="T112" style:family="text">
      <style:text-properties fo:font-weight="normal" style:font-style-asian="normal" style:font-style-complex="normal"/>
    </style:style>
    <style:style style:name="T113" style:family="text">
      <style:text-properties fo:font-style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fo:font-weight="normal"/>
    </style:style>
    <style:style style:name="T116" style:family="text">
      <style:text-properties fo:language="ru" fo:country="RU"/>
    </style:style>
    <style:style style:name="T117" style:family="text">
      <style:text-properties fo:language="ru" fo:country="RU" fo:font-style="italic" style:font-style-asian="italic"/>
    </style:style>
    <style:style style:name="T118" style:family="text">
      <style:text-properties fo:language="ru" fo:country="RU" fo:font-style="italic" style:font-style-asian="italic" style:font-style-complex="italic"/>
    </style:style>
    <style:style style:name="T119" style:family="text">
      <style:text-properties fo:language="ru" fo:country="RU" fo:font-style="italic" fo:font-weight="bold" style:font-style-asian="italic" style:font-weight-asian="bold" style:font-style-complex="italic"/>
    </style:style>
    <style:style style:name="T120" style:family="text">
      <style:text-properties fo:language="ru" fo:country="RU" style:font-style-complex="italic"/>
    </style:style>
    <style:style style:name="T121" style:family="text">
      <style:text-properties fo:language="ru" fo:country="RU" fo:font-weight="bold" style:font-weight-asian="bold" style:font-style-complex="italic" style:font-weight-complex="bold"/>
    </style:style>
    <style:style style:name="T122" style:family="text">
      <style:text-properties fo:language="ru" fo:country="RU" fo:font-style="normal"/>
    </style:style>
    <style:style style:name="T123" style:family="text">
      <style:text-properties fo:language="ru" fo:country="RU" fo:font-style="normal" fo:font-weight="normal"/>
    </style:style>
    <style:style style:name="T124" style:family="text">
      <style:text-properties fo:language="ru" fo:country="RU" fo:font-style="normal" fo:font-weight="normal" style:font-style-asian="italic"/>
    </style:style>
    <style:style style:name="T125" style:family="text">
      <style:text-properties fo:language="ru" fo:country="RU" fo:font-style="normal" style:font-style-asian="italic" style:font-style-complex="italic"/>
    </style:style>
    <style:style style:name="T126" style:family="text">
      <style:text-properties fo:language="ru" fo:country="RU" fo:font-style="normal" style:font-style-asian="normal" style:font-weight-asian="normal" style:font-style-complex="normal" style:font-weight-complex="normal" style:text-overline-style="none" style:text-overline-color="font-color"/>
    </style:style>
    <style:style style:name="T127" style:family="text">
      <style:text-properties fo:language="ru" fo:country="RU" fo:font-weight="normal"/>
    </style:style>
    <style:style style:name="T128" style:family="text">
      <style:text-properties style:font-weight-asian="bold" style:font-weight-complex="bold"/>
    </style:style>
    <style:style style:name="T129" style:family="text">
      <style:text-properties style:font-weight-asian="normal" style:font-weight-complex="normal"/>
    </style:style>
    <style:style style:name="T130" style:family="text">
      <style:text-properties fo:font-style="normal"/>
    </style:style>
    <style:style style:name="T131" style:family="text">
      <style:text-properties fo:font-style="normal" fo:font-weight="normal"/>
    </style:style>
    <style:style style:name="T132" style:family="text">
      <style:text-properties fo:font-style="normal" fo:font-weight="normal" style:font-style-asian="italic" style:font-style-complex="italic"/>
    </style:style>
    <style:style style:name="T133" style:family="text">
      <style:text-properties style:use-window-font-color="true" style:font-name="Times New Roman" fo:font-size="14pt" style:font-size-asian="14pt" style:font-size-complex="14pt"/>
    </style:style>
    <style:style style:name="T134" style:family="text">
      <style:text-properties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ictionary" table:style-name="Dictionary">
        <table:table-column table:style-name="Dictionary.A"/>
        <table:table-column table:style-name="Dictionary.B"/>
        <table:table-column table:style-name="Dictionary.C"/>
        <table:table-column table:style-name="Dictionary.D"/>
        <table:table-column table:style-name="Dictionary.E"/>
        <table:table-column table:style-name="Dictionary.F"/>
        <table:table-column table:style-name="Dictionary.G"/>
        <table:table-column table:style-name="Dictionary.H"/>
        <table:table-column table:style-name="Dictionary.I"/>
        <table:table-row>
          <table:table-cell table:style-name="Dictionary.A1" table:number-rows-spanned="2" office:value-type="string">
            <text:p text:style-name="P3">1</text:p>
          </table:table-cell>
          <table:table-cell table:style-name="Dictionary.B1" table:number-columns-spanned="2" office:value-type="string">
            <text:p text:style-name="P6"><text:span text:style-name="T21">БАСАМА</text:span><text:span text:style-name="T21"></text:span><text:span text:style-name="T21">НИТИ</text:span></text:p>
            <text:p text:style-name="P7"><text:span text:style-name="T42">-ню, -ниш,</text:span><text:span text:style-name="T21"> дієсл., недок., перех., інд.-авт.</text:span></text:p>
          </table:table-cell>
          <table:covered-table-cell/>
          <table:table-cell table:style-name="Dictionary.D1" table:number-columns-spanned="3" office:value-type="string">
            <text:p text:style-name="P25"><text:span text:style-name="T106">утворене суфіксальним способом, похідне від слова</text:span><text:span text:style-name="T45"> </text:span><text:span text:style-name="T34">басаман</text:span></text:p>
          </table:table-cell>
          <table:covered-table-cell/>
          <table:covered-table-cell/>
          <table:table-cell table:style-name="Dictionary.G1" table:number-columns-spanned="3" office:value-type="string">
            <text:p text:style-name="P12">Гойдається вечора зламана віть,</text:p>
            <text:p text:style-name="P12">і синню тяжкою в осінній пожежі</text:p>
            <text:p text:style-name="P7"><text:span text:style-name="T21">мій дух </text:span><text:span text:style-name="T37">басаманить</text:span><text:span text:style-name="T21">. </text:span><text:span text:style-name="T42">(П‑1, 2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" table:number-columns-spanned="8" office:value-type="string">
            <text:p text:style-name="P29"><text:span text:style-name="T63">басам</text:span><text:span text:style-name="T63">а</text:span><text:span text:style-name="T68"></text:span><text:span text:style-name="T63">н</text:span></text:p>
            <text:p text:style-name="P29"><text:span text:style-name="T65">-у, </text:span><text:span text:style-name="T81">ч.</text:span><text:span text:style-name="T65">, </text:span><text:span text:style-name="T81">розм.</text:span></text:p>
            <text:p text:style-name="P30">Смуга на тілі від удару. || Смуга на тканині і т. ін. <text:span text:style-name="T59">(С, 63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</text:p>
          </table:table-cell>
          <table:table-cell table:style-name="Dictionary.B3" table:number-columns-spanned="2" office:value-type="string">
            <text:p text:style-name="P26">БІЛЬ-ЖАДА</text:p>
            <text:p text:style-name="P24"><text:span text:style-name="T41">-и</text:span><text:span text:style-name="T8"></text:span><text:span text:style-name="T41">,</text:span><text:span text:style-name="T22"> ім., ж., інд.-авт.</text:span></text:p>
          </table:table-cell>
          <table:covered-table-cell/>
          <table:table-cell table:style-name="Dictionary.D3" table:number-columns-spanned="3" office:value-type="string">
            <text:p text:style-name="P24"><text:span text:style-name="T104">утворене способом словоскладання, похідне від слів:</text:span><text:span text:style-name="T33"> </text:span><text:span text:style-name="T36">бі</text:span><text:span text:style-name="T4"></text:span><text:span text:style-name="T36">ль</text:span><text:span text:style-name="T33"> і </text:span><text:span text:style-name="T36">жада</text:span><text:span text:style-name="T4"></text:span></text:p>
          </table:table-cell>
          <table:covered-table-cell/>
          <table:covered-table-cell/>
          <table:table-cell table:style-name="Dictionary.G3" table:number-columns-spanned="3" office:value-type="string">
            <text:p text:style-name="P22"><text:span text:style-name="T78">Рі</text:span><text:span text:style-name="T17"></text:span><text:span text:style-name="T22">чки тепла ковбаня,</text:span></text:p>
            <text:p text:style-name="P10">літеплена вода.</text:p>
            <text:p text:style-name="P10">Ось тобі, сну – смеркання,</text:p>
            <text:p text:style-name="P22"><text:span text:style-name="T22">спогад твій – </text:span><text:span text:style-name="T25">біль-жада</text:span><text:span text:style-name="T22">.</text:span><text:span text:style-name="T21"> (П‑2, 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" table:number-columns-spanned="3" office:value-type="string">
            <text:p text:style-name="P31">біль</text:p>
            <text:p text:style-name="P45"><text:span text:style-name="T86">I </text:span><text:span text:style-name="T87">болю, </text:span><text:span text:style-name="T90">ч.</text:span></text:p>
            <text:p text:style-name="P35">Відчуття фізичного страждання. || Своєрідний психофізіологічний стан людини, який проявляється в неприємному, гнітючому, інколи нестерпному відчутті. || Відчуття прикрості, образи, смутку. <text:span text:style-name="T60">(С, )</text:span></text:p>
          </table:table-cell>
          <table:covered-table-cell/>
          <table:covered-table-cell/>
          <table:table-cell table:style-name="Dictionary.E4" table:number-columns-spanned="5" office:value-type="string">
            <text:p text:style-name="P34"><text:span text:style-name="T63">жаг</text:span><text:span text:style-name="T63">а</text:span><text:span text:style-name="T68"></text:span><text:span text:style-name="T63"> (жада</text:span><text:span text:style-name="T68"></text:span><text:span text:style-name="T63">)</text:span></text:p>
            <text:p text:style-name="P46"><text:span text:style-name="T87">-и, </text:span><text:span text:style-name="T90">ч.</text:span></text:p>
            <text:p text:style-name="P36">1) Велике бажання пити; спрага.</text:p>
            <text:p text:style-name="P37"><text:span text:style-name="T110">2) </text:span><text:span text:style-name="T115">перен.</text:span><text:span text:style-name="T110"> Велике, нестримне бажання чого-небудь. || </text:span><text:span text:style-name="T115">до чого</text:span><text:span text:style-name="T110">, </text:span><text:span text:style-name="T115">чого</text:span><text:span text:style-name="T110">. Прагнення до чого-небудь, до володіння чим-небудь, до досягнення якоїсь мети.</text:span><text:span text:style-name="T112"> </text:span><text:span text:style-name="T5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3</text:p>
          </table:table-cell>
          <table:table-cell table:style-name="Dictionary.B5" table:number-columns-spanned="2" office:value-type="string">
            <text:p text:style-name="P26">Біль-самотА</text:p>
            <text:p text:style-name="P24"><text:span text:style-name="T21">-и</text:span><text:span text:style-name="T3"></text:span><text:span text:style-name="T21">, </text:span><text:span text:style-name="T22">ім., ж., інд.-авт.</text:span></text:p>
          </table:table-cell>
          <table:covered-table-cell/>
          <table:table-cell table:style-name="Dictionary.D5" table:number-columns-spanned="3" office:value-type="string">
            <text:p text:style-name="P18"><text:span text:style-name="T100">утворене способом словоскладання, похідне від слів:</text:span><text:span text:style-name="T100"> </text:span><text:span text:style-name="T101">бі</text:span><text:span text:style-name="T5"></text:span><text:span text:style-name="T101">ль</text:span><text:span text:style-name="T100"> і </text:span><text:span text:style-name="T101">самота</text:span><text:span text:style-name="T5"></text:span></text:p>
          </table:table-cell>
          <table:covered-table-cell/>
          <table:covered-table-cell/>
          <table:table-cell table:style-name="Dictionary.G5" table:number-columns-spanned="3" office:value-type="string">
            <text:p text:style-name="P10">…і вже ти, як цятка, і вже над пітьмою</text:p>
            <text:p text:style-name="P22"><text:span text:style-name="T22">спалахуєш зойками </text:span><text:span text:style-name="T25">біль-самоти</text:span><text:span text:style-name="T22">.</text:span><text:span text:style-name="T21"> (П‑2, 18).</text:span></text:p>
          </table:table-cell>
          <table:covered-table-cell/>
          <table:covered-table-cell/>
        </table:table-row>
        <table:table-row>
          <table:covered-table-cell/>
          <table:table-cell table:style-name="Dictionary.B6" table:number-columns-spanned="3" office:value-type="string">
            <text:p text:style-name="P18"><text:span text:style-name="T101">бі</text:span><text:span text:style-name="T5"></text:span><text:span text:style-name="T101">ль </text:span><text:span text:style-name="T103">(див. 2)</text:span></text:p>
          </table:table-cell>
          <table:covered-table-cell/>
          <table:covered-table-cell/>
          <table:table-cell table:style-name="Dictionary.E6" table:number-columns-spanned="5" office:value-type="string">
            <text:p text:style-name="P34"><text:span text:style-name="T97">самот</text:span><text:span text:style-name="T97">а</text:span><text:span text:style-name="T37"></text:span></text:p>
            <text:p text:style-name="P46"><text:span text:style-name="T87">-и, </text:span><text:span text:style-name="T90">ж.</text:span></text:p>
            <text:p text:style-name="P35"><text:soft-page-break/>1) Стан за знач. самітний, самотній; самотність. || Гостре відчуття відокремленості, ізольованості від кого-, чого-небудь.</text:p>
            <text:p text:style-name="P43"><text:span text:style-name="T65">2) </text:span><text:span text:style-name="T81">у знач.</text:span><text:span text:style-name="T65"> </text:span><text:span text:style-name="T81">присл.</text:span><text:span text:style-name="T65"> самотою. Без нікого; наодинці. || Без сім'ї, рідних, близьких, друзів; сам. || Окремо від інших; осібно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4</text:p>
          </table:table-cell>
          <table:table-cell table:style-name="Dictionary.B7" table:number-columns-spanned="2" office:value-type="string">
            <text:p text:style-name="P26">Вичамрілий</text:p>
            <text:p text:style-name="P24"><text:span text:style-name="T21">-а, -е, </text:span><text:span text:style-name="T23">дієпр. пас. мин. ч., інд.-авт.</text:span></text:p>
          </table:table-cell>
          <table:covered-table-cell/>
          <table:table-cell table:style-name="Dictionary.D7" table:number-columns-spanned="3" office:value-type="string">
            <text:p text:style-name="P24"><text:span text:style-name="T47">утворене суфіксальним способом, похідне від слова </text:span><text:span text:style-name="T37">ви</text:span><text:span text:style-name="T4"></text:span><text:span text:style-name="T37">чамріти </text:span></text:p>
          </table:table-cell>
          <table:covered-table-cell/>
          <table:covered-table-cell/>
          <table:table-cell table:style-name="Dictionary.G7" table:number-columns-spanned="3" office:value-type="string">
            <text:p text:style-name="P10">…оце Дніпро, це жайвірна – Софія,</text:p>
            <text:p text:style-name="P22"><text:span text:style-name="T22">а це Ярила </text:span><text:span text:style-name="T25">вичамрілий</text:span><text:span text:style-name="T22"> яр.</text:span><text:span text:style-name="T21"> (П‑2, 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8" table:number-columns-spanned="8" office:value-type="string">
            <text:p text:style-name="P22"><text:span text:style-name="T37">ви</text:span><text:span text:style-name="T4"></text:span><text:span text:style-name="T37">чамріти </text:span><text:span text:style-name="T52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5</text:p>
          </table:table-cell>
          <table:table-cell table:style-name="Dictionary.B9" table:number-columns-spanned="2" office:value-type="string">
            <text:p text:style-name="P26">ВІДТонкоголóсити</text:p>
            <text:p text:style-name="P24"><text:span text:style-name="T22">-шу, -сиш, дієсл., </text:span><text:span text:style-name="T23">недок., перех., інд.-авт.</text:span></text:p>
          </table:table-cell>
          <table:covered-table-cell/>
          <table:table-cell table:style-name="Dictionary.D9" table:number-columns-spanned="3" office:value-type="string">
            <text:p text:style-name="P19"><text:span text:style-name="T125">утворене способом зрощення і префіксальним, похідне від слів:</text:span><text:span text:style-name="T21"> </text:span><text:span text:style-name="T37">тóнко</text:span><text:span text:style-name="T21"> і </text:span><text:span text:style-name="T37">голóсити</text:span></text:p>
          </table:table-cell>
          <table:covered-table-cell/>
          <table:covered-table-cell/>
          <table:table-cell table:style-name="Dictionary.G9" table:number-columns-spanned="3" office:value-type="string">
            <text:p text:style-name="P10">Нехай-но і помру - </text:p>
            <text:p text:style-name="P22"><text:span text:style-name="T23">та він за мене </text:span><text:span text:style-name="T27">відтонкоголосить</text:span></text:p>
            <text:p text:style-name="P22"><text:span text:style-name="T23">три тисячі пропащих вечорів… </text:span><text:span text:style-name="T41">(П‑1, 4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" table:number-columns-spanned="3" office:value-type="string">
            <text:p text:style-name="P33"><text:span text:style-name="T97">т</text:span><text:span text:style-name="T97">о</text:span><text:span text:style-name="T37"></text:span><text:span text:style-name="T97">нко</text:span></text:p>
            <text:p text:style-name="P35">Присл. до тонкий. <text:span text:style-name="T60">(С, )</text:span></text:p>
          </table:table-cell>
          <table:covered-table-cell/>
          <table:covered-table-cell/>
          <table:table-cell table:style-name="Dictionary.E10" table:number-columns-spanned="5" office:value-type="string">
            <text:p text:style-name="P34"><text:span text:style-name="T97">голос</text:span><text:span text:style-name="T97">и</text:span><text:span text:style-name="T37"></text:span><text:span text:style-name="T97">ти</text:span></text:p>
            <text:p text:style-name="P46"><text:span text:style-name="T86">I </text:span><text:span text:style-name="T87">-ошу, -осиш, </text:span><text:span text:style-name="T90">недок.</text:span></text:p>
            <text:p text:style-name="P36">1) Голосно плакати.</text:p>
            <text:p text:style-name="P43"><text:span text:style-name="T65">3) Кричати, вигукувати що-небудь. </text:span><text:span text:style-name="T81">Ґвалтом голосити</text:span><text:span text:style-name="T65">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6</text:p>
          </table:table-cell>
          <table:table-cell table:style-name="Dictionary.B11" table:number-columns-spanned="2" office:value-type="string">
            <text:p text:style-name="P24"><text:span text:style-name="T3">ВсебезО</text:span><text:span text:style-name="T4"></text:span><text:span text:style-name="T3">дня</text:span></text:p>
            <text:p text:style-name="P24"><text:span text:style-name="T21">-і, </text:span><text:span text:style-name="T22">ім., ж., інд.-авт.</text:span></text:p>
          </table:table-cell>
          <table:covered-table-cell/>
          <table:table-cell table:style-name="Dictionary.D11" table:number-columns-spanned="3" office:value-type="string">
            <text:p text:style-name="P24"><text:span text:style-name="T108">утворене способом основословоскладання, похідне від слів:</text:span> <text:span text:style-name="T98">все</text:span><text:span text:style-name="T111"> і</text:span><text:span text:style-name="T98"> безо</text:span><text:span text:style-name="T4"></text:span><text:span text:style-name="T98">дня</text:span></text:p>
          </table:table-cell>
          <table:covered-table-cell/>
          <table:covered-table-cell/>
          <table:table-cell table:style-name="Dictionary.G11" table:number-columns-spanned="3" office:value-type="string">
            <text:p text:style-name="P10">Земля посовгнулась. Пливе</text:p>
            <text:p text:style-name="P22"><text:span text:style-name="T22">розщілиною </text:span><text:span text:style-name="T25">всебезодні</text:span><text:span text:style-name="T21">. (П‑1, 18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" table:number-columns-spanned="3" office:value-type="string">
            <text:p text:style-name="P31">весь (все)</text:p>
            <text:p text:style-name="P45"><text:span text:style-name="T86">I </text:span><text:span text:style-name="T87">(ввесь, увесь), всього (усього), </text:span><text:span text:style-name="T90">ч.</text:span><text:span text:style-name="T87">, вся (уся), всієї (усієї), </text:span><text:span text:style-name="T90">ж.</text:span><text:span text:style-name="T87">, все (усе), всього (усього), </text:span><text:span text:style-name="T90">с.</text:span><text:span text:style-name="T87">, </text:span><text:span text:style-name="T90">займ.</text:span><text:span text:style-name="T87"> </text:span><text:span text:style-name="T90">означ.</text:span><text:span text:style-name="T87">,</text:span></text:p>
            <text:p text:style-name="P35">1) Означає щось як ціле, неподільне, взяте повністю. || Означає цілковите охоплення чим-небудь якоїсь особи, предмета, явища. || всі, всіх, <text:span text:style-name="T113">мн.</text:span> Означає цілковите охоплення окремих однорідних осіб, предметів, явищ – кожного у нерозривному зв'язку з іншим. || <text:span text:style-name="T113">у сполуч.</text:span> <text:span text:style-name="T113">з абстр.</text:span> <text:span text:style-name="T113">ім.</text:span> Означає вищий ступінь виявлення якості, стану і т. ін.</text:p>
            <text:p text:style-name="P35">2) <text:span text:style-name="T113">у знач.</text:span> <text:span text:style-name="T113">ім.</text:span> все, всього, <text:span text:style-name="T113">с.</text:span> Вичерпне охоплення, сукупність предметів, явищ, дій, понять; те, що є, без винятку. || всі, всіх, <text:span text:style-name="T113">мн.</text:span> У повному складі, без винятку. || все, <text:span text:style-name="T113">мн.</text:span> всі. Уживається як узагальнююче слово в переліку.</text:p>
            <text:p text:style-name="P35">3) <text:span text:style-name="T113">при ім.</text:span> <text:span text:style-name="T113">з прийм.</text:span> з (зо), на. Утворює сполуки способу дії, що означають повноту, посилений перебіг дії. <text:span text:style-name="T60">(С, )</text:span></text:p>
          </table:table-cell>
          <table:covered-table-cell/>
          <table:covered-table-cell/>
          <table:table-cell table:style-name="Dictionary.E12" table:number-columns-spanned="5" office:value-type="string">
            <text:p text:style-name="P34"><text:span text:style-name="T97">без</text:span><text:span text:style-name="T97">о</text:span><text:span text:style-name="T37"></text:span><text:span text:style-name="T97">дня</text:span></text:p>
            <text:p text:style-name="P46"><text:span text:style-name="T87">-і, </text:span><text:span text:style-name="T90">ж.</text:span></text:p>
            <text:p text:style-name="P36">1) Глибоке провалля; прірва.</text:p>
            <text:p text:style-name="P36">2) <text:span text:style-name="T113">чого</text:span>, <text:span text:style-name="T113">перен.</text:span> Про дуже велику кількість, найвищий ступінь вияву чого-небудь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7</text:p>
          </table:table-cell>
          <table:table-cell table:style-name="Dictionary.B13" table:number-columns-spanned="2" office:value-type="string">
            <text:p text:style-name="P24"><text:span text:style-name="T3">ВсебЕ</text:span><text:span text:style-name="T4"></text:span><text:span text:style-name="T3">зрух</text:span></text:p>
            <text:p text:style-name="P24"><text:span text:style-name="T21">-у, </text:span><text:span text:style-name="T22">ім., ч., інд.-авт.</text:span></text:p>
          </table:table-cell>
          <table:covered-table-cell/>
          <table:table-cell table:style-name="Dictionary.D13" table:number-columns-spanned="3" office:value-type="string">
            <text:p text:style-name="P24"><text:span text:style-name="T108">утворене способом основоскладання, похідне від слів:</text:span> <text:soft-page-break/><text:span text:style-name="T98">все</text:span><text:span text:style-name="T111">,</text:span><text:span text:style-name="T98"> без </text:span><text:span text:style-name="T111">і</text:span><text:span text:style-name="T98"> рух</text:span></text:p>
          </table:table-cell>
          <table:covered-table-cell/>
          <table:covered-table-cell/>
          <table:table-cell table:style-name="Dictionary.G13" table:number-columns-spanned="3" office:value-type="string">
            <text:p text:style-name="P10">У штольнях ночей вертикальних</text:p>
            <text:p text:style-name="P10">іде схарапуджене дляння</text:p>
            <text:p text:style-name="P22"><text:soft-page-break/><text:span text:style-name="T25">всебезруху</text:span><text:span text:style-name="T22">…</text:span><text:span text:style-name="T21"> (П‑1, 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" table:number-columns-spanned="2" office:value-type="string">
            <text:p text:style-name="P5">все <text:span text:style-name="T110">(див. 6)</text:span></text:p>
          </table:table-cell>
          <table:covered-table-cell/>
          <table:table-cell table:style-name="Dictionary.D14" table:number-columns-spanned="4" office:value-type="string">
            <text:p text:style-name="P31">без</text:p>
            <text:p text:style-name="P45"><text:span text:style-name="T86">I </text:span><text:span text:style-name="T90">прийм.</text:span><text:span text:style-name="T87">, </text:span><text:span text:style-name="T90">з род. в.</text:span></text:p>
            <text:p text:style-name="P38"><text:span text:style-name="T62">1) Вказує на відсутність кого-, чого-небудь. || </text:span><text:span text:style-name="T80">у сполуч.</text:span><text:span text:style-name="T62"> </text:span><text:span text:style-name="T80">з ім.</text:span><text:span text:style-name="T62"> </text:span><text:span text:style-name="T80">у род. в.</text:span><text:span text:style-name="T62">Уживається як означення (предмета або особи). || </text:span><text:span text:style-name="T80">у сполуч.</text:span><text:span text:style-name="T62"> </text:span><text:span text:style-name="T80">з деякимиім.</text:span><text:span text:style-name="T62"> Уживається у значенні прислівника від відповідного іменника з префіксом без або не. || </text:span><text:span text:style-name="T80">у сполуч.</text:span><text:span text:style-name="T62"> </text:span><text:span text:style-name="T80">з абстр.</text:span><text:span text:style-name="T62"> </text:span><text:span text:style-name="T80">ім.</text:span><text:span text:style-name="T62"> </text:span><text:span text:style-name="T80">перев.</text:span><text:span text:style-name="T62"> </text:span><text:span text:style-name="T80">із знач.</text:span><text:span text:style-name="T62"> </text:span><text:span text:style-name="T80">дії або стану</text:span><text:span text:style-name="T62">. Передає заперечення дії. </text:span><text:span text:style-name="T76">(С, )</text:span></text:p>
          </table:table-cell>
          <table:covered-table-cell/>
          <table:covered-table-cell/>
          <table:covered-table-cell/>
          <table:table-cell table:style-name="Dictionary.H14" table:number-columns-spanned="2" office:value-type="string">
            <text:p text:style-name="P32">рух</text:p>
            <text:p text:style-name="P46"><text:span text:style-name="T87">-у, </text:span><text:span text:style-name="T90">ч.</text:span></text:p>
            <text:p text:style-name="P36">1) <text:span text:style-name="T113">філос.</text:span> Спосіб існування матерії, який полягає в безперервній зміні всього сущого і виявляється в безпосередній єдності перервності й неперервності простору і часу.</text:p>
            <text:p text:style-name="P36">6) Зміна в душевному стані, викликана яким-небудь почуттям, переживанням і т. ін. || Розвиток процесу мислення в людини.<text:span text:style-name="T134"> </text:span><text:span text:style-name="T59">(С, )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3">8</text:p>
          </table:table-cell>
          <table:table-cell table:style-name="Dictionary.B15" table:number-columns-spanned="2" office:value-type="string">
            <text:p text:style-name="P24"><text:span text:style-name="T3">ВсебІ</text:span><text:span text:style-name="T4"></text:span><text:span text:style-name="T3">дий</text:span></text:p>
            <text:p text:style-name="P24"><text:span text:style-name="T21">-а, -е, </text:span><text:span text:style-name="T23">прикм., інд.-авт.</text:span></text:p>
          </table:table-cell>
          <table:covered-table-cell/>
          <table:table-cell table:style-name="Dictionary.D15" table:number-columns-spanned="3" office:value-type="string">
            <text:p text:style-name="P18"><text:span text:style-name="T100">утворене складнофлективним способом, похідне від слів:</text:span><text:span text:style-name="T100"> </text:span><text:span text:style-name="T101">все </text:span><text:span text:style-name="T103">і</text:span><text:span text:style-name="T101"> бі</text:span><text:span text:style-name="T5"></text:span><text:span text:style-name="T101">дний</text:span></text:p>
          </table:table-cell>
          <table:covered-table-cell/>
          <table:covered-table-cell/>
          <table:table-cell table:style-name="Dictionary.G15" table:number-columns-spanned="3" office:value-type="string">
            <text:p text:style-name="P9">Тож – в неба провалля в бездоння, бездолий</text:p>
            <text:p text:style-name="P9">нагірний, невірний, западистий рай,</text:p>
            <text:p text:style-name="P20"><text:span text:style-name="T25">всебідий</text:span><text:span text:style-name="T22">, всегнівний, всещедрий, всекволий.</text:span></text:p>
            <text:p text:style-name="P20"><text:span text:style-name="T22">А що під крилом твоїм? Кара – карай.</text:span><text:span text:style-name="T21"> (П‑1, 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" table:number-columns-spanned="3" office:value-type="string">
            <text:p text:style-name="P5">все <text:span text:style-name="T110">(див. 6)</text:span></text:p>
          </table:table-cell>
          <table:covered-table-cell/>
          <table:covered-table-cell/>
          <table:table-cell table:style-name="Dictionary.E16" table:number-columns-spanned="5" office:value-type="string">
            <text:p text:style-name="P34"><text:span text:style-name="T97">б</text:span><text:span text:style-name="T97">і</text:span><text:span text:style-name="T4"></text:span><text:span text:style-name="T97">дний</text:span></text:p>
            <text:p text:style-name="P36">-а, -е.</text:p>
            <text:p text:style-name="P36"><text:soft-page-break/>1) Який живе в нужді, нестатках; убогий; <text:span text:style-name="T113">прот.</text:span> багатий. || Недостатньо забезпечений матеріально; небагатий, незаможний. || <text:span text:style-name="T113">у знач.</text:span> <text:span text:style-name="T113">ім.</text:span> бідний, -ного, <text:span text:style-name="T113">ч.</text:span> Убога людина, бідняк.</text:p>
            <text:p text:style-name="P36">2) Такий, як у бідняка, <text:span text:style-name="T113">власт.</text:span> біднякові; недорогий, непишний.</text:p>
            <text:p text:style-name="P36">3) Невеликий кількістю, недостатній.</text:p>
            <text:p text:style-name="P36">4) Який має в незначній кількості потрібні риси, ознаки.</text:p>
            <text:p text:style-name="P36">5) <text:span text:style-name="T113">на що</text:span>, <text:span text:style-name="T113">чим</text:span>. Який має, містить мало, недостатньо чого-небудь.</text:p>
            <text:p text:style-name="P36">6) Який викликає співчуття; нещасний, бідолашний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9</text:p>
          </table:table-cell>
          <table:table-cell table:style-name="Dictionary.B17" table:number-columns-spanned="2" office:value-type="string">
            <text:p text:style-name="P24"><text:span text:style-name="T3">ВсевельмО</text:span><text:span text:style-name="T4"></text:span><text:span text:style-name="T3">жний</text:span><text:span text:style-name="T21"> (</text:span><text:span text:style-name="T37">усевельмо</text:span><text:span text:style-name="T21"></text:span><text:span text:style-name="T37">жний</text:span><text:span text:style-name="T21">)</text:span></text:p>
            <text:p text:style-name="P24"><text:span text:style-name="T21">-а, -е, </text:span><text:span text:style-name="T23">прикм., </text:span><text:span text:style-name="T22">інд.-авт.</text:span></text:p>
          </table:table-cell>
          <table:covered-table-cell/>
          <table:table-cell table:style-name="Dictionary.D17" table:number-columns-spanned="3" office:value-type="string">
            <text:p text:style-name="P24"><text:span text:style-name="T108">утворене способом основоскладання, похідне від слів:</text:span> <text:span text:style-name="T98">все</text:span> і <text:span text:style-name="T98">вельмо</text:span><text:span text:style-name="T4"></text:span><text:span text:style-name="T98">жний</text:span></text:p>
          </table:table-cell>
          <table:covered-table-cell/>
          <table:covered-table-cell/>
          <table:table-cell table:style-name="Dictionary.G17" table:number-columns-spanned="3" office:value-type="string">
            <text:p text:style-name="P10">Розкоше світу, йми мене в полон,</text:p>
            <text:p text:style-name="P10">адже і ти така, як я, порожня.</text:p>
            <text:p text:style-name="P22"><text:span text:style-name="T22">Тож полони мене, </text:span><text:span text:style-name="T25">усевельможна</text:span><text:span text:style-name="T22">,</text:span></text:p>
            <text:p text:style-name="P22"><text:span text:style-name="T22">дай перейти з тобою Рубікон</text:span><text:span text:style-name="T21">. (П‑1, 8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" table:number-columns-spanned="3" office:value-type="string">
            <text:p text:style-name="P5">все <text:span text:style-name="T110">(див. 6)</text:span></text:p>
          </table:table-cell>
          <table:covered-table-cell/>
          <table:covered-table-cell/>
          <table:table-cell table:style-name="Dictionary.E18" table:number-columns-spanned="5" office:value-type="string">
            <text:p text:style-name="P34"><text:span text:style-name="T97">вельм</text:span><text:span text:style-name="T97">о</text:span><text:span text:style-name="T4"></text:span><text:span text:style-name="T97">жний</text:span></text:p>
            <text:p text:style-name="P46"><text:span text:style-name="T87">-а, -е, </text:span><text:span text:style-name="T90">заст.</text:span></text:p>
            <text:p text:style-name="P36">1) Родовитий, знатний, багатий, який має значну владу. || <text:span text:style-name="T113">у знач.</text:span> <text:span text:style-name="T113">ім.</text:span>вельможний, -ного, <text:span text:style-name="T113">ч.</text:span>; вельможна, <text:soft-page-break/>-ної, <text:span text:style-name="T113">ж.</text:span></text:p>
            <text:p text:style-name="P43"><text:span text:style-name="T65">2) </text:span><text:span text:style-name="T81">у сполуч.</text:span><text:span text:style-name="T65"> </text:span><text:span text:style-name="T81">зі сл.</text:span><text:span text:style-name="T65"> пан, пані. Вживалось у звертанні до особи (або в розмові про неї), яка посідала високе суспільне становище, мала значну владу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0</text:p>
          </table:table-cell>
          <table:table-cell table:style-name="Dictionary.B19" table:number-columns-spanned="2" office:value-type="string">
            <text:p text:style-name="P24"><text:span text:style-name="T3">ВсевідрА</text:span><text:span text:style-name="T4"></text:span><text:span text:style-name="T3">да</text:span></text:p>
            <text:p text:style-name="P24"><text:span text:style-name="T21">-и, </text:span><text:span text:style-name="T22">ім., інд.-авт.</text:span></text:p>
          </table:table-cell>
          <table:covered-table-cell/>
          <table:table-cell table:style-name="Dictionary.D19" table:number-columns-spanned="3" office:value-type="string">
            <text:p text:style-name="P24"><text:span text:style-name="T41">утворене способом основословоскладання, похідне від слів:</text:span> <text:span text:style-name="T98">все</text:span> і <text:span text:style-name="T98">відра</text:span><text:span text:style-name="T4"></text:span><text:span text:style-name="T98">да</text:span></text:p>
          </table:table-cell>
          <table:covered-table-cell/>
          <table:covered-table-cell/>
          <table:table-cell table:style-name="Dictionary.G19" table:number-columns-spanned="3" office:value-type="string">
            <text:p text:style-name="P10">Треба щедро – серцем одним, устами</text:p>
            <text:p text:style-name="P10">ледь розпуклими – розпелюстити втіхи гін,</text:p>
            <text:p text:style-name="P22"><text:span text:style-name="T25">всевідради</text:span><text:span text:style-name="T22">! Сонце бо йде – за нами.</text:span><text:span text:style-name="T21"> (П‑1, 106);</text:span></text:p>
            <text:p text:style-name="P10">Снують думок рої,</text:p>
            <text:p text:style-name="P10">котрим немає ради</text:p>
            <text:p text:style-name="P10">(смертельні перепади!),</text:p>
            <text:p text:style-name="P22"><text:span text:style-name="T22">а сонце </text:span><text:span text:style-name="T25">всевідради</text:span></text:p>
            <text:p text:style-name="P22"><text:span text:style-name="T22">всеглядно постає.</text:span><text:span text:style-name="T21"> (П‑1, 17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" table:number-columns-spanned="3" office:value-type="string">
            <text:p text:style-name="P5">все <text:span text:style-name="T110">(див. 6)</text:span></text:p>
          </table:table-cell>
          <table:covered-table-cell/>
          <table:covered-table-cell/>
          <table:table-cell table:style-name="Dictionary.E20" table:number-columns-spanned="5" office:value-type="string">
            <text:p text:style-name="P34"><text:span text:style-name="T97">відр</text:span><text:span text:style-name="T97">а</text:span><text:span text:style-name="T4"></text:span><text:span text:style-name="T97">да</text:span></text:p>
            <text:p text:style-name="P46"><text:span text:style-name="T87">-и, </text:span><text:span text:style-name="T90">ж.</text:span></text:p>
            <text:p text:style-name="P36">Те, що заспокоює, сповнює радістю; втіха, задоволення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1</text:p>
          </table:table-cell>
          <table:table-cell table:style-name="Dictionary.B21" table:number-columns-spanned="2" office:value-type="string">
            <text:p text:style-name="P24"><text:span text:style-name="T3">Всевіки</text:span><text:span text:style-name="T21"> (</text:span><text:span text:style-name="T37">всеві</text:span><text:span text:style-name="T4"></text:span><text:span text:style-name="T21">к)</text:span></text:p>
            <text:p text:style-name="P11">присл., інд.-авт.</text:p>
          </table:table-cell>
          <table:covered-table-cell/>
          <table:table-cell table:style-name="Dictionary.D21" table:number-columns-spanned="3" office:value-type="string">
            <text:p text:style-name="P24"><text:span text:style-name="T41">утворене способом основоскладання, похідне від слів:</text:span> <text:span text:style-name="T98">все</text:span> і <text:span text:style-name="T98">віки</text:span><text:span text:style-name="T4"></text:span></text:p>
          </table:table-cell>
          <table:covered-table-cell/>
          <table:covered-table-cell/>
          <table:table-cell table:style-name="Dictionary.G21" table:number-columns-spanned="3" office:value-type="string">
            <text:p text:style-name="P10">Задосить. Приостань. Упився гроз?</text:p>
            <text:p text:style-name="P22"><text:span text:style-name="T22">Від правіків на </text:span><text:span text:style-name="T25">всевіки</text:span><text:span text:style-name="T22"> упився?</text:span><text:span text:style-name="T21"> (П‑1, 165);</text:span></text:p>
            <text:p text:style-name="P10">Забарні слова,</text:p>
            <text:p text:style-name="P10">що з тіла мертвого летіли</text:p>
            <text:p text:style-name="P10">і споминами душу гріли,</text:p>
            <text:p text:style-name="P10"><text:soft-page-break/>що, наче дошка гробова,</text:p>
            <text:p text:style-name="P22"><text:span text:style-name="T22">позаклякала на </text:span><text:span text:style-name="T25">всевік</text:span><text:span text:style-name="T22">.</text:span><text:span text:style-name="T21"> (П‑2, 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" table:number-columns-spanned="3" office:value-type="string">
            <text:p text:style-name="P5">все <text:span text:style-name="T110">(див. 6)</text:span></text:p>
          </table:table-cell>
          <table:covered-table-cell/>
          <table:covered-table-cell/>
          <table:table-cell table:style-name="Dictionary.E22" table:number-columns-spanned="5" office:value-type="string">
            <text:p text:style-name="P32">вік</text:p>
            <text:p text:style-name="P46"><text:span text:style-name="T87">-у, </text:span><text:span text:style-name="T90">ч.</text:span></text:p>
            <text:p text:style-name="P36">1) Тривалість життя людини, тварини, рослини. || Період, ступінь у рості, розвитку людини; літа. || Відрізок життя людини від зрілого періоду до смерті.</text:p>
            <text:p text:style-name="P35">2) Те саме, що сторіччя.</text:p>
            <text:p text:style-name="P36">3) <text:span text:style-name="T113">з означ.</text:span> Період часу, виокремлений за певними ознаками; епоха.<text:span text:style-name="T113">Середні віки</text:span>. || Відрізок часу, який відповідає геологічному ярусові Землі.</text:p>
            <text:p text:style-name="P36">4) <text:span text:style-name="T113">розм.</text:span> Надзвичайно довгий час; вічність.</text:p>
            <text:p text:style-name="P43"><text:span text:style-name="T65">5) </text:span><text:span text:style-name="T81">у знач.</text:span><text:span text:style-name="T65"> </text:span><text:span text:style-name="T81">присл.</text:span><text:span text:style-name="T65"> Надзвичайно довго; завжди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2</text:p>
          </table:table-cell>
          <table:table-cell table:style-name="Dictionary.B23" table:number-columns-spanned="2" office:value-type="string">
            <text:p text:style-name="P24"><text:span text:style-name="T3">ВсевІ</text:span><text:span text:style-name="T4"></text:span><text:span text:style-name="T3">кна</text:span></text:p>
            <text:p text:style-name="P24"><text:span text:style-name="T21">всеві</text:span><text:span text:style-name="T4"></text:span><text:span text:style-name="T21">кон, </text:span><text:span text:style-name="T22">ім., мн., інд.-авт.</text:span></text:p>
          </table:table-cell>
          <table:covered-table-cell/>
          <table:table-cell table:style-name="Dictionary.D23" table:number-columns-spanned="3" office:value-type="string">
            <text:p text:style-name="P24"><text:span text:style-name="T41">утворене способом основоскладання, похідне від слів:</text:span> <text:span text:style-name="T98">все</text:span> і <text:span text:style-name="T98">вікно</text:span><text:span text:style-name="T4"></text:span></text:p>
          </table:table-cell>
          <table:covered-table-cell/>
          <table:covered-table-cell/>
          <table:table-cell table:style-name="Dictionary.G23" table:number-columns-spanned="3" office:value-type="string">
            <text:p text:style-name="P22"><text:span text:style-name="T22">Заплакані вікна. </text:span><text:span text:style-name="T25">Всевікна</text:span><text:span text:style-name="T22"> твої.</text:span></text:p>
            <text:p text:style-name="P22"><text:span text:style-name="T22">Готуйся до злету. Кінець животінню. </text:span><text:span text:style-name="T41">(П‑1, 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" table:number-columns-spanned="3" office:value-type="string">
            <text:p text:style-name="P5">все <text:span text:style-name="T110">(див. 6)</text:span></text:p>
          </table:table-cell>
          <table:covered-table-cell/>
          <table:covered-table-cell/>
          <table:table-cell table:style-name="Dictionary.E24" table:number-columns-spanned="5" office:value-type="string">
            <text:p text:style-name="P34"><text:span text:style-name="T97">вікн</text:span><text:span text:style-name="T97">о</text:span><text:span text:style-name="T4"></text:span></text:p>
            <text:p text:style-name="P46"><text:span text:style-name="T87">-а, </text:span><text:span text:style-name="T90">с.</text:span></text:p>
            <text:p text:style-name="P36">1) Отвір для світла й повітря в стіні приміщення (будинку, вагона тощо), куди вставлено раму з шибками. || <text:soft-page-break/>Шибки. || Підвіконня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3</text:p>
          </table:table-cell>
          <table:table-cell table:style-name="Dictionary.B25" table:number-columns-spanned="2" office:value-type="string">
            <text:p text:style-name="P26">Всегíн</text:p>
            <text:p text:style-name="P24"><text:span text:style-name="T21">-гóну, </text:span><text:span text:style-name="T22">ім., ч., інд.-авт.</text:span></text:p>
          </table:table-cell>
          <table:covered-table-cell/>
          <table:table-cell table:style-name="Dictionary.D25" table:number-columns-spanned="3" office:value-type="string">
            <text:p text:style-name="P24"><text:span text:style-name="T108">утворене способом основоскладання, похідне від слів:</text:span> <text:span text:style-name="T98">все</text:span> і <text:span text:style-name="T98">гін</text:span></text:p>
          </table:table-cell>
          <table:covered-table-cell/>
          <table:covered-table-cell/>
          <table:table-cell table:style-name="Dictionary.G25" table:number-columns-spanned="3" office:value-type="string">
            <text:p text:style-name="P10">Ця дорога вседороги</text:p>
            <text:p text:style-name="P22"><text:span text:style-name="T22">всенезустрічі – </text:span><text:span text:style-name="T25">всегону</text:span><text:span text:style-name="T22">.</text:span></text:p>
            <text:p text:style-name="P10">Позирай із заквагону</text:p>
            <text:p text:style-name="P22"><text:span text:style-name="T22">за сузір’ям Козерога. </text:span><text:span text:style-name="T41">(П‑1, 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" table:number-columns-spanned="3" office:value-type="string">
            <text:p text:style-name="P5">все <text:span text:style-name="T110">(див. 6)</text:span></text:p>
          </table:table-cell>
          <table:covered-table-cell/>
          <table:covered-table-cell/>
          <table:table-cell table:style-name="Dictionary.E26" table:number-columns-spanned="5" office:value-type="string">
            <text:p text:style-name="P32">гін</text:p>
            <text:p text:style-name="P46"><text:span text:style-name="T87">гону, </text:span><text:span text:style-name="T90">ч.</text:span></text:p>
            <text:p text:style-name="P35">1) Дія за знач. гнати і гнатися. <text:span text:style-name="T60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4</text:p>
          </table:table-cell>
          <table:table-cell table:style-name="Dictionary.B27" table:number-columns-spanned="2" office:value-type="string">
            <text:p text:style-name="P26">Всеглядно</text:p>
            <text:p text:style-name="P11">присл., інд.-авт.</text:p>
          </table:table-cell>
          <table:covered-table-cell/>
          <table:table-cell table:style-name="Dictionary.D27" table:number-columns-spanned="3" office:value-type="string">
            <text:p text:style-name="P24"><text:span text:style-name="T45">утворене суфіксальним способом, похідне від слова</text:span><text:span text:style-name="T49"> </text:span><text:span text:style-name="T36">всегля</text:span><text:span text:style-name="T4"></text:span><text:span text:style-name="T36">дний</text:span></text:p>
          </table:table-cell>
          <table:covered-table-cell/>
          <table:covered-table-cell/>
          <table:table-cell table:style-name="Dictionary.G27" table:number-columns-spanned="3" office:value-type="string">
            <text:p text:style-name="P10">Снують думок рої,</text:p>
            <text:p text:style-name="P10">котрим немає ради</text:p>
            <text:p text:style-name="P10">(смертельні перепади!),</text:p>
            <text:p text:style-name="P10">а сонце всевідради</text:p>
            <text:p text:style-name="P22"><text:span text:style-name="T25">всеглядно</text:span><text:span text:style-name="T22"> постає. </text:span><text:span text:style-name="T41">(П‑1, 17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" table:number-columns-spanned="8" office:value-type="string">
            <text:p text:style-name="P22"><text:span text:style-name="T36">всегля</text:span><text:span text:style-name="T4"></text:span><text:span text:style-name="T36">дний </text:span><text:span text:style-name="T53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5</text:p>
          </table:table-cell>
          <table:table-cell table:style-name="Dictionary.B29" table:number-columns-spanned="2" office:value-type="string">
            <text:p text:style-name="P26">ВсегнІвний</text:p>
            <text:p text:style-name="P24"><text:span text:style-name="T21">-а, -е, </text:span><text:span text:style-name="T23">прикм., </text:span><text:span text:style-name="T22">інд.-авт.</text:span></text:p>
          </table:table-cell>
          <table:covered-table-cell/>
          <table:table-cell table:style-name="Dictionary.D29" table:number-columns-spanned="3" office:value-type="string">
            <text:p text:style-name="P24"><text:span text:style-name="T123">утворене складносуфіксальним способом або способом основословоскладання, похідне від слів:</text:span> <text:span text:style-name="T98">все</text:span> і <text:span text:style-name="T98">гні</text:span><text:span text:style-name="T5"></text:span><text:span text:style-name="T98">вний</text:span></text:p>
          </table:table-cell>
          <table:covered-table-cell/>
          <table:covered-table-cell/>
          <table:table-cell table:style-name="Dictionary.G29" table:number-columns-spanned="3" office:value-type="string">
            <text:p text:style-name="P22"/>
          </table:table-cell>
          <table:covered-table-cell/>
          <table:covered-table-cell/>
        </table:table-row>
        <table:table-row>
          <table:covered-table-cell/>
          <table:table-cell table:style-name="Dictionary.B30" table:number-columns-spanned="3" office:value-type="string">
            <text:p text:style-name="P5">все <text:span text:style-name="T110">(див. 6)</text:span></text:p>
          </table:table-cell>
          <table:covered-table-cell/>
          <table:covered-table-cell/>
          <table:table-cell table:style-name="Dictionary.E30" table:number-columns-spanned="5" office:value-type="string">
            <text:p text:style-name="P34"><text:span text:style-name="T97">гн</text:span><text:span text:style-name="T97">і</text:span><text:span text:style-name="T4"></text:span><text:span text:style-name="T97">вний</text:span></text:p>
            <text:p text:style-name="P36">-а, -е.</text:p>
            <text:p text:style-name="P36">Який перебуває в стані нервового збудження, гніву. || Який виражає гнів, перейнятий гнівом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6</text:p>
          </table:table-cell>
          <table:table-cell table:style-name="Dictionary.B31" table:number-columns-spanned="2" office:value-type="string">
            <text:p text:style-name="P26">ВсеголОдний</text:p>
            <text:p text:style-name="P24"><text:span text:style-name="T21">-а, -е, </text:span><text:span text:style-name="T23">прикм., </text:span><text:span text:style-name="T22">інд.-авт.</text:span></text:p>
          </table:table-cell>
          <table:covered-table-cell/>
          <table:table-cell table:style-name="Dictionary.D31" table:number-columns-spanned="3" office:value-type="string">
            <text:p text:style-name="P24"><text:span text:style-name="T123">утворене складносуфіксальни</text:span><text:soft-page-break/><text:span text:style-name="T123">м способом або способом основословоскладання, похідне від слів:</text:span> <text:span text:style-name="T98">все </text:span>і <text:span text:style-name="T98">голо</text:span><text:span text:style-name="T5"></text:span><text:span text:style-name="T98">дний</text:span></text:p>
          </table:table-cell>
          <table:covered-table-cell/>
          <table:covered-table-cell/>
          <table:table-cell table:style-name="Dictionary.G31" table:number-columns-spanned="3" office:value-type="string">
            <text:p text:style-name="P10">Народжені мої бажання,</text:p>
            <text:p text:style-name="P22"><text:span text:style-name="T22">усенестерпні, </text:span><text:span text:style-name="T25">всеголодні</text:span><text:span text:style-name="T22">,</text:span></text:p>
            <text:p text:style-name="P10"><text:soft-page-break/>такі вітри зняли довкола,</text:p>
            <text:p text:style-name="P22"><text:span text:style-name="T22">що все несеться шкереберть. </text:span><text:span text:style-name="T41">(П‑2, 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" table:number-columns-spanned="3" office:value-type="string">
            <text:p text:style-name="P5">все <text:span text:style-name="T110">(див. 6)</text:span></text:p>
          </table:table-cell>
          <table:covered-table-cell/>
          <table:covered-table-cell/>
          <table:table-cell table:style-name="Dictionary.E32" table:number-columns-spanned="5" office:value-type="string">
            <text:p text:style-name="P34"><text:span text:style-name="T97">гол</text:span><text:span text:style-name="T97">о</text:span><text:span text:style-name="T4"></text:span><text:span text:style-name="T97">дний</text:span></text:p>
            <text:p text:style-name="P36">-а, -е.</text:p>
            <text:p text:style-name="P36">1) Який відчуває голод (у 1 <text:span text:style-name="T113">знач.</text:span>). || Який виражає голод. || <text:span text:style-name="T113">у знач.ім.</text:span> голодний, -ного, <text:span text:style-name="T113">ч.</text:span> Той, хто відчуває голод, постійно голодує.</text:p>
            <text:p text:style-name="P36">2) Який настає від голоду; викликаний голодом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7</text:p>
          </table:table-cell>
          <table:table-cell table:style-name="Dictionary.B33" table:number-columns-spanned="2" office:value-type="string">
            <text:p text:style-name="P24"><text:span text:style-name="T3">ВседобрО</text:span><text:span text:style-name="T4"></text:span></text:p>
            <text:p text:style-name="P24"><text:span text:style-name="T21">-а</text:span><text:span text:style-name="T4"></text:span><text:span text:style-name="T21">, </text:span><text:span text:style-name="T22">ім., с., інд.-авт.</text:span></text:p>
          </table:table-cell>
          <table:covered-table-cell/>
          <table:table-cell table:style-name="Dictionary.D33" table:number-columns-spanned="3" office:value-type="string">
            <text:p text:style-name="P24"><text:span text:style-name="T41">утворене способом основословоскладання, похідне від слів:</text:span> <text:span text:style-name="T98">все</text:span> і <text:span text:style-name="T98">добро</text:span><text:span text:style-name="T4"></text:span></text:p>
          </table:table-cell>
          <table:covered-table-cell/>
          <table:covered-table-cell/>
          <table:table-cell table:style-name="Dictionary.G33" table:number-columns-spanned="3" office:value-type="string">
            <text:p text:style-name="P10">Спасенної тримайся криги,</text:p>
            <text:p text:style-name="P10">пречистої тримайся туги,</text:p>
            <text:p text:style-name="P10">шаленої тримайся муки</text:p>
            <text:p text:style-name="P22"><text:span text:style-name="T22">і так існуй – на </text:span><text:span text:style-name="T25">вседобро</text:span><text:span text:style-name="T22">. </text:span><text:span text:style-name="T41">(П‑2, 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" table:number-columns-spanned="3" office:value-type="string">
            <text:p text:style-name="P5">все <text:span text:style-name="T110">(див. 6)</text:span></text:p>
          </table:table-cell>
          <table:covered-table-cell/>
          <table:covered-table-cell/>
          <table:table-cell table:style-name="Dictionary.E34" table:number-columns-spanned="5" office:value-type="string">
            <text:p text:style-name="P34"><text:span text:style-name="T97">добр</text:span><text:span text:style-name="T97">о</text:span><text:span text:style-name="T4"></text:span></text:p>
            <text:p text:style-name="P46"><text:span text:style-name="T87">-а, </text:span><text:span text:style-name="T90">с.</text:span></text:p>
            <text:p text:style-name="P43"><text:span text:style-name="T65">1) Усе позитивне в житті людей, що відповідає їхнім інтересам, бажанням, мріям; благо; </text:span><text:span text:style-name="T81">прот.</text:span><text:span text:style-name="T65"> лихо, зло. || Добра, корисна справа, вчинок і т. ін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8</text:p>
          </table:table-cell>
          <table:table-cell table:style-name="Dictionary.B35" table:number-columns-spanned="2" office:value-type="string">
            <text:p text:style-name="P24"><text:span text:style-name="T3">ВседорО</text:span><text:span text:style-name="T4"></text:span><text:span text:style-name="T3">га</text:span></text:p>
            <text:p text:style-name="P24"><text:span text:style-name="T21">-и, </text:span><text:span text:style-name="T22">ім., ж., інд.-авт.</text:span></text:p>
          </table:table-cell>
          <table:covered-table-cell/>
          <table:table-cell table:style-name="Dictionary.D35" table:number-columns-spanned="3" office:value-type="string">
            <text:p text:style-name="P24"><text:span text:style-name="T47">утворене способом основоскладання, похідне від слів:</text:span> <text:span text:style-name="T98">все</text:span> і <text:span text:style-name="T98">доро</text:span><text:span text:style-name="T4"></text:span><text:span text:style-name="T98">га</text:span></text:p>
          </table:table-cell>
          <table:covered-table-cell/>
          <table:covered-table-cell/>
          <table:table-cell table:style-name="Dictionary.G35" table:number-columns-spanned="3" office:value-type="string">
            <text:p text:style-name="P22"><text:span text:style-name="T22">Ця дорога </text:span><text:span text:style-name="T25">вседороги</text:span></text:p>
            <text:p text:style-name="P10">всенезустрічі – всегону.</text:p>
            <text:p text:style-name="P10">Позирай із заквагону</text:p>
            <text:p text:style-name="P22"><text:span text:style-name="T22">за сузір’ям Козерога. </text:span><text:span text:style-name="T41">(П‑1, 67);</text:span><text:span text:style-name="T22"> </text:span><text:soft-page-break/><text:span text:style-name="T22">Ламка і витка всеспадна </text:span><text:span text:style-name="T25">вседорога</text:span><text:span text:style-name="T22">.</text:span></text:p>
            <text:p text:style-name="P22"><text:span text:style-name="T22">Дорога до Бога – ламка і витка. </text:span><text:span text:style-name="T41">(П‑1, 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" table:number-columns-spanned="3" office:value-type="string">
            <text:p text:style-name="P5">все <text:span text:style-name="T110">(див. 6)</text:span></text:p>
          </table:table-cell>
          <table:covered-table-cell/>
          <table:covered-table-cell/>
          <table:table-cell table:style-name="Dictionary.E36" table:number-columns-spanned="5" office:value-type="string">
            <text:p text:style-name="P34"><text:span text:style-name="T97">дор</text:span><text:span text:style-name="T97">о</text:span><text:span text:style-name="T4"></text:span><text:span text:style-name="T97">га</text:span></text:p>
            <text:p text:style-name="P46"><text:span text:style-name="T87">-и, </text:span><text:span text:style-name="T90">ж.</text:span></text:p>
            <text:p text:style-name="P36">1) Смуга землі, по якій їздять і ходять. || Смуга, що лишається як слід після руху кого-, чого-небудь.</text:p>
            <text:p text:style-name="P36">2) Місце для проходу, проїзду. || <text:span text:style-name="T113">перен.</text:span> Доступ куди-небудь, можливість потрапити куди-небудь.</text:p>
            <text:p text:style-name="P36">3) Перебування в русі (йдучи або їдучи куди-небудь).</text:p>
            <text:p text:style-name="P36">4) <text:span text:style-name="T113">у знач.</text:span> <text:span text:style-name="T113">присл.</text:span> дорогою. Під час руху, подорожування куди-небудь.</text:p>
            <text:p text:style-name="P39"><text:span text:style-name="T62">5) Правильний напрямок для руху кого-небудь. || </text:span><text:span text:style-name="T80">перен.</text:span><text:span text:style-name="T62"> Напрямок діяльності, шлях розвитку.</text:span><text:span text:style-name="T67"> </text:span><text:span text:style-name="T77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9</text:p>
          </table:table-cell>
          <table:table-cell table:style-name="Dictionary.B37" table:number-columns-spanned="2" office:value-type="string">
            <text:p text:style-name="P26">Вседорогий</text:p>
            <text:p text:style-name="P24"><text:span text:style-name="T21">-а, -е, </text:span><text:span text:style-name="T23">прикм., </text:span><text:span text:style-name="T22">інд.-авт.</text:span></text:p>
          </table:table-cell>
          <table:covered-table-cell/>
          <table:table-cell table:style-name="Dictionary.D37" table:number-columns-spanned="3" office:value-type="string">
            <text:p text:style-name="P24"><text:span text:style-name="T47">утворене способом основоскладання, похідне від слів:</text:span> <text:span text:style-name="T98">все</text:span> і <text:span text:style-name="T98">дороги</text:span><text:span text:style-name="T5"></text:span><text:span text:style-name="T98">й</text:span></text:p>
          </table:table-cell>
          <table:covered-table-cell/>
          <table:covered-table-cell/>
          <table:table-cell table:style-name="Dictionary.G37" table:number-columns-spanned="3" office:value-type="string">
            <text:p text:style-name="P22"><text:span text:style-name="T22">Земля – хитлива і плавка – </text:span><text:span text:style-name="T25">вседорога</text:span><text:span text:style-name="T22"> і всепрощальна - </text:span></text:p>
            <text:p text:style-name="P22"><text:span text:style-name="T22">здоліла стати, щоб благальна помічена була рука. </text:span><text:span text:style-name="T41">(П‑2, 147);</text:span></text:p>
            <text:p text:style-name="P10">Який бо холод довкруги!</text:p>
            <text:p text:style-name="P10">Самотності! Ніде нікого.</text:p>
            <text:p text:style-name="P10">Одна підтримка – голос Бога</text:p>
            <text:p text:style-name="P22"><text:span text:style-name="T25">вседорогий, вседорогий</text:span><text:span text:style-name="T22">. </text:span><text:span text:style-name="T41">(П‑2, </text:span><text:soft-page-break/><text:span text:style-name="T41">18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" table:number-columns-spanned="3" office:value-type="string">
            <text:p text:style-name="P5">все <text:span text:style-name="T110">(див. 6)</text:span></text:p>
          </table:table-cell>
          <table:covered-table-cell/>
          <table:covered-table-cell/>
          <table:table-cell table:style-name="Dictionary.E38" table:number-columns-spanned="5" office:value-type="string">
            <text:p text:style-name="P34"><text:span text:style-name="T97">дорог</text:span><text:span text:style-name="T97">и</text:span><text:span text:style-name="T4"></text:span><text:span text:style-name="T97">й</text:span></text:p>
            <text:p text:style-name="P36">-а, -е.</text:p>
            <text:p text:style-name="P36">1) Який коштує великі гроші; <text:span text:style-name="T113">прот.</text:span> дешевий. || Високий (про ціну).</text:p>
            <text:p text:style-name="P36">2) <text:span text:style-name="T113">перен.</text:span> Який високо ціниться, оберігається, яким дорожать.</text:p>
            <text:p text:style-name="P36">3) Близький, милий серцю. || Бажаний, жданий (про гостей). || У звертанні – для вираження любові, приязні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0</text:p>
          </table:table-cell>
          <table:table-cell table:style-name="Dictionary.B39" table:number-columns-spanned="2" office:value-type="string">
            <text:p text:style-name="P26">ВсезАдума</text:p>
            <text:p text:style-name="P24"><text:span text:style-name="T21">-и, </text:span><text:span text:style-name="T22">ім., ж., інд.-авт.</text:span></text:p>
          </table:table-cell>
          <table:covered-table-cell/>
          <table:table-cell table:style-name="Dictionary.D39" table:number-columns-spanned="3" office:value-type="string">
            <text:p text:style-name="P24"><text:span text:style-name="T47">утворене способом основоскладання, похідне від слів:</text:span> <text:span text:style-name="T98">все</text:span> і <text:span text:style-name="T98">заду</text:span><text:span text:style-name="T5"></text:span><text:span text:style-name="T98">ма</text:span></text:p>
          </table:table-cell>
          <table:covered-table-cell/>
          <table:covered-table-cell/>
          <table:table-cell table:style-name="Dictionary.G39" table:number-columns-spanned="3" office:value-type="string">
            <text:p text:style-name="P10">Пірни</text:p>
            <text:p text:style-name="P22"><text:span text:style-name="T22">у </text:span><text:span text:style-name="T25">всезадуму</text:span><text:span text:style-name="T22"> і збавляй безчасся. </text:span><text:span text:style-name="T41">(П‑1, 17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" table:number-columns-spanned="3" office:value-type="string">
            <text:p text:style-name="P5">все <text:span text:style-name="T110">(див. 6)</text:span></text:p>
          </table:table-cell>
          <table:covered-table-cell/>
          <table:covered-table-cell/>
          <table:table-cell table:style-name="Dictionary.E40" table:number-columns-spanned="5" office:value-type="string">
            <text:p text:style-name="P34"><text:span text:style-name="T97">зад</text:span><text:span text:style-name="T97">у</text:span><text:span text:style-name="T4"></text:span><text:span text:style-name="T97">ма</text:span></text:p>
            <text:p text:style-name="P46"><text:span text:style-name="T87">-и, </text:span><text:span text:style-name="T90">ж.</text:span></text:p>
            <text:p text:style-name="P36">Стан того, хто заглибився в думки, роздуми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1</text:p>
          </table:table-cell>
          <table:table-cell table:style-name="Dictionary.B41" table:number-columns-spanned="2" office:value-type="string">
            <text:p text:style-name="P24"><text:span text:style-name="T3">ВсеквО</text:span><text:span text:style-name="T7"></text:span><text:span text:style-name="T3">лий</text:span></text:p>
            <text:p text:style-name="P24"><text:span text:style-name="T21">-а, -е, </text:span><text:span text:style-name="T23">прикм., </text:span><text:span text:style-name="T22">інд.-авт.</text:span></text:p>
          </table:table-cell>
          <table:covered-table-cell/>
          <table:table-cell table:style-name="Dictionary.D41" table:number-columns-spanned="3" office:value-type="string">
            <text:p text:style-name="P24"><text:span text:style-name="T47">утворене способом основословоскладання, похідне від слів:</text:span> <text:span text:style-name="T98">все </text:span>і <text:span text:style-name="T98">кво</text:span><text:span text:style-name="T7"></text:span><text:span text:style-name="T98">лий</text:span></text:p>
          </table:table-cell>
          <table:covered-table-cell/>
          <table:covered-table-cell/>
          <table:table-cell table:style-name="Dictionary.G41" table:number-columns-spanned="3" office:value-type="string">
            <text:p text:style-name="P10">Тож – в неба провалля в бездоння, бездолий</text:p>
            <text:p text:style-name="P10">нагірний, невірний, западистий рай,</text:p>
            <text:p text:style-name="P22"><text:span text:style-name="T22">всебідий, всегнівний, всещедрий, </text:span><text:span text:style-name="T25">всекволий</text:span><text:span text:style-name="T22">.</text:span></text:p>
            <text:p text:style-name="P10">А що під крилом твоїм? Кара – карай. </text:p>
            <text:p text:style-name="P13"/>
          </table:table-cell>
          <table:covered-table-cell/>
          <table:covered-table-cell/>
        </table:table-row>
        <table:table-row>
          <table:covered-table-cell/>
          <table:table-cell table:style-name="Dictionary.B42" table:number-columns-spanned="3" office:value-type="string">
            <text:p text:style-name="P5">все <text:span text:style-name="T110">(див. 6)</text:span></text:p>
          </table:table-cell>
          <table:covered-table-cell/>
          <table:covered-table-cell/>
          <table:table-cell table:style-name="Dictionary.E42" table:number-columns-spanned="5" office:value-type="string">
            <text:p text:style-name="P34"><text:span text:style-name="T97">кв</text:span><text:span text:style-name="T97">о</text:span><text:span text:style-name="T4"></text:span><text:span text:style-name="T97">лий</text:span></text:p>
            <text:p text:style-name="P36">-а, -е.</text:p>
            <text:p text:style-name="P36">1) Який має неміцну будову тіла, фізично нерозвинутий; тендітний. || Який утратив силу через хворобу, втому тощо; слабий, безсилий, немічний. || Неміцний, слабкий (про здоров'я). || Який погано росте; негустий, невисокий, прив'ялий (про рослини). || Неміцний, нестійкий (про будівлі, їх частини).</text:p>
            <text:p text:style-name="P39"><text:span text:style-name="T62">2) </text:span><text:span text:style-name="T80">перен.</text:span><text:span text:style-name="T62"> Позбавлений душевної стійкості, твердості, сили волі. || Небадьорий, млявий.</text:span><text:span text:style-name="T67"> </text:span><text:span text:style-name="T77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2</text:p>
          </table:table-cell>
          <table:table-cell table:style-name="Dictionary.B43" table:number-columns-spanned="2" office:value-type="string">
            <text:p text:style-name="P24"><text:span text:style-name="T3">ВсемежА</text:span><text:span text:style-name="T7"></text:span></text:p>
            <text:p text:style-name="P24"><text:span text:style-name="T21">-и, </text:span><text:span text:style-name="T22">ім., ж., інд.-авт.</text:span></text:p>
          </table:table-cell>
          <table:covered-table-cell/>
          <table:table-cell table:style-name="Dictionary.D43" table:number-columns-spanned="3" office:value-type="string">
            <text:p text:style-name="P24"><text:span text:style-name="T47">утворене способом основоскладання, похідне від слів:</text:span> <text:span text:style-name="T98">все</text:span> і <text:span text:style-name="T98">межа</text:span><text:span text:style-name="T7"></text:span></text:p>
          </table:table-cell>
          <table:covered-table-cell/>
          <table:covered-table-cell/>
          <table:table-cell table:style-name="Dictionary.G43" table:number-columns-spanned="3" office:value-type="string">
            <text:p text:style-name="P10">Ти ще – ось-ось. Допіру-но ступив</text:p>
            <text:p text:style-name="P22"><text:span text:style-name="T22">за </text:span><text:span text:style-name="T25">всемежу</text:span><text:span text:style-name="T22">. </text:span><text:span text:style-name="T41">(П‑1, 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44" table:number-columns-spanned="3" office:value-type="string">
            <text:p text:style-name="P5">все <text:span text:style-name="T110">(див. 6)</text:span></text:p>
          </table:table-cell>
          <table:covered-table-cell/>
          <table:covered-table-cell/>
          <table:table-cell table:style-name="Dictionary.E44" table:number-columns-spanned="5" office:value-type="string">
            <text:p text:style-name="P34"><text:span text:style-name="T97">меж</text:span><text:span text:style-name="T97">а</text:span><text:span text:style-name="T4"></text:span></text:p>
            <text:p text:style-name="P46"><text:span text:style-name="T87">-і, </text:span><text:span text:style-name="T90">ж.</text:span></text:p>
            <text:p text:style-name="P39"><text:span text:style-name="T62">1) Лінія поділу якої-небудь території; границя (у 1 </text:span><text:span text:style-name="T80">знач.</text:span><text:span text:style-name="T62">). || Лінія, що поділяє землі або води суміжних держав; кордон. || Лінія (умовна), що розділяє між собою якісь частини поверхні. || Зорова лінія, що відділяє що-небудь від чогось. || </text:span><text:span text:style-name="T80">перен.</text:span><text:span text:style-name="T62"> Уявна точка на </text:span><text:soft-page-break/><text:span text:style-name="T62">сонячній орбіті, що поділяє лінію орбіти на відрізки, відповідні до ранку, дня або вечора. ||</text:span><text:span text:style-name="T80">між чим і чим</text:span><text:span text:style-name="T62">, </text:span><text:span text:style-name="T80">чого і чого</text:span><text:span text:style-name="T62">, </text:span><text:span text:style-name="T80">перен.</text:span><text:span text:style-name="T62"> Границя поділу, розрізнення яких-небудь явищ, предметів тощо.</text:span><text:span text:style-name="T67"> </text:span><text:span text:style-name="T77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3</text:p>
          </table:table-cell>
          <table:table-cell table:style-name="Dictionary.B45" table:number-columns-spanned="2" office:value-type="string">
            <text:p text:style-name="P26">Всемолодий</text:p>
            <text:p text:style-name="P24"><text:span text:style-name="T21">-а</text:span><text:span text:style-name="T7"></text:span><text:span text:style-name="T21">, -е</text:span><text:span text:style-name="T7"></text:span><text:span text:style-name="T21">, </text:span><text:span text:style-name="T23">прикм., </text:span><text:span text:style-name="T22">інд.-авт.</text:span></text:p>
          </table:table-cell>
          <table:covered-table-cell/>
          <table:table-cell table:style-name="Dictionary.D45" table:number-columns-spanned="3" office:value-type="string">
            <text:p text:style-name="P24"><text:span text:style-name="T41">утворене способом основоскладання, похідне від слів:</text:span> <text:span text:style-name="T98">все</text:span> і <text:span text:style-name="T98">молоди</text:span><text:span text:style-name="T5"></text:span><text:span text:style-name="T98">й</text:span></text:p>
          </table:table-cell>
          <table:covered-table-cell/>
          <table:covered-table-cell/>
          <table:table-cell table:style-name="Dictionary.G45" table:number-columns-spanned="3" office:value-type="string">
            <text:p text:style-name="P10">Усесвіту пустеля</text:p>
            <text:p text:style-name="P10">небавом нас огорне,</text:p>
            <text:p text:style-name="P10">і мертва не воскресне</text:p>
            <text:p text:style-name="P22"><text:span text:style-name="T25">всемолода</text:span><text:span text:style-name="T22"> біда. </text:span><text:span text:style-name="T41">(П‑1, 212);</text:span></text:p>
            <text:p text:style-name="P22"><text:span text:style-name="T22">І, хилячи </text:span><text:span text:style-name="T25">всемолоде</text:span><text:span text:style-name="T22"> чоло,</text:span></text:p>
            <text:p text:style-name="P22"><text:span text:style-name="T22">пройти під поглядом, немов під градом… </text:span><text:span text:style-name="T41">(П‑2, 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46" table:number-columns-spanned="3" office:value-type="string">
            <text:p text:style-name="P5">все <text:span text:style-name="T110">(див. 6)</text:span></text:p>
          </table:table-cell>
          <table:covered-table-cell/>
          <table:covered-table-cell/>
          <table:table-cell table:style-name="Dictionary.E46" table:number-columns-spanned="5" office:value-type="string">
            <text:p text:style-name="P34"><text:span text:style-name="T97">молод</text:span><text:span text:style-name="T97">и</text:span><text:span text:style-name="T4"></text:span><text:span text:style-name="T97">й</text:span></text:p>
            <text:p text:style-name="P46"><text:span text:style-name="T87">-а, -е, </text:span><text:span text:style-name="T90">нар.-поет.</text:span></text:p>
            <text:p text:style-name="P46"><text:span text:style-name="T88">1) Який має небагато років, не досяг зрілого віку; юний. || Не старий. || </text:span><text:span text:style-name="T91">у знач.</text:span><text:span text:style-name="T88"> </text:span><text:span text:style-name="T91">ім.</text:span><text:span text:style-name="T88"> молодий, -дого, </text:span><text:span text:style-name="T91">ч.</text:span><text:span text:style-name="T88">; молода, -дої, </text:span><text:span text:style-name="T91">ж.</text:span><text:span text:style-name="T88">; молоде, -дого, </text:span><text:span text:style-name="T91">с.</text:span><text:span text:style-name="T88"> Той, хто має небагато років, ще не старий. || З прізвищем, прізвиськом і т. ін. – означає дітей (на відміну від батьків). || </text:span><text:span text:style-name="T91">у знач.</text:span><text:span text:style-name="T88"> </text:span><text:span text:style-name="T91">ім.</text:span><text:span text:style-name="T88"> молоді, -дих,</text:span><text:span text:style-name="T91">мн.</text:span><text:span text:style-name="T88"> Діти (</text:span><text:span text:style-name="T91">див.</text:span><text:span text:style-name="T88"> діти I 2)). || Стос. до молодості, належний, </text:span><text:span text:style-name="T91">власт.</text:span><text:span text:style-name="T88"> їй.</text:span><text:span text:style-name="T89"> </text:span><text:span text:style-name="T9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4</text:p>
          </table:table-cell>
          <table:table-cell table:style-name="Dictionary.B47" table:number-columns-spanned="2" office:value-type="string">
            <text:p text:style-name="P5"><text:span text:style-name="T12">ВсеначувА</text:span><text:span text:style-name="T10"></text:span><text:span text:style-name="T12">нний</text:span></text:p>
            <text:p text:style-name="P5"><text:span text:style-name="T52">-а, -е, </text:span><text:span text:style-name="T31">прикм., </text:span><text:span text:style-name="T32">інд.-авт.</text:span></text:p>
          </table:table-cell>
          <table:covered-table-cell/>
          <table:table-cell table:style-name="Dictionary.D47" table:number-columns-spanned="3" office:value-type="string">
            <text:p text:style-name="P24"><text:span text:style-name="T47">утворене складносуфіксальним способом, похідне </text:span><text:soft-page-break/><text:span text:style-name="T47">від слів:</text:span> <text:span text:style-name="T98">все </text:span>і <text:span text:style-name="T98">начува</text:span><text:span text:style-name="T7"></text:span><text:span text:style-name="T98">тися</text:span></text:p>
          </table:table-cell>
          <table:covered-table-cell/>
          <table:covered-table-cell/>
          <table:table-cell table:style-name="Dictionary.G47" table:number-columns-spanned="3" office:value-type="string">
            <text:p text:style-name="P22"><text:span text:style-name="T22">І торопкі </text:span><text:span text:style-name="T25">всеначуванні</text:span><text:span text:style-name="T22"> кроки,</text:span></text:p>
            <text:p text:style-name="P22"><text:span text:style-name="T22">то лис блукає – із хвостом рудим. </text:span><text:span text:style-name="T41">(П‑2, 1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8" table:number-columns-spanned="3" office:value-type="string">
            <text:p text:style-name="P5">все <text:span text:style-name="T110">(див. 6)</text:span></text:p>
          </table:table-cell>
          <table:covered-table-cell/>
          <table:covered-table-cell/>
          <table:table-cell table:style-name="Dictionary.E48" table:number-columns-spanned="5" office:value-type="string">
            <text:p text:style-name="P34"><text:span text:style-name="T97">начув</text:span><text:span text:style-name="T97">а</text:span><text:span text:style-name="T4"></text:span><text:span text:style-name="T97">тися</text:span></text:p>
            <text:p text:style-name="P46"><text:span text:style-name="T87">-аюся, -аєшся, </text:span><text:span text:style-name="T90">недок.</text:span></text:p>
            <text:p text:style-name="P43"><text:span text:style-name="T65">Чекати розплати, помсти. || </text:span><text:span text:style-name="T81">чого</text:span><text:span text:style-name="T65">. Чекати чого-небудь неприємного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5</text:p>
          </table:table-cell>
          <table:table-cell table:style-name="Dictionary.B49" table:number-columns-spanned="2" office:value-type="string">
            <text:p text:style-name="P5"><text:span text:style-name="T12">ВсенедочекА</text:span><text:span text:style-name="T10"></text:span><text:span text:style-name="T12">вшися</text:span></text:p>
            <text:p text:style-name="P8">дієприсл., док., інд.-авт.</text:p>
          </table:table-cell>
          <table:covered-table-cell/>
          <table:table-cell table:style-name="Dictionary.D49" table:number-columns-spanned="3" office:value-type="string">
            <text:p text:style-name="P24"><text:span text:style-name="T123">утворене способом основоскладання і суфіксально-префіксальним, похідне від слів:</text:span> <text:span text:style-name="T98">все</text:span> і <text:span text:style-name="T98">не дочека</text:span><text:span text:style-name="T9"></text:span><text:span text:style-name="T98">тися</text:span></text:p>
          </table:table-cell>
          <table:covered-table-cell/>
          <table:covered-table-cell/>
          <table:table-cell table:style-name="Dictionary.G49" table:number-columns-spanned="3" office:value-type="string">
            <text:p text:style-name="P10">Ну й долечка! Прождати на життя - </text:p>
            <text:p text:style-name="P22"><text:span text:style-name="T22">і </text:span><text:span text:style-name="T25">всенедочекавшися</text:span><text:span text:style-name="T22"> – померти! </text:span><text:span text:style-name="T41">(П‑1, 18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0" table:number-columns-spanned="2" office:value-type="string">
            <text:p text:style-name="P5">все <text:span text:style-name="T110">(див. 6)</text:span></text:p>
          </table:table-cell>
          <table:covered-table-cell/>
          <table:table-cell table:style-name="Dictionary.D50" table:number-columns-spanned="4" office:value-type="string">
            <text:p text:style-name="P33">не</text:p>
            <text:p text:style-name="P45"><text:span text:style-name="T90">запереч.</text:span><text:span text:style-name="T87"> </text:span><text:span text:style-name="T90">част.</text:span></text:p>
            <text:p text:style-name="P35">1) Уживається перед присудком для повного заперечення змісту висловленого. || Уживається перед підметом або другорядним членом речення для повного заперечення їх змісту. || Уживається для повного заперечення чого-небудь після заперечних прислівників, займенників та деяких часток ("навіть", "ще", "й" і т. ін.), що <text:soft-page-break/>підсилюють заперечення. || Уживається для повного заперечення чого-небудь у разі протиставлення. || Уживається для підсилення заперечення у поєднанні з повторюваним словом. <text:span text:style-name="T60">(С, )</text:span></text:p>
          </table:table-cell>
          <table:covered-table-cell/>
          <table:covered-table-cell/>
          <table:covered-table-cell/>
          <table:table-cell table:style-name="Dictionary.H50" table:number-columns-spanned="2" office:value-type="string">
            <text:p text:style-name="P34"><text:span text:style-name="T97">дочек</text:span><text:span text:style-name="T97">а</text:span><text:span text:style-name="T4"></text:span><text:span text:style-name="T97">тися</text:span></text:p>
            <text:p text:style-name="P46"><text:span text:style-name="T87">-аюся, -аєшся, </text:span><text:span text:style-name="T90">док.</text:span><text:span text:style-name="T87">, дочікуватися, -уюся, -уєшся, </text:span><text:span text:style-name="T90">недок.</text:span></text:p>
            <text:p text:style-name="P36">Пробути, прожити до того часу, поки настане, з'явиться очікуване; діждатися.<text:span text:style-name="T134"> </text:span><text:span text:style-name="T59">(С, )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3">26</text:p>
          </table:table-cell>
          <table:table-cell table:style-name="Dictionary.B51" table:number-columns-spanned="2" office:value-type="string">
            <text:p text:style-name="P5"><text:span text:style-name="T12">ВсенеНАждА</text:span><text:span text:style-name="T10"></text:span><text:span text:style-name="T12">н</text:span><text:span text:style-name="T12">ний</text:span></text:p>
            <text:p text:style-name="P5"><text:span text:style-name="T52">-а, -е, </text:span><text:span text:style-name="T31">прикм., </text:span><text:span text:style-name="T32">інд.-авт.</text:span></text:p>
          </table:table-cell>
          <table:covered-table-cell/>
          <table:table-cell table:style-name="Dictionary.D51" table:number-columns-spanned="3" office:value-type="string">
            <text:p text:style-name="P16"><text:span text:style-name="T127">утворене способом основоскладання і суфіксально-префіксальним, похідне від слів:</text:span><text:span text:style-name="T52"> </text:span><text:span text:style-name="T21">все</text:span><text:span text:style-name="T52"> і </text:span><text:span text:style-name="T21">не жда</text:span><text:span text:style-name="T1"></text:span><text:span text:style-name="T21">ти</text:span></text:p>
          </table:table-cell>
          <table:covered-table-cell/>
          <table:covered-table-cell/>
          <table:table-cell table:style-name="Dictionary.G51" table:number-columns-spanned="3" office:value-type="string">
            <text:p text:style-name="P10">я забуваюся, коли цнота</text:p>
            <text:p text:style-name="P10">пречистого пребілого паперу</text:p>
            <text:p text:style-name="P10">почне мене, відкривши добру еру</text:p>
            <text:p text:style-name="P10">натхнення в тиші, і коли мета</text:p>
            <text:p text:style-name="P22"><text:span text:style-name="T22">мене в полон імкне, </text:span><text:span text:style-name="T25">всененажданна</text:span><text:span text:style-name="T22">. </text:span><text:span text:style-name="T41">(П‑2, 169)</text:span></text:p>
          </table:table-cell>
          <table:covered-table-cell/>
          <table:covered-table-cell/>
        </table:table-row>
        <table:table-row>
          <table:covered-table-cell/>
          <table:table-cell table:style-name="Dictionary.B52" table:number-columns-spanned="2" office:value-type="string">
            <text:p text:style-name="P5">все <text:span text:style-name="T110">(див. 6)</text:span></text:p>
          </table:table-cell>
          <table:covered-table-cell/>
          <table:table-cell table:style-name="Dictionary.D52" table:number-columns-spanned="4" office:value-type="string">
            <text:p text:style-name="P5">не <text:span text:style-name="T110">(див. 25)</text:span></text:p>
          </table:table-cell>
          <table:covered-table-cell/>
          <table:covered-table-cell/>
          <table:covered-table-cell/>
          <table:table-cell table:style-name="Dictionary.H52" table:number-columns-spanned="2" office:value-type="string">
            <text:p text:style-name="P34"><text:span text:style-name="T97">жд</text:span><text:span text:style-name="T97">а</text:span><text:span text:style-name="T4"></text:span><text:span text:style-name="T97">ти</text:span></text:p>
            <text:p text:style-name="P46"><text:span text:style-name="T87">жду, ждеш, </text:span><text:span text:style-name="T90">недок.</text:span></text:p>
            <text:p text:style-name="P36">1) <text:span text:style-name="T113">перех.</text:span> Перебувати де-небудь, щоб побачити когось, зустрітися з кимось; чекати, очікувати. || <text:span text:style-name="T113">перех.</text:span> <text:span text:style-name="T113">і неперех.</text:span>, <text:span text:style-name="T113">кого</text:span>, <text:span text:style-name="T113">чого</text:span>, <text:span text:style-name="T113">на кого </text:span>–<text:span text:style-name="T113">що</text:span>, <text:span text:style-name="T113">зі спол.</text:span> Розраховувати на чиє-небудь повернення, на прихід, появу когось, чогось, на здійснення чогось.</text:p>
            <text:p text:style-name="P40"><text:soft-page-break/><text:span text:style-name="T65">2) </text:span><text:span text:style-name="T81">перех.</text:span><text:span text:style-name="T65"> </text:span><text:span text:style-name="T81">і неперех.</text:span><text:span text:style-name="T65"> Надіятися на що-небудь, сподіватися чогось; чекати.</text:span><text:span text:style-name="T66"> </text:span><text:span text:style-name="T75">(С, )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3">27</text:p>
          </table:table-cell>
          <table:table-cell table:style-name="Dictionary.B53" table:number-columns-spanned="2" office:value-type="string">
            <text:p text:style-name="P26">Всенезустріч</text:p>
            <text:p text:style-name="P24"><text:span text:style-name="T21">-і, </text:span><text:span text:style-name="T22">ім., ж., інд.-авт.</text:span></text:p>
          </table:table-cell>
          <table:covered-table-cell/>
          <table:table-cell table:style-name="Dictionary.D53" table:number-columns-spanned="3" office:value-type="string">
            <text:p text:style-name="P24"><text:span text:style-name="T47">утворене способом зрощення, похідне від слів:</text:span> <text:span text:style-name="T98">все</text:span> і <text:span text:style-name="T98">незу</text:span><text:span text:style-name="T5"></text:span><text:span text:style-name="T98">стріч</text:span></text:p>
          </table:table-cell>
          <table:covered-table-cell/>
          <table:covered-table-cell/>
          <table:table-cell table:style-name="Dictionary.G53" table:number-columns-spanned="3" office:value-type="string">
            <text:p text:style-name="P10">Ця дорога вседороги</text:p>
            <text:p text:style-name="P22"><text:span text:style-name="T25">всенезустрічі</text:span><text:span text:style-name="T22"> – всегону.</text:span></text:p>
            <text:p text:style-name="P10">Позирай із заквагону</text:p>
            <text:p text:style-name="P22"><text:span text:style-name="T22">за сузір’ям Козерога. </text:span><text:span text:style-name="T41">(П‑1, 67);</text:span></text:p>
            <text:p text:style-name="P10">Що мав – привиділось, причулося,</text:p>
            <text:p text:style-name="P22"><text:span text:style-name="T22">на </text:span><text:span text:style-name="T25">всенезустріч</text:span><text:span text:style-name="T22">, всепрощання. </text:span><text:span text:style-name="T41">(П‑1, 199)</text:span></text:p>
          </table:table-cell>
          <table:covered-table-cell/>
          <table:covered-table-cell/>
        </table:table-row>
        <table:table-row>
          <table:covered-table-cell/>
          <table:table-cell table:style-name="Dictionary.B54" table:number-columns-spanned="2" office:value-type="string">
            <text:p text:style-name="P5">все <text:span text:style-name="T110">(див. 6)</text:span></text:p>
          </table:table-cell>
          <table:covered-table-cell/>
          <table:table-cell table:style-name="Dictionary.D54" table:number-columns-spanned="4" office:value-type="string">
            <text:p text:style-name="P5">не <text:span text:style-name="T110">(див. 25)</text:span></text:p>
          </table:table-cell>
          <table:covered-table-cell/>
          <table:covered-table-cell/>
          <table:covered-table-cell/>
          <table:table-cell table:style-name="Dictionary.H54" table:number-columns-spanned="2" office:value-type="string">
            <text:p text:style-name="P34"><text:span text:style-name="T97">з</text:span><text:span text:style-name="T97">у</text:span><text:span text:style-name="T4"></text:span><text:span text:style-name="T97">стріч</text:span></text:p>
            <text:p text:style-name="P46"><text:span text:style-name="T87">-і, </text:span><text:span text:style-name="T90">ж.</text:span><text:span text:style-name="T87">, </text:span><text:span text:style-name="T90">кого</text:span><text:span text:style-name="T87">, </text:span><text:span text:style-name="T90">чого</text:span><text:span text:style-name="T87">, </text:span><text:span text:style-name="T90">з ким </text:span><text:span text:style-name="T87">– </text:span><text:span text:style-name="T90">чим і без додатка</text:span><text:span text:style-name="T87">.</text:span></text:p>
            <text:p text:style-name="P36">1) Зближення з ким-, чим-небудь, хто (що) рухається навпроти.</text:p>
            <text:p text:style-name="P39"><text:span text:style-name="T62">2) Випадкове або наперед домовлене побачення з ким-небудь. || Тимчасове спільне перебування де-небудь з метою обговорення яких-небудь питань, для бесіди, наради і т. ін. || Спортивне змагання. ||</text:span><text:span text:style-name="T80">рідко</text:span><text:span text:style-name="T62">. </text:span><text:soft-page-break/><text:span text:style-name="T62">Знайомство.</text:span><text:span text:style-name="T67"> </text:span><text:span text:style-name="T77">(С, )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3">28</text:p>
          </table:table-cell>
          <table:table-cell table:style-name="Dictionary.B55" table:number-columns-spanned="2" office:value-type="string">
            <text:p text:style-name="P24"><text:span text:style-name="T3">Всенезустріч</text:span><text:span text:style-name="T1">-</text:span><text:span text:style-name="T3">всегíн</text:span></text:p>
            <text:p text:style-name="P24"><text:span text:style-name="T21">-гону, </text:span><text:span text:style-name="T22">ім., ж., інд.-авт.</text:span></text:p>
          </table:table-cell>
          <table:covered-table-cell/>
          <table:table-cell table:style-name="Dictionary.D55" table:number-columns-spanned="3" office:value-type="string">
            <text:p text:style-name="P24"><text:span text:style-name="T47">утворене способом словоскладання, похідне від слів:</text:span><text:span text:style-name="T33"> </text:span><text:span text:style-name="T36">всенезу</text:span><text:span text:style-name="T4"></text:span><text:span text:style-name="T36">стріч</text:span><text:span text:style-name="T33"> і </text:span><text:span text:style-name="T36">всегі</text:span><text:span text:style-name="T4"></text:span><text:span text:style-name="T36">н</text:span></text:p>
          </table:table-cell>
          <table:covered-table-cell/>
          <table:covered-table-cell/>
          <table:table-cell table:style-name="Dictionary.G55" table:number-columns-spanned="3" office:value-type="string">
            <text:p text:style-name="P10">Ця дорога вседороги,</text:p>
            <text:p text:style-name="P22"><text:span text:style-name="T25">всенезустрічі-всегону</text:span><text:span text:style-name="T22">,</text:span></text:p>
            <text:p text:style-name="P10">позирай із зак-вагону</text:p>
            <text:p text:style-name="P22"><text:span text:style-name="T22">за сузір’ям Козерога. </text:span><text:span text:style-name="T41">(П‑1, 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6" table:number-columns-spanned="3" office:value-type="string">
            <text:p text:style-name="P24"><text:span text:style-name="T36">всенезу</text:span><text:span text:style-name="T4"></text:span><text:span text:style-name="T36">стріч </text:span><text:span text:style-name="T53">(див. 27)</text:span></text:p>
          </table:table-cell>
          <table:covered-table-cell/>
          <table:covered-table-cell/>
          <table:table-cell table:style-name="Dictionary.E56" table:number-columns-spanned="5" office:value-type="string">
            <text:p text:style-name="P22"><text:span text:style-name="T36">всегі</text:span><text:span text:style-name="T4"></text:span><text:span text:style-name="T36">н </text:span><text:span text:style-name="T53">(див. 1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9</text:p>
          </table:table-cell>
          <table:table-cell table:style-name="Dictionary.B57" table:number-columns-spanned="2" office:value-type="string">
            <text:p text:style-name="P24"><text:span text:style-name="T3">ВсенепІзнани</text:span><text:span text:style-name="T3">й</text:span></text:p>
            <text:p text:style-name="P24"><text:span text:style-name="T21">-а, -е, </text:span><text:span text:style-name="T23">прикм., </text:span><text:span text:style-name="T22">інд.-авт.</text:span></text:p>
          </table:table-cell>
          <table:covered-table-cell/>
          <table:table-cell table:style-name="Dictionary.D57" table:number-columns-spanned="3" office:value-type="string">
            <text:p text:style-name="P24"><text:span text:style-name="T47">утворене способом основоскладання, похідне від слів:</text:span> <text:span text:style-name="T98">все</text:span> і <text:span text:style-name="T98">непі</text:span><text:span text:style-name="T5"></text:span><text:span text:style-name="T98">знаний</text:span></text:p>
          </table:table-cell>
          <table:covered-table-cell/>
          <table:covered-table-cell/>
          <table:table-cell table:style-name="Dictionary.G57" table:number-columns-spanned="3" office:value-type="string">
            <text:p text:style-name="P10">…попелясті зозулі</text:p>
            <text:p text:style-name="P10">вістили роки: жий однині</text:p>
            <text:p text:style-name="P22"><text:span text:style-name="T22">на </text:span><text:span text:style-name="T25">всенепізнаній</text:span><text:span text:style-name="T22"> землі. </text:span><text:span text:style-name="T41">(П‑1, 1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8" table:number-columns-spanned="3" office:value-type="string">
            <text:p text:style-name="P5">все (див. 6)</text:p>
          </table:table-cell>
          <table:covered-table-cell/>
          <table:covered-table-cell/>
          <table:table-cell table:style-name="Dictionary.E58" table:number-columns-spanned="5" office:value-type="string">
            <text:p text:style-name="P34"><text:span text:style-name="T97">неп</text:span><text:span text:style-name="T97">і</text:span><text:span text:style-name="T4"></text:span><text:span text:style-name="T97">знаний</text:span></text:p>
            <text:p text:style-name="P36">-а, -е.</text:p>
            <text:p text:style-name="P36">Якого ще не пізнали, не вивчили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30</text:p>
          </table:table-cell>
          <table:table-cell table:style-name="Dictionary.B59" table:number-columns-spanned="2" office:value-type="string">
            <text:p text:style-name="P26">ВсенепогАсний</text:p>
            <text:p text:style-name="P24"><text:span text:style-name="T21">-а, -е, </text:span><text:span text:style-name="T23">прикм., </text:span><text:span text:style-name="T22">інд.-авт.</text:span></text:p>
          </table:table-cell>
          <table:covered-table-cell/>
          <table:table-cell table:style-name="Dictionary.D59" table:number-columns-spanned="3" office:value-type="string">
            <text:p text:style-name="P24"><text:span text:style-name="T47">утворене способом основоскладання, похідне від слів:</text:span> <text:span text:style-name="T98">все</text:span> і <text:span text:style-name="T98">непога</text:span><text:span text:style-name="T5"></text:span><text:span text:style-name="T98">сний</text:span></text:p>
          </table:table-cell>
          <table:covered-table-cell/>
          <table:covered-table-cell/>
          <table:table-cell table:style-name="Dictionary.G59" table:number-columns-spanned="3" office:value-type="string">
            <text:p text:style-name="P10">оце світіння полохких світань</text:p>
            <text:p text:style-name="P10">світів жертовних, що мене запалює</text:p>
            <text:p text:style-name="P22"><text:span text:style-name="T25">всенепогасним</text:span><text:span text:style-name="T22"> і ламким, як крига,</text:span></text:p>
            <text:p text:style-name="P22"><text:span text:style-name="T22">огнем співучих надторосів – криг. </text:span><text:span text:style-name="T41">(П‑1, 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60" table:number-columns-spanned="3" office:value-type="string">
            <text:p text:style-name="P5">все <text:span text:style-name="T110">(див. 6)</text:span></text:p>
          </table:table-cell>
          <table:covered-table-cell/>
          <table:covered-table-cell/>
          <table:table-cell table:style-name="Dictionary.E60" table:number-columns-spanned="5" office:value-type="string">
            <text:p text:style-name="P34"><text:span text:style-name="T97">непог</text:span><text:span text:style-name="T97">а</text:span><text:span text:style-name="T4"></text:span><text:span text:style-name="T97">сний</text:span></text:p>
            <text:p text:style-name="P36">-а, -е.</text:p>
            <text:p text:style-name="P36">1) Який не гасне, якого не можна погасити; невгасимий.</text:p>
            <text:p text:style-name="P43"><text:span text:style-name="T65">2) </text:span><text:span text:style-name="T81">перен.</text:span><text:span text:style-name="T65"> Який з часом не втрачає своєї сили; неослабний. || Якого не можна стримати, угамувати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3">31</text:p>
          </table:table-cell>
          <table:table-cell table:style-name="Dictionary.B61" table:number-columns-spanned="2" office:value-type="string">
            <text:p text:style-name="P26">ВсенепокОра</text:p>
            <text:p text:style-name="P24"><text:span text:style-name="T21">-и, </text:span><text:span text:style-name="T22">ім., ж., інд.-авт.</text:span></text:p>
          </table:table-cell>
          <table:covered-table-cell/>
          <table:table-cell table:style-name="Dictionary.D61" table:number-columns-spanned="3" office:value-type="string">
            <text:p text:style-name="P24"><text:span text:style-name="T47">утворене способом основоскладання, похідне від слів:</text:span> <text:span text:style-name="T98">все</text:span> і <text:span text:style-name="T98">непоко</text:span><text:span text:style-name="T2"></text:span><text:span text:style-name="T98">ра</text:span></text:p>
          </table:table-cell>
          <table:covered-table-cell/>
          <table:covered-table-cell/>
          <table:table-cell table:style-name="Dictionary.G61" table:number-columns-spanned="3" office:value-type="string">
            <text:p text:style-name="P10">Страшна ковбаня – чорна і масна.</text:p>
            <text:p text:style-name="P10">І дух тяжкий повзе, немов потвора,</text:p>
            <text:p text:style-name="P22"><text:span text:style-name="T22">в лещатах дум твоя </text:span><text:span text:style-name="T25">всенепокора</text:span><text:span text:style-name="T22">,</text:span></text:p>
            <text:p text:style-name="P22"><text:span text:style-name="T22">стою на кладці. Дозираю дна. </text:span><text:span text:style-name="T41">(П‑1, 151)</text:span></text:p>
          </table:table-cell>
          <table:covered-table-cell/>
          <table:covered-table-cell/>
        </table:table-row>
        <table:table-row>
          <table:covered-table-cell/>
          <table:table-cell table:style-name="Dictionary.B62" table:number-columns-spanned="3" office:value-type="string">
            <text:p text:style-name="P5">все <text:span text:style-name="T110">(див. 6)</text:span></text:p>
          </table:table-cell>
          <table:covered-table-cell/>
          <table:covered-table-cell/>
          <table:table-cell table:style-name="Dictionary.E62" table:number-columns-spanned="5" office:value-type="string">
            <text:p text:style-name="P34"><text:span text:style-name="T97">непок</text:span><text:span text:style-name="T97">о</text:span><text:span text:style-name="T4"></text:span><text:span text:style-name="T97">ра</text:span></text:p>
            <text:p text:style-name="P46"><text:span text:style-name="T87">-и, </text:span><text:span text:style-name="T90">ж.</text:span></text:p>
            <text:p text:style-name="P36">Небажання або відмова підкорятися кому-небудь, слухатися когось і т. ін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32</text:p>
          </table:table-cell>
          <table:table-cell table:style-name="Dictionary.B63" table:number-columns-spanned="2" office:value-type="string">
            <text:p text:style-name="P24"><text:span text:style-name="T3">ВсенищІ</text:span><text:span text:style-name="T4"></text:span><text:span text:style-name="T3">вність</text:span></text:p>
            <text:p text:style-name="P24"><text:span text:style-name="T21">-ності, </text:span><text:span text:style-name="T22">ім., ж., інд.-авт.</text:span></text:p>
          </table:table-cell>
          <table:covered-table-cell/>
          <table:table-cell table:style-name="Dictionary.D63" table:number-columns-spanned="3" office:value-type="string">
            <text:p text:style-name="P24"><text:span text:style-name="T47">утворене складносуфіксальним способом, похідне від слів:</text:span><text:span text:style-name="T33"> </text:span><text:span text:style-name="T36">все </text:span><text:span text:style-name="T53">і </text:span><text:span text:style-name="T36">нищівний</text:span></text:p>
          </table:table-cell>
          <table:covered-table-cell/>
          <table:covered-table-cell/>
          <table:table-cell table:style-name="Dictionary.G63" table:number-columns-spanned="3" office:value-type="string">
            <text:p text:style-name="P10">І ти збагнеш</text:p>
            <text:p text:style-name="P22"><text:span text:style-name="T22">обнавіснілу </text:span><text:span text:style-name="T25">всенищівність</text:span><text:span text:style-name="T22"> роду. </text:span><text:span text:style-name="T41">(П‑1, 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64" table:number-columns-spanned="3" office:value-type="string">
            <text:p text:style-name="P5">все <text:span text:style-name="T110">(див. 6)</text:span></text:p>
          </table:table-cell>
          <table:covered-table-cell/>
          <table:covered-table-cell/>
          <table:table-cell table:style-name="Dictionary.E64" table:number-columns-spanned="5" office:value-type="string">
            <text:p text:style-name="P34"><text:span text:style-name="T97">нищівн</text:span><text:span text:style-name="T97">и</text:span><text:span text:style-name="T4"></text:span><text:span text:style-name="T97">й</text:span></text:p>
            <text:p text:style-name="P36">-а, -е.</text:p>
            <text:p text:style-name="P36">Який має велику руйнівну, знищувальну силу. || Дуже великий, сильний. || Різкий, нещадний, непримиренний. || Сповнений зневаги, осуду, презирства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33</text:p>
          </table:table-cell>
          <table:table-cell table:style-name="Dictionary.B65" table:number-columns-spanned="2" office:value-type="string">
            <text:p text:style-name="P24"><text:span text:style-name="T3">ВсеО</text:span><text:span text:style-name="T4"></text:span><text:span text:style-name="T3">брій</text:span></text:p>
            <text:p text:style-name="P24"><text:span text:style-name="T21">-ю, </text:span><text:span text:style-name="T22">ім., ч., інд.-авт.</text:span></text:p>
          </table:table-cell>
          <table:covered-table-cell/>
          <table:table-cell table:style-name="Dictionary.D65" table:number-columns-spanned="3" office:value-type="string">
            <text:p text:style-name="P24"><text:span text:style-name="T47">утворене способом основоскладання, похідне від слів:</text:span> <text:span text:style-name="T98">все </text:span><text:soft-page-break/>і <text:span text:style-name="T98">о</text:span><text:span text:style-name="T4"></text:span><text:span text:style-name="T98">брій</text:span></text:p>
          </table:table-cell>
          <table:covered-table-cell/>
          <table:covered-table-cell/>
          <table:table-cell table:style-name="Dictionary.G65" table:number-columns-spanned="3" office:value-type="string">
            <text:p text:style-name="P10">Старечою ходою</text:p>
            <text:p text:style-name="P10">із костуром – іще бриниш мені</text:p>
            <text:p text:style-name="P22"><text:span text:style-name="T25">всеобрієм</text:span><text:span text:style-name="T22">. </text:span><text:span text:style-name="T41">(П‑1, 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66" table:number-columns-spanned="3" office:value-type="string">
            <text:p text:style-name="P5">все <text:span text:style-name="T110">(див. 6)</text:span></text:p>
          </table:table-cell>
          <table:covered-table-cell/>
          <table:covered-table-cell/>
          <table:table-cell table:style-name="Dictionary.E66" table:number-columns-spanned="5" office:value-type="string">
            <text:p text:style-name="P34"><text:span text:style-name="T97">о</text:span><text:span text:style-name="T4"></text:span><text:span text:style-name="T97">брій</text:span></text:p>
            <text:p text:style-name="P46"><text:span text:style-name="T87">-ю, </text:span><text:span text:style-name="T90">ч.</text:span></text:p>
            <text:p text:style-name="P36">1) Лінія позірного зіткнення неба з землею чи водною поверхнею; горизонт, небокрай. || Прилегла до землі частина небесного простору; небосхил.</text:p>
            <text:p text:style-name="P36">2) Простір, який постає перед очима на відкритій місцевості; видноколо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34</text:p>
          </table:table-cell>
          <table:table-cell table:style-name="Dictionary.B67" table:number-columns-spanned="2" office:value-type="string">
            <text:p text:style-name="P24"><text:span text:style-name="T3">ВсеобрушА</text:span><text:span text:style-name="T4"></text:span><text:span text:style-name="T3">ти</text:span></text:p>
            <text:p text:style-name="P24"><text:span text:style-name="T21">-а</text:span><text:span text:style-name="T4"></text:span><text:span text:style-name="T21">ю, -єш, дієсл., </text:span><text:span text:style-name="T23">недок., перех., інд.-авт.</text:span></text:p>
          </table:table-cell>
          <table:covered-table-cell/>
          <table:table-cell table:style-name="Dictionary.D67" table:number-columns-spanned="3" office:value-type="string">
            <text:p text:style-name="P24"><text:span text:style-name="T104">утворене способом основоскладання, похідне від слів:</text:span> <text:span text:style-name="T98">все</text:span> і <text:span text:style-name="T98">обруша</text:span><text:span text:style-name="T4"></text:span><text:span text:style-name="T98">ти</text:span></text:p>
          </table:table-cell>
          <table:covered-table-cell/>
          <table:covered-table-cell/>
          <table:table-cell table:style-name="Dictionary.G67" table:number-columns-spanned="3" office:value-type="string">
            <text:p text:style-name="P22"><text:span text:style-name="T22">Та </text:span><text:span text:style-name="T25">всеобрушає</text:span><text:span text:style-name="T22"> нестерпно</text:span></text:p>
            <text:p text:style-name="P10">двопогляд. У ньому ти сущий,</text:p>
            <text:p text:style-name="P10">померлий, пантруєш живого,</text:p>
            <text:p text:style-name="P22"><text:span text:style-name="T22">зориш за померлим – живий. </text:span><text:span text:style-name="T41">(П‑1, 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68" table:number-columns-spanned="2" office:value-type="string">
            <text:p text:style-name="P5">все <text:span text:style-name="T110">(див. 6)</text:span></text:p>
          </table:table-cell>
          <table:covered-table-cell/>
          <table:table-cell table:style-name="Dictionary.D68" table:number-columns-spanned="6" office:value-type="string">
            <text:p text:style-name="P34"><text:span text:style-name="T64">обр</text:span><text:span text:style-name="T64">у</text:span><text:span text:style-name="T18"></text:span><text:span text:style-name="T64">шувати</text:span></text:p>
            <text:p text:style-name="P46"><text:span text:style-name="T87">-ую, -уєш </text:span><text:span text:style-name="T90">і рідко </text:span><text:span text:style-name="T87">обрушати, -аю, -аєш, </text:span><text:span text:style-name="T90">недок.</text:span><text:span text:style-name="T87">, обрушити, -шу, -шиш,</text:span><text:span text:style-name="T90">док.</text:span><text:span text:style-name="T87">, </text:span><text:span text:style-name="T90">перех.</text:span></text:p>
            <text:p text:style-name="P39"><text:span text:style-name="T62">3) </text:span><text:span text:style-name="T80">перен.</text:span><text:span text:style-name="T62"> Навально спрямовувати щось (сили, удар і т. ін.) на кого-, що-небудь, проти кого-, чого-небудь. || Спрямовувати на кого-, що-небудь усю силу негативних почуттів (гніву, ненависті і т. ін.).</text:span><text:span text:style-name="T67"> </text:span><text:span text:style-name="T77">(С, 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35</text:p>
          </table:table-cell>
          <table:table-cell table:style-name="Dictionary.B69" table:number-columns-spanned="2" office:value-type="string">
            <text:p text:style-name="P24"><text:span text:style-name="T3">ВсеО</text:span><text:span text:style-name="T4"></text:span><text:span text:style-name="T3">чі</text:span></text:p>
            <text:p text:style-name="P24"><text:span text:style-name="T21">-чéй, </text:span><text:span text:style-name="T22">ім., мн., інд.-авт.</text:span></text:p>
          </table:table-cell>
          <table:covered-table-cell/>
          <table:table-cell table:style-name="Dictionary.D69" table:number-columns-spanned="3" office:value-type="string">
            <text:p text:style-name="P24"><text:span text:style-name="T47">утворене способом основоскладання, похідне від слів:</text:span> <text:span text:style-name="T98">все</text:span> і <text:span text:style-name="T98">о</text:span><text:span text:style-name="T4"></text:span><text:span text:style-name="T98">чі</text:span></text:p>
          </table:table-cell>
          <table:covered-table-cell/>
          <table:covered-table-cell/>
          <table:table-cell table:style-name="Dictionary.G69" table:number-columns-spanned="3" office:value-type="string">
            <text:p text:style-name="P10">Узорені, роздумані, прозорі - </text:p>
            <text:p text:style-name="P10">вони – одне високе чудування - </text:p>
            <text:p text:style-name="P10">недоторканна є оця зчужілість</text:p>
            <text:p text:style-name="P22"><text:span text:style-name="T22">і всепрозріння добрих </text:span><text:span text:style-name="T25">всеочей</text:span><text:span text:style-name="T22">. </text:span><text:span text:style-name="T41">(П‑2, 1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70" table:number-columns-spanned="2" office:value-type="string">
            <text:p text:style-name="P5">все <text:span text:style-name="T110">(див. 6)</text:span></text:p>
          </table:table-cell>
          <table:covered-table-cell/>
          <table:table-cell table:style-name="Dictionary.D70" table:number-columns-spanned="6" office:value-type="string">
            <text:p text:style-name="P34"><text:span text:style-name="T63">О</text:span><text:span text:style-name="T18"></text:span><text:span text:style-name="T63">ко (</text:span><text:span text:style-name="T63">о</text:span><text:span text:style-name="T18"></text:span><text:span text:style-name="T63">чі)</text:span><text:soft-page-break/></text:p>
            <text:p text:style-name="P46"><text:span text:style-name="T86">I </text:span><text:span text:style-name="T87">-а, </text:span><text:span text:style-name="T90">с.</text:span><text:span text:style-name="T87"> (</text:span><text:span text:style-name="T90">мн.</text:span><text:span text:style-name="T87"> очі, </text:span><text:span text:style-name="T90">рідко </text:span><text:span text:style-name="T87">вічі, очей – </text:span><text:span text:style-name="T90">перев.</text:span><text:span text:style-name="T87"> </text:span><text:span text:style-name="T90">з прийм.</text:span><text:span text:style-name="T87"> у).</text:span></text:p>
            <text:p text:style-name="P35">1) Орган зору у людини, всіх хребетних та деяких безхребетних тварин. || Те саме, що погляд.</text:p>
            <text:p text:style-name="P36">2) <text:span text:style-name="T113">розм.</text:span> Здатність бачити; зір. || <text:span text:style-name="T113">тільки одн.</text:span> Особлива здатність бачення, властива людині завдяки певній професії, досвіду і т. ін.</text:p>
            <text:p text:style-name="P43"><text:span text:style-name="T65">3) </text:span><text:span text:style-name="T81">перен.</text:span><text:span text:style-name="T65">, </text:span><text:span text:style-name="T81">розм.</text:span><text:span text:style-name="T65"> Піклування, догляд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36</text:p>
          </table:table-cell>
          <table:table-cell table:style-name="Dictionary.B71" table:number-columns-spanned="2" office:value-type="string">
            <text:p text:style-name="P26">Всепам’яткий</text:p>
            <text:p text:style-name="P24"><text:span text:style-name="T21">-á, -é, </text:span><text:span text:style-name="T23">прикм., </text:span><text:span text:style-name="T22">інд.-авт.</text:span></text:p>
          </table:table-cell>
          <table:covered-table-cell/>
          <table:table-cell table:style-name="Dictionary.D71" table:number-columns-spanned="3" office:value-type="string">
            <text:p text:style-name="P24"><text:span text:style-name="T47">утворене способом основоскладання, похідне від слів:</text:span> <text:span text:style-name="T98">все</text:span> і <text:span text:style-name="T36">пам’яткий</text:span></text:p>
          </table:table-cell>
          <table:covered-table-cell/>
          <table:covered-table-cell/>
          <table:table-cell table:style-name="Dictionary.G71" table:number-columns-spanned="3" office:value-type="string">
            <text:p text:style-name="P10">Володарю своєї смерті, доля - </text:p>
            <text:p text:style-name="P22"><text:span text:style-name="T25">всепам’ятка</text:span><text:span text:style-name="T22">, всечула, всевидюща - </text:span></text:p>
            <text:p text:style-name="P22"><text:span text:style-name="T22">нічого не забуде, не простить. </text:span><text:span text:style-name="T41">(П‑1, 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72" table:number-columns-spanned="2" office:value-type="string">
            <text:p text:style-name="P5">все <text:span text:style-name="T110">(див. 6)</text:span></text:p>
          </table:table-cell>
          <table:covered-table-cell/>
          <table:table-cell table:style-name="Dictionary.D72" table:number-columns-spanned="6" office:value-type="string">
            <text:p text:style-name="P34"><text:span text:style-name="T64">Пам’ятл</text:span><text:span text:style-name="T64">и</text:span><text:span text:style-name="T18"></text:span><text:span text:style-name="T64">вий (пам’ятки</text:span><text:span text:style-name="T18"></text:span><text:span text:style-name="T64">й)</text:span></text:p>
            <text:p text:style-name="P36">-а, -е.</text:p>
            <text:p text:style-name="P36">1) Який має добру пам'ять, здатний легко запам'ятовувати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37</text:p>
          </table:table-cell>
          <table:table-cell table:style-name="Dictionary.B73" table:number-columns-spanned="2" office:value-type="string">
            <text:p text:style-name="P26">ВсепекЕльний</text:p>
            <text:p text:style-name="P24"><text:span text:style-name="T21">-а, -е, </text:span><text:span text:style-name="T23">прикм., </text:span><text:span text:style-name="T22">інд.-авт.</text:span></text:p>
          </table:table-cell>
          <table:covered-table-cell/>
          <table:table-cell table:style-name="Dictionary.D73" table:number-columns-spanned="3" office:value-type="string">
            <text:p text:style-name="P18"><text:span text:style-name="T51">утворене способом основоскладання, похідне від слів:</text:span><text:span text:style-name="T21"> </text:span><text:span text:style-name="T37">все</text:span><text:span text:style-name="T21"> і </text:span><text:span text:style-name="T37">пекéльний</text:span></text:p>
          </table:table-cell>
          <table:covered-table-cell/>
          <table:covered-table-cell/>
          <table:table-cell table:style-name="Dictionary.G73" table:number-columns-spanned="3" office:value-type="string">
            <text:p text:style-name="P10">Сяє срібне серце землі</text:p>
            <text:p text:style-name="P22"><text:span text:style-name="T25">всепекельними </text:span><text:span text:style-name="T22">калюжами. </text:span><text:span text:style-name="T41">(П‑1, 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74" table:number-columns-spanned="3" office:value-type="string">
            <text:p text:style-name="P5">все <text:span text:style-name="T110">(див. 6)</text:span></text:p>
          </table:table-cell>
          <table:covered-table-cell/>
          <table:covered-table-cell/>
          <table:table-cell table:style-name="Dictionary.E74" table:number-columns-spanned="5" office:value-type="string">
            <text:p text:style-name="P34"><text:span text:style-name="T97">пек</text:span><text:span text:style-name="T97">е</text:span><text:span text:style-name="T4"></text:span><text:span text:style-name="T97">льний</text:span></text:p>
            <text:p text:style-name="P36">-а, -е.</text:p>
            <text:p text:style-name="P35">1) Прикм. до пекло 1). || Який уявно спостерігається в пеклі.</text:p>
            <text:p text:style-name="P36">2) <text:span text:style-name="T113">перен.</text:span> Важкий, жахливий, нестерпний; такий, як у пеклі. || <text:soft-page-break/>Надзвичайний за ступенем прояву; дуже великий.</text:p>
            <text:p text:style-name="P43"><text:span text:style-name="T65">3) </text:span><text:span text:style-name="T81">перен.</text:span><text:span text:style-name="T65"> Злий, підступний. || </text:span><text:span text:style-name="T81">розм.</text:span><text:span text:style-name="T65"> Уживається як лайливе слово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38</text:p>
          </table:table-cell>
          <table:table-cell table:style-name="Dictionary.B75" table:number-columns-spanned="2" office:value-type="string">
            <text:p text:style-name="P26">ВсеперелЕт</text:p>
            <text:p text:style-name="P24"><text:span text:style-name="T21">-у, </text:span><text:span text:style-name="T22">ім., ч., інд.-авт.</text:span></text:p>
          </table:table-cell>
          <table:covered-table-cell/>
          <table:table-cell table:style-name="Dictionary.D75" table:number-columns-spanned="3" office:value-type="string">
            <text:p text:style-name="P24"><text:span text:style-name="T47">утворене способом основоскладання, похідне від слів:</text:span><text:span text:style-name="T33"> </text:span><text:span text:style-name="T36">все</text:span><text:span text:style-name="T33"> і </text:span><text:span text:style-name="T36">перелі</text:span><text:span text:style-name="T4"></text:span><text:span text:style-name="T36">т</text:span></text:p>
          </table:table-cell>
          <table:covered-table-cell/>
          <table:covered-table-cell/>
          <table:table-cell table:style-name="Dictionary.G75" table:number-columns-spanned="3" office:value-type="string">
            <text:p text:style-name="P10">Це божевілля пориву, ця рвань</text:p>
            <text:p text:style-name="P22"><text:span text:style-name="T25">всеперелетів</text:span><text:span text:style-name="T22"> – з пекла і до раю,</text:span></text:p>
            <text:p text:style-name="P22"><text:span text:style-name="T22">це надвисання в смерть… </text:span><text:span text:style-name="T41">(П‑1, 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76" table:number-columns-spanned="3" office:value-type="string">
            <text:p text:style-name="P5">все <text:span text:style-name="T110">(див. 6)</text:span></text:p>
          </table:table-cell>
          <table:covered-table-cell/>
          <table:covered-table-cell/>
          <table:table-cell table:style-name="Dictionary.E76" table:number-columns-spanned="5" office:value-type="string">
            <text:p text:style-name="P34"><text:span text:style-name="T97">перел</text:span><text:span text:style-name="T97">і</text:span><text:span text:style-name="T4"></text:span><text:span text:style-name="T97">т</text:span></text:p>
            <text:p text:style-name="P46"><text:span text:style-name="T87">-льоту, </text:span><text:span text:style-name="T90">ч.</text:span></text:p>
            <text:p text:style-name="P35">1) Дія і стан за знач. перелетіти 1), перелітати <text:span text:style-name="T60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39</text:p>
          </table:table-cell>
          <table:table-cell table:style-name="Dictionary.B77" table:number-columns-spanned="2" office:value-type="string">
            <text:p text:style-name="P26">Всепереляк</text:p>
            <text:p text:style-name="P24"><text:span text:style-name="T21">-у, </text:span><text:span text:style-name="T22">ім., ч., інд.-авт.</text:span></text:p>
          </table:table-cell>
          <table:covered-table-cell/>
          <table:table-cell table:style-name="Dictionary.D77" table:number-columns-spanned="3" office:value-type="string">
            <text:p text:style-name="P24"><text:span text:style-name="T47">утворене способом основоскладання, похідне від слів:</text:span><text:span text:style-name="T33"> </text:span><text:span text:style-name="T36">все</text:span><text:span text:style-name="T33"> і </text:span><text:span text:style-name="T36">переляк</text:span></text:p>
          </table:table-cell>
          <table:covered-table-cell/>
          <table:covered-table-cell/>
          <table:table-cell table:style-name="Dictionary.G77" table:number-columns-spanned="3" office:value-type="string">
            <text:p text:style-name="P10">Куди сховатись,</text:p>
            <text:p text:style-name="P10">аби втекти глухонімого болю</text:p>
            <text:p text:style-name="P22"><text:span text:style-name="T22">і таємничого </text:span><text:span text:style-name="T25">Всепереляку</text:span></text:p>
            <text:p text:style-name="P22"><text:span text:style-name="T22">і ницого рятунку Порожнеч? </text:span><text:span text:style-name="T41">(П‑1, 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78" table:number-columns-spanned="3" office:value-type="string">
            <text:p text:style-name="P5">все <text:span text:style-name="T110">(див. 6)</text:span></text:p>
          </table:table-cell>
          <table:covered-table-cell/>
          <table:covered-table-cell/>
          <table:table-cell table:style-name="Dictionary.E78" table:number-columns-spanned="5" office:value-type="string">
            <text:p text:style-name="P34"><text:span text:style-name="T97">перел</text:span><text:span text:style-name="T97">я</text:span><text:span text:style-name="T4"></text:span><text:span text:style-name="T97">к</text:span></text:p>
            <text:p text:style-name="P46"><text:span text:style-name="T87">-у, </text:span><text:span text:style-name="T90">ч.</text:span></text:p>
            <text:p text:style-name="P36">Почуття страху, боязні. || Стан, викликаний таким почуттям; зовнішні ознаки такого почуття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40</text:p>
          </table:table-cell>
          <table:table-cell table:style-name="Dictionary.B79" table:number-columns-spanned="2" office:value-type="string">
            <text:p text:style-name="P26">Всепопéреду</text:p>
            <text:p text:style-name="P11">присл., інд.-авт.</text:p>
          </table:table-cell>
          <table:covered-table-cell/>
          <table:table-cell table:style-name="Dictionary.D79" table:number-columns-spanned="3" office:value-type="string">
            <text:p text:style-name="P24"><text:span text:style-name="T45">утворене способом зрощення, похідне від слів:</text:span><text:span text:style-name="T33"> </text:span><text:span text:style-name="T36">все</text:span><text:span text:style-name="T33"> і </text:span><text:span text:style-name="T36">попéреду</text:span></text:p>
          </table:table-cell>
          <table:covered-table-cell/>
          <table:covered-table-cell/>
          <table:table-cell table:style-name="Dictionary.G79" table:number-columns-spanned="3" office:value-type="string">
            <text:p text:style-name="P22"><text:span text:style-name="T22">Іду до вас – ви </text:span><text:span text:style-name="T25">всепопереду</text:span><text:span text:style-name="T22">,</text:span></text:p>
            <text:p text:style-name="P22"><text:span text:style-name="T22">за заримим обрієм моїм. </text:span><text:span text:style-name="T41">(П‑2, 78)</text:span></text:p>
          </table:table-cell>
          <table:covered-table-cell/>
          <table:covered-table-cell/>
        </table:table-row>
        <table:table-row>
          <table:covered-table-cell/>
          <table:table-cell table:style-name="Dictionary.B80" table:number-columns-spanned="3" office:value-type="string">
            <text:p text:style-name="P5">все <text:span text:style-name="T110">(див. 6)</text:span></text:p>
          </table:table-cell>
          <table:covered-table-cell/>
          <table:covered-table-cell/>
          <table:table-cell table:style-name="Dictionary.E80" table:number-columns-spanned="5" office:value-type="string">
            <text:p text:style-name="P34"><text:span text:style-name="T97">поп</text:span><text:span text:style-name="T97">е</text:span><text:span text:style-name="T4"></text:span><text:span text:style-name="T97">реду</text:span></text:p>
            <text:p text:style-name="P46"><text:span text:style-name="T86">I </text:span><text:span text:style-name="T90">присл.</text:span></text:p>
            <text:p text:style-name="P36"><text:soft-page-break/>1) Перед ким-, чим-небудь, на чолі когось, чогось; <text:span text:style-name="T113">прот.</text:span> позаду. || У передній частині чого-небудь. || У числі перших, передових, в авангарді.</text:p>
            <text:p text:style-name="P36">2) Раніше від кого-, чого-небудь; спершу. || За якийсь час до чого-небудь; заздалегідь, наперед. || У минулому, раніше.</text:p>
            <text:p text:style-name="P36">3) На деякій відстані перед ким-, чим-небудь. || На значній віддалі на шляху під час пересування.</text:p>
            <text:p text:style-name="P36">4) У майбутньому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41</text:p>
          </table:table-cell>
          <table:table-cell table:style-name="Dictionary.B81" table:number-columns-spanned="2" office:value-type="string">
            <text:p text:style-name="P26">Всепрозрíння</text:p>
            <text:p text:style-name="P11">ім., с., інд.-авт.</text:p>
          </table:table-cell>
          <table:covered-table-cell/>
          <table:table-cell table:style-name="Dictionary.D81" table:number-columns-spanned="3" office:value-type="string">
            <text:p text:style-name="P24"><text:span text:style-name="T45">утворене способом основоскладання, похідне від слів:</text:span><text:span text:style-name="T33"> </text:span><text:span text:style-name="T36">все</text:span><text:span text:style-name="T33"> </text:span><text:span text:style-name="T33">і </text:span><text:span text:style-name="T36">прозрíння</text:span></text:p>
          </table:table-cell>
          <table:covered-table-cell/>
          <table:covered-table-cell/>
          <table:table-cell table:style-name="Dictionary.G81" table:number-columns-spanned="3" office:value-type="string">
            <text:p text:style-name="P10">На всерозхресті люті і жаху,</text:p>
            <text:p text:style-name="P22"><text:span text:style-name="T22">на </text:span><text:span text:style-name="T25">всепрозрінні</text:span><text:span text:style-name="T22"> смертного скрику</text:span></text:p>
            <text:p text:style-name="P10">дай мені, Боже, чесного шляху,</text:p>
            <text:p text:style-name="P22"><text:span text:style-name="T22">дай мені, Боже, гордого лику! </text:span><text:span text:style-name="T41">(П‑1, 153);</text:span></text:p>
            <text:p text:style-name="P10">Узорені, роздумані, прозорі - </text:p>
            <text:p text:style-name="P10">вони – одне високе чудування - </text:p>
            <text:p text:style-name="P10">недоторканна є оця зчужілість</text:p>
            <text:p text:style-name="P22"><text:span text:style-name="T22">і </text:span><text:span text:style-name="T25">всепрозріння</text:span><text:span text:style-name="T22"> добрих всеочей. </text:span><text:span text:style-name="T41">(П‑2, 1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82" table:number-columns-spanned="3" office:value-type="string">
            <text:p text:style-name="P5">все <text:span text:style-name="T110">(див. 6)</text:span></text:p>
          </table:table-cell>
          <table:covered-table-cell/>
          <table:covered-table-cell/>
          <table:table-cell table:style-name="Dictionary.E82" table:number-columns-spanned="5" office:value-type="string">
            <text:p text:style-name="P34"><text:span text:style-name="T97">прозр</text:span><text:span text:style-name="T97">і</text:span><text:span text:style-name="T4"></text:span><text:span text:style-name="T97">ння</text:span></text:p>
            <text:p text:style-name="P46"><text:span text:style-name="T87">-я, </text:span><text:span text:style-name="T90">с.</text:span></text:p>
            <text:p text:style-name="P35">1) Дія і стан за знач. прозріти. <text:span text:style-name="T60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42</text:p>
          </table:table-cell>
          <table:table-cell table:style-name="Dictionary.B83" table:number-columns-spanned="2" office:value-type="string">
            <text:p text:style-name="P26">Всепрощáльний</text:p>
            <text:p text:style-name="P24"><text:soft-page-break/><text:span text:style-name="T21">-а, -е, </text:span><text:span text:style-name="T23">прикм., </text:span><text:span text:style-name="T22">інд.-авт.</text:span></text:p>
          </table:table-cell>
          <table:covered-table-cell/>
          <table:table-cell table:style-name="Dictionary.D83" table:number-columns-spanned="3" office:value-type="string">
            <text:p text:style-name="P24"><text:span text:style-name="T47">утворене способом </text:span><text:soft-page-break/><text:span text:style-name="T47">основословоскладання, похідне від слів:</text:span><text:span text:style-name="T33"> </text:span><text:span text:style-name="T36">все</text:span><text:span text:style-name="T33"> і </text:span><text:span text:style-name="T36">прощáльний</text:span></text:p>
          </table:table-cell>
          <table:covered-table-cell/>
          <table:covered-table-cell/>
          <table:table-cell table:style-name="Dictionary.G83" table:number-columns-spanned="3" office:value-type="string">
            <text:p text:style-name="P22"><text:span text:style-name="T22">Земля – хитлива і плавка – </text:span><text:soft-page-break/><text:span text:style-name="T22">вседорога і </text:span><text:span text:style-name="T25">всепрощальна</text:span><text:span text:style-name="T22"> - </text:span></text:p>
            <text:p text:style-name="P22"><text:span text:style-name="T22">здоліла стати, щоб благальна помічена була рука. </text:span><text:span text:style-name="T41">(П‑2, 147)</text:span></text:p>
          </table:table-cell>
          <table:covered-table-cell/>
          <table:covered-table-cell/>
        </table:table-row>
        <table:table-row>
          <table:covered-table-cell/>
          <table:table-cell table:style-name="Dictionary.B84" table:number-columns-spanned="3" office:value-type="string">
            <text:p text:style-name="P5">все <text:span text:style-name="T110">(див. 6)</text:span></text:p>
          </table:table-cell>
          <table:covered-table-cell/>
          <table:covered-table-cell/>
          <table:table-cell table:style-name="Dictionary.E84" table:number-columns-spanned="5" office:value-type="string">
            <text:p text:style-name="P34"><text:span text:style-name="T97">прощ</text:span><text:span text:style-name="T97">а</text:span><text:span text:style-name="T4"></text:span><text:span text:style-name="T97">льний</text:span></text:p>
            <text:p text:style-name="P36">-а, -е.</text:p>
            <text:p text:style-name="P36">1) Стос. до прощання. ||Викликаний прощанням. || Який буває, відбувається тощо під час прощання з покійником. || Який влаштовується з нагоди від'їзду.</text:p>
            <text:p text:style-name="P39"><text:span text:style-name="T62">2) </text:span><text:span text:style-name="T80">перен.</text:span><text:span text:style-name="T62"> Останній.</text:span><text:span text:style-name="T67"> </text:span><text:span text:style-name="T77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43</text:p>
          </table:table-cell>
          <table:table-cell table:style-name="Dictionary.B85" table:number-columns-spanned="2" office:value-type="string">
            <text:p text:style-name="P26">Всепрощáння</text:p>
            <text:p text:style-name="P24"><text:span text:style-name="T21">-я, </text:span><text:span text:style-name="T22">ім., с., інд.-авт.</text:span></text:p>
          </table:table-cell>
          <table:covered-table-cell/>
          <table:table-cell table:style-name="Dictionary.D85" table:number-columns-spanned="3" office:value-type="string">
            <text:p text:style-name="P24"><text:span text:style-name="T47">утворене способом </text:span><text:span text:style-name="T47">основословоскладання, похідне від слів:</text:span><text:span text:style-name="T33"> </text:span><text:span text:style-name="T36">все</text:span><text:span text:style-name="T33"> і </text:span><text:span text:style-name="T36">прощáння</text:span></text:p>
          </table:table-cell>
          <table:covered-table-cell/>
          <table:covered-table-cell/>
          <table:table-cell table:style-name="Dictionary.G85" table:number-columns-spanned="3" office:value-type="string">
            <text:p text:style-name="P22"><text:span text:style-name="T22">Що мав – привиділось, </text:span><text:span text:style-name="T22">причулося,</text:span></text:p>
            <text:p text:style-name="P22"><text:span text:style-name="T22">на всенезустріч, </text:span><text:span text:style-name="T25">всепрощання</text:span><text:span text:style-name="T22">. </text:span><text:span text:style-name="T41">(П‑1, 199)</text:span></text:p>
          </table:table-cell>
          <table:covered-table-cell/>
          <table:covered-table-cell/>
        </table:table-row>
        <table:table-row>
          <table:covered-table-cell/>
          <table:table-cell table:style-name="Dictionary.B86" table:number-columns-spanned="3" office:value-type="string">
            <text:p text:style-name="P5">все <text:span text:style-name="T110">(див. 6)</text:span></text:p>
          </table:table-cell>
          <table:covered-table-cell/>
          <table:covered-table-cell/>
          <table:table-cell table:style-name="Dictionary.E86" table:number-columns-spanned="5" office:value-type="string">
            <text:p text:style-name="P34"><text:span text:style-name="T97">прощ</text:span><text:span text:style-name="T97">а</text:span><text:span text:style-name="T4"></text:span><text:span text:style-name="T97">ння</text:span></text:p>
            <text:p text:style-name="P46"><text:span text:style-name="T87">-я, </text:span><text:span text:style-name="T90">с.</text:span></text:p>
            <text:p text:style-name="P46"><text:span text:style-name="T88">1) Дія за знач. прощатися 1). || Слова, які вимовляються перед розлукою, розставанням. </text:span><text:span text:style-name="T91">Час прощання</text:span><text:span text:style-name="T88">.</text:span></text:p>
            <text:p text:style-name="P43"><text:span text:style-name="T65">2) </text:span><text:span text:style-name="T81">перен.</text:span><text:span text:style-name="T65"> Розставання з чим-небудь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44</text:p>
          </table:table-cell>
          <table:table-cell table:style-name="Dictionary.B87" table:number-columns-spanned="2" office:value-type="string">
            <text:p text:style-name="P26">Всерозлука</text:p>
            <text:p text:style-name="P24"><text:span text:style-name="T21">-и, </text:span><text:span text:style-name="T22">ім., ж., інд.-авт.</text:span></text:p>
          </table:table-cell>
          <table:covered-table-cell/>
          <table:table-cell table:style-name="Dictionary.D87" table:number-columns-spanned="3" office:value-type="string">
            <text:p text:style-name="P24"><text:span text:style-name="T47">утворене способом основоскладання, похідне від слів:</text:span><text:span text:style-name="T33"> </text:span><text:span text:style-name="T36">все</text:span><text:span text:style-name="T33"> і </text:span><text:span text:style-name="T36">розлука</text:span></text:p>
          </table:table-cell>
          <table:covered-table-cell/>
          <table:covered-table-cell/>
          <table:table-cell table:style-name="Dictionary.G87" table:number-columns-spanned="3" office:value-type="string">
            <text:p text:style-name="P10">Сягни рукою – і не досягнеш</text:p>
            <text:p text:style-name="P22"><text:span text:style-name="T22">ні краю </text:span><text:span text:style-name="T25">всерозлук</text:span><text:span text:style-name="T22">, ні муки краю. </text:span><text:span text:style-name="T41">(П‑1, 149)</text:span></text:p>
          </table:table-cell>
          <table:covered-table-cell/>
          <table:covered-table-cell/>
        </table:table-row>
        <table:table-row>
          <table:covered-table-cell/>
          <table:table-cell table:style-name="Dictionary.B88" table:number-columns-spanned="3" office:value-type="string">
            <text:p text:style-name="P5">все <text:span text:style-name="T110">(див. 6)</text:span></text:p>
          </table:table-cell>
          <table:covered-table-cell/>
          <table:covered-table-cell/>
          <table:table-cell table:style-name="Dictionary.E88" table:number-columns-spanned="5" office:value-type="string">
            <text:p text:style-name="P34"><text:span text:style-name="T97">розл</text:span><text:span text:style-name="T97">у</text:span><text:span text:style-name="T4"></text:span><text:span text:style-name="T97">ка</text:span></text:p>
            <text:p text:style-name="P46"><text:span text:style-name="T87">-и, </text:span><text:span text:style-name="T90">ж.</text:span></text:p>
            <text:p text:style-name="P36">1) Розставання, прощання з ким-, чим-небудь близьким, дорогим.</text:p>
            <text:p text:style-name="P36">2) Тимчасове перебування далеко від кого-, чого-небудь близького, дорогого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45</text:p>
          </table:table-cell>
          <table:table-cell table:style-name="Dictionary.B89" table:number-columns-spanned="2" office:value-type="string">
            <text:p text:style-name="P26">Всерозхрéстя</text:p>
            <text:p text:style-name="P24"><text:span text:style-name="T21">-я, </text:span><text:span text:style-name="T22">ім., с., інд.-авт.</text:span></text:p>
          </table:table-cell>
          <table:covered-table-cell/>
          <table:table-cell table:style-name="Dictionary.D89" table:number-columns-spanned="3" office:value-type="string">
            <text:p text:style-name="P24"><text:span text:style-name="T124">утворене способом основоскладання, префіксальним і нульсуфіксальним, </text:span><text:span text:style-name="T124">похідне від слів:</text:span><text:span text:style-name="T33"> </text:span><text:span text:style-name="T36">все</text:span><text:span text:style-name="T33"> і </text:span><text:span text:style-name="T36">хрест</text:span></text:p>
          </table:table-cell>
          <table:covered-table-cell/>
          <table:covered-table-cell/>
          <table:table-cell table:style-name="Dictionary.G89" table:number-columns-spanned="3" office:value-type="string">
            <text:p text:style-name="P22"><text:span text:style-name="T22">На </text:span><text:span text:style-name="T25">всерозхресті</text:span><text:span text:style-name="T22"> люті і жаху,</text:span></text:p>
            <text:p text:style-name="P10">на всепрозрінні смертного скрику</text:p>
            <text:p text:style-name="P10">дай мені, Боже, чесного шляху,</text:p>
            <text:p text:style-name="P22"><text:span text:style-name="T22">дай мені, Боже, гордого лику! </text:span><text:span text:style-name="T41">(П‑1, 153)</text:span></text:p>
          </table:table-cell>
          <table:covered-table-cell/>
          <table:covered-table-cell/>
        </table:table-row>
        <table:table-row>
          <table:covered-table-cell/>
          <table:table-cell table:style-name="Dictionary.B90" table:number-columns-spanned="3" office:value-type="string">
            <text:p text:style-name="P5">все <text:span text:style-name="T110">(див. 6)</text:span></text:p>
          </table:table-cell>
          <table:covered-table-cell/>
          <table:covered-table-cell/>
          <table:table-cell table:style-name="Dictionary.E90" table:number-columns-spanned="5" office:value-type="string">
            <text:p text:style-name="P32">хрест</text:p>
            <text:p text:style-name="P46"><text:span text:style-name="T87">-а, </text:span><text:span text:style-name="T90">ч.</text:span></text:p>
            <text:p text:style-name="P36">1) Предмет і символ культу християнської релігії, який являє собою стрижень з однією або кількома поперечками у верхній половині. || Молитовний жест християн – знак, що нагадує такий предмет, зображується перехресним рухом особливим чином складених пальців правої руки.</text:p>
            <text:p text:style-name="P43"><text:span text:style-name="T65">5) </text:span><text:span text:style-name="T81">перен.</text:span><text:span text:style-name="T65"> Страждання, випробування, що випали на чиюсь долю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46</text:p>
          </table:table-cell>
          <table:table-cell table:style-name="Dictionary.B91" table:number-columns-spanned="2" office:value-type="string">
            <text:p text:style-name="P26">Всесáдно</text:p>
            <text:p text:style-name="P11">присл., інд.-авт.</text:p>
          </table:table-cell>
          <table:covered-table-cell/>
          <table:table-cell table:style-name="Dictionary.D91" table:number-columns-spanned="3" office:value-type="string">
            <text:p text:style-name="P24"><text:span text:style-name="T45">утворене суфіксальним </text:span><text:soft-page-break/><text:span text:style-name="T45">способом, похідне від слова</text:span><text:span text:style-name="T33"> </text:span><text:span text:style-name="T36">всесáдний</text:span></text:p>
          </table:table-cell>
          <table:covered-table-cell/>
          <table:covered-table-cell/>
          <table:table-cell table:style-name="Dictionary.G91" table:number-columns-spanned="3" office:value-type="string">
            <text:p text:style-name="P22"><text:span text:style-name="T22">Меркавий</text:span><text:span text:style-name="T25"> </text:span><text:span text:style-name="T22">місяць був посів</text:span></text:p>
            <text:p text:style-name="P22"><text:span text:style-name="T22">на всю околицю, </text:span><text:span text:style-name="T25">всесадно</text:span></text:p>
            <text:p text:style-name="P10"><text:soft-page-break/>пишаючись і правив владно,</text:p>
            <text:p text:style-name="P22"><text:span text:style-name="T22">нічний мій сором чемно крив. </text:span><text:span text:style-name="T41">(П‑2, 2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92" table:number-columns-spanned="8" office:value-type="string">
            <text:p text:style-name="P22"><text:span text:style-name="T36">Всесáдний </text:span><text:span text:style-name="T53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47</text:p>
          </table:table-cell>
          <table:table-cell table:style-name="Dictionary.B93" table:number-columns-spanned="2" office:value-type="string">
            <text:p text:style-name="P26">Всеспáлення</text:p>
            <text:p text:style-name="P24"><text:span text:style-name="T21">-я, </text:span><text:span text:style-name="T22">ім., с., інд.-авт.</text:span></text:p>
          </table:table-cell>
          <table:covered-table-cell/>
          <table:table-cell table:style-name="Dictionary.D93" table:number-columns-spanned="3" office:value-type="string">
            <text:p text:style-name="P24"><text:span text:style-name="T47">утворене способом основословоскладання, похідне від слів:</text:span><text:span text:style-name="T33"> </text:span><text:span text:style-name="T36">все</text:span><text:span text:style-name="T33"> і </text:span><text:span text:style-name="T36">спáлення</text:span></text:p>
          </table:table-cell>
          <table:covered-table-cell/>
          <table:covered-table-cell/>
          <table:table-cell table:style-name="Dictionary.G93" table:number-columns-spanned="3" office:value-type="string">
            <text:p text:style-name="P22"><text:span text:style-name="T25">Всеспалення</text:span><text:span text:style-name="T22"> Твоє автодафе - </text:span></text:p>
            <text:p text:style-name="P10">перепочинок перед різнім святом,</text:p>
            <text:p text:style-name="P10">як ворогу назвешся рідним братом</text:p>
            <text:p text:style-name="P22"><text:span text:style-name="T22">і смерк розсуне лірою Орфей. </text:span><text:span text:style-name="T41">(П‑1, 134)</text:span></text:p>
          </table:table-cell>
          <table:covered-table-cell/>
          <table:covered-table-cell/>
        </table:table-row>
        <table:table-row>
          <table:covered-table-cell/>
          <table:table-cell table:style-name="Dictionary.B94" table:number-columns-spanned="3" office:value-type="string">
            <text:p text:style-name="P5">все<text:span text:style-name="T110"> (див. 6)</text:span></text:p>
          </table:table-cell>
          <table:covered-table-cell/>
          <table:covered-table-cell/>
          <table:table-cell table:style-name="Dictionary.E94" table:number-columns-spanned="5" office:value-type="string">
            <text:p text:style-name="P34"><text:span text:style-name="T97">сп</text:span><text:span text:style-name="T97">а</text:span><text:span text:style-name="T4"></text:span><text:span text:style-name="T97">лення</text:span></text:p>
            <text:p text:style-name="P46"><text:span text:style-name="T87">-я, </text:span><text:span text:style-name="T90">с.</text:span></text:p>
            <text:p text:style-name="P35">Дія за знач. спалити. <text:span text:style-name="T60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48</text:p>
          </table:table-cell>
          <table:table-cell table:style-name="Dictionary.B95" table:number-columns-spanned="2" office:value-type="string">
            <text:p text:style-name="P26">Всеспогáдувати</text:p>
            <text:p text:style-name="P24"><text:span text:style-name="T21">-ую, -єш, дієсл., </text:span><text:span text:style-name="T22">недок., перех., інд.-авт.</text:span></text:p>
          </table:table-cell>
          <table:covered-table-cell/>
          <table:table-cell table:style-name="Dictionary.D95" table:number-columns-spanned="3" office:value-type="string">
            <text:p text:style-name="P18"><text:span text:style-name="T51">утворене способом основоскладання, похідне від слів:</text:span><text:span text:style-name="T21"> </text:span><text:span text:style-name="T37">все</text:span><text:span text:style-name="T21"> і </text:span><text:span text:style-name="T37">спогáдувати</text:span></text:p>
          </table:table-cell>
          <table:covered-table-cell/>
          <table:covered-table-cell/>
          <table:table-cell table:style-name="Dictionary.G95" table:number-columns-spanned="3" office:value-type="string">
            <text:p text:style-name="P10">Як лев, що причаївся в хащах обрію,</text:p>
            <text:p text:style-name="P10">заки й зблудив, отак і я валандаюсь,</text:p>
            <text:p text:style-name="P10">від тебе відмежований навіки,</text:p>
            <text:p text:style-name="P22"><text:span text:style-name="T22">і </text:span><text:span text:style-name="T25">всеспогадую</text:span><text:span text:style-name="T22"> – немов живу. </text:span><text:span text:style-name="T41">(П‑1, 70)</text:span></text:p>
          </table:table-cell>
          <table:covered-table-cell/>
          <table:covered-table-cell/>
        </table:table-row>
        <table:table-row>
          <table:covered-table-cell/>
          <table:table-cell table:style-name="Dictionary.B96" table:number-columns-spanned="3" office:value-type="string">
            <text:p text:style-name="P5">все <text:span text:style-name="T110">(див. 6)</text:span></text:p>
          </table:table-cell>
          <table:covered-table-cell/>
          <table:covered-table-cell/>
          <table:table-cell table:style-name="Dictionary.E96" table:number-columns-spanned="5" office:value-type="string">
            <text:p text:style-name="P34"><text:span text:style-name="T97">спог</text:span><text:span text:style-name="T97">а</text:span><text:span text:style-name="T4"></text:span><text:span text:style-name="T97">дувати</text:span></text:p>
            <text:p text:style-name="P46"><text:span text:style-name="T87">-ую, -уєш, </text:span><text:span text:style-name="T90">недок.</text:span><text:span text:style-name="T87">, спогадати, -аю, -аєш, </text:span><text:span text:style-name="T90">док.</text:span><text:span text:style-name="T87">, </text:span><text:span text:style-name="T90">перех.</text:span><text:span text:style-name="T87">, </text:span><text:span text:style-name="T90">також із спол.</text:span><text:span text:style-name="T87">що, як, коли, </text:span><text:span text:style-name="T90">неперех.</text:span><text:span text:style-name="T87">, </text:span><text:span text:style-name="T90">про кого </text:span><text:span text:style-name="T87">– </text:span><text:span text:style-name="T90">що</text:span><text:span text:style-name="T87">, </text:span><text:span text:style-name="T90">розм.</text:span><text:span text:style-name="T87"> </text:span><text:span text:style-name="T90">за кого </text:span><text:span text:style-name="T87">– </text:span><text:span text:style-name="T90">що</text:span><text:span text:style-name="T87">, </text:span><text:span text:style-name="T90">розм.</text:span></text:p>
            <text:p text:style-name="P46"><text:span text:style-name="T88">1) Те саме, що згадувати. </text:span><text:span text:style-name="T91">Спогадувати добрим словом</text:span><text:span text:style-name="T88">.</text:span></text:p>
            <text:p text:style-name="P36"><text:soft-page-break/>2) Думати, уявляти що-небудь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49</text:p>
          </table:table-cell>
          <table:table-cell table:style-name="Dictionary.B97" table:number-columns-spanned="2" office:value-type="string">
            <text:p text:style-name="P26">Всетривóга</text:p>
            <text:p text:style-name="P24"><text:span text:style-name="T21">-и, </text:span><text:span text:style-name="T22">ім., ж., інд.-авт.</text:span></text:p>
          </table:table-cell>
          <table:covered-table-cell/>
          <table:table-cell table:style-name="Dictionary.D97" table:number-columns-spanned="3" office:value-type="string">
            <text:p text:style-name="P24"><text:span text:style-name="T47">утворене способом основоскладання, похідне від слів:</text:span><text:span text:style-name="T33"> </text:span><text:span text:style-name="T36">все</text:span><text:span text:style-name="T33"> і </text:span><text:span text:style-name="T36">тривóга</text:span></text:p>
          </table:table-cell>
          <table:covered-table-cell/>
          <table:covered-table-cell/>
          <table:table-cell table:style-name="Dictionary.G97" table:number-columns-spanned="3" office:value-type="string">
            <text:p text:style-name="P10">Надимляється дорога</text:p>
            <text:p text:style-name="P10">від диявола до Бога,</text:p>
            <text:p text:style-name="P22"><text:span text:style-name="T22">вслід ступає </text:span><text:span text:style-name="T25">всетривога</text:span><text:span text:style-name="T22">,</text:span></text:p>
            <text:p text:style-name="P22"><text:span text:style-name="T22">і спинилась біла смерть. </text:span><text:span text:style-name="T41">(П‑2, 127);</text:span></text:p>
            <text:p text:style-name="P10">О ця займанщина душі!</text:p>
            <text:p text:style-name="P10">Спіши – з дороги і в дорогу.</text:p>
            <text:p text:style-name="P22"><text:span text:style-name="T22">Годуй голодну </text:span><text:span text:style-name="T25">всетривогу</text:span></text:p>
            <text:p text:style-name="P22"><text:span text:style-name="T22">і спогаду не воруши. </text:span><text:span text:style-name="T41">(П‑2, 289)</text:span></text:p>
          </table:table-cell>
          <table:covered-table-cell/>
          <table:covered-table-cell/>
        </table:table-row>
        <table:table-row>
          <table:covered-table-cell/>
          <table:table-cell table:style-name="Dictionary.B98" table:number-columns-spanned="3" office:value-type="string">
            <text:p text:style-name="P5">все <text:span text:style-name="T110">(див. 6)</text:span></text:p>
          </table:table-cell>
          <table:covered-table-cell/>
          <table:covered-table-cell/>
          <table:table-cell table:style-name="Dictionary.E98" table:number-columns-spanned="5" office:value-type="string">
            <text:p text:style-name="P34"><text:span text:style-name="T97">трив</text:span><text:span text:style-name="T97">о</text:span><text:span text:style-name="T4"></text:span><text:span text:style-name="T97">га</text:span></text:p>
            <text:p text:style-name="P46"><text:span text:style-name="T87">-и, </text:span><text:span text:style-name="T90">ж.</text:span></text:p>
            <text:p text:style-name="P36">1) Неспокій, збентеження, викликані якимсь побоюванням, страхом перед чимось, передчуттям неприємного, небезпечного. || <text:span text:style-name="T113">перев.</text:span> <text:span text:style-name="T113">мн.</text:span>Хвилювання, переживання, що порушують душевний спокій.</text:p>
            <text:p text:style-name="P36">2) Метушня, шарпанина, переполох.</text:p>
            <text:p text:style-name="P39"><text:span text:style-name="T62">3) Стан, що вимагає активних дій; загроза, небезпека. || Умовний сигнал, що сповіщає про небезпеку, загрозу або про битву, бій. </text:span><text:span text:style-name="T80">Бойова тривога</text:span><text:span text:style-name="T62">.</text:span><text:span text:style-name="T67"> </text:span><text:span text:style-name="T77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50</text:p>
          </table:table-cell>
          <table:table-cell table:style-name="Dictionary.B99" table:number-columns-spanned="2" office:value-type="string">
            <text:p text:style-name="P26">Всецáрствіє</text:p>
            <text:p text:style-name="P24"><text:span text:style-name="T21">-я, </text:span><text:span text:style-name="T22">ім., с., інд.-авт.</text:span></text:p>
          </table:table-cell>
          <table:covered-table-cell/>
          <table:table-cell table:style-name="Dictionary.D99" table:number-columns-spanned="3" office:value-type="string">
            <text:p text:style-name="P24"><text:span text:style-name="T47">утворене способом основоскладання, похідне від слів:</text:span><text:span text:style-name="T33"> </text:span><text:span text:style-name="T36">все</text:span><text:span text:style-name="T33"> </text:span><text:soft-page-break/><text:span text:style-name="T33">і </text:span><text:span text:style-name="T36">цáрствіє</text:span></text:p>
          </table:table-cell>
          <table:covered-table-cell/>
          <table:covered-table-cell/>
          <table:table-cell table:style-name="Dictionary.G99" table:number-columns-spanned="3" office:value-type="string">
            <text:p text:style-name="P10">Оце й бо він, твій люд. Оце й бо він, твій край.</text:p>
            <text:p text:style-name="P22"><text:span text:style-name="T25">Всецарствіє</text:span><text:span text:style-name="T22"> паскуд в сто горл </text:span><text:soft-page-break/><text:span text:style-name="T22">реве: тримай. </text:span><text:span text:style-name="T41">(П‑2, 1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0" table:number-columns-spanned="2" office:value-type="string">
            <text:p text:style-name="P5">все <text:span text:style-name="T110">(див. 6)</text:span></text:p>
          </table:table-cell>
          <table:covered-table-cell/>
          <table:table-cell table:style-name="Dictionary.D100" table:number-columns-spanned="6" office:value-type="string">
            <text:p text:style-name="P34"><text:span text:style-name="T64">Ц</text:span><text:span text:style-name="T64">а</text:span><text:span text:style-name="T18"></text:span><text:span text:style-name="T64">рство (ц</text:span><text:span text:style-name="T64">а</text:span><text:span text:style-name="T18"></text:span><text:span text:style-name="T64">рствіє)</text:span></text:p>
            <text:p text:style-name="P46"><text:span text:style-name="T87">-а, </text:span><text:span text:style-name="T90">с.</text:span></text:p>
            <text:p text:style-name="P36">1) Держава, якою править цар (у 1 <text:span text:style-name="T113">знач.</text:span>).</text:p>
            <text:p text:style-name="P39"><text:span text:style-name="T62">2) </text:span><text:span text:style-name="T80">рідко</text:span><text:span text:style-name="T62">. Правління царя (у 1 </text:span><text:span text:style-name="T80">знач.</text:span><text:span text:style-name="T62">); царювання. || </text:span><text:span text:style-name="T80">перен.</text:span><text:span text:style-name="T62"> Сфера, ділянка, в якій хто-небудь почуває себе повновладним господарем.</text:span><text:span text:style-name="T67"> </text:span><text:span text:style-name="T77">(С, 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51</text:p>
          </table:table-cell>
          <table:table-cell table:style-name="Dictionary.B101" table:number-columns-spanned="2" office:value-type="string">
            <text:p text:style-name="P26">Всечекáння</text:p>
            <text:p text:style-name="P24"><text:span text:style-name="T21">-я, </text:span><text:span text:style-name="T22">ім., с., інд.-авт.</text:span></text:p>
          </table:table-cell>
          <table:covered-table-cell/>
          <table:table-cell table:style-name="Dictionary.D101" table:number-columns-spanned="3" office:value-type="string">
            <text:p text:style-name="P24"><text:span text:style-name="T47">утворене способом основоскладання, похідне від слів:</text:span><text:span text:style-name="T33"> </text:span><text:span text:style-name="T36">все</text:span><text:span text:style-name="T33"> і </text:span><text:span text:style-name="T36">чекáння</text:span></text:p>
          </table:table-cell>
          <table:covered-table-cell/>
          <table:covered-table-cell/>
          <table:table-cell table:style-name="Dictionary.G101" table:number-columns-spanned="3" office:value-type="string">
            <text:p text:style-name="P10">Це все юрма. І ніч. І брат мій спить.</text:p>
            <text:p text:style-name="P22"><text:span text:style-name="T22">Росте під стелю </text:span><text:span text:style-name="T25">всечекання</text:span><text:span text:style-name="T22">. </text:span><text:span text:style-name="T41">(П‑1, 1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2" table:number-columns-spanned="3" office:value-type="string">
            <text:p text:style-name="P5">все <text:span text:style-name="T110">(див. 6)</text:span></text:p>
          </table:table-cell>
          <table:covered-table-cell/>
          <table:covered-table-cell/>
          <table:table-cell table:style-name="Dictionary.E102" table:number-columns-spanned="5" office:value-type="string">
            <text:p text:style-name="P34"><text:span text:style-name="T97">чек</text:span><text:span text:style-name="T97">а</text:span><text:span text:style-name="T4"></text:span><text:span text:style-name="T97">ння</text:span></text:p>
            <text:p text:style-name="P46"><text:span text:style-name="T87">-я, </text:span><text:span text:style-name="T90">с.</text:span></text:p>
            <text:p text:style-name="P35">Стан за знач. чекати. <text:span text:style-name="T60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52</text:p>
          </table:table-cell>
          <table:table-cell table:style-name="Dictionary.B103" table:number-columns-spanned="2" office:value-type="string">
            <text:p text:style-name="P26">Всечулий</text:p>
            <text:p text:style-name="P24"><text:span text:style-name="T21">-а, -е, </text:span><text:span text:style-name="T23">дієпр., </text:span><text:span text:style-name="T22">інд.-авт.</text:span></text:p>
          </table:table-cell>
          <table:covered-table-cell/>
          <table:table-cell table:style-name="Dictionary.D103" table:number-columns-spanned="3" office:value-type="string">
            <text:p text:style-name="P24"><text:span text:style-name="T47">утворене складносуфіксальни</text:span><text:span text:style-name="T47">м способом, похідне від слів:</text:span><text:span text:style-name="T33"> </text:span><text:span text:style-name="T36">все</text:span><text:span text:style-name="T33"> і </text:span><text:span text:style-name="T36">чýти</text:span></text:p>
          </table:table-cell>
          <table:covered-table-cell/>
          <table:covered-table-cell/>
          <table:table-cell table:style-name="Dictionary.G103" table:number-columns-spanned="3" office:value-type="string">
            <text:p text:style-name="P10">Володарю своєї смерті, доля - </text:p>
            <text:p text:style-name="P22"><text:span text:style-name="T22">всепам’ятка, </text:span><text:span text:style-name="T25">всечула</text:span><text:span text:style-name="T22">, </text:span><text:span text:style-name="T22">всевидюща - </text:span></text:p>
            <text:p text:style-name="P22"><text:span text:style-name="T22">нічого не забуде, не простить. </text:span><text:span text:style-name="T41">(П‑1, 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4" table:number-columns-spanned="3" office:value-type="string">
            <text:p text:style-name="P5">все <text:span text:style-name="T110">(див. 6)</text:span></text:p>
          </table:table-cell>
          <table:covered-table-cell/>
          <table:covered-table-cell/>
          <table:table-cell table:style-name="Dictionary.E104" table:number-columns-spanned="5" office:value-type="string">
            <text:p text:style-name="P34"><text:span text:style-name="T97">ч</text:span><text:span text:style-name="T97">у</text:span><text:span text:style-name="T4"></text:span><text:span text:style-name="T97">ти</text:span></text:p>
            <text:p text:style-name="P51"><text:span text:style-name="T87">чую, чуєш, </text:span><text:span text:style-name="T90">недок.</text:span></text:p>
            <text:p text:style-name="P47">1) <text:span text:style-name="T113">перех.</text:span> Сприймати за допомогою органів слуху які-небудь звуки. ||<text:span text:style-name="T113">у знач.</text:span> <text:span text:style-name="T113">вставн. сл.</text:span> Чується.</text:p>
            <text:p text:style-name="P47">2) <text:span text:style-name="T113">неперех.</text:span> Мати слух.</text:p>
            <text:p text:style-name="P49"><text:span text:style-name="T65">3) </text:span><text:span text:style-name="T81">перех.</text:span><text:span text:style-name="T65"> Мати які-небудь дані, відомості про кого-, що-небудь, знати про кого-небудь із розмов, чуток і т. ін.</text:span><text:span text:style-name="T66"> </text:span><text:soft-page-break/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53</text:p>
          </table:table-cell>
          <table:table-cell table:style-name="Dictionary.B105" table:number-columns-spanned="2" office:value-type="string">
            <text:p text:style-name="P26">Всещéдрий</text:p>
            <text:p text:style-name="P24"><text:span text:style-name="T21">-а, -е, </text:span><text:span text:style-name="T23">прикм., </text:span><text:span text:style-name="T22">інд.-авт.</text:span></text:p>
          </table:table-cell>
          <table:covered-table-cell/>
          <table:table-cell table:style-name="Dictionary.D105" table:number-columns-spanned="3" office:value-type="string">
            <text:p text:style-name="P24"><text:span text:style-name="T47">утворене способом основословоскладання, похідне від слів:</text:span><text:span text:style-name="T33"> </text:span><text:span text:style-name="T36">все</text:span><text:span text:style-name="T33"> і </text:span><text:span text:style-name="T36">щéдрий</text:span></text:p>
          </table:table-cell>
          <table:covered-table-cell/>
          <table:covered-table-cell/>
          <table:table-cell table:style-name="Dictionary.G105" table:number-columns-spanned="3" office:value-type="string">
            <text:p text:style-name="P10">Тож – в неба провалля в бездоння, бездолий</text:p>
            <text:p text:style-name="P10">нагірний, невірний, западистий рай,</text:p>
            <text:p text:style-name="P22"><text:span text:style-name="T22">всебідий, всегнівний, </text:span><text:span text:style-name="T25">всещедрий</text:span><text:span text:style-name="T22">, всекволий.</text:span></text:p>
            <text:p text:style-name="P22"><text:span text:style-name="T22">А що під крилом твоїм? Кара – карай. </text:span><text:span text:style-name="T41">(П‑1, 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6" table:number-columns-spanned="3" office:value-type="string">
            <text:p text:style-name="P5">все <text:span text:style-name="T110">(див. 6)</text:span></text:p>
          </table:table-cell>
          <table:covered-table-cell/>
          <table:covered-table-cell/>
          <table:table-cell table:style-name="Dictionary.E106" table:number-columns-spanned="5" office:value-type="string">
            <text:p text:style-name="P34"><text:span text:style-name="T97">щ</text:span><text:span text:style-name="T97">е</text:span><text:span text:style-name="T4"></text:span><text:span text:style-name="T97">дрий</text:span></text:p>
            <text:p text:style-name="P36">-а, -е.</text:p>
            <text:p text:style-name="P43"><text:span text:style-name="T65">1) Який охоче ділиться своїм майном, коштами і т. ін., не шкодує витрачати що-небудь. || </text:span><text:span text:style-name="T81">у знач.</text:span><text:span text:style-name="T65"> </text:span><text:span text:style-name="T81">ім.</text:span><text:span text:style-name="T65"> щедрий, -рого, </text:span><text:span text:style-name="T81">ч.</text:span><text:span text:style-name="T65"> Той, хто не шкодує витрачати що-небудь. || </text:span><text:span text:style-name="T81">перен.</text:span><text:span text:style-name="T65">, </text:span><text:span text:style-name="T81">на що</text:span><text:span text:style-name="T65">, </text:span><text:span text:style-name="T81">в чому</text:span><text:span text:style-name="T65">. Який легко, охоче роздає щось, наділяє чимсь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54</text:p>
          </table:table-cell>
          <table:table-cell table:style-name="Dictionary.B107" table:number-columns-spanned="2" office:value-type="string">
            <text:p text:style-name="P26">Втéки</text:p>
            <text:p text:style-name="P11">ім., мн., інд.-авт.</text:p>
          </table:table-cell>
          <table:covered-table-cell/>
          <table:table-cell table:style-name="Dictionary.D107" table:number-columns-spanned="3" office:value-type="string">
            <text:p text:style-name="P24"><text:span text:style-name="T45">утворене флективним способом, похідне від слова</text:span><text:span text:style-name="T21"> </text:span><text:span text:style-name="T37">втéча</text:span></text:p>
          </table:table-cell>
          <table:covered-table-cell/>
          <table:covered-table-cell/>
          <table:table-cell table:style-name="Dictionary.G107" table:number-columns-spanned="3" office:value-type="string">
            <text:p text:style-name="P22"><text:span text:style-name="T22">Коли докучили ці </text:span><text:span text:style-name="T25">втеки</text:span><text:span text:style-name="T22"> - </text:span></text:p>
            <text:p text:style-name="P10">в лет, до вогненної пащеки.</text:p>
            <text:p text:style-name="P22"><text:span text:style-name="T22">Як він ощирився, стозмій! </text:span><text:span text:style-name="T41">(П‑1, 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8" table:number-columns-spanned="8" office:value-type="string">
            <text:p text:style-name="P34"><text:span text:style-name="T97">ут</text:span><text:span text:style-name="T97">е</text:span><text:span text:style-name="T4"></text:span><text:span text:style-name="T97">ча</text:span></text:p>
            <text:p text:style-name="P46"><text:span text:style-name="T87">(втеча), -і, </text:span><text:span text:style-name="T90">ж.</text:span></text:p>
            <text:p text:style-name="P36">1) Швидкий відхід, біг, від'їзд і т. ін. з метою уникнення небезпеки, неприємного становища тощо.</text:p>
            <text:p text:style-name="P36">2) Таємний самовільний відхід, від'їзд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55</text:p>
          </table:table-cell>
          <table:table-cell table:style-name="Dictionary.B109" table:number-columns-spanned="2" office:value-type="string">
            <text:p text:style-name="P26">Гетьмáнитися</text:p>
            <text:p text:style-name="P11"><text:soft-page-break/>-нюся, -нишся, дієсл., недок., перех., інд.-авт.</text:p>
          </table:table-cell>
          <table:covered-table-cell/>
          <table:table-cell table:style-name="Dictionary.D109" table:number-columns-spanned="3" office:value-type="string">
            <text:p text:style-name="P24"><text:span text:style-name="T47">утворене </text:span><text:soft-page-break/><text:span text:style-name="T47">суфіксально-постфіксальним способом, похідне від слова</text:span> <text:span text:style-name="T98">ге</text:span><text:span text:style-name="T5"></text:span><text:span text:style-name="T98">тьман</text:span><text:span text:style-name="T110">. Вивищуватися</text:span></text:p>
          </table:table-cell>
          <table:covered-table-cell/>
          <table:covered-table-cell/>
          <table:table-cell table:style-name="Dictionary.G109" table:number-columns-spanned="3" office:value-type="string">
            <text:p text:style-name="P10">…той віщий пагорб, на <text:soft-page-break/>котрому горді</text:p>
            <text:p text:style-name="P22"><text:span text:style-name="T25">гетьманяться</text:span><text:span text:style-name="T22"> дуби – наснився з ночі,</text:span></text:p>
            <text:p text:style-name="P22"><text:span text:style-name="T22">аби розлуку близити мою. </text:span><text:span text:style-name="T41">(П‑2, 17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0" table:number-columns-spanned="8" office:value-type="string">
            <text:p text:style-name="P34"><text:span text:style-name="T97">г</text:span><text:span text:style-name="T97">е</text:span><text:span text:style-name="T4"></text:span><text:span text:style-name="T97">тьман</text:span></text:p>
            <text:p text:style-name="P56">поет.</text:p>
            <text:p text:style-name="P43"><text:span text:style-name="T65">гетьма</text:span><text:span text:style-name="T18"></text:span><text:span text:style-name="T65">н, -а, </text:span><text:span text:style-name="T81">ч.</text:span><text:span text:style-name="T65"> У 16 ст. – виборний ватажок козацького війська Запорізької Січі, від 17 ст. до 1764 р. – начальник козацького війська та верховний правитель України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56</text:p>
          </table:table-cell>
          <table:table-cell table:style-name="Dictionary.B111" table:number-columns-spanned="2" office:value-type="string">
            <text:p text:style-name="P16"><text:span text:style-name="T21">ГЛИ</text:span><text:span text:style-name="T1"></text:span><text:span text:style-name="T21">Б-СИ</text:span><text:span text:style-name="T1"></text:span><text:span text:style-name="T21">НЬ-СЕ</text:span><text:span text:style-name="T1"></text:span><text:span text:style-name="T21">РЦЕ</text:span></text:p>
            <text:p text:style-name="P24">-я, <text:span text:style-name="T114">ім., с. інд.-авт.</text:span></text:p>
          </table:table-cell>
          <table:covered-table-cell/>
          <table:table-cell table:style-name="Dictionary.D111" table:number-columns-spanned="3" office:value-type="string">
            <text:p text:style-name="P24"><text:span text:style-name="T132">утворене способом словоскладання, похідне від слів:</text:span> <text:span text:style-name="T98">глиб</text:span>, <text:span text:style-name="T98">синь</text:span> і <text:span text:style-name="T98">се</text:span><text:span text:style-name="T6"></text:span><text:span text:style-name="T98">рце</text:span></text:p>
          </table:table-cell>
          <table:covered-table-cell/>
          <table:covered-table-cell/>
          <table:table-cell table:style-name="Dictionary.G111" table:number-columns-spanned="3" office:value-type="string">
            <text:p text:style-name="P22"><text:span text:style-name="T30">Золотокінва</text:span><text:span text:style-name="T22"> – пади-но,</text:span></text:p>
            <text:p text:style-name="P22"><text:span text:style-name="T22">спади з лиця в </text:span><text:span text:style-name="T26">глиб-синь-серця</text:span><text:span text:style-name="T22">. </text:span><text:span text:style-name="T41">(П‑2, 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2" table:number-columns-spanned="2" office:value-type="string">
            <text:p text:style-name="P33"><text:span text:style-name="T97">глибин</text:span><text:span text:style-name="T97">а</text:span><text:span text:style-name="T4"></text:span><text:span text:style-name="T97"> (</text:span><text:span text:style-name="T97">глиб</text:span><text:span text:style-name="T97">)</text:span></text:p>
            <text:p text:style-name="P45"><text:span text:style-name="T87">-и, </text:span><text:span text:style-name="T90">ж.</text:span></text:p>
            <text:p text:style-name="P35">1) Відстань зверху вниз від поверхні, краю чого-небудь.</text:p>
            <text:p text:style-name="P42"><text:span text:style-name="T65">5) </text:span><text:span text:style-name="T81">тільки одн.</text:span><text:span text:style-name="T65">, </text:span><text:span text:style-name="T81">перен.</text:span><text:span text:style-name="T65"> Про значущість, змістовність чого-небудь. </text:span><text:span text:style-name="T74">(С, )</text:span></text:p>
          </table:table-cell>
          <table:covered-table-cell/>
          <table:table-cell table:style-name="Dictionary.D112" table:number-columns-spanned="4" office:value-type="string">
            <text:p text:style-name="P33"><text:span text:style-name="T97">с</text:span><text:span text:style-name="T97">и</text:span><text:span text:style-name="T4"></text:span><text:span text:style-name="T97">нява (синь)</text:span></text:p>
            <text:p text:style-name="P45"><text:span text:style-name="T87">-и, </text:span><text:span text:style-name="T90">ж.</text:span></text:p>
            <text:p text:style-name="P35">1) Синій колір чого-небудь. || Ясне синє небо. || Серпанок. || <text:span text:style-name="T113">поет.</text:span>Сутінки.</text:p>
            <text:p text:style-name="P35">2) Синій простір, синя поверхня (про небо, море). <text:span text:style-name="T60">(С, )</text:span></text:p>
          </table:table-cell>
          <table:covered-table-cell/>
          <table:covered-table-cell/>
          <table:covered-table-cell/>
          <table:table-cell table:style-name="Dictionary.H112" table:number-columns-spanned="2" office:value-type="string">
            <text:p text:style-name="P34"><text:span text:style-name="T97">с</text:span><text:span text:style-name="T97">е</text:span><text:span text:style-name="T4"></text:span><text:span text:style-name="T97">рце</text:span></text:p>
            <text:p text:style-name="P46"><text:span text:style-name="T87">-я, </text:span><text:span text:style-name="T90">с.</text:span></text:p>
            <text:p text:style-name="P36">2) Цей орган людини як символ зосередження почуттів, настроїв, переживань і т. ін. || Здатність почувати й розуміти інших; чуйність, сердечність. || Цей орган людини як символ любовних почуттів, любовної прив'язаності.<text:span text:style-name="T134"> </text:span><text:span text:style-name="T59">(С, )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3">57</text:p>
          </table:table-cell>
          <table:table-cell table:style-name="Dictionary.B113" table:number-columns-spanned="2" office:value-type="string">
            <text:p text:style-name="P26">Горлозгукий</text:p>
            <text:p text:style-name="P24"><text:soft-page-break/><text:span text:style-name="T21">-а, -е, </text:span><text:span text:style-name="T23">прикм., </text:span><text:span text:style-name="T22">інд.-авт.</text:span></text:p>
          </table:table-cell>
          <table:covered-table-cell/>
          <table:table-cell table:style-name="Dictionary.D113" table:number-columns-spanned="3" office:value-type="string">
            <text:p text:style-name="P24"><text:span text:style-name="T47">утворене </text:span><text:soft-page-break/><text:span text:style-name="T47">складнофлективним способом, похідне від слів:</text:span><text:span text:style-name="T33"> </text:span><text:span text:style-name="T36">гóрло </text:span><text:span text:style-name="T33">і </text:span><text:span text:style-name="T36">згýкий (</text:span><text:span text:style-name="T33">від </text:span><text:span text:style-name="T36">звук)</text:span></text:p>
          </table:table-cell>
          <table:covered-table-cell/>
          <table:covered-table-cell/>
          <table:table-cell table:style-name="Dictionary.G113" table:number-columns-spanned="3" office:value-type="string">
            <text:p text:style-name="P10">А обрій утікав. Я надбігав</text:p>
            <text:p text:style-name="P22"><text:soft-page-break/><text:span text:style-name="T22">щосил моїх. Та обрій </text:span><text:span text:style-name="T25">горлозгукий</text:span></text:p>
            <text:p text:style-name="P22"><text:span text:style-name="T22">пустився впрост. </text:span><text:span text:style-name="T41">(П‑1, 1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4" table:number-columns-spanned="3" office:value-type="string">
            <text:p text:style-name="P33"><text:span text:style-name="T97">г</text:span><text:span text:style-name="T97">о</text:span><text:span text:style-name="T4"></text:span><text:span text:style-name="T97">рло</text:span></text:p>
            <text:p text:style-name="P45"><text:span text:style-name="T87">-а, </text:span><text:span text:style-name="T90">с.</text:span></text:p>
            <text:p text:style-name="P35">1) Передня частина шиї, всередині якої знаходиться початок стравоходу і дихальних шляхів. || Хрящовий канал, який є початком стравоходу і дихальних шляхів. <text:span text:style-name="T60">(С, )</text:span></text:p>
          </table:table-cell>
          <table:covered-table-cell/>
          <table:covered-table-cell/>
          <table:table-cell table:style-name="Dictionary.E114" table:number-columns-spanned="5" office:value-type="string">
            <text:p text:style-name="P32">звук</text:p>
            <text:p text:style-name="P56">ч.</text:p>
            <text:p text:style-name="P36">1) <text:span text:style-name="T113">род.</text:span> -у.Слухове відчуття, що викликається механічними коливаннями; те, що людина чує, сприймає органом слуху. || Спів, музика. || <text:span text:style-name="T113">перев.</text:span> <text:span text:style-name="T113">мн.</text:span> Мелодія.</text:p>
            <text:p text:style-name="P43"><text:span text:style-name="T65">4) </text:span><text:span text:style-name="T81">род.</text:span><text:span text:style-name="T65"> -а, </text:span><text:span text:style-name="T81">лінгв.</text:span><text:span text:style-name="T65"> Членороздільний елемент людської мови, утворюваний за допомогою органів мовлення. </text:span><text:span text:style-name="T81">Голосні звуки</text:span><text:span text:style-name="T65">.</text:span><text:span text:style-name="T81">Альвеолярні звуки</text:span><text:span text:style-name="T65">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58</text:p>
          </table:table-cell>
          <table:table-cell table:style-name="Dictionary.B115" table:number-columns-spanned="2" office:value-type="string">
            <text:p text:style-name="P26">Двопóгляд</text:p>
            <text:p text:style-name="P24"><text:span text:style-name="T21">-у, </text:span><text:span text:style-name="T22">ім., ч., інд.-авт.</text:span></text:p>
          </table:table-cell>
          <table:covered-table-cell/>
          <table:table-cell table:style-name="Dictionary.D115" table:number-columns-spanned="3" office:value-type="string">
            <text:p text:style-name="P24"><text:span text:style-name="T47">утворене способом основоскладання, похідне від слів:</text:span><text:span text:style-name="T33"> </text:span><text:span text:style-name="T36">два</text:span><text:span text:style-name="T33"> і </text:span><text:span text:style-name="T36">пóгляд</text:span></text:p>
          </table:table-cell>
          <table:covered-table-cell/>
          <table:covered-table-cell/>
          <table:table-cell table:style-name="Dictionary.G115" table:number-columns-spanned="3" office:value-type="string">
            <text:p text:style-name="P10">Та всеобрушає нестерпно</text:p>
            <text:p text:style-name="P22"><text:span text:style-name="T25">двопогляд</text:span><text:span text:style-name="T22">. У ньому ти сущий,</text:span></text:p>
            <text:p text:style-name="P10">померлий, пантруєш живого,</text:p>
            <text:p text:style-name="P22"><text:span text:style-name="T22">зориш за померлим – живий. </text:span><text:span text:style-name="T41">(П‑1, 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6" table:number-columns-spanned="3" office:value-type="string">
            <text:p text:style-name="P31">два</text:p>
            <text:p text:style-name="P45"><text:span text:style-name="T90">ч.</text:span><text:span text:style-name="T87"> </text:span><text:span text:style-name="T90">і с.</text:span><text:span text:style-name="T87">, дві, </text:span><text:span text:style-name="T90">ж.</text:span><text:span text:style-name="T87">, двох, </text:span><text:span text:style-name="T90">числ.</text:span><text:span text:style-name="T87"> </text:span><text:span text:style-name="T90">кільк.</text:span></text:p>
            <text:p text:style-name="P35">1) Назва числа 2 і його цифрового позначення. || Кількість із двох одиниць. <text:span text:style-name="T60">(С, )</text:span></text:p>
          </table:table-cell>
          <table:covered-table-cell/>
          <table:covered-table-cell/>
          <table:table-cell table:style-name="Dictionary.E116" table:number-columns-spanned="5" office:value-type="string">
            <text:p text:style-name="P34"><text:span text:style-name="T97">п</text:span><text:span text:style-name="T97">о</text:span><text:span text:style-name="T4"></text:span><text:span text:style-name="T97">гляд</text:span></text:p>
            <text:p text:style-name="P46"><text:span text:style-name="T87">-у, </text:span><text:span text:style-name="T90">ч.</text:span></text:p>
            <text:p text:style-name="P36">1) Спрямованість, скерованість зору на кого-, що-небудь. || Вираз очей, манера дивитися. <text:span text:style-name="T113">Відводити погляд</text:span>. <text:span text:style-name="T113">Зустрічатися поглядом</text:span>.</text:p>
            <text:p text:style-name="P43"><text:span text:style-name="T65">2) Думка, судження про що-небудь. || </text:span><text:soft-page-break/><text:span text:style-name="T81">тільки мн.</text:span><text:span text:style-name="T65"> Система переконань, уявлень; світогляд, світосприймання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59</text:p>
          </table:table-cell>
          <table:table-cell table:style-name="Dictionary.B117" table:number-columns-spanned="2" office:value-type="string">
            <text:p text:style-name="P26">Дзень-струнá</text:p>
            <text:p text:style-name="P24"><text:span text:style-name="T21">-и, </text:span><text:span text:style-name="T22">ім., ж., інд.-авт.</text:span></text:p>
          </table:table-cell>
          <table:covered-table-cell/>
          <table:table-cell table:style-name="Dictionary.D117" table:number-columns-spanned="3" office:value-type="string">
            <text:p text:style-name="P24"><text:span text:style-name="T47">утворене способом словоскладання, похідне від слів:</text:span><text:span text:style-name="T33"> </text:span><text:span text:style-name="T36">дзень</text:span><text:span text:style-name="T33"> і </text:span><text:span text:style-name="T36">струнá</text:span></text:p>
          </table:table-cell>
          <table:covered-table-cell/>
          <table:covered-table-cell/>
          <table:table-cell table:style-name="Dictionary.G117" table:number-columns-spanned="3" office:value-type="string">
            <text:p text:style-name="P10">І думою одною</text:p>
            <text:p text:style-name="P22"><text:span text:style-name="T22">півсну кошлатить ся. І </text:span><text:span text:style-name="T25">дзень-струною</text:span></text:p>
            <text:p text:style-name="P22"><text:span text:style-name="T22">не йде це дивне диво з голови. </text:span><text:span text:style-name="T41">(П‑2, 19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8" table:number-columns-spanned="3" office:value-type="string">
            <text:p text:style-name="P31">дзень</text:p>
            <text:p text:style-name="P57">виг.</text:p>
            <text:p text:style-name="P45"><text:span text:style-name="T88">Уживається як присудок за </text:span><text:span text:style-name="T91">знач.</text:span><text:span text:style-name="T88"> дзенькати.</text:span><text:span text:style-name="T87"> </text:span><text:span text:style-name="T96">(С, )</text:span></text:p>
          </table:table-cell>
          <table:covered-table-cell/>
          <table:covered-table-cell/>
          <table:table-cell table:style-name="Dictionary.E118" table:number-columns-spanned="5" office:value-type="string">
            <text:p text:style-name="P34"><text:span text:style-name="T97">струн</text:span><text:span text:style-name="T97">а</text:span><text:span text:style-name="T4"></text:span></text:p>
            <text:p text:style-name="P46"><text:span text:style-name="T87">-и</text:span><text:span text:style-name="T19"></text:span><text:span text:style-name="T87">, </text:span><text:span text:style-name="T90">ж.</text:span></text:p>
            <text:p text:style-name="P36">1) Гнучка, пружна, туго натягнена нитка (металева, жильна і т. ін.) в музичних інструментах, що, коливаючись, створює звуки. || <text:span text:style-name="T113">тількимн.</text:span>, <text:span text:style-name="T113">перен.</text:span> Про звуки якого-небудь музичного інструмента; взагалі про музику, поезію.</text:p>
            <text:p text:style-name="P43"><text:span text:style-name="T65">2) </text:span><text:span text:style-name="T81">перен.</text:span><text:span text:style-name="T65"> Особливість кого-, чого-небудь, риса людини, властивість її характеру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60</text:p>
          </table:table-cell>
          <table:table-cell table:style-name="Dictionary.B119" table:number-columns-spanned="2" office:value-type="string">
            <text:p text:style-name="P26">Дивновзíр</text:p>
            <text:p text:style-name="P24"><text:span text:style-name="T21">-зóру, </text:span><text:span text:style-name="T22">ім., ч., інд.-авт.</text:span></text:p>
          </table:table-cell>
          <table:covered-table-cell/>
          <table:table-cell table:style-name="Dictionary.D119" table:number-columns-spanned="3" office:value-type="string">
            <text:p text:style-name="P24"><text:span text:style-name="T124">утворене способом основоскладання і нульсуфіксальним, похідне від слів:</text:span><text:span text:style-name="T33"> </text:span><text:span text:style-name="T36">ди</text:span><text:span text:style-name="T4"></text:span><text:span text:style-name="T36">вний</text:span><text:span text:style-name="T33"> і </text:span><text:span text:style-name="T36">взі</text:span><text:span text:style-name="T4"></text:span><text:span text:style-name="T36">р</text:span></text:p>
          </table:table-cell>
          <table:covered-table-cell/>
          <table:covered-table-cell/>
          <table:table-cell table:style-name="Dictionary.G119" table:number-columns-spanned="3" office:value-type="string">
            <text:p text:style-name="P10">Там крила птаства рясно миготіли,</text:p>
            <text:p text:style-name="P22"><text:span text:style-name="T22">мережилася зелень </text:span><text:span text:style-name="T25">дивновзором</text:span><text:span text:style-name="T22">,</text:span></text:p>
            <text:p text:style-name="P10">а душу вже поймав самодоходжень</text:p>
            <text:p text:style-name="P22"><text:span text:style-name="T22">зухвалий холод і зухвалий жах. </text:span><text:soft-page-break/><text:span text:style-name="T41">(П‑2, 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0" table:number-columns-spanned="3" office:value-type="string">
            <text:p text:style-name="P33"><text:span text:style-name="T97">д</text:span><text:span text:style-name="T97">и</text:span><text:span text:style-name="T4"></text:span><text:span text:style-name="T97">вний</text:span></text:p>
            <text:p text:style-name="P35">-а, -е.</text:p>
            <text:p text:style-name="P35">1) Який викликає подив. || Незвичайний якими-небудь якостями; чудний, незрозумілий. || Який не має подібних собі; рідкісний, кумедний.</text:p>
            <text:p text:style-name="P35">2) Дуже гарний; чудовий, чарівний. <text:span text:style-name="T60">(С, )</text:span></text:p>
          </table:table-cell>
          <table:covered-table-cell/>
          <table:covered-table-cell/>
          <table:table-cell table:style-name="Dictionary.E120" table:number-columns-spanned="5" office:value-type="string">
            <text:p text:style-name="P32">взір</text:p>
            <text:p text:style-name="P46"><text:span text:style-name="T87">(узір), взору, </text:span><text:span text:style-name="T90">ч.</text:span><text:span text:style-name="T87">, </text:span><text:span text:style-name="T90">рідко</text:span><text:span text:style-name="T87">.</text:span></text:p>
            <text:p text:style-name="P36">1) Зовнішній вигляд кого-, чого-небудь.</text:p>
            <text:p text:style-name="P43"><text:span text:style-name="T65">3) </text:span><text:span text:style-name="T81">діал.</text:span><text:span text:style-name="T65"> Зір, погляд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61</text:p>
          </table:table-cell>
          <table:table-cell table:style-name="Dictionary.B121" table:number-columns-spanned="2" office:value-type="string">
            <text:p text:style-name="P26">Дляння</text:p>
            <text:p text:style-name="P24"><text:span text:style-name="T1">-</text:span><text:span text:style-name="T21">я, </text:span><text:span text:style-name="T22">ім., с., інд.-авт.</text:span></text:p>
          </table:table-cell>
          <table:covered-table-cell/>
          <table:table-cell table:style-name="Dictionary.D121" table:number-columns-spanned="3" office:value-type="string">
            <text:p text:style-name="P24"><text:span text:style-name="T47">утворене суфіксальним способом, похідне від слова</text:span> <text:span text:style-name="T98">для</text:span><text:span text:style-name="T5"></text:span><text:span text:style-name="T98">ти</text:span></text:p>
          </table:table-cell>
          <table:covered-table-cell/>
          <table:covered-table-cell/>
          <table:table-cell table:style-name="Dictionary.G121" table:number-columns-spanned="3" office:value-type="string">
            <text:p text:style-name="P10">У штольнях ночей вертикальних</text:p>
            <text:p text:style-name="P22"><text:span text:style-name="T22">іде схарапуджене </text:span><text:span text:style-name="T25">дляння</text:span></text:p>
            <text:p text:style-name="P22"><text:span text:style-name="T22">всебезруху… </text:span><text:span text:style-name="T41">(П‑1, 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2" table:number-columns-spanned="8" office:value-type="string">
            <text:p text:style-name="P34"><text:span text:style-name="T97">дл</text:span><text:span text:style-name="T97">я</text:span><text:span text:style-name="T4"></text:span><text:span text:style-name="T97">ти</text:span></text:p>
            <text:p text:style-name="P46"><text:span text:style-name="T87">дляю, дляєш, </text:span><text:span text:style-name="T90">недок.</text:span><text:span text:style-name="T87">, </text:span><text:span text:style-name="T90">розм.</text:span><text:span text:style-name="T87">, </text:span><text:span text:style-name="T90">рідко</text:span><text:span text:style-name="T87">.</text:span></text:p>
            <text:p text:style-name="P36">Не поспішати робити що-небудь; затягувати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62</text:p>
          </table:table-cell>
          <table:table-cell table:style-name="Dictionary.B123" table:number-columns-spanned="2" office:value-type="string">
            <text:p text:style-name="P26">Додóсвіт</text:p>
            <text:p text:style-name="P24"><text:span text:style-name="T21">-у, ім., </text:span><text:span text:style-name="T22">ч., інд.-авт.</text:span></text:p>
          </table:table-cell>
          <table:covered-table-cell/>
          <table:table-cell table:style-name="Dictionary.D123" table:number-columns-spanned="3" office:value-type="string">
            <text:p text:style-name="P24"><text:span text:style-name="T47">утворене префіксальним способом, похідне від слова</text:span> <text:span text:style-name="T98">до</text:span><text:span text:style-name="T5"></text:span><text:span text:style-name="T98">світ</text:span></text:p>
          </table:table-cell>
          <table:covered-table-cell/>
          <table:covered-table-cell/>
          <table:table-cell table:style-name="Dictionary.G123" table:number-columns-spanned="3" office:value-type="string">
            <text:p text:style-name="P22"><text:span text:style-name="T22">Там ще </text:span><text:span text:style-name="T25">додосвіт</text:span><text:span text:style-name="T22">. Смерком облягло</text:span></text:p>
            <text:p text:style-name="P22"><text:span text:style-name="T22">ледачі верби, сторожкі тополі… </text:span><text:span text:style-name="T41">(П‑2, 1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4" table:number-columns-spanned="8" office:value-type="string">
            <text:p text:style-name="P34"><text:span text:style-name="T97">д</text:span><text:span text:style-name="T97">о</text:span><text:span text:style-name="T4"></text:span><text:span text:style-name="T97">світ</text:span></text:p>
            <text:p text:style-name="P46"><text:span text:style-name="T87">-у, </text:span><text:span text:style-name="T90">ч.</text:span></text:p>
            <text:p text:style-name="P36">Час доби перед сходом сонця, світанком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63</text:p>
          </table:table-cell>
          <table:table-cell table:style-name="Dictionary.B125" table:number-columns-spanned="2" office:value-type="string">
            <text:p text:style-name="P26">Душекрóна</text:p>
            <text:p text:style-name="P24"><text:span text:style-name="T21">-и, </text:span><text:span text:style-name="T22">ім., ж., інд.-авт.</text:span></text:p>
          </table:table-cell>
          <table:covered-table-cell/>
          <table:table-cell table:style-name="Dictionary.D125" table:number-columns-spanned="3" office:value-type="string">
            <text:p text:style-name="P24"><text:span text:style-name="T47">утворене способом основословоскладання, похідне від слів:</text:span><text:span text:style-name="T33"> </text:span><text:span text:style-name="T36">душá</text:span><text:span text:style-name="T33"> і </text:span><text:span text:style-name="T36">крóна</text:span></text:p>
          </table:table-cell>
          <table:covered-table-cell/>
          <table:covered-table-cell/>
          <table:table-cell table:style-name="Dictionary.G125" table:number-columns-spanned="3" office:value-type="string">
            <text:p text:style-name="P10">Ця розлука душ - </text:p>
            <text:p text:style-name="P10">одна загасла, друга спалахнула</text:p>
            <text:p text:style-name="P10">(лиш не твоя, бо смертна павза вже</text:p>
            <text:p text:style-name="P22"><text:span text:style-name="T22">обтяла зароділу </text:span><text:span text:style-name="T25">душекрону</text:span><text:span text:style-name="T22">)… </text:span><text:soft-page-break/><text:span text:style-name="T41">(П‑1, 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6" table:number-columns-spanned="3" office:value-type="string">
            <text:p text:style-name="P33"><text:span text:style-name="T97">душ</text:span><text:span text:style-name="T97">а</text:span><text:span text:style-name="T4"></text:span></text:p>
            <text:p text:style-name="P45"><text:span text:style-name="T87">-і, </text:span><text:span text:style-name="T90">ж.</text:span></text:p>
            <text:p text:style-name="P35">1) Внутрішній психічний світ людини з її настроями, переживаннями та почуттями. || За релігійними уявленнями – безсмертна нематеріальна основа в людині, що становить суть її життя, є джерелом психічних явищ і відрізняє її від тварини.</text:p>
            <text:p text:style-name="P35">2) Сукупність рис, якостей, властивих певній особі. || Людина як носій тих чи інших рис, якостей. || Почуття, натхнення, енергія. || Про людину з прекрасними рисами характеру. <text:span text:style-name="T60">(С, )</text:span></text:p>
          </table:table-cell>
          <table:covered-table-cell/>
          <table:covered-table-cell/>
          <table:table-cell table:style-name="Dictionary.E126" table:number-columns-spanned="5" office:value-type="string">
            <text:p text:style-name="P34"><text:span text:style-name="T97">кр</text:span><text:span text:style-name="T97">о</text:span><text:span text:style-name="T4"></text:span><text:span text:style-name="T97">на</text:span></text:p>
            <text:p text:style-name="P46"><text:span text:style-name="T86">I </text:span><text:span text:style-name="T87">-и, </text:span><text:span text:style-name="T90">ж.</text:span></text:p>
            <text:p text:style-name="P36">Верхня частина дерева, що являє собою сукупність його гілок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64</text:p>
          </table:table-cell>
          <table:table-cell table:style-name="Dictionary.B127" table:number-columns-spanned="2" office:value-type="string">
            <text:p text:style-name="P26">Живоднí</text:p>
            <text:p text:style-name="P24"><text:span text:style-name="T21">-íв, </text:span><text:span text:style-name="T22">ім., мн., інд.-авт.</text:span></text:p>
          </table:table-cell>
          <table:covered-table-cell/>
          <table:table-cell table:style-name="Dictionary.D127" table:number-columns-spanned="3" office:value-type="string">
            <text:p text:style-name="P24"><text:span text:style-name="T47">утворене способом основоскладання, похідне від слів:</text:span><text:span text:style-name="T33"> </text:span><text:span text:style-name="T36">живий</text:span><text:span text:style-name="T33"> і </text:span><text:span text:style-name="T36">дні</text:span></text:p>
          </table:table-cell>
          <table:covered-table-cell/>
          <table:covered-table-cell/>
          <table:table-cell table:style-name="Dictionary.G127" table:number-columns-spanned="3" office:value-type="string">
            <text:p text:style-name="P22"><text:span text:style-name="T22">Коли протліла згага </text:span><text:span text:style-name="T25">живоднів</text:span></text:p>
            <text:p text:style-name="P10">ураз попустить серце, ніби напад</text:p>
            <text:p text:style-name="P10">нагальної недуги, в смертний запад,</text:p>
            <text:p text:style-name="P22"><text:span text:style-name="T22">у феєричні полиски жалів. </text:span><text:span text:style-name="T41">(П‑1, 6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8" table:number-columns-spanned="3" office:value-type="string">
            <text:p text:style-name="P33"><text:span text:style-name="T97">жив</text:span><text:span text:style-name="T97">и</text:span><text:span text:style-name="T4"></text:span><text:span text:style-name="T97">й</text:span></text:p>
            <text:p text:style-name="P35">-а, -е.</text:p>
            <text:p text:style-name="P42"><text:span text:style-name="T65">1) Який існує, здійснює обмін речовин із зовнішнім середовищем, здатний рости, розмножуватися; </text:span><text:span text:style-name="T81">прот.</text:span><text:span text:style-name="T65"> </text:span><text:soft-page-break/><text:span text:style-name="T65">мертвий. || Який є невід'ємною ознакою істоти, що живе, існує. || </text:span><text:span text:style-name="T81">у знач.</text:span><text:span text:style-name="T65"> </text:span><text:span text:style-name="T81">ім.</text:span><text:span text:style-name="T65"> живе, -вого, </text:span><text:span text:style-name="T81">с.</text:span><text:span text:style-name="T65"> Все, що виявляє ознаки життя, що живе, існує. || Якого створюють рослини, тварини, люди. </text:span><text:span text:style-name="T74">(С, )</text:span></text:p>
          </table:table-cell>
          <table:covered-table-cell/>
          <table:covered-table-cell/>
          <table:table-cell table:style-name="Dictionary.E128" table:number-columns-spanned="5" office:value-type="string">
            <text:p text:style-name="P32">день</text:p>
            <text:p text:style-name="P51"><text:span text:style-name="T87">дня, </text:span><text:span text:style-name="T90">ч.</text:span></text:p>
            <text:p text:style-name="P47">1) Частина доби від сходу до заходу сонця, від ранку до вечора. || Про денне світло.</text:p>
            <text:p text:style-name="P49"><text:soft-page-break/><text:span text:style-name="T65">4) </text:span><text:span text:style-name="T81">тільки мн.</text:span><text:span text:style-name="T65">, </text:span><text:span text:style-name="T81">чого</text:span><text:span text:style-name="T65">, </text:span><text:span text:style-name="T81">які</text:span><text:span text:style-name="T65">. Час, період у житті людини, народу. || </text:span><text:span text:style-name="T81">чиї</text:span><text:span text:style-name="T65">. Життя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65</text:p>
          </table:table-cell>
          <table:table-cell table:style-name="Dictionary.B129" table:number-columns-spanned="2" office:value-type="string">
            <text:p text:style-name="P26">Життєсмéрть</text:p>
            <text:p text:style-name="P24"><text:span text:style-name="T21">-і, </text:span><text:span text:style-name="T22">ім., ж., інд.-авт.</text:span></text:p>
          </table:table-cell>
          <table:covered-table-cell/>
          <table:table-cell table:style-name="Dictionary.D129" table:number-columns-spanned="3" office:value-type="string">
            <text:p text:style-name="P24"><text:span text:style-name="T47">утворене способом основоскладання, </text:span><text:span text:style-name="T47">похідне від слів:</text:span><text:span text:style-name="T33"> </text:span><text:span text:style-name="T36">життя</text:span><text:span text:style-name="T33"> і </text:span><text:span text:style-name="T36">сме</text:span><text:span text:style-name="T4"></text:span><text:span text:style-name="T36">рть</text:span></text:p>
          </table:table-cell>
          <table:covered-table-cell/>
          <table:covered-table-cell/>
          <table:table-cell table:style-name="Dictionary.G129" table:number-columns-spanned="3" office:value-type="string">
            <text:p text:style-name="P10">Сховати ся од долі – не судилось.</text:p>
            <text:p text:style-name="P10">Ударив грім – і зразу шкереберть</text:p>
            <text:p text:style-name="P10">пішло життя. І ость ти – все, що снилось,</text:p>
            <text:p text:style-name="P22"><text:span text:style-name="T22">як смертеіснування й </text:span><text:span text:style-name="T25">життєсмерть</text:span><text:span text:style-name="T22">. </text:span><text:span text:style-name="T41">(П‑1, 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0" table:number-columns-spanned="3" office:value-type="string">
            <text:p text:style-name="P33"><text:span text:style-name="T97">житт</text:span><text:span text:style-name="T97">я</text:span><text:span text:style-name="T4"></text:span></text:p>
            <text:p text:style-name="P45"><text:span text:style-name="T87">-я, </text:span><text:span text:style-name="T90">с.</text:span></text:p>
            <text:p text:style-name="P35">1) Вища форма існування матерії, найхарактернішими рисами якої є обмін речовин, самооновлення, самовідтворення. || Існування всього живого; <text:span text:style-name="T113">прот.</text:span> смерть.</text:p>
            <text:p text:style-name="P35">2) Стан живого організму в стадії розвитку, зросту.</text:p>
            <text:p text:style-name="P35">3) Період існування кого-небудь; вік. || Все пережите, зроблене людиною за час її існування; біографія.</text:p>
            <text:p text:style-name="P35">4) Спосіб існування кого-небудь. <text:span text:style-name="T60">(С, )</text:span></text:p>
          </table:table-cell>
          <table:covered-table-cell/>
          <table:covered-table-cell/>
          <table:table-cell table:style-name="Dictionary.E130" table:number-columns-spanned="5" office:value-type="string">
            <text:p text:style-name="P32">смерть</text:p>
            <text:p text:style-name="P46"><text:span text:style-name="T87">-і, </text:span><text:span text:style-name="T90">ж.</text:span></text:p>
            <text:p text:style-name="P36">1) Припинення життєдіяльності організму і загибель його; припинення біологічного обміну речовин в організмі або його частині.<text:span text:style-name="T113">Фізіологічна смерть</text:span>.</text:p>
            <text:p text:style-name="P46"><text:span text:style-name="T88">2) Припинення існування людини, тварини; </text:span><text:span text:style-name="T91">прот.</text:span><text:span text:style-name="T88"> життя; кончина, скін. || Те саме, що Смертна кара (</text:span><text:span text:style-name="T91">див.</text:span><text:span text:style-name="T88"> смертний). || </text:span><text:span text:style-name="T91">кому</text:span><text:span text:style-name="T88">. Уживається як заклик до помсти, відплати. || Персоніфікація кончини – людський скелет, звичайно з косою. || </text:span><text:span text:style-name="T91">перен.</text:span><text:span text:style-name="T88"> </text:span><text:soft-page-break/><text:span text:style-name="T88">Загибель, припинення існування чого-небудь. || </text:span><text:span text:style-name="T91">перен.</text:span><text:span text:style-name="T88"> Занепад чого-небудь.</text:span><text:span text:style-name="T89"> </text:span><text:span text:style-name="T9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66</text:p>
          </table:table-cell>
          <table:table-cell table:style-name="Dictionary.B131" table:number-columns-spanned="2" office:value-type="string">
            <text:p text:style-name="P26">Життєтóки</text:p>
            <text:p text:style-name="P24"><text:span text:style-name="T21">-ів, </text:span><text:span text:style-name="T22">ім., мн., інд.-авт.</text:span></text:p>
          </table:table-cell>
          <table:covered-table-cell/>
          <table:table-cell table:style-name="Dictionary.D131" table:number-columns-spanned="3" office:value-type="string">
            <text:p text:style-name="P24"><text:span text:style-name="T47">утворене способом основоскладання, похідне від слів:</text:span><text:span text:style-name="T33"> </text:span><text:span text:style-name="T36">життя</text:span><text:span text:style-name="T33"> і </text:span><text:span text:style-name="T36">тóки</text:span></text:p>
          </table:table-cell>
          <table:covered-table-cell/>
          <table:covered-table-cell/>
          <table:table-cell table:style-name="Dictionary.G131" table:number-columns-spanned="3" office:value-type="string">
            <text:p text:style-name="P10">Нарешті збір, нарешті збір померлих днів і років,</text:p>
            <text:p text:style-name="P22"><text:span text:style-name="T22">мов ґрати чорних спроневір і ярих </text:span><text:span text:style-name="T25">життєтоків</text:span><text:span text:style-name="T22">… </text:span><text:span text:style-name="T41">(П‑2, 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2" table:number-columns-spanned="3" office:value-type="string">
            <text:p text:style-name="P24"><text:span text:style-name="T36">життя</text:span><text:span text:style-name="T33"> (див 63)</text:span></text:p>
          </table:table-cell>
          <table:covered-table-cell/>
          <table:covered-table-cell/>
          <table:table-cell table:style-name="Dictionary.E132" table:number-columns-spanned="5" office:value-type="string">
            <text:p text:style-name="P34">тік</text:p>
            <text:p text:style-name="P46"><text:span text:style-name="T87">току, </text:span><text:span text:style-name="T90">ч.</text:span></text:p>
            <text:p text:style-name="P36">1) Розчищене місце, спеціально підготовлений майданчик надворі або в приміщенні для молотьби, очищення і просушування зерна.</text:p>
            <text:p text:style-name="P36">2) Скирти, стіжки, ожереди і т. ін., що стоять на такому місці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67</text:p>
          </table:table-cell>
          <table:table-cell table:style-name="Dictionary.B133" table:number-columns-spanned="2" office:value-type="string">
            <text:p text:style-name="P26">За-світи</text:p>
            <text:p text:style-name="P24"><text:span text:style-name="T21">-ів, </text:span><text:span text:style-name="T22">ім., мн. інд.-авт.</text:span></text:p>
          </table:table-cell>
          <table:covered-table-cell/>
          <table:table-cell table:style-name="Dictionary.D133" table:number-columns-spanned="3" office:value-type="string">
            <text:p text:style-name="P24"><text:span text:style-name="T47">утворене способом словоскладання, похідне від слів:</text:span><text:span text:style-name="T33"> </text:span><text:span text:style-name="T36">за</text:span><text:span text:style-name="T33"> і </text:span><text:span text:style-name="T36">світи</text:span></text:p>
          </table:table-cell>
          <table:covered-table-cell/>
          <table:covered-table-cell/>
          <table:table-cell table:style-name="Dictionary.G133" table:number-columns-spanned="3" office:value-type="string">
            <text:p text:style-name="P10">І не держу надії в бозі,</text:p>
            <text:p text:style-name="P22"><text:span text:style-name="T22">коли пірвався в </text:span><text:span text:style-name="T25">за-світи</text:span><text:span text:style-name="T22">. </text:span><text:span text:style-name="T41">(П‑2, 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4" table:number-columns-spanned="3" office:value-type="string">
            <text:p text:style-name="P31">за</text:p>
            <text:p text:style-name="P45"><text:span text:style-name="T86">I </text:span><text:span text:style-name="T90">прийм.</text:span><text:span text:style-name="T87">, </text:span><text:span text:style-name="T90">з род.</text:span><text:span text:style-name="T87">, </text:span><text:span text:style-name="T90">знах.</text:span><text:span text:style-name="T87"> </text:span><text:span text:style-name="T90">і оруд.</text:span><text:span text:style-name="T87"> </text:span><text:span text:style-name="T90">відмінками</text:span><text:span text:style-name="T87">. Сполучення з </text:span><text:span text:style-name="T90">прийм.</text:span><text:span text:style-name="T87"> за виражають: Просторові відношення:</text:span></text:p>
            <text:p text:style-name="P42"><text:span text:style-name="T65">1) </text:span><text:span text:style-name="T81">із знах.</text:span><text:span text:style-name="T65"> </text:span><text:span text:style-name="T81">і оруд. в.</text:span><text:span text:style-name="T65"> Вказує на предмет, місце і т. ін.: а) за межі яких спрямовані дія, рух (</text:span><text:span text:style-name="T81">знах. в.</text:span><text:span text:style-name="T65">); б) позад, по той бік яких хто-, що-небудь знаходиться, міститься, перебуває або </text:span><text:soft-page-break/><text:span text:style-name="T65">щось відбувається (</text:span><text:span text:style-name="T81">оруд. в.</text:span><text:span text:style-name="T65">). || У </text:span><text:span text:style-name="T81">сполуч.</text:span><text:span text:style-name="T65"> зі </text:span><text:span text:style-name="T81">сл.</text:span><text:span text:style-name="T65"> сідати (сидіти, сісти), стояти (стати) і т. ін. вказує на предмет, біля якого хто-небудь розташовується, щоб виконати певну дію, або хтось знаходиться, виконуючи що-небудь. </text:span><text:span text:style-name="T74">(С, )</text:span></text:p>
          </table:table-cell>
          <table:covered-table-cell/>
          <table:covered-table-cell/>
          <table:table-cell table:style-name="Dictionary.E134" table:number-columns-spanned="5" office:value-type="string">
            <text:p text:style-name="P32">світ</text:p>
            <text:p text:style-name="P46"><text:span text:style-name="T86">II </text:span><text:span text:style-name="T87">-у </text:span><text:span text:style-name="T90">і заст.</text:span><text:span text:style-name="T87"> -а, </text:span><text:span text:style-name="T90">ч.</text:span></text:p>
            <text:p text:style-name="P36">1) Сукупність усіх форм матерії як єдине ціле; всесвіт. <text:span text:style-name="T113">Геоцентрична система світу</text:span>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68</text:p>
          </table:table-cell>
          <table:table-cell table:style-name="Dictionary.B135" table:number-columns-spanned="2" office:value-type="string">
            <text:p text:style-name="P26">Зимносхíд</text:p>
            <text:p text:style-name="P24"><text:span text:style-name="T21">-у, </text:span><text:span text:style-name="T22">ім., ч., інд.-авт.</text:span></text:p>
          </table:table-cell>
          <table:covered-table-cell/>
          <table:table-cell table:style-name="Dictionary.D135" table:number-columns-spanned="3" office:value-type="string">
            <text:p text:style-name="P24"><text:span text:style-name="T124">утворене способом основоскладання і нульсуфіксальним, похідне від слів:</text:span><text:span text:style-name="T33"> </text:span><text:span text:style-name="T36">зи</text:span><text:span text:style-name="T4"></text:span><text:span text:style-name="T36">мно</text:span><text:span text:style-name="T33"> і </text:span><text:span text:style-name="T36">схо</text:span><text:span text:style-name="T4"></text:span><text:span text:style-name="T36">дити</text:span></text:p>
          </table:table-cell>
          <table:covered-table-cell/>
          <table:covered-table-cell/>
          <table:table-cell table:style-name="Dictionary.G135" table:number-columns-spanned="3" office:value-type="string">
            <text:p text:style-name="P10">Довкруги - </text:p>
            <text:p text:style-name="P22"><text:span text:style-name="T22">лише вітри з шпаркого </text:span><text:span text:style-name="T25">зимносходу</text:span><text:span text:style-name="T22">. </text:span><text:span text:style-name="T41">(П‑1, 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6" table:number-columns-spanned="3" office:value-type="string">
            <text:p text:style-name="P33"><text:span text:style-name="T97">з</text:span><text:span text:style-name="T97">и</text:span><text:span text:style-name="T4"></text:span><text:span text:style-name="T97">мно</text:span></text:p>
            <text:p text:style-name="P45"><text:span text:style-name="T86">I </text:span><text:span text:style-name="T90">розм.</text:span></text:p>
            <text:p text:style-name="P35">1) Присл. до зимний <text:span text:style-name="T60">(С, )</text:span></text:p>
          </table:table-cell>
          <table:covered-table-cell/>
          <table:covered-table-cell/>
          <table:table-cell table:style-name="Dictionary.E136" table:number-columns-spanned="5" office:value-type="string">
            <text:p text:style-name="P32">схо<text:span text:style-name="T16"></text:span>дити</text:p>
            <text:p text:style-name="P46"><text:span text:style-name="T86">I </text:span><text:span text:style-name="T87">схо</text:span><text:span text:style-name="T19"></text:span><text:span text:style-name="T87">дити</text:span></text:p>
            <text:p text:style-name="P36"><text:span text:style-name="T113">і рідше </text:span>зіходити, -джу, -диш, <text:span text:style-name="T113">недок.</text:span>, зійти, зійду, зійдеш, <text:span text:style-name="T113">док.</text:span></text:p>
            <text:p text:style-name="P43"><text:span text:style-name="T65">3) </text:span><text:span text:style-name="T81">перен.</text:span><text:span text:style-name="T65"> Наближатися, поширюючись, ніби опускаючись (про вечір, сутінки і т. ін.). || </text:span><text:span text:style-name="T81">на кого </text:span><text:span text:style-name="T65">– </text:span><text:span text:style-name="T81">що</text:span><text:span text:style-name="T65">, </text:span><text:span text:style-name="T81">розм.</text:span><text:span text:style-name="T65"> </text:span><text:span text:style-name="T81">кому до чого</text:span><text:span text:style-name="T65">, </text:span><text:span text:style-name="T81">книжн.</text:span><text:span text:style-name="T65">Охоплювати кого-небудь, оволодівати кимсь (про почуття, стан і т. ін.)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69</text:p>
          </table:table-cell>
          <table:table-cell table:style-name="Dictionary.B137" table:number-columns-spanned="2" office:value-type="string">
            <text:p text:style-name="P26">Знеголоснíлий</text:p>
            <text:p text:style-name="P24"><text:span text:style-name="T21">-а, -е, </text:span><text:span text:style-name="T23">прикм., </text:span><text:span text:style-name="T22">інд.-авт.</text:span></text:p>
          </table:table-cell>
          <table:covered-table-cell/>
          <table:table-cell table:style-name="Dictionary.D137" table:number-columns-spanned="3" office:value-type="string">
            <text:p text:style-name="P24"><text:span text:style-name="T47">утворене суфіксальним способом, похідне від слова</text:span><text:span text:style-name="T33"> </text:span><text:span text:style-name="T36">знеголосніти </text:span><text:span text:style-name="T53">— </text:span><text:soft-page-break/><text:span text:style-name="T53">позбавитися голосу</text:span></text:p>
          </table:table-cell>
          <table:covered-table-cell/>
          <table:covered-table-cell/>
          <table:table-cell table:style-name="Dictionary.G137" table:number-columns-spanned="3" office:value-type="string">
            <text:p text:style-name="P10">…це кождочасне поривання в смерть ,</text:p>
            <text:p text:style-name="P10">щоб з неї виринати в знавіснілий</text:p>
            <text:p text:style-name="P22"><text:span text:style-name="T22">хрипкий чи геть </text:span><text:span text:style-name="T25">знеголоснілий</text:span><text:span text:style-name="T22"> </text:span><text:soft-page-break/><text:span text:style-name="T22">крик. </text:span><text:span text:style-name="T41">(П‑1, 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8" table:number-columns-spanned="8" office:value-type="string">
            <text:p text:style-name="P22"><text:span text:style-name="T36">Знеголосніти </text:span><text:span text:style-name="T53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70</text:p>
          </table:table-cell>
          <table:table-cell table:style-name="Dictionary.B139" table:number-columns-spanned="2" office:value-type="string">
            <text:p text:style-name="P26">Золотокíнва</text:p>
            <text:p text:style-name="P24"><text:span text:style-name="T21">-и, </text:span><text:span text:style-name="T22">ім., ж., інд.-авт.</text:span></text:p>
          </table:table-cell>
          <table:covered-table-cell/>
          <table:table-cell table:style-name="Dictionary.D139" table:number-columns-spanned="3" office:value-type="string">
            <text:p text:style-name="P24"><text:span text:style-name="T47">утворене способом основоскладання, похідне від слів:</text:span><text:span text:style-name="T33"> </text:span><text:span text:style-name="T36">золотий</text:span><text:span text:style-name="T33"> і </text:span><text:span text:style-name="T36">кíнва</text:span></text:p>
          </table:table-cell>
          <table:covered-table-cell/>
          <table:covered-table-cell/>
          <table:table-cell table:style-name="Dictionary.G139" table:number-columns-spanned="3" office:value-type="string">
            <text:p text:style-name="P22"><text:span text:style-name="T25">Золотокінва</text:span><text:span text:style-name="T22"> – пади-но,</text:span></text:p>
            <text:p text:style-name="P22"><text:span text:style-name="T22">спади з лиця в глиб-синь-серця. </text:span><text:span text:style-name="T41">(П‑2, 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0" table:number-columns-spanned="3" office:value-type="string">
            <text:p text:style-name="P33"><text:span text:style-name="T97">золот</text:span><text:span text:style-name="T97">и</text:span><text:span text:style-name="T4"></text:span><text:span text:style-name="T97">й</text:span></text:p>
            <text:p text:style-name="P35">-а, -е.</text:p>
            <text:p text:style-name="P35">4) Який своїм кольором нагадує золото; блискучо-жовтий, оранжевий.<text:span text:style-name="T113">Золота осінь</text:span>. <text:span text:style-name="T113">Золота рибка</text:span>.</text:p>
            <text:p text:style-name="P35">5) <text:span text:style-name="T113">перен.</text:span> Дуже цінний, вартий поваги (про людину, її характер і т. ін.). <text:span text:style-name="T113">Золоте серце</text:span>. <text:span text:style-name="T113">Золоті руки</text:span>.</text:p>
            <text:p text:style-name="P35">6) <text:span text:style-name="T113">перен.</text:span> Який дає людям радість, щастя; прекрасний, щасливий.<text:span text:style-name="T113">Золоте дитинство</text:span>.</text:p>
            <text:p text:style-name="P42"><text:span text:style-name="T65">7) </text:span><text:span text:style-name="T81">перен.</text:span><text:span text:style-name="T65"> Дорогий, любий (у </text:span><text:span text:style-name="T81">пестл.</text:span><text:span text:style-name="T65"> звертанні до кого-небудь). </text:span><text:span text:style-name="T74">(С, )</text:span></text:p>
          </table:table-cell>
          <table:covered-table-cell/>
          <table:covered-table-cell/>
          <table:table-cell table:style-name="Dictionary.E140" table:number-columns-spanned="5" office:value-type="string">
            <text:p text:style-name="P34"><text:span text:style-name="T98">кінва</text:span><text:span text:style-name="T14"></text:span></text:p>
            <text:p text:style-name="P46"><text:span text:style-name="T86">II </text:span><text:span text:style-name="T87">кінва</text:span><text:span text:style-name="T93"></text:span></text:p>
            <text:p text:style-name="P36">-и, <text:span text:style-name="T113">ж.</text:span>, <text:span text:style-name="T113">розм.</text:span></text:p>
            <text:p text:style-name="P44"><text:span text:style-name="T82">Збірн. до </text:span><text:a xlink:type="simple" xlink:href="http://www.lingvo.ua/uk/Translate/uk-uk/кінь"><text:span text:style-name="T133">кінь</text:span></text:a><text:span text:style-name="T82">.</text:span><text:span text:style-name="T83"> </text:span><text:span text:style-name="T8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71</text:p>
          </table:table-cell>
          <table:table-cell table:style-name="Dictionary.B141" table:number-columns-spanned="2" office:value-type="string">
            <text:p text:style-name="P24"><text:span text:style-name="T35">З-</text:span><text:span text:style-name="T3">понадсвíтній</text:span></text:p>
            <text:p text:style-name="P24"><text:span text:style-name="T21">-я, -є, </text:span><text:span text:style-name="T23">прикм., </text:span><text:span text:style-name="T22">інд.-авт.</text:span></text:p>
          </table:table-cell>
          <table:covered-table-cell/>
          <table:table-cell table:style-name="Dictionary.D141" table:number-columns-spanned="3" office:value-type="string">
            <text:p text:style-name="P24"><text:span text:style-name="T47">утворене способом основословоскладання, похідне від слів:</text:span><text:span text:style-name="T33"> </text:span><text:span text:style-name="T36">з</text:span><text:span text:style-name="T53">-</text:span><text:span text:style-name="T36">понад</text:span><text:span text:style-name="T33"> і </text:span><text:span text:style-name="T36">світ</text:span></text:p>
          </table:table-cell>
          <table:covered-table-cell/>
          <table:covered-table-cell/>
          <table:table-cell table:style-name="Dictionary.G141" table:number-columns-spanned="3" office:value-type="string">
            <text:p text:style-name="P10">…аж сіла зірка на дроту й щебече</text:p>
            <text:p text:style-name="P22"><text:span text:style-name="T22">і сяє горлом – </text:span><text:span text:style-name="T25">з-понадсвітній</text:span><text:span text:style-name="T22"> спів. </text:span><text:span text:style-name="T41">(П‑2, 12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2" table:number-columns-spanned="3" office:value-type="string">
            <text:p text:style-name="P33"><text:span text:style-name="T97">з-п</text:span><text:span text:style-name="T97">о</text:span><text:span text:style-name="T4"></text:span><text:span text:style-name="T97">над</text:span></text:p>
            <text:p text:style-name="P45"><text:span text:style-name="T90">прийм.</text:span><text:span text:style-name="T87">, </text:span><text:span text:style-name="T90">з род. в.</text:span></text:p>
            <text:p text:style-name="P42"><text:span text:style-name="T65">Вказує на предмет, через верхній край </text:span><text:soft-page-break/><text:span text:style-name="T65">якого спрямовано дію, рух. || Вказує на предмет, місце, у безпосередній близькості від якого починається якась дія. </text:span><text:span text:style-name="T74">(С, )</text:span></text:p>
          </table:table-cell>
          <table:covered-table-cell/>
          <table:covered-table-cell/>
          <table:table-cell table:style-name="Dictionary.E142" table:number-columns-spanned="5" office:value-type="string">
            <text:p text:style-name="P22"><text:span text:style-name="T98">світ</text:span><text:span text:style-name="T110"> (див. 6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72</text:p>
          </table:table-cell>
          <table:table-cell table:style-name="Dictionary.B143" table:number-columns-spanned="2" office:value-type="string">
            <text:p text:style-name="P26">Іспередлíт</text:p>
            <text:p text:style-name="P11">присл., інд.-авт.</text:p>
          </table:table-cell>
          <table:covered-table-cell/>
          <table:table-cell table:style-name="Dictionary.D143" table:number-columns-spanned="3" office:value-type="string">
            <text:p text:style-name="P15"><text:span text:style-name="T131">утворене способом основоскладання, </text:span><text:span text:style-name="T131">похідне від слів:</text:span> <text:span text:style-name="T98">спе</text:span><text:span text:style-name="T99"></text:span><text:span text:style-name="T98">ред</text:span> і <text:span text:style-name="T98">літ</text:span>.</text:p>
          </table:table-cell>
          <table:covered-table-cell/>
          <table:covered-table-cell/>
          <table:table-cell table:style-name="Dictionary.G143" table:number-columns-spanned="3" office:value-type="string">
            <text:p text:style-name="P10">Ось твоя подоба</text:p>
            <text:p text:style-name="P22"><text:span text:style-name="T22">подвижництво людське – </text:span><text:span text:style-name="T25">іспередліт</text:span><text:span text:style-name="T22">. </text:span><text:span text:style-name="T41">(П‑2, 15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4" table:number-columns-spanned="3" office:value-type="string">
            <text:p text:style-name="P33"><text:span text:style-name="T38">сп</text:span><text:span text:style-name="T38">е</text:span><text:span text:style-name="T4"></text:span><text:span text:style-name="T38">реду</text:span></text:p>
            <text:p text:style-name="P45"><text:span text:style-name="T87">3) </text:span><text:span text:style-name="T90">присл.</text:span><text:span text:style-name="T87">, </text:span><text:span text:style-name="T90">рідко</text:span><text:span text:style-name="T87">. Раніше, в минулому; перед цим.</text:span></text:p>
            <text:p text:style-name="P41"><text:span text:style-name="T61">4) </text:span><text:span text:style-name="T80">прийм.</text:span><text:span text:style-name="T61">, </text:span><text:span text:style-name="T80">з род. в.</text:span><text:span text:style-name="T61"> Уживається для означення місця перед ким-, чим-небудь; на передньому боці чогось. </text:span><text:span text:style-name="T79">(С, )</text:span></text:p>
          </table:table-cell>
          <table:covered-table-cell/>
          <table:covered-table-cell/>
          <table:table-cell table:style-name="Dictionary.E144" table:number-columns-spanned="5" office:value-type="string">
            <text:p text:style-name="P34"><text:span text:style-name="T97">літ</text:span><text:span text:style-name="T97">а</text:span><text:span text:style-name="T4"></text:span></text:p>
            <text:p text:style-name="P46"><text:span text:style-name="T87">літ, </text:span><text:span text:style-name="T90">мн.</text:span></text:p>
            <text:p text:style-name="P36">1) Період часу в кілька років; роки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73</text:p>
          </table:table-cell>
          <table:table-cell table:style-name="Dictionary.B145" table:number-columns-spanned="2" office:value-type="string">
            <text:p text:style-name="P26">Крайóкрай</text:p>
            <text:p text:style-name="P24"><text:span text:style-name="T21">крайóкраю, </text:span><text:span text:style-name="T22">ім., ч., інд.-авт.</text:span></text:p>
          </table:table-cell>
          <table:covered-table-cell/>
          <table:table-cell table:style-name="Dictionary.D145" table:number-columns-spanned="3" office:value-type="string">
            <text:p text:style-name="P24"><text:span text:style-name="T47">утворене способом основоскладання, похідне від слів:</text:span><text:span text:style-name="T33"> </text:span><text:span text:style-name="T36">край</text:span><text:span text:style-name="T33"> і </text:span><text:span text:style-name="T36">край</text:span></text:p>
          </table:table-cell>
          <table:covered-table-cell/>
          <table:covered-table-cell/>
          <table:table-cell table:style-name="Dictionary.G145" table:number-columns-spanned="3" office:value-type="string">
            <text:p text:style-name="P22"><text:span text:style-name="T22">З </text:span><text:span text:style-name="T25">крайокраю</text:span><text:span text:style-name="T22">, з цієї високості,</text:span></text:p>
            <text:p text:style-name="P22"><text:span text:style-name="T22">пади, згорнувши крила, до долин… </text:span><text:span text:style-name="T41">(П‑1, 40);</text:span></text:p>
            <text:p text:style-name="P22"><text:span text:style-name="T22">Єси ти за </text:span><text:span text:style-name="T25">крайокраєм</text:span><text:span text:style-name="T22">, чаїшся</text:span></text:p>
            <text:p text:style-name="P22"><text:span text:style-name="T22">од мого неоговтаного погляду… </text:span><text:span text:style-name="T41">(П‑1, 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6" table:number-columns-spanned="8" office:value-type="string">
            <text:p text:style-name="P32">край</text:p>
            <text:p text:style-name="P46"><text:span text:style-name="T86">I </text:span><text:span text:style-name="T87">-ю, </text:span><text:span text:style-name="T90">ч.</text:span></text:p>
            <text:p text:style-name="P46"><text:span text:style-name="T88">1) Лінія, що обмежує поверхню чого-небудь, а також те, що прилягає до цієї лінії; кінець (</text:span><text:span text:style-name="T91">див.</text:span><text:span text:style-name="T88"> кінець I 1)). || Верхній зріз стінок посудини, яких-небудь заглиблень і т. ін. || Найвіддаленіша від центру частина якої-небудь місцевості; околиця.</text:span></text:p>
            <text:p text:style-name="P36"><text:soft-page-break/><text:span text:style-name="T97">II </text:span><text:span text:style-name="T113">прийм.</text:span> <text:span text:style-name="T113">з род. в.</text:span></text:p>
            <text:p text:style-name="P36">Указує на місцезнаходження предмета поблизу іншого; біля, коло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74</text:p>
          </table:table-cell>
          <table:table-cell table:style-name="Dictionary.B147" table:number-columns-spanned="2" office:value-type="string">
            <text:p text:style-name="P26">Крайсебé</text:p>
            <text:p text:style-name="P24"><text:span text:style-name="T23">присл., </text:span><text:span text:style-name="T22">інд.-авт.</text:span></text:p>
          </table:table-cell>
          <table:covered-table-cell/>
          <table:table-cell table:style-name="Dictionary.D147" table:number-columns-spanned="3" office:value-type="string">
            <text:p text:style-name="P24"><text:span text:style-name="T47">утворене способом зрощення, похідне від слів:</text:span><text:span text:style-name="T33"> </text:span><text:span text:style-name="T36">край</text:span><text:span text:style-name="T33"> і </text:span><text:span text:style-name="T36">себé</text:span></text:p>
          </table:table-cell>
          <table:covered-table-cell/>
          <table:covered-table-cell/>
          <table:table-cell table:style-name="Dictionary.G147" table:number-columns-spanned="3" office:value-type="string">
            <text:p text:style-name="P10">І не зайти за дальні далечі.</text:p>
            <text:p text:style-name="P22"><text:span text:style-name="T22">І за </text:span><text:span text:style-name="T25">крайсебе</text:span><text:span text:style-name="T22"> не зайти. </text:span><text:span text:style-name="T41">(П‑1, 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8" table:number-columns-spanned="3" office:value-type="string">
            <text:p text:style-name="P24"><text:span text:style-name="T36">край </text:span><text:span text:style-name="T54">(див. 73)</text:span></text:p>
          </table:table-cell>
          <table:covered-table-cell/>
          <table:covered-table-cell/>
          <table:table-cell table:style-name="Dictionary.E148" table:number-columns-spanned="5" office:value-type="string">
            <text:p text:style-name="P34"><text:span text:style-name="T97">себ</text:span><text:span text:style-name="T97">е</text:span><text:span text:style-name="T4"></text:span></text:p>
            <text:p text:style-name="P46"><text:span text:style-name="T90">наз. в.</text:span><text:span text:style-name="T87"> </text:span><text:span text:style-name="T90">нема</text:span><text:span text:style-name="T87">, </text:span><text:span text:style-name="T90">одн.</text:span><text:span text:style-name="T87"> </text:span><text:span text:style-name="T90">і мн.</text:span><text:span text:style-name="T87">, </text:span><text:span text:style-name="T90">займ.</text:span><text:span text:style-name="T87"> </text:span><text:span text:style-name="T90">зворотний</text:span><text:span text:style-name="T87">.</text:span></text:p>
            <text:p text:style-name="P36">Вказує на спрямованість дії на самого виконавця дії, заміняючи за змістом особові займенники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75</text:p>
          </table:table-cell>
          <table:table-cell table:style-name="Dictionary.B149" table:number-columns-spanned="2" office:value-type="string">
            <text:p text:style-name="P26">Крайчáс</text:p>
            <text:p text:style-name="P24"><text:span text:style-name="T23">присл., </text:span><text:span text:style-name="T22">інд.-авт.</text:span></text:p>
          </table:table-cell>
          <table:covered-table-cell/>
          <table:table-cell table:style-name="Dictionary.D149" table:number-columns-spanned="3" office:value-type="string">
            <text:p text:style-name="P24"><text:span text:style-name="T47">утворене способом зрощення, похідне від слів:</text:span><text:span text:style-name="T33"> </text:span><text:span text:style-name="T36">край</text:span><text:span text:style-name="T33"> і </text:span><text:span text:style-name="T36">час</text:span></text:p>
          </table:table-cell>
          <table:covered-table-cell/>
          <table:covered-table-cell/>
          <table:table-cell table:style-name="Dictionary.G149" table:number-columns-spanned="3" office:value-type="string">
            <text:p text:style-name="P10">Що б то нам</text:p>
            <text:p text:style-name="P10">посовгнути – ці межигони часу,</text:p>
            <text:p text:style-name="P10">марудні межигони живоття,</text:p>
            <text:p text:style-name="P10">коли змарнілі постаті снаги,</text:p>
            <text:p text:style-name="P10">ці бурі пристрастей попопелілих,</text:p>
            <text:p text:style-name="P10">раптово окошилися на нас.</text:p>
            <text:p text:style-name="P22"><text:span text:style-name="T22">І хочеться сягнути за </text:span><text:span text:style-name="T25">крайчасу</text:span><text:span text:style-name="T22">,</text:span></text:p>
            <text:p text:style-name="P22"><text:span text:style-name="T22">за прапервні. </text:span><text:span text:style-name="T41">(П‑1, 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0" table:number-columns-spanned="3" office:value-type="string">
            <text:p text:style-name="P24"><text:span text:style-name="T36">край </text:span><text:span text:style-name="T54">(див. 73)</text:span></text:p>
          </table:table-cell>
          <table:covered-table-cell/>
          <table:covered-table-cell/>
          <table:table-cell table:style-name="Dictionary.E150" table:number-columns-spanned="5" office:value-type="string">
            <text:p text:style-name="P32">час</text:p>
            <text:p text:style-name="P46"><text:span text:style-name="T87">-у, </text:span><text:span text:style-name="T90">ч.</text:span></text:p>
            <text:p text:style-name="P43"><text:span text:style-name="T65">1) </text:span><text:span text:style-name="T81">філос.</text:span><text:span text:style-name="T65"> Одна з основних об'єктивних форм існування матерії, яка виявляється в тривалості буття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76</text:p>
          </table:table-cell>
          <table:table-cell table:style-name="Dictionary.B151" table:number-columns-spanned="2" office:value-type="string">
            <text:p text:style-name="P26">Криволéт</text:p>
            <text:p text:style-name="P24"><text:span text:style-name="T21">-у, </text:span><text:span text:style-name="T22">ім., ч., інд.-авт.</text:span></text:p>
          </table:table-cell>
          <table:covered-table-cell/>
          <table:table-cell table:style-name="Dictionary.D151" table:number-columns-spanned="3" office:value-type="string">
            <text:p text:style-name="P24"><text:span text:style-name="T47">утворене способом основоскладання, </text:span><text:soft-page-break/><text:span text:style-name="T47">похідне від слів:</text:span><text:span text:style-name="T33"> </text:span><text:span text:style-name="T36">кривий</text:span><text:span text:style-name="T33"> і </text:span><text:span text:style-name="T36">лет</text:span></text:p>
          </table:table-cell>
          <table:covered-table-cell/>
          <table:covered-table-cell/>
          <table:table-cell table:style-name="Dictionary.G151" table:number-columns-spanned="3" office:value-type="string">
            <text:p text:style-name="P10">…ця колотнеча</text:p>
            <text:p text:style-name="P22"><text:span text:style-name="T22">надій і спроневіри, </text:span><text:span text:style-name="T25">криволет</text:span></text:p>
            <text:p text:style-name="P10"><text:soft-page-break/>лякливих ауспіцій, що в безгуччі</text:p>
            <text:p text:style-name="P10">шершаваими крильми прошерхотять </text:p>
            <text:p text:style-name="P22"><text:span text:style-name="T22">і всядуться на голові… </text:span><text:span text:style-name="T41">(П‑1, 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2" table:number-columns-spanned="3" office:value-type="string">
            <text:p text:style-name="P33"><text:span text:style-name="T97">крив</text:span><text:span text:style-name="T97">и</text:span><text:span text:style-name="T4"></text:span><text:span text:style-name="T97">й</text:span></text:p>
            <text:p text:style-name="P35">-а, -е.</text:p>
            <text:p text:style-name="P45"><text:span text:style-name="T88">6) </text:span><text:span text:style-name="T91">перен.</text:span><text:span text:style-name="T88">, </text:span><text:span text:style-name="T91">розм.</text:span><text:span text:style-name="T88"> Те саме, що хибний; неправильний (у 2 </text:span><text:span text:style-name="T91">знач.</text:span><text:span text:style-name="T88">), помилковий.</text:span><text:span text:style-name="T87"> </text:span><text:span text:style-name="T96">(С, )</text:span></text:p>
          </table:table-cell>
          <table:covered-table-cell/>
          <table:covered-table-cell/>
          <table:table-cell table:style-name="Dictionary.E152" table:number-columns-spanned="5" office:value-type="string">
            <text:p text:style-name="P32">лет</text:p>
            <text:p text:style-name="P46"><text:span text:style-name="T87">-у, </text:span><text:span text:style-name="T90">ч.</text:span><text:span text:style-name="T87">, </text:span><text:span text:style-name="T90">поет.</text:span></text:p>
            <text:p text:style-name="P46"><text:span text:style-name="T88">Дія за знач. літати і летіти; літ (</text:span><text:span text:style-name="T91">див.</text:span><text:span text:style-name="T88"> літ I). </text:span><text:span text:style-name="T91">Зриватися в лет</text:span><text:span text:style-name="T88">.</text:span><text:span text:style-name="T89"> </text:span><text:span text:style-name="T9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77</text:p>
          </table:table-cell>
          <table:table-cell table:style-name="Dictionary.B153" table:number-columns-spanned="2" office:value-type="string">
            <text:p text:style-name="P26">Крик-зелó</text:p>
            <text:p text:style-name="P24"><text:span text:style-name="T1">-</text:span><text:span text:style-name="T21">á, </text:span><text:span text:style-name="T22">ім., ч., інд.-авт.</text:span></text:p>
          </table:table-cell>
          <table:covered-table-cell/>
          <table:table-cell table:style-name="Dictionary.D153" table:number-columns-spanned="3" office:value-type="string">
            <text:p text:style-name="P19"><text:span text:style-name="T50">утворене способом </text:span><text:span text:style-name="T50">словоскладання, похідне від слів:</text:span><text:span text:style-name="T33"> </text:span><text:span text:style-name="T36">крик</text:span><text:span text:style-name="T33"> і </text:span><text:span text:style-name="T36">зелó</text:span></text:p>
          </table:table-cell>
          <table:covered-table-cell/>
          <table:covered-table-cell/>
          <table:table-cell table:style-name="Dictionary.G153" table:number-columns-spanned="3" office:value-type="string">
            <text:p text:style-name="P10">Обміліла</text:p>
            <text:p text:style-name="P10">криниця. А верба пустила</text:p>
            <text:p text:style-name="P22"><text:span text:style-name="T22">гарячі брості – в </text:span><text:span text:style-name="T25">крик-зело.</text:span><text:span text:style-name="T22"> </text:span><text:span text:style-name="T41">(П‑1, 8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4" table:number-columns-spanned="3" office:value-type="string">
            <text:p text:style-name="P33">крик</text:p>
            <text:p text:style-name="P45"><text:span text:style-name="T86">I -у, </text:span><text:span text:style-name="T92">ч.</text:span></text:p>
            <text:p text:style-name="P35">1) Сильний різкий звук голосу; зойк. || Вигук (у 1 <text:span text:style-name="T113">знач.</text:span>), вигуки. || Поклик. || Гамір, галас. || Ґвалт, лемент. || Про різкі звуки тварин, птахів.</text:p>
            <text:p text:style-name="P35"><text:span text:style-name="T97">II </text:span>-у, <text:span text:style-name="T113">ч.</text:span></text:p>
            <text:p text:style-name="P35">Річка, що пересихає, або тимчасовий водоток в Австралії. <text:span text:style-name="T60">(С, )</text:span></text:p>
          </table:table-cell>
          <table:covered-table-cell/>
          <table:covered-table-cell/>
          <table:table-cell table:style-name="Dictionary.E154" table:number-columns-spanned="5" office:value-type="string">
            <text:p text:style-name="P34"><text:span text:style-name="T97">зел</text:span><text:span text:style-name="T97">о</text:span><text:span text:style-name="T4"></text:span></text:p>
            <text:p text:style-name="P46"><text:span text:style-name="T86">I </text:span><text:span text:style-name="T87">-а, </text:span><text:span text:style-name="T90">с.</text:span><text:span text:style-name="T87">, </text:span><text:span text:style-name="T90">заст.</text:span><text:span text:style-name="T87">, </text:span><text:span text:style-name="T90">поет.</text:span></text:p>
            <text:p text:style-name="P43"><text:span text:style-name="T65">Зелень (у 1 </text:span><text:span text:style-name="T81">знач.</text:span><text:span text:style-name="T65">)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78</text:p>
          </table:table-cell>
          <table:table-cell table:style-name="Dictionary.B155" table:number-columns-spanned="2" office:value-type="string">
            <text:p text:style-name="P26">Крилатолéзо</text:p>
            <text:p text:style-name="P24"><text:span text:style-name="T23">присл., </text:span><text:span text:style-name="T22">інд.-авт.</text:span></text:p>
          </table:table-cell>
          <table:covered-table-cell/>
          <table:table-cell table:style-name="Dictionary.D155" table:number-columns-spanned="3" office:value-type="string">
            <text:p text:style-name="P24"><text:span text:style-name="T47">утворене способом основословоскладання, похідне від слів:</text:span><text:span text:style-name="T33"> </text:span><text:span text:style-name="T36">крилáтий</text:span><text:span text:style-name="T33"> і </text:span><text:soft-page-break/><text:span text:style-name="T36">лéзо</text:span></text:p>
          </table:table-cell>
          <table:covered-table-cell/>
          <table:covered-table-cell/>
          <table:table-cell table:style-name="Dictionary.G155" table:number-columns-spanned="3" office:value-type="string">
            <text:p text:style-name="P10">Криваво рветься з нього вороння</text:p>
            <text:p text:style-name="P22"><text:span text:style-name="T22">майбутнього. Летить </text:span><text:span text:style-name="T25">крилатолезо</text:span></text:p>
            <text:p text:style-name="P22"><text:soft-page-break/><text:span text:style-name="T22">понад проваллям яру… </text:span><text:span text:style-name="T41">(П‑1, 2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6" table:number-columns-spanned="3" office:value-type="string">
            <text:p text:style-name="P33"><text:span text:style-name="T97">крил</text:span><text:span text:style-name="T97">а</text:span><text:span text:style-name="T4"></text:span><text:span text:style-name="T97">тий</text:span></text:p>
            <text:p text:style-name="P35">-а, -е.</text:p>
            <text:p text:style-name="P42"><text:span text:style-name="T65">1) Який має крила (у 1, 3, 4 </text:span><text:span text:style-name="T81">знач.</text:span><text:span text:style-name="T65">). || </text:span><text:span text:style-name="T81">перен.</text:span><text:span text:style-name="T65"> Який надихає, підносить. </text:span><text:span text:style-name="T81">Крилаті ідеї</text:span><text:span text:style-name="T65">. </text:span><text:span text:style-name="T74">(С, )</text:span></text:p>
          </table:table-cell>
          <table:covered-table-cell/>
          <table:covered-table-cell/>
          <table:table-cell table:style-name="Dictionary.E156" table:number-columns-spanned="5" office:value-type="string">
            <text:p text:style-name="P34"><text:span text:style-name="T97">л</text:span><text:span text:style-name="T97">е</text:span><text:span text:style-name="T4"></text:span><text:span text:style-name="T97">зо</text:span></text:p>
            <text:p text:style-name="P46"><text:span text:style-name="T87">-а, </text:span><text:span text:style-name="T90">с.</text:span></text:p>
            <text:p text:style-name="P43"><text:span text:style-name="T65">Гостра частина знаряддя, яким ріжуть, колють або рубають. || Уся різальна частина такого знаряддя. </text:span><text:span text:style-name="T81">Лезо бритви</text:span><text:span text:style-name="T65">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79</text:p>
          </table:table-cell>
          <table:table-cell table:style-name="Dictionary.B157" table:number-columns-spanned="2" office:value-type="string">
            <text:p text:style-name="P26">Крихкокриця</text:p>
            <text:p text:style-name="P24"><text:span text:style-name="T21">-і, </text:span><text:span text:style-name="T22">ім., ж., інд.-авт.</text:span></text:p>
          </table:table-cell>
          <table:covered-table-cell/>
          <table:table-cell table:style-name="Dictionary.D157" table:number-columns-spanned="3" office:value-type="string">
            <text:p text:style-name="P24"><text:span text:style-name="T47">утворене способом основоскладання, похідне від слів:</text:span><text:span text:style-name="T33"> </text:span><text:span text:style-name="T36">крихкий</text:span><text:span text:style-name="T33"> і </text:span><text:span text:style-name="T36">криця</text:span></text:p>
          </table:table-cell>
          <table:covered-table-cell/>
          <table:covered-table-cell/>
          <table:table-cell table:style-name="Dictionary.G157" table:number-columns-spanned="3" office:value-type="string">
            <text:p text:style-name="P22"><text:span text:style-name="T22">І ти щербата доле </text:span><text:span text:style-name="T25">крихкокрице</text:span><text:span text:style-name="T22">,</text:span></text:p>
            <text:p text:style-name="P10">давно вже сонце перед нас зайшло,</text:p>
            <text:p text:style-name="P10">бо нашу путь пісками замело,</text:p>
            <text:p text:style-name="P22"><text:span text:style-name="T22">хто ж нам воздасть за битий шлях, сторице. </text:span><text:span text:style-name="T41">(П‑2, 2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8" table:number-columns-spanned="3" office:value-type="string">
            <text:p text:style-name="P33"><text:span text:style-name="T97">крихк</text:span><text:span text:style-name="T97">и</text:span><text:span text:style-name="T4"></text:span><text:span text:style-name="T97">й</text:span></text:p>
            <text:p text:style-name="P35">-а, -е.</text:p>
            <text:p text:style-name="P35">1) Який легко кришиться, розсипається. || Який не відзначається міцністю; трухлявий (про дерево тощо). <text:span text:style-name="T113">Крихкий метал</text:span>.</text:p>
            <text:p text:style-name="P45"><text:span text:style-name="T88">2) </text:span><text:span text:style-name="T91">перен.</text:span><text:span text:style-name="T88"> Те саме, що крихкотілий; тендітний.</text:span><text:span text:style-name="T87"> </text:span><text:span text:style-name="T96">(С, )</text:span></text:p>
          </table:table-cell>
          <table:covered-table-cell/>
          <table:covered-table-cell/>
          <table:table-cell table:style-name="Dictionary.E158" table:number-columns-spanned="5" office:value-type="string">
            <text:p text:style-name="P34"><text:span text:style-name="T97">кр</text:span><text:span text:style-name="T97">и</text:span><text:span text:style-name="T4"></text:span><text:span text:style-name="T97">ця</text:span></text:p>
            <text:p text:style-name="P46"><text:span text:style-name="T87">-і, </text:span><text:span text:style-name="T90">ж.</text:span></text:p>
            <text:p text:style-name="P35">1) Те саме, що сталь. || Виріб із сталі.</text:p>
            <text:p text:style-name="P46"><text:span text:style-name="T88">3) </text:span><text:span text:style-name="T91">розм.</text:span><text:span text:style-name="T88">, </text:span><text:span text:style-name="T91">рідко</text:span><text:span text:style-name="T88">. Те саме, що кресало.</text:span><text:span text:style-name="T89"> </text:span><text:span text:style-name="T9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80</text:p>
          </table:table-cell>
          <table:table-cell table:style-name="Dictionary.B159" table:number-columns-spanned="2" office:value-type="string">
            <text:p text:style-name="P26">Марничити</text:p>
            <text:p text:style-name="P24"><text:span text:style-name="T21">-чу, -чиш, </text:span><text:span text:style-name="T23">дієсл., недо</text:span><text:span text:style-name="T22">к., перех., інд.-авт.</text:span></text:p>
          </table:table-cell>
          <table:covered-table-cell/>
          <table:table-cell table:style-name="Dictionary.D159" table:number-columns-spanned="3" office:value-type="string">
            <text:p text:style-name="P24"><text:span text:style-name="T47">утворене суфіксальним способом, похідне від слова</text:span><text:span text:style-name="T52"> </text:span><text:span text:style-name="T37">марний</text:span></text:p>
          </table:table-cell>
          <table:covered-table-cell/>
          <table:covered-table-cell/>
          <table:table-cell table:style-name="Dictionary.G159" table:number-columns-spanned="3" office:value-type="string">
            <text:p text:style-name="P10">І двері на замку,</text:p>
            <text:p text:style-name="P10">ні душечки – довкола,</text:p>
            <text:p text:style-name="P10">лиш зозулі – ку-ку! - </text:p>
            <text:p text:style-name="P22"><text:span text:style-name="T25">марничать</text:span><text:span text:style-name="T22"> і спроквола. </text:span><text:span text:style-name="T41">(П‑2, 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0" table:number-columns-spanned="8" office:value-type="string">
            <text:p text:style-name="P34">марний<text:soft-page-break/></text:p>
            <text:p text:style-name="P46"><text:span text:style-name="T86">II </text:span><text:span text:style-name="T87">ма</text:span><text:span text:style-name="T94"></text:span><text:span text:style-name="T87">рни</text:span><text:span text:style-name="T94"></text:span><text:span text:style-name="T87">й</text:span></text:p>
            <text:p text:style-name="P36">марна, марне, <text:span text:style-name="T113">розм.</text:span></text:p>
            <text:p text:style-name="P36">Худий, мізерний, блідий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81</text:p>
          </table:table-cell>
          <table:table-cell table:style-name="Dictionary.B161" table:number-columns-spanned="2" office:value-type="string">
            <text:p text:style-name="P26">Межигóни</text:p>
            <text:p text:style-name="P24"><text:span text:style-name="T21">-ів, </text:span><text:span text:style-name="T22">ім., мн., інд.-авт.</text:span></text:p>
          </table:table-cell>
          <table:covered-table-cell/>
          <table:table-cell table:style-name="Dictionary.D161" table:number-columns-spanned="3" office:value-type="string">
            <text:p text:style-name="P24"><text:span text:style-name="T11">утворене способом основоскладання, похідне від слів:</text:span><text:span text:style-name="T33"> </text:span><text:span text:style-name="T36">мéжи</text:span><text:span text:style-name="T33"> і </text:span><text:span text:style-name="T36">гін</text:span></text:p>
          </table:table-cell>
          <table:covered-table-cell/>
          <table:covered-table-cell/>
          <table:table-cell table:style-name="Dictionary.G161" table:number-columns-spanned="3" office:value-type="string">
            <text:p text:style-name="P10">Що б то нам</text:p>
            <text:p text:style-name="P22"><text:span text:style-name="T22">посовгнути – ці </text:span><text:span text:style-name="T25">межигони</text:span><text:span text:style-name="T22"> часу,</text:span></text:p>
            <text:p text:style-name="P22"><text:span text:style-name="T22">марудні </text:span><text:span text:style-name="T25">межигони</text:span><text:span text:style-name="T22"> живоття,</text:span></text:p>
            <text:p text:style-name="P10">коли змарнілі постаті снаги,</text:p>
            <text:p text:style-name="P10">ці бурі пристрастей попопелілих,</text:p>
            <text:p text:style-name="P10">раптово окошилися на нас.</text:p>
            <text:p text:style-name="P10">І хочеться сягнути за крайчасу,</text:p>
            <text:p text:style-name="P22"><text:span text:style-name="T22">за прапервні. </text:span><text:span text:style-name="T41">(П‑1, 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2" table:number-columns-spanned="3" office:value-type="string">
            <text:p text:style-name="P33">Між (ме<text:span text:style-name="T13"></text:span>жи)</text:p>
            <text:p text:style-name="P45"><text:span text:style-name="T87">межи, меж, </text:span><text:span text:style-name="T90">прийм.</text:span><text:span text:style-name="T87"> Уживається із </text:span><text:span text:style-name="T90">род.</text:span><text:span text:style-name="T87">, </text:span><text:span text:style-name="T90">знах.</text:span><text:span text:style-name="T87"> і </text:span><text:span text:style-name="T90">оруд.</text:span><text:span text:style-name="T87"> відмінками. Сполучення з між, межи, меж виражають: Просторові відношення:</text:span></text:p>
            <text:p text:style-name="P42"><text:span text:style-name="T65">1) </text:span><text:span text:style-name="T81">з оруд.</text:span><text:span text:style-name="T65">, </text:span><text:span text:style-name="T81">рідше з род. в.</text:span><text:span text:style-name="T65"> Уживається на означення просторового розташування предмета чи вияву дії посередині чого-небудь. </text:span><text:span text:style-name="T74">(С, )</text:span></text:p>
          </table:table-cell>
          <table:covered-table-cell/>
          <table:covered-table-cell/>
          <table:table-cell table:style-name="Dictionary.E162" table:number-columns-spanned="5" office:value-type="string">
            <text:p text:style-name="P22"><text:span text:style-name="T98">гін </text:span><text:span text:style-name="T110">(див. 1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82</text:p>
          </table:table-cell>
          <table:table-cell table:style-name="Dictionary.B163" table:number-columns-spanned="2" office:value-type="string">
            <text:p text:style-name="P26">Межисвíтній</text:p>
            <text:p text:style-name="P24"><text:span text:style-name="T21">-я, -є, </text:span><text:span text:style-name="T23">прикм., </text:span><text:span text:style-name="T22">інд.-авт.</text:span></text:p>
          </table:table-cell>
          <table:covered-table-cell/>
          <table:table-cell table:style-name="Dictionary.D163" table:number-columns-spanned="3" office:value-type="string">
            <text:p text:style-name="P24"><text:span text:style-name="T47">утворене складносуфіксальним способом, похідне від слів:</text:span><text:span text:style-name="T42"> </text:span><text:span text:style-name="T44">ме</text:span><text:span text:style-name="T43"></text:span><text:span text:style-name="T44">жи</text:span><text:span text:style-name="T46"> і </text:span><text:span text:style-name="T44">світ</text:span></text:p>
          </table:table-cell>
          <table:covered-table-cell/>
          <table:covered-table-cell/>
          <table:table-cell table:style-name="Dictionary.G163" table:number-columns-spanned="3" office:value-type="string">
            <text:p text:style-name="P10">Ці сосни, вбрані в синій-синій іній,</text:p>
            <text:p text:style-name="P10">на взгір’я збіглі і завмерлі, мерехтом -</text:p>
            <text:p text:style-name="P22"><text:span text:style-name="T22">чи то цвинтарним ачи </text:span><text:soft-page-break/><text:span text:style-name="T25">межисвітнім</text:span><text:span text:style-name="T22"> -</text:span></text:p>
            <text:p text:style-name="P22"><text:span text:style-name="T22">мені відкрили візерунки душ… </text:span><text:span text:style-name="T41">(П‑1, 7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4" table:number-columns-spanned="3" office:value-type="string">
            <text:p text:style-name="P33"><text:span text:style-name="T98">межи</text:span> <text:span text:style-name="T110">(див. 81)</text:span></text:p>
          </table:table-cell>
          <table:covered-table-cell/>
          <table:covered-table-cell/>
          <table:table-cell table:style-name="Dictionary.E164" table:number-columns-spanned="5" office:value-type="string">
            <text:p text:style-name="P2"><text:span text:style-name="T128">світ </text:span><text:span text:style-name="T110">(див. 6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83</text:p>
          </table:table-cell>
          <table:table-cell table:style-name="Dictionary.B165" table:number-columns-spanned="2" office:value-type="string">
            <text:p text:style-name="P26">Мертвокрилий</text:p>
            <text:p text:style-name="P24"><text:span text:style-name="T21">-а, -е, </text:span><text:span text:style-name="T23">прикм., </text:span><text:span text:style-name="T22">інд.-авт.</text:span></text:p>
          </table:table-cell>
          <table:covered-table-cell/>
          <table:table-cell table:style-name="Dictionary.D165" table:number-columns-spanned="3" office:value-type="string">
            <text:p text:style-name="P24"><text:span text:style-name="T47">утворене складнофлективним способом, похідне від слів:</text:span><text:span text:style-name="T33"> </text:span><text:span text:style-name="T36">мéртвий</text:span><text:span text:style-name="T33"> і </text:span><text:span text:style-name="T36">крилó</text:span></text:p>
          </table:table-cell>
          <table:covered-table-cell/>
          <table:covered-table-cell/>
          <table:table-cell table:style-name="Dictionary.G165" table:number-columns-spanned="3" office:value-type="string">
            <text:p text:style-name="P22"><text:span text:style-name="T22">А </text:span><text:span text:style-name="T25">мертвокрилі</text:span><text:span text:style-name="T22"> стугонять стимфали,</text:span></text:p>
            <text:p text:style-name="P10">напевну провіщаючи біду,</text:p>
            <text:p text:style-name="P10">що ослонила біле опахало</text:p>
            <text:p text:style-name="P22"><text:span text:style-name="T22">і по моєму нишпорить сліду. </text:span><text:span text:style-name="T41">(П‑2, 11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6" table:number-columns-spanned="3" office:value-type="string">
            <text:p text:style-name="P33"><text:span text:style-name="T97">м</text:span><text:span text:style-name="T97">е</text:span><text:span text:style-name="T4"></text:span><text:span text:style-name="T97">ртвий</text:span></text:p>
            <text:p text:style-name="P35">-а, -е.</text:p>
            <text:p text:style-name="P35">1) Такий, у якому припинилося життя; померлий; <text:span text:style-name="T113">прот.</text:span> живий. || <text:span text:style-name="T113">у знач.</text:span> <text:span text:style-name="T113">ім.</text:span> мертвий, -вого, <text:span text:style-name="T113">ч.</text:span>; мертва, -вої, <text:span text:style-name="T113">ж.</text:span> Мрець. || Про частини тіла мерця. || Засохлий, завмерлий, сухий (про рослинність). || <text:span text:style-name="T113">перен.</text:span>Надзвичайно схвильований, знесилений, стомлений (про людину).</text:p>
            <text:p text:style-name="P42"><text:span text:style-name="T65">3) </text:span><text:span text:style-name="T81">перен.</text:span><text:span text:style-name="T65"> Позбавлений ознак життя. || Порожній, спустілий (про дім, вулицю тощо). || Позбавлений руху; завмерлий, нерухомий (про машини, механізми, предмети). || Взагалі про все неживе на протилежність живому. </text:span><text:span text:style-name="T74">(С, )</text:span></text:p>
          </table:table-cell>
          <table:covered-table-cell/>
          <table:covered-table-cell/>
          <table:table-cell table:style-name="Dictionary.E166" table:number-columns-spanned="5" office:value-type="string">
            <text:p text:style-name="P34"><text:span text:style-name="T97">крил</text:span><text:span text:style-name="T97">о</text:span><text:span text:style-name="T4"></text:span></text:p>
            <text:p text:style-name="P46"><text:span text:style-name="T87">-а, </text:span><text:span text:style-name="T90">с.</text:span></text:p>
            <text:p text:style-name="P36">1) Літальний орган птахів, комах та деяких ссавців (напр., кажанів)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84</text:p>
          </table:table-cell>
          <table:table-cell table:style-name="Dictionary.B167" table:number-columns-spanned="2" office:value-type="string">
            <text:p text:style-name="P26">Молодощáстя</text:p>
            <text:p text:style-name="P24"><text:soft-page-break/><text:span text:style-name="T21">-я, </text:span><text:span text:style-name="T22">ім., с., інд.-авт.</text:span></text:p>
          </table:table-cell>
          <table:covered-table-cell/>
          <table:table-cell table:style-name="Dictionary.D167" table:number-columns-spanned="3" office:value-type="string">
            <text:p text:style-name="P24"><text:span text:style-name="T47">утворене способом </text:span><text:soft-page-break/><text:span text:style-name="T47">основоскладання, похідне від слів:</text:span><text:span text:style-name="T33"> </text:span><text:span text:style-name="T36">молодий</text:span><text:span text:style-name="T33"> і </text:span><text:span text:style-name="T36">щáстя</text:span></text:p>
          </table:table-cell>
          <table:covered-table-cell/>
          <table:covered-table-cell/>
          <table:table-cell table:style-name="Dictionary.G167" table:number-columns-spanned="3" office:value-type="string">
            <text:p text:style-name="P10">Ти десь живеш на призабутім <text:soft-page-break/>березі</text:p>
            <text:p text:style-name="P10">моїх змілілих пам’ятей. Блукаєш</text:p>
            <text:p text:style-name="P22"><text:span text:style-name="T22">пустелею моїх </text:span><text:span text:style-name="T25">молодощасть</text:span><text:span text:style-name="T22">,</text:span></text:p>
            <text:p text:style-name="P22"><text:span text:style-name="T22">як біла тінь суворої скорботи. </text:span><text:span text:style-name="T41">(П‑1, 5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8" table:number-columns-spanned="3" office:value-type="string">
            <text:p text:style-name="P24"><text:span text:style-name="T36">молодий </text:span><text:span text:style-name="T54">(див. 23)</text:span></text:p>
          </table:table-cell>
          <table:covered-table-cell/>
          <table:covered-table-cell/>
          <table:table-cell table:style-name="Dictionary.E168" table:number-columns-spanned="5" office:value-type="string">
            <text:p text:style-name="P34"><text:span text:style-name="T97">щ</text:span><text:span text:style-name="T97">а</text:span><text:span text:style-name="T4"></text:span><text:span text:style-name="T97">стя</text:span></text:p>
            <text:p text:style-name="P46"><text:span text:style-name="T87">-я, </text:span><text:span text:style-name="T90">с.</text:span></text:p>
            <text:p text:style-name="P36">1) Стан цілковитого задоволення життям, відчуття глибокого вдоволення та безмежної радості, яких зазнає хто-небудь. || Зовнішній вияв цього відчуття. || Радість від спілкування з ким-небудь близьким, коханим тощо. || Про того, хто дає радість кому-небудь, викликає гаряче почуття симпатії, любові. || Те, що викликає відчуття найвищого задоволення життям, дає радість кому-небудь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85</text:p>
          </table:table-cell>
          <table:table-cell table:style-name="Dictionary.B169" table:number-columns-spanned="2" office:value-type="string">
            <text:p text:style-name="P26">НÁдвищ</text:p>
            <text:p text:style-name="P24"><text:span text:style-name="T21">-і, </text:span><text:span text:style-name="T22">ім., ж., інд.-авт.</text:span></text:p>
          </table:table-cell>
          <table:covered-table-cell/>
          <table:table-cell table:style-name="Dictionary.D169" table:number-columns-spanned="3" office:value-type="string">
            <text:p text:style-name="P24"><text:span text:style-name="T47">утворене суфіксально-префіксальним способом, похідне від слів:</text:span><text:span text:style-name="T33"> </text:span><text:span text:style-name="T36">над</text:span><text:span text:style-name="T33"> і </text:span><text:span text:style-name="T36">вищий</text:span></text:p>
          </table:table-cell>
          <table:covered-table-cell/>
          <table:covered-table-cell/>
          <table:table-cell table:style-name="Dictionary.G169" table:number-columns-spanned="3" office:value-type="string">
            <text:p text:style-name="P22"><text:span text:style-name="T22">У небо, у </text:span><text:span text:style-name="T25">надвищ</text:span><text:span text:style-name="T22">, за хмари за чорні</text:span></text:p>
            <text:p text:style-name="P22"><text:span text:style-name="T22">до сонця, Ікаре, спрямовуй свій лет! </text:span><text:span text:style-name="T41">(П‑1, 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0" table:number-columns-spanned="3" office:value-type="string">
            <text:p text:style-name="P31">над</text:p>
            <text:p text:style-name="P45"><text:span text:style-name="T90">рідко </text:span><text:span text:style-name="T87">наді, надо, </text:span><text:span text:style-name="T90">прийм.</text:span><text:span text:style-name="T87">, </text:span><text:span text:style-name="T90">з оруд.</text:span><text:span text:style-name="T87"> </text:span><text:span text:style-name="T90">і знах. в.</text:span><text:span text:style-name="T87"> Сполучення з над виражають: </text:span><text:soft-page-break/><text:span text:style-name="T87">Просторові відношення:</text:span></text:p>
            <text:p text:style-name="P35">1) <text:span text:style-name="T113">з оруд. в.</text:span> Уживається для позначення предметів, осіб, вище яких відбувається дія. || Уживається для позначення предметів, осіб, до яких хто-небудь нахиляється, схиляється і т. ін. || Уживається для позначення місця, біля якого на вищому рівні щось розміщене.</text:p>
            <text:p text:style-name="P35">2) <text:span text:style-name="T113">із знах. в.</text:span> Уживається для позначення місця, куди спрямована дія. Об'єктні відношення:</text:p>
            <text:p text:style-name="P42"><text:span text:style-name="T65">5) </text:span><text:span text:style-name="T81">із знах.</text:span><text:span text:style-name="T65">, </text:span><text:span text:style-name="T81">рідко з оруд. в.</text:span><text:span text:style-name="T65"> Уживається для позначення вищої міри, ступеня порівняння, більшої кількості і т. ін. || Уживається для позначення предметів, осіб, яким надається перевага над ким-, чим-небудь. || Уживається для позначення перевищення якої-небудь міри, ступеня і т. ін. </text:span><text:span text:style-name="T81">Над усе</text:span><text:span text:style-name="T65">. </text:span><text:span text:style-name="T74">(С, )</text:span></text:p>
          </table:table-cell>
          <table:covered-table-cell/>
          <table:covered-table-cell/>
          <table:table-cell table:style-name="Dictionary.E170" table:number-columns-spanned="5" office:value-type="string">
            <text:p text:style-name="P34"><text:span text:style-name="T97">в</text:span><text:span text:style-name="T97">и</text:span><text:span text:style-name="T4"></text:span><text:span text:style-name="T97">щий</text:span></text:p>
            <text:p text:style-name="P36">-а, -е.</text:p>
            <text:p text:style-name="P35">1) Вищ. ст. до високий. <text:span text:style-name="T60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86</text:p>
          </table:table-cell>
          <table:table-cell table:style-name="Dictionary.B171" table:number-columns-spanned="2" office:value-type="string">
            <text:p text:style-name="P26">Наднéбо</text:p>
            <text:p text:style-name="P24"><text:span text:style-name="T21">-а, </text:span><text:span text:style-name="T22">ім., с., інд.-авт.</text:span></text:p>
          </table:table-cell>
          <table:covered-table-cell/>
          <table:table-cell table:style-name="Dictionary.D171" table:number-columns-spanned="3" office:value-type="string">
            <text:p text:style-name="P24"><text:span text:style-name="T47">утворене префіксальним способом, похідне від слова</text:span><text:span text:style-name="T33"> </text:span><text:span text:style-name="T36">над</text:span><text:span text:style-name="T33"> і </text:span><text:span text:style-name="T36">нéбо</text:span></text:p>
          </table:table-cell>
          <table:covered-table-cell/>
          <table:covered-table-cell/>
          <table:table-cell table:style-name="Dictionary.G171" table:number-columns-spanned="3" office:value-type="string">
            <text:p text:style-name="P10">Були мої моління всує - </text:p>
            <text:p text:style-name="P10">Бог не почув і не простив,</text:p>
            <text:p text:style-name="P10">і вже її душа прямує</text:p>
            <text:p text:style-name="P22"><text:span text:style-name="T22">в </text:span><text:span text:style-name="T25">наднеба</text:span><text:span text:style-name="T22"> синь. </text:span><text:span text:style-name="T41">(П‑2, 11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2" table:number-columns-spanned="3" office:value-type="string">
            <text:p text:style-name="P24"><text:span text:style-name="T36">над </text:span><text:span text:style-name="T54">(див. 84)</text:span></text:p>
          </table:table-cell>
          <table:covered-table-cell/>
          <table:covered-table-cell/>
          <table:table-cell table:style-name="Dictionary.E172" table:number-columns-spanned="5" office:value-type="string">
            <text:p text:style-name="P32">небо</text:p>
            <text:p text:style-name="P46"><text:span text:style-name="T86">I </text:span><text:span text:style-name="T87">не</text:span><text:span text:style-name="T93"></text:span><text:span text:style-name="T87">бо</text:span></text:p>
            <text:p text:style-name="P36">-а, <text:span text:style-name="T113">с.</text:span></text:p>
            <text:p text:style-name="P36"><text:soft-page-break/>1) Видимий над поверхнею землі повітряний простір у формі шатра.</text:p>
            <text:p text:style-name="P36">2) За релігійними уявленнями – місцеперебування Бога, ангелів, святих; потойбічний світ, рай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87</text:p>
          </table:table-cell>
          <table:table-cell table:style-name="Dictionary.B173" table:number-columns-spanned="2" office:value-type="string">
            <text:p text:style-name="P26">НадÓкруж</text:p>
            <text:p text:style-name="P11">незм., присл., інд.-авт.</text:p>
          </table:table-cell>
          <table:covered-table-cell/>
          <table:table-cell table:style-name="Dictionary.D173" table:number-columns-spanned="3" office:value-type="string">
            <text:p text:style-name="P24"><text:span text:style-name="T45">утворене префіксальним способом, похідне від слова</text:span><text:span text:style-name="T42"> </text:span><text:span text:style-name="T44">о</text:span><text:span text:style-name="T43"></text:span><text:span text:style-name="T44">круга</text:span></text:p>
          </table:table-cell>
          <table:covered-table-cell/>
          <table:covered-table-cell/>
          <table:table-cell table:style-name="Dictionary.G173" table:number-columns-spanned="3" office:value-type="string">
            <text:p text:style-name="P22"><text:span text:style-name="T22">А </text:span><text:span text:style-name="T25">надокруж</text:span><text:span text:style-name="T22"> – майстри заплічні</text:span></text:p>
            <text:p text:style-name="P22"><text:span text:style-name="T22">стежок – ганебних і величних. </text:span><text:span text:style-name="T41">(П‑2, 16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4" table:number-columns-spanned="3" office:value-type="string">
            <text:p text:style-name="P24"><text:span text:style-name="T36">над </text:span><text:span text:style-name="T54">(див. 84)</text:span></text:p>
          </table:table-cell>
          <table:covered-table-cell/>
          <table:covered-table-cell/>
          <table:table-cell table:style-name="Dictionary.E174" table:number-columns-spanned="5" office:value-type="string">
            <text:p text:style-name="P34"><text:span text:style-name="T97">окр</text:span><text:span text:style-name="T97">у</text:span><text:span text:style-name="T4"></text:span><text:span text:style-name="T97">га</text:span></text:p>
            <text:p text:style-name="P46"><text:span text:style-name="T87">-и, </text:span><text:span text:style-name="T90">ж.</text:span></text:p>
            <text:p text:style-name="P36">1) Навколишня місцевість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88</text:p>
          </table:table-cell>
          <table:table-cell table:style-name="Dictionary.B175" table:number-columns-spanned="2" office:value-type="string">
            <text:p text:style-name="P26">Надторóси</text:p>
            <text:p text:style-name="P24"><text:span text:style-name="T21">-ів, </text:span><text:span text:style-name="T22">ім., мн., інд.-авт.</text:span></text:p>
          </table:table-cell>
          <table:covered-table-cell/>
          <table:table-cell table:style-name="Dictionary.D175" table:number-columns-spanned="3" office:value-type="string">
            <text:p text:style-name="P24"><text:span text:style-name="T47">утворене префіксальним способом, похідне від слів:</text:span><text:span text:style-name="T21"> </text:span><text:span text:style-name="T37">над</text:span><text:span text:style-name="T21"> і </text:span><text:span text:style-name="T35">торóси</text:span></text:p>
          </table:table-cell>
          <table:covered-table-cell/>
          <table:covered-table-cell/>
          <table:table-cell table:style-name="Dictionary.G175" table:number-columns-spanned="3" office:value-type="string">
            <text:p text:style-name="P10">…оце світіння полохких світань</text:p>
            <text:p text:style-name="P10">світів жертовних, що мене запалює</text:p>
            <text:p text:style-name="P10">всенепогасним і ламким, як крига,</text:p>
            <text:p text:style-name="P22"><text:span text:style-name="T22">огнем співучих </text:span><text:span text:style-name="T25">надторосів</text:span><text:span text:style-name="T22"> – криг. </text:span><text:span text:style-name="T41">(П‑1, 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6" table:number-columns-spanned="3" office:value-type="string">
            <text:p text:style-name="P24"><text:span text:style-name="T36">над </text:span><text:span text:style-name="T54">(див. 84)</text:span></text:p>
          </table:table-cell>
          <table:covered-table-cell/>
          <table:covered-table-cell/>
          <table:table-cell table:style-name="Dictionary.E176" table:number-columns-spanned="5" office:value-type="string">
            <text:p text:style-name="P34"><text:span text:style-name="T97">тор</text:span><text:span text:style-name="T97">о</text:span><text:span text:style-name="T4"></text:span><text:span text:style-name="T97">с</text:span></text:p>
            <text:p text:style-name="P46"><text:span text:style-name="T87">-а, </text:span><text:span text:style-name="T90">ч.</text:span></text:p>
            <text:p text:style-name="P36">Нагромадження уламків криги на замерзлих морях і річках, що утворюється внаслідок стискання льоду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89</text:p>
          </table:table-cell>
          <table:table-cell table:style-name="Dictionary.B177" table:number-columns-spanned="2" office:value-type="string">
            <text:p text:style-name="P26">Нáкрик</text:p>
            <text:p text:style-name="P24"><text:span text:style-name="T21">-у, </text:span><text:span text:style-name="T22">ім., ч., інд.-авт.</text:span></text:p>
          </table:table-cell>
          <table:covered-table-cell/>
          <table:table-cell table:style-name="Dictionary.D177" table:number-columns-spanned="3" office:value-type="string">
            <text:p text:style-name="P24"><text:span text:style-name="T47">утворене префіксальним </text:span><text:soft-page-break/><text:span text:style-name="T47">способом, похідне від слова</text:span><text:span text:style-name="T33"> </text:span><text:span text:style-name="T36">крик</text:span></text:p>
          </table:table-cell>
          <table:covered-table-cell/>
          <table:covered-table-cell/>
          <table:table-cell table:style-name="Dictionary.G177" table:number-columns-spanned="3" office:value-type="string">
            <text:p text:style-name="P10">Отой прощальний змах тонкоголосий</text:p>
            <text:p text:style-name="P22"><text:soft-page-break/><text:span text:style-name="T22">тремтливої руки, той голий </text:span><text:span text:style-name="T25">накрик</text:span><text:span text:style-name="T22"> - </text:span></text:p>
            <text:p text:style-name="P10">пункти рами – щербати й яр, той пагорб - </text:p>
            <text:p text:style-name="P22"><text:span text:style-name="T22">яким зигзагом путь тобі значив? </text:span><text:span text:style-name="T41">(П‑1, 12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8" table:number-columns-spanned="8" office:value-type="string">
            <text:p text:style-name="P22"><text:span text:style-name="T36">крик </text:span><text:span text:style-name="T54">(див. 77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90</text:p>
          </table:table-cell>
          <table:table-cell table:style-name="Dictionary.B179" table:number-columns-spanned="2" office:value-type="string">
            <text:p text:style-name="P26">Нáмерзи</text:p>
            <text:p text:style-name="P24"><text:span text:style-name="T21">-ів, </text:span><text:span text:style-name="T22">ім., мн., інд.-авт.</text:span></text:p>
          </table:table-cell>
          <table:covered-table-cell/>
          <table:table-cell table:style-name="Dictionary.D179" table:number-columns-spanned="3" office:value-type="string">
            <text:p text:style-name="P24"><text:span text:style-name="T47">утворене нульсуфіксальним способом, похідне від слова</text:span><text:span text:style-name="T33"> </text:span><text:span text:style-name="T36">намерза</text:span><text:span text:style-name="T43"></text:span><text:span text:style-name="T36">ти</text:span></text:p>
          </table:table-cell>
          <table:covered-table-cell/>
          <table:covered-table-cell/>
          <table:table-cell table:style-name="Dictionary.G179" table:number-columns-spanned="3" office:value-type="string">
            <text:p text:style-name="P10">О скрипки тьмавий гуд – мов скапує живиця,</text:p>
            <text:p text:style-name="P22"><text:span text:style-name="T22">зникають </text:span><text:span text:style-name="T25">намерзи</text:span><text:span text:style-name="T22"> і вже хмеліє гін</text:span></text:p>
            <text:p text:style-name="P22"><text:span text:style-name="T22">дзвінкого дерева… </text:span><text:span text:style-name="T41">(П‑2, 1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0" table:number-columns-spanned="8" office:value-type="string">
            <text:p text:style-name="P34"><text:span text:style-name="T97">намерз</text:span><text:span text:style-name="T97">а</text:span><text:span text:style-name="T4"></text:span><text:span text:style-name="T97">ти</text:span></text:p>
            <text:p text:style-name="P46"><text:span text:style-name="T87">-ає, </text:span><text:span text:style-name="T90">недок.</text:span><text:span text:style-name="T87">, намерзнути </text:span><text:span text:style-name="T90">і </text:span><text:span text:style-name="T87">намерзти, -зне; </text:span><text:span text:style-name="T90">мин. ч.</text:span><text:span text:style-name="T87"> намерз, -ла, -ло; </text:span><text:span text:style-name="T90">док.</text:span></text:p>
            <text:p text:style-name="P36">1) Замерзаючи, вкривати поверхню чого-небудь або нагромаджуватися на чому-небудь (про лід, сніг і т. ін.). || Покриватися льодом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91</text:p>
          </table:table-cell>
          <table:table-cell table:style-name="Dictionary.B181" table:number-columns-spanned="2" office:value-type="string">
            <text:p text:style-name="P26">Напівбажáння</text:p>
            <text:p text:style-name="P24"><text:span text:style-name="T21">-я, </text:span><text:span text:style-name="T22">ім., с., інд.-авт.</text:span></text:p>
          </table:table-cell>
          <table:covered-table-cell/>
          <table:table-cell table:style-name="Dictionary.D181" table:number-columns-spanned="3" office:value-type="string">
            <text:p text:style-name="P24"><text:span text:style-name="T47">утворене префіксальним способом, похідне від слів:</text:span><text:span text:style-name="T33"> </text:span><text:span text:style-name="T36">напíв</text:span><text:span text:style-name="T33"> і </text:span><text:span text:style-name="T36">бажáння</text:span></text:p>
          </table:table-cell>
          <table:covered-table-cell/>
          <table:covered-table-cell/>
          <table:table-cell table:style-name="Dictionary.G181" table:number-columns-spanned="3" office:value-type="string">
            <text:p text:style-name="P10">Напівступою,</text:p>
            <text:p text:style-name="P10">як над собою винесений крок</text:p>
            <text:p text:style-name="P22"><text:span text:style-name="T22">задумався і скляк. </text:span><text:span text:style-name="T25">Напівбажання</text:span><text:span text:style-name="T22">,</text:span></text:p>
            <text:p text:style-name="P22"><text:span text:style-name="T22">на півваганні втяте. </text:span><text:span text:style-name="T41">(П‑1, 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2" table:number-columns-spanned="3" office:value-type="string">
            <text:p text:style-name="P33"><text:span text:style-name="T97">Наполов</text:span><text:span text:style-name="T97">и</text:span><text:span text:style-name="T4"></text:span><text:span text:style-name="T97">ну (напі</text:span><text:span text:style-name="T39"></text:span><text:span text:style-name="T97">в)</text:span></text:p>
            <text:p text:style-name="P57">присл.</text:p>
            <text:p text:style-name="P35">1) У розмірі чи обсязі, що охоплює половину кого-, чого-небудь.</text:p>
            <text:p text:style-name="P35">2) Пополам з чим-небудь; з домішкою, з ознакою, з елементами чогось.</text:p>
            <text:p text:style-name="P35"><text:soft-page-break/>3) Частково, не зовсім, не повністю або значною мірою. <text:span text:style-name="T60">(С, )</text:span></text:p>
          </table:table-cell>
          <table:covered-table-cell/>
          <table:covered-table-cell/>
          <table:table-cell table:style-name="Dictionary.E182" table:number-columns-spanned="5" office:value-type="string">
            <text:p text:style-name="P34"><text:span text:style-name="T97">баж</text:span><text:span text:style-name="T97">а</text:span><text:span text:style-name="T4"></text:span><text:span text:style-name="T97">ння</text:span></text:p>
            <text:p text:style-name="P46"><text:span text:style-name="T87">-я, </text:span><text:span text:style-name="T90">с.</text:span></text:p>
            <text:p text:style-name="P36">1) Прагнення, потяг до здійснення чого-небудь; хотіння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92</text:p>
          </table:table-cell>
          <table:table-cell table:style-name="Dictionary.B183" table:number-columns-spanned="2" office:value-type="string">
            <text:p text:style-name="P27">Напівступá</text:p>
            <text:p text:style-name="P24"><text:span text:style-name="T116">-и</text:span><text:span text:style-name="T116">, </text:span><text:span text:style-name="T22">ім., </text:span><text:span text:style-name="T118">ж., інд.-авт.</text:span></text:p>
          </table:table-cell>
          <table:covered-table-cell/>
          <table:table-cell table:style-name="Dictionary.D183" table:number-columns-spanned="3" office:value-type="string">
            <text:p text:style-name="P24"><text:span text:style-name="T122">утворене префіксальним способом, похідне від слів:</text:span><text:span text:style-name="T120"> </text:span><text:span text:style-name="T36">напíв</text:span><text:span text:style-name="T120"> і </text:span><text:span text:style-name="T121">ступа</text:span><text:span text:style-name="T43"></text:span></text:p>
          </table:table-cell>
          <table:covered-table-cell/>
          <table:covered-table-cell/>
          <table:table-cell table:style-name="Dictionary.G183" table:number-columns-spanned="3" office:value-type="string">
            <text:p text:style-name="P22"><text:span text:style-name="T25">Напівступою</text:span><text:span text:style-name="T22">,</text:span></text:p>
            <text:p text:style-name="P10">як над собою винесений крок</text:p>
            <text:p text:style-name="P10">задумався і скляк. Напівбажання,</text:p>
            <text:p text:style-name="P22"><text:span text:style-name="T22">на півваганні втяте. </text:span><text:span text:style-name="T41">(П‑1, 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4" table:number-columns-spanned="3" office:value-type="string">
            <text:p text:style-name="P33"><text:span text:style-name="T97">напів </text:span>(див. 91)</text:p>
          </table:table-cell>
          <table:covered-table-cell/>
          <table:covered-table-cell/>
          <table:table-cell table:style-name="Dictionary.E184" table:number-columns-spanned="5" office:value-type="string">
            <text:p text:style-name="P32">ступа</text:p>
            <text:p text:style-name="P46"><text:span text:style-name="T86">II </text:span><text:span text:style-name="T87">ступ`а</text:span></text:p>
            <text:p text:style-name="P36">-и, <text:span text:style-name="T113">ж.</text:span>, <text:span text:style-name="T113">перев.</text:span> <text:span text:style-name="T113">з означ.</text:span></text:p>
            <text:p text:style-name="P36">Манера ходити, ступати; хода. || Рух ногою вперед, убік або назад; крок. || Звуки від таких рухів. || Про спокійну, тиху ходу коня; найповільніший алюр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93</text:p>
          </table:table-cell>
          <table:table-cell table:style-name="Dictionary.B185" table:number-columns-spanned="2" office:value-type="string">
            <text:p text:style-name="P26">Нáхлюпи</text:p>
            <text:p text:style-name="P24"><text:span text:style-name="T21">-ів, </text:span><text:span text:style-name="T22">ім., мн., інд.-авт.</text:span></text:p>
          </table:table-cell>
          <table:covered-table-cell/>
          <table:table-cell table:style-name="Dictionary.D185" table:number-columns-spanned="3" office:value-type="string">
            <text:p text:style-name="P24"><text:span text:style-name="T124">утворене префіксальним і нульсуфіксальним способом, похідне від слова</text:span><text:span text:style-name="T33"> </text:span><text:span text:style-name="T36">хлюпати</text:span></text:p>
          </table:table-cell>
          <table:covered-table-cell/>
          <table:covered-table-cell/>
          <table:table-cell table:style-name="Dictionary.G185" table:number-columns-spanned="3" office:value-type="string">
            <text:p text:style-name="P22"><text:span text:style-name="T22">Покірні вітру, </text:span><text:span text:style-name="T25">нахлюпи</text:span><text:span text:style-name="T22"> щедрот</text:span></text:p>
            <text:p text:style-name="P10">з убогого жебрацького бенкету,</text:p>
            <text:p text:style-name="P10">відвирувавши, котяться у Лету,</text:p>
            <text:p text:style-name="P22"><text:span text:style-name="T22">в таночок взявши кревних і заброд.</text:span><text:span text:style-name="T41">(П‑1, 10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6" table:number-columns-spanned="8" office:value-type="string">
            <text:p text:style-name="P34"><text:span text:style-name="T97">хл</text:span><text:span text:style-name="T97">ю</text:span><text:span text:style-name="T4"></text:span><text:span text:style-name="T97">пати</text:span></text:p>
            <text:p text:style-name="P46"><text:span text:style-name="T87">-аю, -аєш, </text:span><text:span text:style-name="T90">недок.</text:span></text:p>
            <text:p text:style-name="P36">1) <text:span text:style-name="T113">неперех.</text:span> Плещучи, просочуючись, видавати характерні звуки (про воду, грязь і т. ін.). || З плескотом битися, ударятися об що-небудь. || Ударяючи по воді, з шумом занурюючись, падаючи в воду чи іншу рідину, створювати плескіт.</text:p>
            <text:p text:style-name="P43"><text:span text:style-name="T65">2) </text:span><text:span text:style-name="T81">перех.</text:span><text:span text:style-name="T65"> </text:span><text:span text:style-name="T81">і неперех.</text:span><text:span text:style-name="T65"> Рвучкими рухами лити, бризкати водою або іншою </text:span><text:soft-page-break/><text:span text:style-name="T65">рідиною на кого-, що-небудь. || Розливатися, виливатися, розпліскуватися. || Утворювати звуки, що нагадують хлипання.</text:span><text:span text:style-name="T81">Хлюпати носом</text:span><text:span text:style-name="T65">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94</text:p>
          </table:table-cell>
          <table:table-cell table:style-name="Dictionary.B187" table:number-columns-spanned="2" office:value-type="string">
            <text:p text:style-name="P26">Обакрáй</text:p>
            <text:p text:style-name="P24"><text:span text:style-name="T21">-ю, </text:span><text:span text:style-name="T22">ім., ч., інд.-авт.</text:span></text:p>
          </table:table-cell>
          <table:covered-table-cell/>
          <table:table-cell table:style-name="Dictionary.D187" table:number-columns-spanned="3" office:value-type="string">
            <text:p text:style-name="P24"><text:span text:style-name="T47">утворене способом зрощення, похідне від слів:</text:span><text:span text:style-name="T33"> </text:span><text:span text:style-name="T36">óба</text:span><text:span text:style-name="T33"> і </text:span><text:span text:style-name="T36">край</text:span></text:p>
          </table:table-cell>
          <table:covered-table-cell/>
          <table:covered-table-cell/>
          <table:table-cell table:style-name="Dictionary.G187" table:number-columns-spanned="3" office:value-type="string">
            <text:p text:style-name="P10">З ціложиттєвого ждання</text:p>
            <text:p text:style-name="P10">Ти смерть на кілька літ відтрутив,</text:p>
            <text:p text:style-name="P10">аби почути пахощ рути</text:p>
            <text:p text:style-name="P10">і в неї впасти навмання - </text:p>
            <text:p text:style-name="P22"><text:span text:style-name="T22">з усіх розлук – на </text:span><text:span text:style-name="T25">обакрай</text:span></text:p>
            <text:p text:style-name="P22"><text:span text:style-name="T22">Вітчизни – і яви, і мрії. </text:span><text:span text:style-name="T41">(П‑2, 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8" table:number-columns-spanned="3" office:value-type="string">
            <text:p text:style-name="P33"><text:span text:style-name="T97">Об</text:span><text:span text:style-name="T97">и</text:span><text:span text:style-name="T4"></text:span><text:span text:style-name="T97">два (</text:span><text:span text:style-name="T36">óба</text:span><text:span text:style-name="T97">)</text:span></text:p>
            <text:p text:style-name="P45"><text:span text:style-name="T87">обох, </text:span><text:span text:style-name="T90">ч.</text:span><text:span text:style-name="T87"> </text:span><text:span text:style-name="T90">і с.</text:span><text:span text:style-name="T87">, обидві, обох, </text:span><text:span text:style-name="T90">ж.</text:span><text:span text:style-name="T87">, </text:span><text:span text:style-name="T90">числ.</text:span><text:span text:style-name="T87">, </text:span><text:span text:style-name="T90">збірн.</text:span></text:p>
            <text:p text:style-name="P42"><text:span text:style-name="T65">Означає кожний із двох названих або відомих предметів; один і другий; і той, і другий. </text:span><text:span text:style-name="T81">В обидва кінці</text:span><text:span text:style-name="T65">. </text:span><text:span text:style-name="T74">(С, )</text:span></text:p>
          </table:table-cell>
          <table:covered-table-cell/>
          <table:covered-table-cell/>
          <table:table-cell table:style-name="Dictionary.E188" table:number-columns-spanned="5" office:value-type="string">
            <text:p text:style-name="P22"><text:span text:style-name="T36">край </text:span><text:span text:style-name="T54">(див. 7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95</text:p>
          </table:table-cell>
          <table:table-cell table:style-name="Dictionary.B189" table:number-columns-spanned="2" office:value-type="string">
            <text:p text:style-name="P26">Обоюдожáлий</text:p>
            <text:p text:style-name="P24"><text:span text:style-name="T21">-а, -е, </text:span><text:span text:style-name="T23">прикм., </text:span><text:span text:style-name="T22">інд.-авт.</text:span></text:p>
          </table:table-cell>
          <table:covered-table-cell/>
          <table:table-cell table:style-name="Dictionary.D189" table:number-columns-spanned="3" office:value-type="string">
            <text:p text:style-name="P24"><text:span text:style-name="T108">утворене складносуфіксальним способом, похідне від слів:</text:span><text:span text:style-name="T109"> </text:span><text:span text:style-name="T105">обою</text:span><text:span text:style-name="T43"></text:span><text:span text:style-name="T105">до</text:span><text:span text:style-name="T109"> і </text:span><text:span text:style-name="T105">жалі</text:span><text:span text:style-name="T43"></text:span><text:span text:style-name="T105">ти</text:span></text:p>
          </table:table-cell>
          <table:covered-table-cell/>
          <table:covered-table-cell/>
          <table:table-cell table:style-name="Dictionary.G189" table:number-columns-spanned="3" office:value-type="string">
            <text:p text:style-name="P10">Та мури, мов із мертвих всталі,</text:p>
            <text:p text:style-name="P10">похмуро мовили: чекай,</text:p>
            <text:p text:style-name="P10">ще обрадіє із печалі</text:p>
            <text:p text:style-name="P22"><text:span text:style-name="T22">твій </text:span><text:span text:style-name="T25">обоюдожалий</text:span><text:span text:style-name="T22"> край. </text:span><text:span text:style-name="T41">(П‑1, 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0" table:number-columns-spanned="3" office:value-type="string">
            <text:p text:style-name="P24"><text:span text:style-name="T105">Обою</text:span><text:span text:style-name="T43"></text:span><text:span text:style-name="T105">до </text:span><text:span text:style-name="T107">(не подано у словнику)</text:span></text:p>
          </table:table-cell>
          <table:covered-table-cell/>
          <table:covered-table-cell/>
          <table:table-cell table:style-name="Dictionary.E190" table:number-columns-spanned="5" office:value-type="string">
            <text:p text:style-name="P34"><text:span text:style-name="T97">жал</text:span><text:span text:style-name="T97">і</text:span><text:span text:style-name="T4"></text:span><text:span text:style-name="T97">ти</text:span></text:p>
            <text:p text:style-name="P46"><text:span text:style-name="T87">-ію, -ієш, </text:span><text:span text:style-name="T90">недок.</text:span></text:p>
            <text:p text:style-name="P36">1) <text:span text:style-name="T113">перех.</text:span> <text:span text:style-name="T113">і без додатка</text:span>. Відчувати жалість, співчуття до кого-небудь.</text:p>
            <text:p text:style-name="P36">2) <text:span text:style-name="T113">неперех.</text:span> Нарікати на що-небудь, уболівати за чимось, за щось; шкодувати, жалкувати.</text:p>
            <text:p text:style-name="P43"><text:soft-page-break/><text:span text:style-name="T65">3) </text:span><text:span text:style-name="T81">перех.</text:span><text:span text:style-name="T65"> Берегти, оберігати кого-, що-небудь. || Неохоче витрачати що-небудь; шкодувати, жалкувати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96</text:p>
          </table:table-cell>
          <table:table-cell table:style-name="Dictionary.B191" table:number-columns-spanned="2" office:value-type="string">
            <text:p text:style-name="P26">ОвÓгнений</text:p>
            <text:p text:style-name="P24"><text:span text:style-name="T21">-а, -е, </text:span><text:span text:style-name="T23">дієпр., інд.-авт.</text:span></text:p>
          </table:table-cell>
          <table:covered-table-cell/>
          <table:table-cell table:style-name="Dictionary.D191" table:number-columns-spanned="3" office:value-type="string">
            <text:p text:style-name="P24"><text:span text:style-name="T123">утворене суфіксально-префіксальним способом, похідне від </text:span><text:span text:style-name="T47">в</text:span><text:span text:style-name="T33">ід неіснуючого дієслова </text:span><text:span text:style-name="T36">овогнити</text:span></text:p>
          </table:table-cell>
          <table:covered-table-cell/>
          <table:covered-table-cell/>
          <table:table-cell table:style-name="Dictionary.G191" table:number-columns-spanned="3" office:value-type="string">
            <text:p text:style-name="P10">Та за тобою небо запалало,</text:p>
            <text:p text:style-name="P22"><text:span text:style-name="T25">овогнене</text:span><text:span text:style-name="T22"> грозою стожалів. </text:span><text:span text:style-name="T41">(П‑2, 6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2" table:number-columns-spanned="8" office:value-type="string">
            <text:p text:style-name="P22"><text:span text:style-name="T36">Овогнити </text:span><text:span text:style-name="T53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97</text:p>
          </table:table-cell>
          <table:table-cell table:style-name="Dictionary.B193" table:number-columns-spanned="2" office:value-type="string">
            <text:p text:style-name="P26">Огрáння</text:p>
            <text:p text:style-name="P11">ім., с., інд.-авт.</text:p>
          </table:table-cell>
          <table:covered-table-cell/>
          <table:table-cell table:style-name="Dictionary.D193" table:number-columns-spanned="3" office:value-type="string">
            <text:p text:style-name="P24"><text:span text:style-name="T47">утворене суфіксальним способом, похідне від слова</text:span><text:span text:style-name="T42"> </text:span><text:span text:style-name="T37">огрáнювати</text:span></text:p>
          </table:table-cell>
          <table:covered-table-cell/>
          <table:covered-table-cell/>
          <table:table-cell table:style-name="Dictionary.G193" table:number-columns-spanned="3" office:value-type="string">
            <text:p text:style-name="P10">У зашморзі бід</text:p>
            <text:p text:style-name="P10">аж зайшовся кривий од волання борлак,</text:p>
            <text:p text:style-name="P22"><text:span text:style-name="T22">аж </text:span><text:span text:style-name="T25">огранням</text:span><text:span text:style-name="T22"> дзеркал заросилася кров! </text:span><text:span text:style-name="T41">(П‑1, 3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4" table:number-columns-spanned="8" office:value-type="string">
            <text:p text:style-name="P34"><text:span text:style-name="T97">Огран</text:span><text:span text:style-name="T97">о</text:span><text:span text:style-name="T4"></text:span><text:span text:style-name="T97">вувати (</text:span><text:span text:style-name="T37">огрáнювати</text:span><text:span text:style-name="T97">)</text:span></text:p>
            <text:p text:style-name="P46"><text:span text:style-name="T87">-ую, -уєш, </text:span><text:span text:style-name="T90">недок.</text:span><text:span text:style-name="T87">, огранувати, -ую, -уєш, </text:span><text:span text:style-name="T90">док.</text:span><text:span text:style-name="T87">, </text:span><text:span text:style-name="T90">перех.</text:span><text:span text:style-name="T87">, </text:span><text:span text:style-name="T90">спец.</text:span></text:p>
            <text:p text:style-name="P43"><text:span text:style-name="T65">Шліфуючи поверхню чого-небудь, робити на ній грані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98</text:p>
          </table:table-cell>
          <table:table-cell table:style-name="Dictionary.B195" table:number-columns-spanned="2" office:value-type="string">
            <text:p text:style-name="P26">Озлíння</text:p>
            <text:p text:style-name="P24"><text:span text:style-name="T21">-я, </text:span><text:span text:style-name="T22">ім., ж., інд.-авт.</text:span></text:p>
          </table:table-cell>
          <table:covered-table-cell/>
          <table:table-cell table:style-name="Dictionary.D195" table:number-columns-spanned="3" office:value-type="string">
            <text:p text:style-name="P18"><text:span text:style-name="T51">утворене </text:span><text:span text:style-name="T51">суфіксальним способом, похідне від слова</text:span><text:span text:style-name="T21"> </text:span><text:span text:style-name="T37">озлитися</text:span></text:p>
          </table:table-cell>
          <table:covered-table-cell/>
          <table:covered-table-cell/>
          <table:table-cell table:style-name="Dictionary.G195" table:number-columns-spanned="3" office:value-type="string">
            <text:p text:style-name="P22"><text:span text:style-name="T22">А шал який! Яке </text:span><text:span text:style-name="T25">озління</text:span><text:span text:style-name="T22">!</text:span></text:p>
            <text:p text:style-name="P22"><text:span text:style-name="T22">О білий світе-блекота. </text:span><text:span text:style-name="T41">(П‑1, 13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6" table:number-columns-spanned="8" office:value-type="string">
            <text:p text:style-name="P34"><text:span text:style-name="T97">озл</text:span><text:span text:style-name="T97">и</text:span><text:span text:style-name="T4"></text:span><text:span text:style-name="T97">тися</text:span></text:p>
            <text:p text:style-name="P46"><text:span text:style-name="T87">-люся, -лишся, </text:span><text:span text:style-name="T90">док.</text:span></text:p>
            <text:p text:style-name="P36">Стати розлюченим, роздратованим; розізлитися, розгніватися. || Стати злим, злостивим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99</text:p>
          </table:table-cell>
          <table:table-cell table:style-name="Dictionary.B197" table:number-columns-spanned="2" office:value-type="string">
            <text:p text:style-name="P26">Ошрóття</text:p>
            <text:p text:style-name="P24"><text:span text:style-name="T21">-я, </text:span><text:span text:style-name="T22">ім., збірн., інд.-авт.</text:span></text:p>
          </table:table-cell>
          <table:covered-table-cell/>
          <table:table-cell table:style-name="Dictionary.D197" table:number-columns-spanned="3" office:value-type="string">
            <text:p text:style-name="P24"><text:span text:style-name="T47">утворене суфіксально-</text:span><text:soft-page-break/><text:span text:style-name="T47">префіксальним способом, похідне від слова</text:span> <text:span text:style-name="T98">шріт</text:span></text:p>
          </table:table-cell>
          <table:covered-table-cell/>
          <table:covered-table-cell/>
          <table:table-cell table:style-name="Dictionary.G197" table:number-columns-spanned="3" office:value-type="string">
            <text:p text:style-name="P10">І тінь біжить – поверхи давніх днів.</text:p>
            <text:p text:style-name="P22"><text:soft-page-break/><text:span text:style-name="T22">І заволока – на </text:span><text:span text:style-name="T25">ошроття</text:span><text:span text:style-name="T22"> часу. </text:span><text:span text:style-name="T41">(П‑1, 13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8" table:number-columns-spanned="8" office:value-type="string">
            <text:p text:style-name="P32">шріт</text:p>
            <text:p text:style-name="P46"><text:span text:style-name="T87">шроту, </text:span><text:span text:style-name="T90">ч.</text:span></text:p>
            <text:p text:style-name="P36">1) Дрібні свинцеві кульки для стрільби з мисливської рушниці; дріб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00</text:p>
          </table:table-cell>
          <table:table-cell table:style-name="Dictionary.B199" table:number-columns-spanned="2" office:value-type="string">
            <text:p text:style-name="P26">Пáверх</text:p>
            <text:p text:style-name="P24"><text:span text:style-name="T21">-у, </text:span><text:span text:style-name="T22">ім., ч., інд.-авт.</text:span></text:p>
          </table:table-cell>
          <table:covered-table-cell/>
          <table:table-cell table:style-name="Dictionary.D199" table:number-columns-spanned="3" office:value-type="string">
            <text:p text:style-name="P24"><text:span text:style-name="T47">утворене префіксальним способом, похідне від слів:</text:span><text:span text:style-name="T33"> </text:span><text:span text:style-name="T36">па</text:span><text:span text:style-name="T33">... (“подібний”) і </text:span><text:span text:style-name="T36">верх</text:span></text:p>
          </table:table-cell>
          <table:covered-table-cell/>
          <table:covered-table-cell/>
          <table:table-cell table:style-name="Dictionary.G199" table:number-columns-spanned="3" office:value-type="string">
            <text:p text:style-name="P22"><text:span text:style-name="T22">Тут </text:span><text:span text:style-name="T25">паверх</text:span><text:span text:style-name="T22">, паниз, пажиття і паскін,</text:span></text:p>
            <text:p text:style-name="P10">переступай лискуче лезо меж,</text:p>
            <text:p text:style-name="P10">і рідні лиця за порожні маски</text:p>
            <text:p text:style-name="P22"><text:span text:style-name="T22">тобі здадуться з понадгірних веж. </text:span><text:span text:style-name="T41">(П‑1, 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0" table:number-columns-spanned="3" office:value-type="string">
            <text:p text:style-name="P24"><text:span text:style-name="T69">Па</text:span><text:span text:style-name="T71">... </text:span><text:span text:style-name="T72">(не подано у словнику)</text:span></text:p>
          </table:table-cell>
          <table:covered-table-cell/>
          <table:covered-table-cell/>
          <table:table-cell table:style-name="Dictionary.E200" table:number-columns-spanned="5" office:value-type="string">
            <text:p text:style-name="P32">верх</text:p>
            <text:p text:style-name="P46"><text:span text:style-name="T87">-у, </text:span><text:span text:style-name="T90">ч.</text:span></text:p>
            <text:p text:style-name="P36">1) Верхня, найвища частина чого-небудь; вершина. || Поверхня землі, якої-небудь рідини і т. ін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01</text:p>
          </table:table-cell>
          <table:table-cell table:style-name="Dictionary.B201" table:number-columns-spanned="2" office:value-type="string">
            <text:p text:style-name="P26">Пажиття</text:p>
            <text:p text:style-name="P24"><text:span text:style-name="T21">-я, </text:span><text:span text:style-name="T22">ім., с., інд.-авт.</text:span></text:p>
          </table:table-cell>
          <table:covered-table-cell/>
          <table:table-cell table:style-name="Dictionary.D201" table:number-columns-spanned="3" office:value-type="string">
            <text:p text:style-name="P24"><text:span text:style-name="T47">утворене префіксальним способом, похідне від слів:</text:span><text:span text:style-name="T33"> </text:span><text:span text:style-name="T36">па</text:span><text:span text:style-name="T33">... (“подібний”) і </text:span><text:span text:style-name="T36">життя</text:span></text:p>
          </table:table-cell>
          <table:covered-table-cell/>
          <table:covered-table-cell/>
          <table:table-cell table:style-name="Dictionary.G201" table:number-columns-spanned="3" office:value-type="string">
            <text:p text:style-name="P22"><text:span text:style-name="T22">Тут паверх, паниз, </text:span><text:span text:style-name="T25">пажиття</text:span><text:span text:style-name="T22"> і паскін,</text:span></text:p>
            <text:p text:style-name="P10">переступай лискуче лезо меж,</text:p>
            <text:p text:style-name="P10">і рідні лиця за порожні маски</text:p>
            <text:p text:style-name="P22"><text:span text:style-name="T22">тобі здадуться з понадгірних веж. </text:span><text:span text:style-name="T41">(П‑1, 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2" table:number-columns-spanned="8" office:value-type="string">
            <text:p text:style-name="P22"><text:span text:style-name="T36">життя </text:span><text:span text:style-name="T54">(див. 65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02</text:p>
          </table:table-cell>
          <table:table-cell table:style-name="Dictionary.B203" table:number-columns-spanned="2" office:value-type="string">
            <text:p text:style-name="P26">Пáниз</text:p>
            <text:p text:style-name="P24"><text:span text:style-name="T21">-у, </text:span><text:span text:style-name="T22">ім., ч., інд.-авт.</text:span></text:p>
          </table:table-cell>
          <table:covered-table-cell/>
          <table:table-cell table:style-name="Dictionary.D203" table:number-columns-spanned="3" office:value-type="string">
            <text:p text:style-name="P24"><text:span text:style-name="T47">утворене префіксальним </text:span><text:span text:style-name="T47">способом, похідне від слів:</text:span><text:span text:style-name="T33"> </text:span><text:span text:style-name="T36">па</text:span><text:span text:style-name="T33">... </text:span><text:soft-page-break/><text:span text:style-name="T33">(“подібний”) і </text:span><text:span text:style-name="T36">низ</text:span></text:p>
          </table:table-cell>
          <table:covered-table-cell/>
          <table:covered-table-cell/>
          <table:table-cell table:style-name="Dictionary.G203" table:number-columns-spanned="3" office:value-type="string">
            <text:p text:style-name="P22"><text:span text:style-name="T22">Тут паверх, </text:span><text:span text:style-name="T25">паниз</text:span><text:span text:style-name="T22">, пажиття і паскін,</text:span></text:p>
            <text:p text:style-name="P10">переступай лискуче лезо меж,</text:p>
            <text:p text:style-name="P10">і рідні лиця за порожні маски</text:p>
            <text:p text:style-name="P22"><text:soft-page-break/><text:span text:style-name="T22">тобі здадуться з понадгірних веж. </text:span><text:span text:style-name="T41">(П‑1, 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4" table:number-columns-spanned="8" office:value-type="string">
            <text:p text:style-name="P32">низ</text:p>
            <text:p text:style-name="P46"><text:span text:style-name="T87">-у, </text:span><text:span text:style-name="T90">ч.</text:span></text:p>
            <text:p text:style-name="P46"><text:span text:style-name="T88">1) Нижня частина предмета. || </text:span><text:span text:style-name="T91">рідко</text:span><text:span text:style-name="T88">. Те саме, що виворіт.</text:span><text:span text:style-name="T89"> </text:span><text:span text:style-name="T95">(С, 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03</text:p>
          </table:table-cell>
          <table:table-cell table:style-name="Dictionary.B205" table:number-columns-spanned="2" office:value-type="string">
            <text:p text:style-name="P26">Парура</text:p>
            <text:p text:style-name="P24"><text:span text:style-name="T21">-и, </text:span><text:span text:style-name="T22">ім., ж., інд.-авт.</text:span></text:p>
          </table:table-cell>
          <table:covered-table-cell/>
          <table:table-cell table:style-name="Dictionary.D205" table:number-columns-spanned="3" office:value-type="string">
            <text:p text:style-name="P24"><text:span text:style-name="T47">утворене префіксальним способом, похідне від слів:</text:span><text:span text:style-name="T33"> </text:span><text:span text:style-name="T36">па</text:span><text:span text:style-name="T33">... (“подібний”) і </text:span><text:span text:style-name="T36">рýра</text:span></text:p>
          </table:table-cell>
          <table:covered-table-cell/>
          <table:covered-table-cell/>
          <table:table-cell table:style-name="Dictionary.G205" table:number-columns-spanned="3" office:value-type="string">
            <text:p text:style-name="P10">Те безмежжя сил,</text:p>
            <text:p text:style-name="P10">розбурханих од молодого болю,</text:p>
            <text:p text:style-name="P22"><text:span text:style-name="T22">ті </text:span><text:span text:style-name="T25">парури</text:span><text:span text:style-name="T22"> зусиль… </text:span><text:span text:style-name="T41">(П‑1, 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6" table:number-columns-spanned="8" office:value-type="string">
            <text:p text:style-name="P34"><text:span text:style-name="T97">р</text:span><text:span text:style-name="T97">у</text:span><text:span text:style-name="T4"></text:span><text:span text:style-name="T97">ра</text:span></text:p>
            <text:p text:style-name="P46"><text:span text:style-name="T87">-и, </text:span><text:span text:style-name="T90">ж.</text:span></text:p>
            <text:p text:style-name="P44"><text:span text:style-name="T82">1) </text:span><text:span text:style-name="T84">зах.</text:span><text:span text:style-name="T82"> Те саме, що </text:span><text:a xlink:type="simple" xlink:href="http://www.lingvo.ua/uk/Translate/uk-uk/труба"><text:span text:style-name="T133">труба</text:span></text:a><text:span text:style-name="T82">.</text:span><text:span text:style-name="T83"> </text:span><text:span text:style-name="T85">(С, 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04</text:p>
          </table:table-cell>
          <table:table-cell table:style-name="Dictionary.B207" table:number-columns-spanned="2" office:value-type="string">
            <text:p text:style-name="P26">Пáскін</text:p>
            <text:p text:style-name="P24"><text:span text:style-name="T21">пáскону, </text:span><text:span text:style-name="T22">ім., ч., інд.-авт.</text:span></text:p>
          </table:table-cell>
          <table:covered-table-cell/>
          <table:table-cell table:style-name="Dictionary.D207" table:number-columns-spanned="3" office:value-type="string">
            <text:p text:style-name="P24"><text:span text:style-name="T47">утворене префіксальним способом, похідне від слів:</text:span><text:span text:style-name="T33"> </text:span><text:span text:style-name="T36">па</text:span><text:span text:style-name="T33">... (“подібний”) і </text:span><text:span text:style-name="T36">скін</text:span></text:p>
          </table:table-cell>
          <table:covered-table-cell/>
          <table:covered-table-cell/>
          <table:table-cell table:style-name="Dictionary.G207" table:number-columns-spanned="3" office:value-type="string">
            <text:p text:style-name="P22"><text:span text:style-name="T22">Тут паверх, паниз, пажиття і </text:span><text:span text:style-name="T25">паскін</text:span><text:span text:style-name="T22">,</text:span></text:p>
            <text:p text:style-name="P10">переступай лискуче лезо меж,</text:p>
            <text:p text:style-name="P10">і рідні лиця за порожні маски</text:p>
            <text:p text:style-name="P22"><text:span text:style-name="T22">тобі здадуться з понадгірних веж. </text:span><text:span text:style-name="T41">(П‑1, 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8" table:number-columns-spanned="8" office:value-type="string">
            <text:p text:style-name="P32">скін</text:p>
            <text:p text:style-name="P46"><text:span text:style-name="T87">скону, </text:span><text:span text:style-name="T90">ч.</text:span><text:span text:style-name="T87">, </text:span><text:span text:style-name="T90">уроч.</text:span></text:p>
            <text:p text:style-name="P35">Те саме, що смерть. || Кінець, межа. <text:span text:style-name="T60">(С, 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05</text:p>
          </table:table-cell>
          <table:table-cell table:style-name="Dictionary.B209" table:number-columns-spanned="2" office:value-type="string">
            <text:p text:style-name="P26">Пекельнозóрий</text:p>
            <text:p text:style-name="P24"><text:span text:style-name="T21">-а, -е, </text:span><text:span text:style-name="T23">прикм., </text:span><text:span text:style-name="T22">інд.-авт.</text:span></text:p>
          </table:table-cell>
          <table:covered-table-cell/>
          <table:table-cell table:style-name="Dictionary.D209" table:number-columns-spanned="3" office:value-type="string">
            <text:p text:style-name="P24"><text:span text:style-name="T47">утворене складнофлективним способом, похідне від слів:</text:span><text:span text:style-name="T33"> </text:span><text:span text:style-name="T36">пекельний </text:span><text:span text:style-name="T33">і </text:span><text:span text:style-name="T36">зір</text:span></text:p>
          </table:table-cell>
          <table:covered-table-cell/>
          <table:covered-table-cell/>
          <table:table-cell table:style-name="Dictionary.G209" table:number-columns-spanned="3" office:value-type="string">
            <text:p text:style-name="P22"><text:span text:style-name="T22">Мигоче, мов відьмак, паркан </text:span><text:span text:style-name="T25">пекельнозорий</text:span><text:span text:style-name="T22">,</text:span></text:p>
            <text:p text:style-name="P22"><text:span text:style-name="T22">за голосом покори душа рушає вспак. </text:span><text:span text:style-name="T41">(П‑2, 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0" table:number-columns-spanned="3" office:value-type="string">
            <text:p text:style-name="P24"><text:span text:style-name="T36">пекельний </text:span><text:span text:style-name="T53">(див. 37)</text:span></text:p>
          </table:table-cell>
          <table:covered-table-cell/>
          <table:covered-table-cell/>
          <table:table-cell table:style-name="Dictionary.E210" table:number-columns-spanned="5" office:value-type="string">
            <text:p text:style-name="P32">зір</text:p>
            <text:p text:style-name="P46"><text:soft-page-break/><text:span text:style-name="T87">зору, </text:span><text:span text:style-name="T90">ч.</text:span></text:p>
            <text:p text:style-name="P36">1) Одне з п'яти почуттів, органом якого є око. || Здатність бачити.</text:p>
            <text:p text:style-name="P36">2) Спрямованість очей на кого-, що-небудь; погляд.</text:p>
            <text:p text:style-name="P35">3) Те саме, що очі. <text:span text:style-name="T60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06</text:p>
          </table:table-cell>
          <table:table-cell table:style-name="Dictionary.B211" table:number-columns-spanned="2" office:value-type="string">
            <text:p text:style-name="P26">Піввагáння</text:p>
            <text:p text:style-name="P24"><text:span text:style-name="T21">-я, </text:span><text:span text:style-name="T22">ім., с., інд.-авт.</text:span></text:p>
          </table:table-cell>
          <table:covered-table-cell/>
          <table:table-cell table:style-name="Dictionary.D211" table:number-columns-spanned="3" office:value-type="string">
            <text:p text:style-name="P24"><text:span text:style-name="T47">утворене префіксальним способом, похідне від слів:</text:span><text:span text:style-name="T33"> </text:span><text:span text:style-name="T36">пів</text:span><text:span text:style-name="T33"> і </text:span><text:span text:style-name="T36">вагáння</text:span></text:p>
          </table:table-cell>
          <table:covered-table-cell/>
          <table:covered-table-cell/>
          <table:table-cell table:style-name="Dictionary.G211" table:number-columns-spanned="3" office:value-type="string">
            <text:p text:style-name="P10">Напівступою,</text:p>
            <text:p text:style-name="P10">як над собою винесений крок</text:p>
            <text:p text:style-name="P10">задумався і скляк. Напівбажання,</text:p>
            <text:p text:style-name="P22"><text:span text:style-name="T22">на </text:span><text:span text:style-name="T25">півваганні</text:span><text:span text:style-name="T22"> втяте. </text:span><text:span text:style-name="T41">(П‑1, 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2" table:number-columns-spanned="3" office:value-type="string">
            <text:p text:style-name="P33"><text:span text:style-name="T97">Полов</text:span><text:span text:style-name="T97">и</text:span><text:span text:style-name="T4"></text:span><text:span text:style-name="T97">на </text:span><text:span text:style-name="T129">(пів)</text:span></text:p>
            <text:p text:style-name="P45"><text:span text:style-name="T87">-и, </text:span><text:span text:style-name="T90">ж.</text:span></text:p>
            <text:p text:style-name="P35">1) Одна з двох рівних частин чого-небудь. || Складова частина парного предмета. || Якась частина або певна кількість чого-небудь.</text:p>
            <text:p text:style-name="P35">2) Середина якої-небудь віддалі, якогось проміжку часу і т. ін. || Момент часу, який відповідає середині даної години. <text:span text:style-name="T60">(С, )</text:span></text:p>
          </table:table-cell>
          <table:covered-table-cell/>
          <table:covered-table-cell/>
          <table:table-cell table:style-name="Dictionary.E212" table:number-columns-spanned="5" office:value-type="string">
            <text:p text:style-name="P34"><text:span text:style-name="T97">ваг</text:span><text:span text:style-name="T97">а</text:span><text:span text:style-name="T4"></text:span><text:span text:style-name="T97">ння</text:span></text:p>
            <text:p text:style-name="P46"><text:span text:style-name="T87">-я, </text:span><text:span text:style-name="T90">с.</text:span></text:p>
            <text:p text:style-name="P35">1) Дія за знач. вагатися.</text:p>
            <text:p text:style-name="P36">2) Неспроможність відразу вирішити щось; роздумування.</text:p>
            <text:p text:style-name="P36">3) Непослідовність у поглядах, хитання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07</text:p>
          </table:table-cell>
          <table:table-cell table:style-name="Dictionary.B213" table:number-columns-spanned="2" office:value-type="string">
            <text:p text:style-name="P26">Півдуші</text:p>
            <text:p text:style-name="P24"><text:span text:style-name="T21">півдýш, </text:span><text:span text:style-name="T22">ім., мн., інд.-авт.</text:span></text:p>
          </table:table-cell>
          <table:covered-table-cell/>
          <table:table-cell table:style-name="Dictionary.D213" table:number-columns-spanned="3" office:value-type="string">
            <text:p text:style-name="P24"><text:span text:style-name="T47">утворене префіксальним способом, похідне від слів:</text:span><text:span text:style-name="T33"> </text:span><text:span text:style-name="T36">пів</text:span><text:span text:style-name="T33"> і </text:span><text:span text:style-name="T36">душі</text:span></text:p>
          </table:table-cell>
          <table:covered-table-cell/>
          <table:covered-table-cell/>
          <table:table-cell table:style-name="Dictionary.G213" table:number-columns-spanned="3" office:value-type="string">
            <text:p text:style-name="P10">О царство півсерць, півнадій, півпричалів,</text:p>
            <text:p text:style-name="P22"><text:span text:style-name="T22">півзамірів царство, півзмаг і </text:span><text:span text:style-name="T25">півдуш</text:span><text:span text:style-name="T22">! </text:span><text:span text:style-name="T41">(П‑1, 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4" table:number-columns-spanned="3" office:value-type="string">
            <text:p text:style-name="P24"><text:span text:style-name="T36">пів </text:span><text:span text:style-name="T54">(див. 106)</text:span></text:p>
          </table:table-cell>
          <table:covered-table-cell/>
          <table:covered-table-cell/>
          <table:table-cell table:style-name="Dictionary.E214" table:number-columns-spanned="5" office:value-type="string">
            <text:p text:style-name="P22"><text:span text:style-name="T36">душі </text:span><text:span text:style-name="T53">(див. 6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08</text:p>
          </table:table-cell>
          <table:table-cell table:style-name="Dictionary.B215" table:number-columns-spanned="2" office:value-type="string">
            <text:p text:style-name="P26">Півзáміри</text:p>
            <text:p text:style-name="P24"><text:soft-page-break/><text:span text:style-name="T21">-ів, </text:span><text:span text:style-name="T22">ім., мн., інд.-авт.</text:span></text:p>
          </table:table-cell>
          <table:covered-table-cell/>
          <table:table-cell table:style-name="Dictionary.D215" table:number-columns-spanned="3" office:value-type="string">
            <text:p text:style-name="P24"><text:span text:style-name="T47">утворене </text:span><text:soft-page-break/><text:span text:style-name="T47">префіксальним способом, похідне від слів:</text:span><text:span text:style-name="T33"> </text:span><text:span text:style-name="T36">пів</text:span><text:span text:style-name="T33"> і </text:span><text:span text:style-name="T36">зáміри</text:span></text:p>
          </table:table-cell>
          <table:covered-table-cell/>
          <table:covered-table-cell/>
          <table:table-cell table:style-name="Dictionary.G215" table:number-columns-spanned="3" office:value-type="string">
            <text:p text:style-name="P10">О царство півсерць, півнадій, <text:soft-page-break/>півпричалів,</text:p>
            <text:p text:style-name="P22"><text:span text:style-name="T25">півзамірів</text:span><text:span text:style-name="T22"> царство, півзмаг і півдуш! </text:span><text:span text:style-name="T41">(П‑1, 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6" table:number-columns-spanned="3" office:value-type="string">
            <text:p text:style-name="P24"><text:span text:style-name="T36">пів </text:span><text:span text:style-name="T54">(див. 106)</text:span></text:p>
          </table:table-cell>
          <table:covered-table-cell/>
          <table:covered-table-cell/>
          <table:table-cell table:style-name="Dictionary.E216" table:number-columns-spanned="5" office:value-type="string">
            <text:p text:style-name="P32">замір</text:p>
            <text:p text:style-name="P46"><text:span text:style-name="T86">I </text:span><text:span text:style-name="T87">з`амір</text:span></text:p>
            <text:p text:style-name="P36">-у, <text:span text:style-name="T113">ч.</text:span></text:p>
            <text:p text:style-name="P43"><text:span text:style-name="T65">Задум, бажання зробити щось; намір. || </text:span><text:span text:style-name="T81">перев.</text:span><text:span text:style-name="T65"> </text:span><text:span text:style-name="T81">мн.</text:span><text:span text:style-name="T65"> Таємні, підступні плани, спрямовані проти кого-, чого-небудь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09</text:p>
          </table:table-cell>
          <table:table-cell table:style-name="Dictionary.B217" table:number-columns-spanned="2" office:value-type="string">
            <text:p text:style-name="P26">Півзмáги</text:p>
            <text:p text:style-name="P11">ім., мн., інд.-авт.</text:p>
          </table:table-cell>
          <table:covered-table-cell/>
          <table:table-cell table:style-name="Dictionary.D217" table:number-columns-spanned="3" office:value-type="string">
            <text:p text:style-name="P24"><text:span text:style-name="T126">утворене префіксальним і нульсуфіксальним способом, похідне від слів:</text:span><text:span text:style-name="T58"> </text:span><text:span text:style-name="T40">пів</text:span><text:span text:style-name="T58"> і </text:span><text:span text:style-name="T40">змагáння</text:span></text:p>
          </table:table-cell>
          <table:covered-table-cell/>
          <table:covered-table-cell/>
          <table:table-cell table:style-name="Dictionary.G217" table:number-columns-spanned="3" office:value-type="string">
            <text:p text:style-name="P10">О царство півсерць, півнадій, півпричалів,</text:p>
            <text:p text:style-name="P22"><text:span text:style-name="T22">півзамірів царство, </text:span><text:span text:style-name="T25">півзмаг</text:span><text:span text:style-name="T22"> і півдуш! </text:span><text:span text:style-name="T41">(П‑1, 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8" table:number-columns-spanned="3" office:value-type="string">
            <text:p text:style-name="P24"><text:span text:style-name="T36">пів </text:span><text:span text:style-name="T54">(див. 106)</text:span></text:p>
          </table:table-cell>
          <table:covered-table-cell/>
          <table:covered-table-cell/>
          <table:table-cell table:style-name="Dictionary.E218" table:number-columns-spanned="5" office:value-type="string">
            <text:p text:style-name="P34"><text:span text:style-name="T97">змаг</text:span><text:span text:style-name="T97">а</text:span><text:span text:style-name="T4"></text:span><text:span text:style-name="T97">ння</text:span></text:p>
            <text:p text:style-name="P46"><text:span text:style-name="T87">-я, </text:span><text:span text:style-name="T90">с.</text:span></text:p>
            <text:p text:style-name="P43"><text:span text:style-name="T65">1) Намагання перевершити, перемогти когось у чому-небудь, домагаючись кращих, ніж у когось, результатів, показників.</text:span></text:p>
            <text:p text:style-name="P43"><text:span text:style-name="T65">3) </text:span><text:span text:style-name="T81">перен.</text:span><text:span text:style-name="T65"> Сутичка, боротьба двох протилежних або ворожих сил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10</text:p>
          </table:table-cell>
          <table:table-cell table:style-name="Dictionary.B219" table:number-columns-spanned="2" office:value-type="string">
            <text:p text:style-name="P26">Півнадíї</text:p>
            <text:p text:style-name="P24"><text:span text:style-name="T21">півнадíй, </text:span><text:span text:style-name="T22">ім., мн., інд.-</text:span><text:soft-page-break/><text:span text:style-name="T22">авт.</text:span></text:p>
          </table:table-cell>
          <table:covered-table-cell/>
          <table:table-cell table:style-name="Dictionary.D219" table:number-columns-spanned="3" office:value-type="string">
            <text:p text:style-name="P24"><text:span text:style-name="T47">утворене префіксальним </text:span><text:soft-page-break/><text:span text:style-name="T47">способом, похідне </text:span><text:span text:style-name="T47">від слів:</text:span><text:span text:style-name="T33"> </text:span><text:span text:style-name="T36">пів</text:span><text:span text:style-name="T33"> і </text:span><text:span text:style-name="T36">надíї</text:span></text:p>
          </table:table-cell>
          <table:covered-table-cell/>
          <table:covered-table-cell/>
          <table:table-cell table:style-name="Dictionary.G219" table:number-columns-spanned="3" office:value-type="string">
            <text:p text:style-name="P22"><text:span text:style-name="T22">О царство півсерць, </text:span><text:span text:style-name="T25">півнадій</text:span><text:span text:style-name="T22">, півпричалів,</text:span></text:p>
            <text:p text:style-name="P22"><text:soft-page-break/><text:span text:style-name="T22">півзамірів царство, півзмаг і півдуш! </text:span><text:span text:style-name="T41">(П‑1, 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0" table:number-columns-spanned="3" office:value-type="string">
            <text:p text:style-name="P24"><text:span text:style-name="T36">пів (</text:span><text:span text:style-name="T54">див. 106)</text:span></text:p>
          </table:table-cell>
          <table:covered-table-cell/>
          <table:covered-table-cell/>
          <table:table-cell table:style-name="Dictionary.E220" table:number-columns-spanned="5" office:value-type="string">
            <text:p text:style-name="P34"><text:span text:style-name="T97">над</text:span><text:span text:style-name="T97">і</text:span><text:span text:style-name="T4"></text:span><text:span text:style-name="T97">я</text:span></text:p>
            <text:p text:style-name="P46"><text:span text:style-name="T87">-ї, </text:span><text:span text:style-name="T90">ж.</text:span></text:p>
            <text:p text:style-name="P36">1) Впевненість у можливості здійснення чогось бажаного, потрібного, приємного; сподівання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11</text:p>
          </table:table-cell>
          <table:table-cell table:style-name="Dictionary.B221" table:number-columns-spanned="2" office:value-type="string">
            <text:p text:style-name="P26">Півнебéс</text:p>
            <text:p text:style-name="P24"><text:span text:style-name="T21">півнебéс, </text:span><text:span text:style-name="T22">ім., мн., інд.-авт.</text:span></text:p>
          </table:table-cell>
          <table:covered-table-cell/>
          <table:table-cell table:style-name="Dictionary.D221" table:number-columns-spanned="3" office:value-type="string">
            <text:p text:style-name="P24"><text:span text:style-name="T47">утворене префіксальним способом, похідне від слів:</text:span><text:span text:style-name="T33"> </text:span><text:span text:style-name="T36">пів</text:span><text:span text:style-name="T33"> і </text:span><text:span text:style-name="T36">небесá</text:span></text:p>
          </table:table-cell>
          <table:covered-table-cell/>
          <table:covered-table-cell/>
          <table:table-cell table:style-name="Dictionary.G221" table:number-columns-spanned="3" office:value-type="string">
            <text:p text:style-name="P10">І з тих затятих здвоєних ночей</text:p>
            <text:p text:style-name="P22"><text:span text:style-name="T22">на </text:span><text:span text:style-name="T25">півнебес</text:span><text:span text:style-name="T22"> зажевріло б іржання</text:span></text:p>
            <text:p text:style-name="P22"><text:span text:style-name="T22">чи сиваша чи привиду. </text:span><text:span text:style-name="T41">(П‑1, 1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2" table:number-columns-spanned="3" office:value-type="string">
            <text:p text:style-name="P24"><text:span text:style-name="T36">пів </text:span><text:span text:style-name="T54">(див. 106)</text:span></text:p>
          </table:table-cell>
          <table:covered-table-cell/>
          <table:covered-table-cell/>
          <table:table-cell table:style-name="Dictionary.E222" table:number-columns-spanned="5" office:value-type="string">
            <text:p text:style-name="P22"><text:span text:style-name="T36">небесá </text:span><text:span text:style-name="T53">(див. 8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12</text:p>
          </table:table-cell>
          <table:table-cell table:style-name="Dictionary.B223" table:number-columns-spanned="2" office:value-type="string">
            <text:p text:style-name="P26">Півпричáли</text:p>
            <text:p text:style-name="P24"><text:span text:style-name="T21">-ів, </text:span><text:span text:style-name="T22">ім., мн., інд.-авт.</text:span></text:p>
          </table:table-cell>
          <table:covered-table-cell/>
          <table:table-cell table:style-name="Dictionary.D223" table:number-columns-spanned="3" office:value-type="string">
            <text:p text:style-name="P24"><text:span text:style-name="T47">утворене префіксальним способом, похідне від слів:</text:span><text:span text:style-name="T33"> </text:span><text:span text:style-name="T36">пів</text:span><text:span text:style-name="T33"> і </text:span><text:span text:style-name="T36">причáли</text:span></text:p>
          </table:table-cell>
          <table:covered-table-cell/>
          <table:covered-table-cell/>
          <table:table-cell table:style-name="Dictionary.G223" table:number-columns-spanned="3" office:value-type="string">
            <text:p text:style-name="P22"><text:span text:style-name="T22">О царство півсерць, півнадій, </text:span><text:span text:style-name="T25">півпричалів</text:span><text:span text:style-name="T22">,</text:span></text:p>
            <text:p text:style-name="P22"><text:span text:style-name="T22">півзамірів царство, півзмаг і півдуш! </text:span><text:span text:style-name="T41">(П‑1, 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4" table:number-columns-spanned="3" office:value-type="string">
            <text:p text:style-name="P24"><text:span text:style-name="T36">пів </text:span><text:span text:style-name="T54">(див. 106)</text:span></text:p>
          </table:table-cell>
          <table:covered-table-cell/>
          <table:covered-table-cell/>
          <table:table-cell table:style-name="Dictionary.E224" table:number-columns-spanned="5" office:value-type="string">
            <text:p text:style-name="P34"><text:span text:style-name="T97">прич</text:span><text:span text:style-name="T97">а</text:span><text:span text:style-name="T4"></text:span><text:span text:style-name="T97">л</text:span></text:p>
            <text:p text:style-name="P46"><text:span text:style-name="T87">-у, </text:span><text:span text:style-name="T90">ч.</text:span></text:p>
            <text:p text:style-name="P43"><text:span text:style-name="T65">2) </text:span><text:span text:style-name="T81">перен.</text:span><text:span text:style-name="T65"> Пристановище для кого-, чого-небудь; притулок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13</text:p>
          </table:table-cell>
          <table:table-cell table:style-name="Dictionary.B225" table:number-columns-spanned="2" office:value-type="string">
            <text:p text:style-name="P26">Повногóрля</text:p>
            <text:p text:style-name="P24"><text:span text:style-name="T21">-я, </text:span><text:span text:style-name="T22">ім., с., інд.-авт.</text:span></text:p>
          </table:table-cell>
          <table:covered-table-cell/>
          <table:table-cell table:style-name="Dictionary.D225" table:number-columns-spanned="3" office:value-type="string">
            <text:p text:style-name="P24"><text:span text:style-name="T124">Утворене способом основоскладання і нульсуфіксальним, похідне від слів:</text:span><text:span text:style-name="T33"> </text:span><text:span text:style-name="T36">пóвний</text:span><text:span text:style-name="T33"> і </text:span><text:span text:style-name="T36">гóрло</text:span></text:p>
          </table:table-cell>
          <table:covered-table-cell/>
          <table:covered-table-cell/>
          <table:table-cell table:style-name="Dictionary.G225" table:number-columns-spanned="3" office:value-type="string">
            <text:p text:style-name="P22"><text:span text:style-name="T22">До гори, до рік, до </text:span><text:span text:style-name="T25">повногорля</text:span><text:span text:style-name="T22">,</text:span></text:p>
            <text:p text:style-name="P10">повногруддям зобов’яж мене.</text:p>
            <text:p text:style-name="P10">Кожним днем боліти, кожним днем</text:p>
            <text:p text:style-name="P22"><text:span text:style-name="T22">виповняти серце власним горем. </text:span><text:soft-page-break/><text:span text:style-name="T41">(П‑2, 2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6" table:number-columns-spanned="3" office:value-type="string">
            <text:p text:style-name="P33"><text:span text:style-name="T97">п</text:span><text:span text:style-name="T97">о</text:span><text:span text:style-name="T4"></text:span><text:span text:style-name="T97">вний</text:span></text:p>
            <text:p text:style-name="P35">повен, -вна, -вне.</text:p>
            <text:p text:style-name="P35">1) У якому немає вільного місця, заповнений до краю. || У якому є, міститься, вміщується порівняно багато кого-, чого-небудь. || У<text:span text:style-name="T113">сполуч.</text:span> з деякими <text:span text:style-name="T113">ім.</text:span> вживається на означення великої міри вияву дії, ознаки і т. ін. || Не порожній всередині (про зерно, плоди і т. ін.). || Який має велику кількість пелюсток (про квіти, цвіт і т. ін.). || <text:span text:style-name="T113">у знач.ім.</text:span> по<text:span text:style-name="T4"></text:span>вна, -ної, <text:span text:style-name="T113">ж.</text:span>, <text:span text:style-name="T113">розм.</text:span> Наповнена по вінця чарка.</text:p>
            <text:p text:style-name="P42"><text:span text:style-name="T65">2) </text:span><text:span text:style-name="T81">перен.</text:span><text:span text:style-name="T65"> Цілком пройнятий, охоплений чим-небудь; сповнений чимсь. || Зайнятий, зацікавлений, захоплений ким-, чим-небудь. || Який відбиває, виражає якесь почуття, переживання і т. ін. (про погляд, вираз обличчя тощо). || Який має в собі багато чого-небудь. || Насичений чим-небудь. </text:span><text:span text:style-name="T81">Повне життя</text:span><text:span text:style-name="T65">. </text:span><text:span text:style-name="T74">(С, )</text:span></text:p>
          </table:table-cell>
          <table:covered-table-cell/>
          <table:covered-table-cell/>
          <table:table-cell table:style-name="Dictionary.E226" table:number-columns-spanned="5" office:value-type="string">
            <text:p text:style-name="P34"><text:span text:style-name="T97">г</text:span><text:span text:style-name="T97">о</text:span><text:span text:style-name="T4"></text:span><text:span text:style-name="T97">рло</text:span></text:p>
            <text:p text:style-name="P46"><text:span text:style-name="T87">-а, </text:span><text:span text:style-name="T90">с.</text:span></text:p>
            <text:p text:style-name="P36">1) Передня частина шиї, всередині якої знаходиться початок стравоходу і дихальних шляхів. || Хрящовий канал, який є початком стравоходу і дихальних шляхів.</text:p>
            <text:p text:style-name="P36">2) Верхня звужена частина посуду.</text:p>
            <text:p text:style-name="P36">3) Протока між внутрішнім і окраїнним морями або при впадінні річки в озеро чи море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14</text:p>
          </table:table-cell>
          <table:table-cell table:style-name="Dictionary.B227" table:number-columns-spanned="2" office:value-type="string">
            <text:p text:style-name="P26">Позапрóстір</text:p>
            <text:p text:style-name="P24"><text:span text:style-name="T21">-стору, </text:span><text:span text:style-name="T22">ім., ч., інд.-авт.</text:span></text:p>
          </table:table-cell>
          <table:covered-table-cell/>
          <table:table-cell table:style-name="Dictionary.D227" table:number-columns-spanned="3" office:value-type="string">
            <text:p text:style-name="P24"><text:span text:style-name="T47">утворене </text:span><text:span text:style-name="T47">префіксальним способом, похідне від слів:</text:span><text:span text:style-name="T33"> </text:span><text:span text:style-name="T36">пóза</text:span><text:span text:style-name="T33"> і </text:span><text:span text:style-name="T36">прóстір</text:span></text:p>
          </table:table-cell>
          <table:covered-table-cell/>
          <table:covered-table-cell/>
          <table:table-cell table:style-name="Dictionary.G227" table:number-columns-spanned="3" office:value-type="string">
            <text:p text:style-name="P22"><text:span text:style-name="T22">Як вікна в </text:span><text:span text:style-name="T25">позапростір</text:span><text:span text:style-name="T22">, </text:span><text:span text:style-name="T22">позачас,</text:span></text:p>
            <text:p text:style-name="P10">за мури німоти і всепокори,</text:p>
            <text:p text:style-name="P10">так світяться свічада, світлом хорі,</text:p>
            <text:p text:style-name="P10"><text:soft-page-break/>і пильно задивляються крізь нас</text:p>
            <text:p text:style-name="P22"><text:span text:style-name="T22">у сяйва… </text:span><text:span text:style-name="T41">(П‑1, 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8" table:number-columns-spanned="3" office:value-type="string">
            <text:p text:style-name="P33"><text:span text:style-name="T97">п</text:span><text:span text:style-name="T97">о</text:span><text:span text:style-name="T4"></text:span><text:span text:style-name="T97">за</text:span></text:p>
            <text:p text:style-name="P45"><text:span text:style-name="T86">II </text:span><text:span text:style-name="T90">прийм.</text:span><text:span text:style-name="T87">, </text:span><text:span text:style-name="T90">із знах.</text:span><text:span text:style-name="T87"> </text:span><text:span text:style-name="T90">і оруд. в.</text:span></text:p>
            <text:p text:style-name="P42"><text:span text:style-name="T65">4) </text:span><text:span text:style-name="T81">з оруд. в.</text:span><text:span text:style-name="T65"> Указує на існування, наявність кого-, чого-небудь або перебування когось за межами того, що названо іменником (займенником). </text:span><text:span text:style-name="T74">(С, )</text:span></text:p>
          </table:table-cell>
          <table:covered-table-cell/>
          <table:covered-table-cell/>
          <table:table-cell table:style-name="Dictionary.E228" table:number-columns-spanned="5" office:value-type="string">
            <text:p text:style-name="P34"><text:span text:style-name="T97">пр</text:span><text:span text:style-name="T97">о</text:span><text:span text:style-name="T4"></text:span><text:span text:style-name="T97">стір</text:span></text:p>
            <text:p text:style-name="P46"><text:span text:style-name="T87">простору, </text:span><text:span text:style-name="T90">ч.</text:span></text:p>
            <text:p text:style-name="P36">1) <text:span text:style-name="T113">тільки одн.</text:span>, <text:span text:style-name="T113">філос.</text:span> Одна з основних об'єктивних форм існування матерії, яка характеризується протяжністю та обсягом.</text:p>
            <text:p text:style-name="P43"><text:span text:style-name="T65">4) </text:span><text:span text:style-name="T81">перен.</text:span><text:span text:style-name="T65"> Відсутність яких-небудь обмежень, перешкод у чомусь; воля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15</text:p>
          </table:table-cell>
          <table:table-cell table:style-name="Dictionary.B229" table:number-columns-spanned="2" office:value-type="string">
            <text:p text:style-name="P26">Позачáс</text:p>
            <text:p text:style-name="P24"><text:span text:style-name="T21">-у, </text:span><text:span text:style-name="T22">ім., ч., інд.-авт.</text:span></text:p>
          </table:table-cell>
          <table:covered-table-cell/>
          <table:table-cell table:style-name="Dictionary.D229" table:number-columns-spanned="3" office:value-type="string">
            <text:p text:style-name="P24"><text:span text:style-name="T47">утворене префіксальним способом, похідне від слів:</text:span><text:span text:style-name="T33"> </text:span><text:span text:style-name="T36">пóза</text:span><text:span text:style-name="T33"> і </text:span><text:span text:style-name="T36">час</text:span></text:p>
          </table:table-cell>
          <table:covered-table-cell/>
          <table:covered-table-cell/>
          <table:table-cell table:style-name="Dictionary.G229" table:number-columns-spanned="3" office:value-type="string">
            <text:p text:style-name="P22"><text:span text:style-name="T22">Як вікна в позапростір, </text:span><text:span text:style-name="T25">позачас</text:span><text:span text:style-name="T22">,</text:span></text:p>
            <text:p text:style-name="P10">за мури німоти і всепокори,</text:p>
            <text:p text:style-name="P10">так світяться свічада, світлом хорі,</text:p>
            <text:p text:style-name="P10">і пильно задивляються крізь нас</text:p>
            <text:p text:style-name="P22"><text:span text:style-name="T22">у сяйва… </text:span><text:span text:style-name="T41">(П‑1, 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0" table:number-columns-spanned="3" office:value-type="string">
            <text:p text:style-name="P24"><text:span text:style-name="T36">пóза </text:span><text:span text:style-name="T53">(див. 114)</text:span></text:p>
          </table:table-cell>
          <table:covered-table-cell/>
          <table:covered-table-cell/>
          <table:table-cell table:style-name="Dictionary.E230" table:number-columns-spanned="5" office:value-type="string">
            <text:p text:style-name="P22"><text:span text:style-name="T36">час </text:span><text:span text:style-name="T53">(див. 7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16</text:p>
          </table:table-cell>
          <table:table-cell table:style-name="Dictionary.B231" table:number-columns-spanned="2" office:value-type="string">
            <text:p text:style-name="P26">Порожньосéрдий</text:p>
            <text:p text:style-name="P24"><text:span text:style-name="T21">-а, -е, </text:span><text:span text:style-name="T23">прикм., </text:span><text:span text:style-name="T22">інд.-авт.</text:span></text:p>
          </table:table-cell>
          <table:covered-table-cell/>
          <table:table-cell table:style-name="Dictionary.D231" table:number-columns-spanned="3" office:value-type="string">
            <text:p text:style-name="P24"><text:span text:style-name="T47">утворене складнофлективним способом, похідне від слів:</text:span><text:span text:style-name="T33"> </text:span><text:span text:style-name="T36">порóжній</text:span><text:span text:style-name="T33"> і </text:span><text:span text:style-name="T36">сéрце</text:span></text:p>
          </table:table-cell>
          <table:covered-table-cell/>
          <table:covered-table-cell/>
          <table:table-cell table:style-name="Dictionary.G231" table:number-columns-spanned="3" office:value-type="string">
            <text:p text:style-name="P22"><text:span text:style-name="T25">Порожньосердий</text:span><text:span text:style-name="T22"> вибільшився світ,</text:span></text:p>
            <text:p text:style-name="P22"><text:span text:style-name="T22">мов простору запрагло німування… </text:span><text:span text:style-name="T41">(П‑2, 174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2" table:number-columns-spanned="3" office:value-type="string">
            <text:p text:style-name="P33"><text:span text:style-name="T97">пор</text:span><text:span text:style-name="T97">о</text:span><text:span text:style-name="T4"></text:span><text:span text:style-name="T97">жній</text:span></text:p>
            <text:p text:style-name="P35">-я, -є.</text:p>
            <text:p text:style-name="P42"><text:span text:style-name="T65">3) </text:span><text:span text:style-name="T81">у сполуч.</text:span><text:span text:style-name="T65"> </text:span><text:span text:style-name="T81">зі сл.</text:span><text:span text:style-name="T65"> життя, світ </text:span><text:span text:style-name="T81">і т. ін.</text:span><text:span text:style-name="T65">, </text:span><text:span text:style-name="T81">перен.</text:span><text:span text:style-name="T65"> Ні для кого не корисний; </text:span><text:soft-page-break/><text:span text:style-name="T65">марний. || Позбавлений змісту, убогий змістом; беззмістовний, пустий. || Який не відповідає об'єктивній дійсності. </text:span><text:span text:style-name="T74">(С, )</text:span></text:p>
          </table:table-cell>
          <table:covered-table-cell/>
          <table:covered-table-cell/>
          <table:table-cell table:style-name="Dictionary.E232" table:number-columns-spanned="5" office:value-type="string">
            <text:p text:style-name="P22"><text:span text:style-name="T36">сéрце </text:span><text:span text:style-name="T53">(див. 5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17</text:p>
          </table:table-cell>
          <table:table-cell table:style-name="Dictionary.B233" table:number-columns-spanned="2" office:value-type="string">
            <text:p text:style-name="P26">Потаймир</text:p>
            <text:p text:style-name="P24"><text:span text:style-name="T21">-у, </text:span><text:span text:style-name="T22">ім., ч., інд.-авт.</text:span></text:p>
          </table:table-cell>
          <table:covered-table-cell/>
          <table:table-cell table:style-name="Dictionary.D233" table:number-columns-spanned="3" office:value-type="string">
            <text:p text:style-name="P18"><text:span text:style-name="T127">Утворене способом зрощення або абревіатурним, похідне від слів:</text:span><text:span text:style-name="T21"> </text:span><text:span text:style-name="T37">потаємний</text:span><text:span text:style-name="T21"> і </text:span><text:span text:style-name="T37">мир</text:span><text:span text:style-name="T21"> (можливо, </text:span><text:span text:style-name="T37">потай</text:span><text:span text:style-name="T21"> — </text:span><text:span text:style-name="T21">скорочення від </text:span><text:span text:style-name="T37">потаємний</text:span><text:span text:style-name="T21">)</text:span></text:p>
          </table:table-cell>
          <table:covered-table-cell/>
          <table:covered-table-cell/>
          <table:table-cell table:style-name="Dictionary.G233" table:number-columns-spanned="3" office:value-type="string">
            <text:p text:style-name="P22"><text:span text:style-name="T22">І десь там гасне </text:span><text:span text:style-name="T25">потаймир</text:span><text:span text:style-name="T22">,</text:span></text:p>
            <text:p text:style-name="P10">а між торосами крижин</text:p>
            <text:p text:style-name="P22"><text:span text:style-name="T22">я сам-один і – враг-вражин… </text:span><text:span text:style-name="T41">(П‑2, 1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4" table:number-columns-spanned="3" office:value-type="string">
            <text:p text:style-name="P33"><text:span text:style-name="T97">п</text:span><text:span text:style-name="T97">о</text:span><text:span text:style-name="T4"></text:span><text:span text:style-name="T97">тай</text:span></text:p>
            <text:p text:style-name="P45"><text:span text:style-name="T90">присл.</text:span><text:span text:style-name="T87">, </text:span><text:span text:style-name="T90">від кого</text:span><text:span text:style-name="T87">, </text:span><text:span text:style-name="T90">заст.</text:span><text:span text:style-name="T87">, </text:span><text:span text:style-name="T90">рідко кого і без додатка</text:span><text:span text:style-name="T87">.</text:span></text:p>
            <text:p text:style-name="P35">Так, щоб ніхто не знав, не дізнався; таємно від когось або від усіх. || Так, щоб ніхто не побачив; непомітно для інших; крадькома. || Так, щоб ніхто не почув. || У глибині душі, не показуючи свого почуття іншим, ніяк не виявляючи зовні свого стану. || Не явно, не одверто, прикриваючись нещирими словами тощо; приховано. <text:span text:style-name="T60">(С, )</text:span></text:p>
          </table:table-cell>
          <table:covered-table-cell/>
          <table:covered-table-cell/>
          <table:table-cell table:style-name="Dictionary.E234" table:number-columns-spanned="5" office:value-type="string">
            <text:p text:style-name="P32">мир</text:p>
            <text:p text:style-name="P46"><text:span text:style-name="T86">II </text:span><text:span text:style-name="T87">-у, </text:span><text:span text:style-name="T90">ч.</text:span></text:p>
            <text:p text:style-name="P43"><text:span text:style-name="T65">1) </text:span><text:span text:style-name="T81">заст.</text:span><text:span text:style-name="T65"> Земля з усім, що на ній існує; світ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18</text:p>
          </table:table-cell>
          <table:table-cell table:style-name="Dictionary.B235" table:number-columns-spanned="2" office:value-type="string">
            <text:p text:style-name="P26">Пралітá</text:p>
            <text:p text:style-name="P24"><text:span text:style-name="T21">пралíт, </text:span><text:span text:style-name="T22">ім., мн., інд.-авт.</text:span></text:p>
          </table:table-cell>
          <table:covered-table-cell/>
          <table:table-cell table:style-name="Dictionary.D235" table:number-columns-spanned="3" office:value-type="string">
            <text:p text:style-name="P24"><text:span text:style-name="T47">утворене префіксальним способом, похідне </text:span><text:soft-page-break/><text:span text:style-name="T47">від слів:</text:span><text:span text:style-name="T33"> </text:span><text:span text:style-name="T36">пра</text:span><text:span text:style-name="T33">... і </text:span><text:span text:style-name="T36">літá</text:span></text:p>
          </table:table-cell>
          <table:covered-table-cell/>
          <table:covered-table-cell/>
          <table:table-cell table:style-name="Dictionary.G235" table:number-columns-spanned="3" office:value-type="string">
            <text:p text:style-name="P10">Забудься. Стань. І зачекай мене</text:p>
            <text:p text:style-name="P10">на самоті в такому велелюдді,</text:p>
            <text:p text:style-name="P10">де спогади стовбичать, наче <text:soft-page-break/>судді,</text:p>
            <text:p text:style-name="P22"><text:span text:style-name="T22">і пам’ять чвалом </text:span><text:span text:style-name="T25">праліта</text:span><text:span text:style-name="T22"> жене. </text:span><text:span text:style-name="T41">(П‑2, 14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6" table:number-columns-spanned="3" office:value-type="string">
            <text:p text:style-name="P33"><text:span text:style-name="T97">д</text:span><text:span text:style-name="T97">а</text:span><text:span text:style-name="T4"></text:span><text:span text:style-name="T97">вній (пра...)</text:span></text:p>
            <text:p text:style-name="P35">-я, -є.</text:p>
            <text:p text:style-name="P35">1) Який давно минув; колишній. || Який застарів.</text:p>
            <text:p text:style-name="P35">2) Який існує вже багато часу; старий. || Здавна добре відомий; стародавній. <text:span text:style-name="T60">(С, )</text:span></text:p>
          </table:table-cell>
          <table:covered-table-cell/>
          <table:covered-table-cell/>
          <table:table-cell table:style-name="Dictionary.E236" table:number-columns-spanned="5" office:value-type="string">
            <text:p text:style-name="P22"><text:span text:style-name="T36">літá </text:span><text:span text:style-name="T53">(див. 7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19</text:p>
          </table:table-cell>
          <table:table-cell table:style-name="Dictionary.B237" table:number-columns-spanned="2" office:value-type="string">
            <text:p text:style-name="P26">Прáпервні</text:p>
            <text:p text:style-name="P24"><text:span text:style-name="T21">-ів, </text:span><text:span text:style-name="T22">ім., мн., інд.-авт.</text:span></text:p>
          </table:table-cell>
          <table:covered-table-cell/>
          <table:table-cell table:style-name="Dictionary.D237" table:number-columns-spanned="3" office:value-type="string">
            <text:p text:style-name="P24"><text:span text:style-name="T47">утворене префіксальним </text:span><text:span text:style-name="T47">способом, похідне від слів:</text:span><text:span text:style-name="T33"> </text:span><text:span text:style-name="T36">пра</text:span><text:span text:style-name="T33">... і </text:span><text:span text:style-name="T37">пéрвень</text:span></text:p>
          </table:table-cell>
          <table:covered-table-cell/>
          <table:covered-table-cell/>
          <table:table-cell table:style-name="Dictionary.G237" table:number-columns-spanned="3" office:value-type="string">
            <text:p text:style-name="P10">Що б то нам</text:p>
            <text:p text:style-name="P10">посовгнути – ці межигони часу,</text:p>
            <text:p text:style-name="P10">марудні межигони живоття,</text:p>
            <text:p text:style-name="P10">коли змарнілі постаті снаги,</text:p>
            <text:p text:style-name="P10">ці бурі пристрастей попопелілих,</text:p>
            <text:p text:style-name="P10">раптово окошилися на нас.</text:p>
            <text:p text:style-name="P10">І хочеться сягнути за крайчасу,</text:p>
            <text:p text:style-name="P22"><text:span text:style-name="T22">за </text:span><text:span text:style-name="T25">прапервні</text:span><text:span text:style-name="T22">. </text:span><text:span text:style-name="T41">(П‑1, 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8" table:number-columns-spanned="3" office:value-type="string">
            <text:p text:style-name="P24"><text:span text:style-name="T36">пра</text:span><text:span text:style-name="T33">.. </text:span><text:span text:style-name="T53">(див. 118)</text:span></text:p>
          </table:table-cell>
          <table:covered-table-cell/>
          <table:covered-table-cell/>
          <table:table-cell table:style-name="Dictionary.E238" table:number-columns-spanned="5" office:value-type="string">
            <text:p text:style-name="P22"><text:span text:style-name="T37">Пéрвень </text:span><text:span text:style-name="T52">(не подано у словнику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20</text:p>
          </table:table-cell>
          <table:table-cell table:style-name="Dictionary.B239" table:number-columns-spanned="2" office:value-type="string">
            <text:p text:style-name="P26">Призáходи</text:p>
            <text:p text:style-name="P24"><text:span text:style-name="T21">-ів, </text:span><text:span text:style-name="T22">ім., мн., інд.-авт.</text:span></text:p>
          </table:table-cell>
          <table:covered-table-cell/>
          <table:table-cell table:style-name="Dictionary.D239" table:number-columns-spanned="3" office:value-type="string">
            <text:p text:style-name="P33"><text:span text:style-name="T73">утворене префіксальним способом, похідне від слів:</text:span><text:span text:style-name="T65"> </text:span><text:span text:style-name="T64">при</text:span><text:span text:style-name="T65"> і </text:span><text:span text:style-name="T64">за</text:span><text:span text:style-name="T70"></text:span><text:span text:style-name="T64">хід</text:span></text:p>
          </table:table-cell>
          <table:covered-table-cell/>
          <table:covered-table-cell/>
          <table:table-cell table:style-name="Dictionary.G239" table:number-columns-spanned="3" office:value-type="string">
            <text:p text:style-name="P21">Прижухлий клониться пирій</text:p>
            <text:p text:style-name="P22"><text:span text:style-name="T118">на </text:span><text:span text:style-name="T119">призаходи</text:span><text:span text:style-name="T118"> дня</text:span><text:span text:style-name="T117">. </text:span><text:span text:style-name="T122">(П‑2, 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0" table:number-columns-spanned="3" office:value-type="string">
            <text:p text:style-name="P31">при</text:p>
            <text:p text:style-name="P45"><text:span text:style-name="T90">прийм.</text:span><text:span text:style-name="T87">, </text:span><text:span text:style-name="T90">з місц. в.</text:span><text:span text:style-name="T87"> Сполучення з </text:span><text:span text:style-name="T90">прийм.</text:span><text:span text:style-name="T87"> при виражають: Просторові відношення:</text:span></text:p>
            <text:p text:style-name="P42"><text:soft-page-break/><text:span text:style-name="T65">5) Уживається з позначенням: а) події, дії, в момент якої щось відбувається; б) процесу, явища, одночасно з яким відбувається дія або виникає певний стан; в) дії, одночасно з якою відбувається інша дія чи триває стан; г) моменту дії, пов'язаного з її початком або кінцем. </text:span><text:span text:style-name="T81">Сказати при кінці</text:span><text:span text:style-name="T65">. </text:span><text:span text:style-name="T74">(С, )</text:span></text:p>
          </table:table-cell>
          <table:covered-table-cell/>
          <table:covered-table-cell/>
          <table:table-cell table:style-name="Dictionary.E240" table:number-columns-spanned="5" office:value-type="string">
            <text:p text:style-name="P34"><text:span text:style-name="T97">з</text:span><text:span text:style-name="T97">а</text:span><text:span text:style-name="T4"></text:span><text:span text:style-name="T97">х</text:span><text:span text:style-name="T97">і</text:span><text:span text:style-name="T4"></text:span><text:span text:style-name="T97">д</text:span></text:p>
            <text:p text:style-name="P46"><text:span text:style-name="T87">захо</text:span><text:span text:style-name="T19"></text:span><text:span text:style-name="T87">ду, </text:span><text:span text:style-name="T90">ч.</text:span></text:p>
            <text:p text:style-name="P36">2) Час, коли заходить сонце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21</text:p>
          </table:table-cell>
          <table:table-cell table:style-name="Dictionary.B241" table:number-columns-spanned="2" office:value-type="string">
            <text:p text:style-name="P26">Притінь</text:p>
            <text:p text:style-name="P24"><text:span text:style-name="T21">-і, </text:span><text:span text:style-name="T22">ім., ж., інд.-авт.</text:span></text:p>
          </table:table-cell>
          <table:covered-table-cell/>
          <table:table-cell table:style-name="Dictionary.D241" table:number-columns-spanned="3" office:value-type="string">
            <text:p text:style-name="P33"><text:span text:style-name="T73">утворене префіксальним способом, похідне від слів:</text:span><text:span text:style-name="T65"> </text:span><text:span text:style-name="T64">при</text:span><text:span text:style-name="T65"> і </text:span><text:span text:style-name="T64">тінь</text:span></text:p>
          </table:table-cell>
          <table:covered-table-cell/>
          <table:covered-table-cell/>
          <table:table-cell table:style-name="Dictionary.G241" table:number-columns-spanned="3" office:value-type="string">
            <text:p text:style-name="P22"><text:span text:style-name="T22">Ти тінь. Ти </text:span><text:span text:style-name="T25">притінь</text:span><text:span text:style-name="T22">. Смерк і довгий гуд</text:span></text:p>
            <text:p text:style-name="P22"><text:span text:style-name="T22">і зелень бань… </text:span><text:span text:style-name="T41">(П‑1, 134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2" table:number-columns-spanned="3" office:value-type="string">
            <text:p text:style-name="P5">при <text:span text:style-name="T111">(див. 120)</text:span></text:p>
          </table:table-cell>
          <table:covered-table-cell/>
          <table:covered-table-cell/>
          <table:table-cell table:style-name="Dictionary.E242" table:number-columns-spanned="5" office:value-type="string">
            <text:p text:style-name="P32">тінь</text:p>
            <text:p text:style-name="P46"><text:span text:style-name="T87">-і, </text:span><text:span text:style-name="T90">ж.</text:span></text:p>
            <text:p text:style-name="P36">1) Темний відбиток на чому-небудь від предмета, освітленого з протилежного боку. || Зображення такого відбитку в живопису; місце, що зображує на малюнку, картині найменш освітлену частину, ділянку чого-небудь. || <text:span text:style-name="T113">кого</text:span>, <text:span text:style-name="T113">чия</text:span>, <text:span text:style-name="T113">перен.</text:span> Про того, хто ніколи не покидає іншого, завжди буває з ним разом.</text:p>
            <text:p text:style-name="P39"><text:span text:style-name="T62">6) </text:span><text:span text:style-name="T80">перен.</text:span><text:span text:style-name="T62"> Ледве вловимий слід, найменша ознака чого-небудь, натяк на наявність чогось.</text:span><text:span text:style-name="T67"> </text:span><text:span text:style-name="T77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22</text:p>
          </table:table-cell>
          <table:table-cell table:style-name="Dictionary.B243" table:number-columns-spanned="2" office:value-type="string">
            <text:p text:style-name="P26">Прóростень</text:p>
            <text:p text:style-name="P24"><text:soft-page-break/><text:span text:style-name="T21">-стня, </text:span><text:span text:style-name="T22">ім., ч., інд.-авт.</text:span></text:p>
          </table:table-cell>
          <table:covered-table-cell/>
          <table:table-cell table:style-name="Dictionary.D243" table:number-columns-spanned="3" office:value-type="string">
            <text:p text:style-name="P24"><text:span text:style-name="T47">утворене </text:span><text:soft-page-break/><text:span text:style-name="T47">суфіксальним способом, похідне від слова</text:span><text:span text:style-name="T42"> </text:span><text:span text:style-name="T37">проростáти</text:span></text:p>
          </table:table-cell>
          <table:covered-table-cell/>
          <table:covered-table-cell/>
          <table:table-cell table:style-name="Dictionary.G243" table:number-columns-spanned="3" office:value-type="string">
            <text:p text:style-name="P22"><text:span text:style-name="T22">І </text:span><text:span text:style-name="T25">проростень</text:span><text:span text:style-name="T22">, і бугила,</text:span></text:p>
            <text:p text:style-name="P10"><text:soft-page-break/>і жалом жалощів тріпоче</text:p>
            <text:p text:style-name="P10">доба і не пустити хоче</text:p>
            <text:p text:style-name="P22"><text:span text:style-name="T22">стежина, терням поросла. </text:span><text:span text:style-name="T41">(П‑2, 122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4" table:number-columns-spanned="8" office:value-type="string">
            <text:p text:style-name="P34"><text:span text:style-name="T97">пророст</text:span><text:span text:style-name="T97">а</text:span><text:span text:style-name="T4"></text:span><text:span text:style-name="T97">ти</text:span></text:p>
            <text:p text:style-name="P46"><text:span text:style-name="T87">-ає, </text:span><text:span text:style-name="T90">недок.</text:span><text:span text:style-name="T87">, прорости, -те, </text:span><text:span text:style-name="T90">док.</text:span></text:p>
            <text:p text:style-name="P43"><text:span text:style-name="T65">3) </text:span><text:span text:style-name="T81">неперех.</text:span><text:span text:style-name="T65"> Покриватися рослинністю (про якусь територію, місцевість); заростати. || Ставати місцем, основою для росту, появи чого-небудь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23</text:p>
          </table:table-cell>
          <table:table-cell table:style-name="Dictionary.B245" table:number-columns-spanned="2" office:value-type="string">
            <text:p text:style-name="P24"><text:span text:style-name="T3">Протипотíк (</text:span><text:span text:style-name="T35">протипотóки</text:span><text:span text:style-name="T3">)</text:span></text:p>
            <text:p text:style-name="P24"><text:span text:style-name="T21">-тóку, </text:span><text:span text:style-name="T22">ім., ч., інд.-авт.</text:span></text:p>
          </table:table-cell>
          <table:covered-table-cell/>
          <table:table-cell table:style-name="Dictionary.D245" table:number-columns-spanned="3" office:value-type="string">
            <text:p text:style-name="P24"><text:span text:style-name="T47">утворене префіксальним способом, похідне </text:span><text:span text:style-name="T47">від слів:</text:span><text:span text:style-name="T33"> </text:span><text:span text:style-name="T36">прóти</text:span><text:span text:style-name="T33">... і </text:span><text:span text:style-name="T36">потíк</text:span></text:p>
          </table:table-cell>
          <table:covered-table-cell/>
          <table:covered-table-cell/>
          <table:table-cell table:style-name="Dictionary.G245" table:number-columns-spanned="3" office:value-type="string">
            <text:p text:style-name="P22"><text:span text:style-name="T22">Розбратані </text:span><text:span text:style-name="T25">протипотоки</text:span></text:p>
            <text:p text:style-name="P10">’дне одного наздоганяють,</text:p>
            <text:p text:style-name="P10">годують себе проминанням</text:p>
            <text:p text:style-name="P22"><text:span text:style-name="T22">заказаних долею стріч. </text:span><text:span text:style-name="T41">(П‑1, 8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6" table:number-columns-spanned="3" office:value-type="string">
            <text:p text:style-name="P33"><text:span text:style-name="T97">пр</text:span><text:span text:style-name="T97">о</text:span><text:span text:style-name="T4"></text:span><text:span text:style-name="T97">ти</text:span></text:p>
            <text:p text:style-name="P50"><text:span text:style-name="T86">II </text:span><text:span text:style-name="T90">присл.</text:span></text:p>
            <text:p text:style-name="P48"><text:span text:style-name="T65">Не на підтримку, не на користь кого-, чого-небудь. || </text:span><text:span text:style-name="T81">у знач.</text:span><text:span text:style-name="T65"> </text:span><text:span text:style-name="T81">присудк. сл.</text:span><text:span text:style-name="T65"> || </text:span><text:span text:style-name="T81">у знач.</text:span><text:span text:style-name="T65"> </text:span><text:span text:style-name="T81">ім.</text:span><text:span text:style-name="T65">, </text:span><text:span text:style-name="T81">розм.</text:span><text:span text:style-name="T65"> Те, що є негативним чинником стосовно до чогось, заперечення чогось. </text:span><text:span text:style-name="T74">(С, )</text:span></text:p>
          </table:table-cell>
          <table:covered-table-cell/>
          <table:covered-table-cell/>
          <table:table-cell table:style-name="Dictionary.E246" table:number-columns-spanned="5" office:value-type="string">
            <text:p text:style-name="P34"><text:span text:style-name="T97">пот</text:span><text:span text:style-name="T97">і</text:span><text:span text:style-name="T4"></text:span><text:span text:style-name="T97">к</text:span></text:p>
            <text:p text:style-name="P46"><text:span text:style-name="T87">-току, </text:span><text:span text:style-name="T90">ч.</text:span></text:p>
            <text:p text:style-name="P36">1) Річка (<text:span text:style-name="T113">перев.</text:span> невелика), струмок із стрімкою течією. || Маса води, що стрімко тече. || Маса якої-небудь рідини, що швидко тече, виливається звідкись. || <text:span text:style-name="T113">чого</text:span>, <text:span text:style-name="T113">який</text:span>. Маса (повітря, світла, звуків і т. ін.), що поширюється звідкись, спрямовується кудись. || Фізична величина, що характеризує цей рух. <text:span text:style-name="T113">Магнітний потік</text:span>.</text:p>
            <text:p text:style-name="P43"><text:span text:style-name="T65">2) </text:span><text:span text:style-name="T81">кого</text:span><text:span text:style-name="T65">, </text:span><text:span text:style-name="T81">чого</text:span><text:span text:style-name="T65">, </text:span><text:span text:style-name="T81">який</text:span><text:span text:style-name="T65">, </text:span><text:span text:style-name="T81">перен.</text:span><text:span text:style-name="T65"> Велика кількість, маса кого-, чого-небудь, що рухається в одному напрямі. || Безперервний рух, надходження </text:span><text:soft-page-break/><text:span text:style-name="T65">великої кількості чого-небудь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24</text:p>
          </table:table-cell>
          <table:table-cell table:style-name="Dictionary.B247" table:number-columns-spanned="2" office:value-type="string">
            <text:p text:style-name="P26">Пружноголóсий</text:p>
            <text:p text:style-name="P24"><text:span text:style-name="T21">-а, -е, </text:span><text:span text:style-name="T23">прикм., </text:span><text:span text:style-name="T22">інд.-авт.</text:span></text:p>
          </table:table-cell>
          <table:covered-table-cell/>
          <table:table-cell table:style-name="Dictionary.D247" table:number-columns-spanned="3" office:value-type="string">
            <text:p text:style-name="P24"><text:span text:style-name="T47">утворене складнофлективним способом, похідне від слів:</text:span><text:span text:style-name="T33"> </text:span><text:span text:style-name="T36">прýжний</text:span><text:span text:style-name="T33"> і </text:span><text:span text:style-name="T36">гóлос</text:span></text:p>
          </table:table-cell>
          <table:covered-table-cell/>
          <table:covered-table-cell/>
          <table:table-cell table:style-name="Dictionary.G247" table:number-columns-spanned="3" office:value-type="string">
            <text:p text:style-name="P10">…янгольський мосянжний хор</text:p>
            <text:p text:style-name="P10">гучить на присілки і села</text:p>
            <text:p text:style-name="P10">і проста пісенька весела</text:p>
            <text:p text:style-name="P22"><text:span text:style-name="T25">пружноголосий</text:span><text:span text:style-name="T22"> барвить хор. </text:span><text:span text:style-name="T41">(П‑2, 27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8" table:number-columns-spanned="3" office:value-type="string">
            <text:p text:style-name="P33"><text:span text:style-name="T97">пр</text:span><text:span text:style-name="T97">у</text:span><text:span text:style-name="T4"></text:span><text:span text:style-name="T97">жн</text:span><text:span text:style-name="T97">и</text:span><text:span text:style-name="T4"></text:span><text:span text:style-name="T97">й</text:span></text:p>
            <text:p text:style-name="P35">пружна, пружне.</text:p>
            <text:p text:style-name="P42"><text:span text:style-name="T65">3) </text:span><text:span text:style-name="T81">перен.</text:span><text:span text:style-name="T65"> Тугий, міцний (про тіло, м'язи і т. ін.). || З тугим, гнучким тілом, міцними м'язами. </text:span><text:span text:style-name="T74">(С, )</text:span></text:p>
          </table:table-cell>
          <table:covered-table-cell/>
          <table:covered-table-cell/>
          <table:table-cell table:style-name="Dictionary.E248" table:number-columns-spanned="5" office:value-type="string">
            <text:p text:style-name="P34"><text:span text:style-name="T97">г</text:span><text:span text:style-name="T97">о</text:span><text:span text:style-name="T4"></text:span><text:span text:style-name="T97">лос</text:span></text:p>
            <text:p text:style-name="P46"><text:span text:style-name="T87">-у, </text:span><text:span text:style-name="T90">ч.</text:span></text:p>
            <text:p text:style-name="P36">3) Звучання голосових зв'язок як матеріал вокального мистецтва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25</text:p>
          </table:table-cell>
          <table:table-cell table:style-name="Dictionary.B249" table:number-columns-spanned="2" office:value-type="string">
            <text:p text:style-name="P26">Пург-сніги</text:p>
            <text:p text:style-name="P24"><text:span text:style-name="T21">-ів, </text:span><text:span text:style-name="T22">ім., мн., інд.-авт.</text:span></text:p>
          </table:table-cell>
          <table:covered-table-cell/>
          <table:table-cell table:style-name="Dictionary.D249" table:number-columns-spanned="3" office:value-type="string">
            <text:p text:style-name="P24"><text:span text:style-name="T47">утворене способом словоскладання, похідне від слів:</text:span><text:span text:style-name="T33"> </text:span><text:span text:style-name="T36">пургá</text:span><text:span text:style-name="T33"> і </text:span><text:span text:style-name="T36">сніги</text:span></text:p>
          </table:table-cell>
          <table:covered-table-cell/>
          <table:covered-table-cell/>
          <table:table-cell table:style-name="Dictionary.G249" table:number-columns-spanned="3" office:value-type="string">
            <text:p text:style-name="P22"><text:span text:style-name="T22">Лиш модрини</text:span><text:span text:style-name="T24"> </text:span><text:span text:style-name="T22">гудуть, гудуть мо-</text:span></text:p>
            <text:p text:style-name="P10">дрини,</text:p>
            <text:p text:style-name="P10">а вітри лекалами хуг</text:p>
            <text:p text:style-name="P10">піють,</text:p>
            <text:p text:style-name="P10">що заблуклий в сопках пестун</text:p>
            <text:p text:style-name="P10">скоро</text:p>
            <text:p text:style-name="P22"><text:span text:style-name="T22">без ведмедиці в </text:span><text:span text:style-name="T25">пург-снігах</text:span></text:p>
            <text:p text:style-name="P22"><text:span text:style-name="T22">згине. </text:span><text:span text:style-name="T41">(П‑2, 1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0" table:number-columns-spanned="3" office:value-type="string">
            <text:p text:style-name="P33"><text:span text:style-name="T97">ург</text:span><text:span text:style-name="T97">а</text:span><text:span text:style-name="T4"></text:span></text:p>
            <text:p text:style-name="P45"><text:span text:style-name="T87">-и, </text:span><text:span text:style-name="T90">ж.</text:span></text:p>
            <text:p text:style-name="P35">1) Сильний вітер зі снігом; завірюха, хуртовина. <text:span text:style-name="T60">(С, )</text:span></text:p>
          </table:table-cell>
          <table:covered-table-cell/>
          <table:covered-table-cell/>
          <table:table-cell table:style-name="Dictionary.E250" table:number-columns-spanned="5" office:value-type="string">
            <text:p text:style-name="P32">сніг</text:p>
            <text:p text:style-name="P46"><text:span text:style-name="T87">-у, </text:span><text:span text:style-name="T90">ч.</text:span></text:p>
            <text:p text:style-name="P36">Атмосферні опади у вигляді білих зіркоподібних кристалів чи пластівців, що становлять скупчення таких кристалів. || Суцільна маса таких опадів, що лежить на поверхні чого-небудь. || Холодний край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3">126</text:p>
          </table:table-cell>
          <table:table-cell table:style-name="Dictionary.B251" table:number-columns-spanned="2" office:value-type="string">
            <text:p text:style-name="P26">Рáдощі-жалí</text:p>
            <text:p text:style-name="P24"><text:span text:style-name="T21">рáдоще-жалíв, </text:span><text:span text:style-name="T22">ім., мн., інд.-авт.</text:span></text:p>
          </table:table-cell>
          <table:covered-table-cell/>
          <table:table-cell table:style-name="Dictionary.D251" table:number-columns-spanned="3" office:value-type="string">
            <text:p text:style-name="P24"><text:span text:style-name="T47">утворене способом словоскладання, похідне від слів:</text:span><text:span text:style-name="T33"> </text:span><text:span text:style-name="T36">рáдощі</text:span><text:span text:style-name="T33"> і </text:span><text:span text:style-name="T36">жалі</text:span></text:p>
          </table:table-cell>
          <table:covered-table-cell/>
          <table:covered-table-cell/>
          <table:table-cell table:style-name="Dictionary.G251" table:number-columns-spanned="3" office:value-type="string">
            <text:p text:style-name="P10">…де розкошує маячня</text:p>
            <text:p text:style-name="P10">моїх далеких недобутих марень</text:p>
            <text:p text:style-name="P22"><text:span text:style-name="T22">в калейдоскопі </text:span><text:span text:style-name="T25">радоще-жалів</text:span><text:span text:style-name="T22">… </text:span><text:span text:style-name="T41">(П‑1, 206-20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2" table:number-columns-spanned="3" office:value-type="string">
            <text:p text:style-name="P33"><text:span text:style-name="T97">Р</text:span><text:span text:style-name="T97">а</text:span><text:span text:style-name="T4"></text:span><text:span text:style-name="T97">дість (</text:span><text:span text:style-name="T36">рáдощі</text:span><text:span text:style-name="T97">)</text:span></text:p>
            <text:p text:style-name="P45"><text:span text:style-name="T87">-дості, </text:span><text:span text:style-name="T90">ж.</text:span></text:p>
            <text:p text:style-name="P35">1) Почуття задоволення, втіха, приємність. <text:span text:style-name="T60">(С, )</text:span></text:p>
          </table:table-cell>
          <table:covered-table-cell/>
          <table:covered-table-cell/>
          <table:table-cell table:style-name="Dictionary.E252" table:number-columns-spanned="5" office:value-type="string">
            <text:p text:style-name="P32">жаль</text:p>
            <text:p text:style-name="P46"><text:span text:style-name="T86">I </text:span><text:span text:style-name="T87">жалю, </text:span><text:span text:style-name="T90">ч.</text:span></text:p>
            <text:p text:style-name="P36">1) Важкий настрій, що викликається якоюсь невдачею, горем і т. ін.; сум, печаль, скорбота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27</text:p>
          </table:table-cell>
          <table:table-cell table:style-name="Dictionary.B253" table:number-columns-spanned="2" office:value-type="string">
            <text:p text:style-name="P26">РозбрÁтаний</text:p>
            <text:p text:style-name="P24"><text:span text:style-name="T21">-а, -е, </text:span><text:span text:style-name="T23">дієпр. пас. мин. ч., інд.-авт.</text:span></text:p>
          </table:table-cell>
          <table:covered-table-cell/>
          <table:table-cell table:style-name="Dictionary.D253" table:number-columns-spanned="3" office:value-type="string">
            <text:p text:style-name="P24"><text:span text:style-name="T47">утворене суфіксальним способом, похідне від слова </text:span><text:span text:style-name="T37">розбратáти</text:span></text:p>
          </table:table-cell>
          <table:covered-table-cell/>
          <table:covered-table-cell/>
          <table:table-cell table:style-name="Dictionary.G253" table:number-columns-spanned="3" office:value-type="string">
            <text:p text:style-name="P22"><text:span text:style-name="T25">Розбратані</text:span><text:span text:style-name="T22"> </text:span><text:span text:style-name="T30">протипотоки</text:span></text:p>
            <text:p text:style-name="P10">’дне одного наздоганяють,</text:p>
            <text:p text:style-name="P10">годують себе проминанням</text:p>
            <text:p text:style-name="P22"><text:span text:style-name="T22">заказаних долею стріч. </text:span><text:span text:style-name="T41">(П‑1, 8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4" table:number-columns-spanned="8" office:value-type="string">
            <text:p text:style-name="P34"><text:span text:style-name="T97">розбрат</text:span><text:span text:style-name="T97">а</text:span><text:span text:style-name="T4"></text:span><text:span text:style-name="T97">ти</text:span></text:p>
            <text:p text:style-name="P46"><text:span text:style-name="T87">-аю, -аєш, </text:span><text:span text:style-name="T90">док.</text:span><text:span text:style-name="T87">, </text:span><text:span text:style-name="T90">розм.</text:span></text:p>
            <text:p text:style-name="P36">Перервати, припинити дружбу, посварити кого-небудь з кимсь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28</text:p>
          </table:table-cell>
          <table:table-cell table:style-name="Dictionary.B255" table:number-columns-spanned="2" office:value-type="string">
            <text:p text:style-name="P26">Розпелюстити</text:p>
            <text:p text:style-name="P24"><text:span text:style-name="T21">-щу, -щиш, дієсл., </text:span><text:span text:style-name="T22">док., перех., інд.-авт.</text:span></text:p>
          </table:table-cell>
          <table:covered-table-cell/>
          <table:table-cell table:style-name="Dictionary.D255" table:number-columns-spanned="3" office:value-type="string">
            <text:p text:style-name="P24"><text:span text:style-name="T47">утворене суфіксально-префіксальним способом, похідне від слова</text:span><text:span text:style-name="T33"> </text:span><text:span text:style-name="T36">пелюстки</text:span></text:p>
          </table:table-cell>
          <table:covered-table-cell/>
          <table:covered-table-cell/>
          <table:table-cell table:style-name="Dictionary.G255" table:number-columns-spanned="3" office:value-type="string">
            <text:p text:style-name="P10">Треба щедро – серцем одним, устами</text:p>
            <text:p text:style-name="P22"><text:span text:style-name="T22">ледь розпуклими – </text:span><text:span text:style-name="T25">розпелюстити</text:span><text:span text:style-name="T22"> втіхи гін,</text:span></text:p>
            <text:p text:style-name="P22"><text:span text:style-name="T22">всевідради! Сонце бо йде – за нами. </text:span><text:span text:style-name="T41">(П‑1, 10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6" table:number-columns-spanned="8" office:value-type="string">
            <text:p text:style-name="P34"><text:span text:style-name="T97">пел</text:span><text:span text:style-name="T97">ю</text:span><text:span text:style-name="T4"></text:span><text:span text:style-name="T97">стка</text:span></text:p>
            <text:p text:style-name="P46"><text:span text:style-name="T87">-и, </text:span><text:span text:style-name="T90">ж.</text:span></text:p>
            <text:p text:style-name="P36">1) Окремий листок із віночка квітки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29</text:p>
          </table:table-cell>
          <table:table-cell table:style-name="Dictionary.B257" table:number-columns-spanned="2" office:value-type="string">
            <text:p text:style-name="P26">Рясночóлий</text:p>
            <text:p text:style-name="P24"><text:span text:style-name="T21">-а, -е, </text:span><text:span text:style-name="T23">прикм., </text:span><text:span text:style-name="T22">інд.-авт.</text:span></text:p>
          </table:table-cell>
          <table:covered-table-cell/>
          <table:table-cell table:style-name="Dictionary.D257" table:number-columns-spanned="3" office:value-type="string">
            <text:p text:style-name="P24"><text:span text:style-name="T47">утворене складнофлективним </text:span><text:soft-page-break/><text:span text:style-name="T47">способом, похідне від слів:</text:span><text:span text:style-name="T33"> </text:span><text:span text:style-name="T36">рясний </text:span><text:span text:style-name="T33">і </text:span><text:span text:style-name="T36">чолó</text:span></text:p>
          </table:table-cell>
          <table:covered-table-cell/>
          <table:covered-table-cell/>
          <table:table-cell table:style-name="Dictionary.G257" table:number-columns-spanned="3" office:value-type="string">
            <text:p text:style-name="P10">Я, певне, яблуня була,</text:p>
            <text:p text:style-name="P10">паморочила світ довкола,</text:p>
            <text:p text:style-name="P22"><text:soft-page-break/><text:span text:style-name="T22">в рясному цвіті </text:span><text:span text:style-name="T25">рясночола</text:span></text:p>
            <text:p text:style-name="P22"><text:span text:style-name="T22">тужила, ніжилась, жила. </text:span><text:span text:style-name="T41">(П‑2, 2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8" table:number-columns-spanned="3" office:value-type="string">
            <text:p text:style-name="P33"><text:span text:style-name="T97">рясн</text:span><text:span text:style-name="T97">и</text:span><text:span text:style-name="T4"></text:span><text:span text:style-name="T97">й</text:span></text:p>
            <text:p text:style-name="P35">-а, -е.</text:p>
            <text:p text:style-name="P35">2) Багатий, високий (про урожай). || <text:span text:style-name="T113">перен.</text:span> Плідний на що-небудь, чимсь.</text:p>
            <text:p text:style-name="P42"><text:span text:style-name="T65">5) </text:span><text:span text:style-name="T81">розм.</text:span><text:span text:style-name="T65"> Дуже яскравий, кольористий (про розцвітку чого-небудь). </text:span><text:span text:style-name="T74">(С, )</text:span></text:p>
          </table:table-cell>
          <table:covered-table-cell/>
          <table:covered-table-cell/>
          <table:table-cell table:style-name="Dictionary.E258" table:number-columns-spanned="5" office:value-type="string">
            <text:p text:style-name="P34"><text:span text:style-name="T97">чол</text:span><text:span text:style-name="T97">о</text:span><text:span text:style-name="T4"></text:span></text:p>
            <text:p text:style-name="P46"><text:span text:style-name="T87">-а, </text:span><text:span text:style-name="T90">с.</text:span></text:p>
            <text:p text:style-name="P43"><text:span text:style-name="T65">1) Верхня надочна частина обличчя людини; лоб. || </text:span><text:span text:style-name="T81">перен.</text:span><text:span text:style-name="T65"> Вершина гори, дерева і т. ін., верхівка чого-небудь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30</text:p>
          </table:table-cell>
          <table:table-cell table:style-name="Dictionary.B259" table:number-columns-spanned="2" office:value-type="string">
            <text:p text:style-name="P26">Самовивищення</text:p>
            <text:p text:style-name="P24"><text:span text:style-name="T21">-я, </text:span><text:span text:style-name="T22">ім., с., інд.-авт.</text:span></text:p>
          </table:table-cell>
          <table:covered-table-cell/>
          <table:table-cell table:style-name="Dictionary.D259" table:number-columns-spanned="3" office:value-type="string">
            <text:p text:style-name="P24"><text:span text:style-name="T47">утворене способом основословоскладання, похідне від слів:</text:span><text:span text:style-name="T33"> </text:span><text:span text:style-name="T36">сáмо</text:span><text:span text:style-name="T33">... і </text:span><text:span text:style-name="T36">вивищення</text:span></text:p>
          </table:table-cell>
          <table:covered-table-cell/>
          <table:covered-table-cell/>
          <table:table-cell table:style-name="Dictionary.G259" table:number-columns-spanned="3" office:value-type="string">
            <text:p text:style-name="P10">Оце, життя, твої дороги</text:p>
            <text:p text:style-name="P22"><text:span text:style-name="T25">самовивищень</text:span><text:span text:style-name="T22">, як наруг. </text:span><text:span text:style-name="T41">(П‑2, 10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0" table:number-columns-spanned="3" office:value-type="string">
            <text:p text:style-name="P31">сам</text:p>
            <text:p text:style-name="P45"><text:span text:style-name="T90">рідше </text:span><text:span text:style-name="T87">самий, сама, само </text:span><text:span text:style-name="T90">і </text:span><text:span text:style-name="T87">саме; </text:span><text:span text:style-name="T90">мн.</text:span><text:span text:style-name="T87"> сами </text:span><text:span text:style-name="T90">і </text:span><text:span text:style-name="T87">самі; </text:span><text:span text:style-name="T90">займ.</text:span><text:span text:style-name="T87"> </text:span><text:span text:style-name="T90">означ.</text:span></text:p>
            <text:p text:style-name="P42"><text:span text:style-name="T65">1) Уживається з </text:span><text:span text:style-name="T81">ім.</text:span><text:span text:style-name="T65"> чи </text:span><text:span text:style-name="T81">особ.</text:span><text:span text:style-name="T65"> </text:span><text:span text:style-name="T81">займ.</text:span><text:span text:style-name="T65">, вказуючи на особу чи предмет, що безпосередньо є джерелом чи об'єктом дії, стану. || Уживається для більшої конкретизації, вирізнення особи чи предмета; власне хтось; власне щось. || Уживається в </text:span><text:span text:style-name="T81">знач.</text:span><text:span text:style-name="T65"> не хто інший, як, хтось власною особою. || Уживається для підкреслення, що дія або стан поширюються й на визначувану особу чи предмет; теж, також, і (й). || </text:span><text:soft-page-break/><text:span text:style-name="T65">Уживається самостійно, заступаючи </text:span><text:span text:style-name="T81">ім.</text:span><text:span text:style-name="T65"> чи </text:span><text:span text:style-name="T81">особ.</text:span><text:span text:style-name="T65"> </text:span><text:span text:style-name="T81">займ.</text:span><text:span text:style-name="T65"> || Уживається на позначення відокремлення особи чи предмета від інших осіб або предметів (</text:span><text:span text:style-name="T81">перев.</text:span><text:span text:style-name="T65"> зі </text:span><text:span text:style-name="T81">спол.</text:span><text:span text:style-name="T65"> "а"). </text:span><text:span text:style-name="T74">(С, )</text:span></text:p>
          </table:table-cell>
          <table:covered-table-cell/>
          <table:covered-table-cell/>
          <table:table-cell table:style-name="Dictionary.E260" table:number-columns-spanned="5" office:value-type="string">
            <text:p text:style-name="P34"><text:span text:style-name="T97">в</text:span><text:span text:style-name="T97">и</text:span><text:span text:style-name="T4"></text:span><text:span text:style-name="T97">вищення</text:span></text:p>
            <text:p text:style-name="P46"><text:span text:style-name="T87">-я, </text:span><text:span text:style-name="T90">с.</text:span></text:p>
            <text:p text:style-name="P46"><text:span text:style-name="T88">Дія за знач. вивищувати, вивищуватися, ви</text:span><text:span text:style-name="T20"></text:span><text:span text:style-name="T88">вищити і ви</text:span><text:span text:style-name="T20"></text:span><text:span text:style-name="T88">вищитися.</text:span><text:span text:style-name="T89"> </text:span><text:span text:style-name="T9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31</text:p>
          </table:table-cell>
          <table:table-cell table:style-name="Dictionary.B261" table:number-columns-spanned="2" office:value-type="string">
            <text:p text:style-name="P26">Самовóля</text:p>
            <text:p text:style-name="P24"><text:span text:style-name="T21">-і, </text:span><text:span text:style-name="T22">ім., ж., інд.-авт.</text:span></text:p>
          </table:table-cell>
          <table:covered-table-cell/>
          <table:table-cell table:style-name="Dictionary.D261" table:number-columns-spanned="3" office:value-type="string">
            <text:p text:style-name="P24"><text:span text:style-name="T47">утворене способом основословоскладання, похідне від слів:</text:span><text:span text:style-name="T33"> </text:span><text:span text:style-name="T36">сáмо</text:span><text:span text:style-name="T33">... і </text:span><text:span text:style-name="T36">вóля</text:span></text:p>
          </table:table-cell>
          <table:covered-table-cell/>
          <table:covered-table-cell/>
          <table:table-cell table:style-name="Dictionary.G261" table:number-columns-spanned="3" office:value-type="string">
            <text:p text:style-name="P22"><text:span text:style-name="T22">Червона барка в чорноводді</text:span><text:span text:style-name="T24"> </text:span><text:span text:style-name="T22">доль</text:span></text:p>
            <text:p text:style-name="P10">загубиться. І фенікс довгоногий</text:p>
            <text:p text:style-name="P10">перенесе тебе в ясні чертоги</text:p>
            <text:p text:style-name="P22"><text:span text:style-name="T22">від </text:span><text:span text:style-name="T25">самоволь</text:span><text:span text:style-name="T22">, покори і сваволь. </text:span><text:span text:style-name="T41">(П‑1, 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2" table:number-columns-spanned="3" office:value-type="string">
            <text:p text:style-name="P24"><text:span text:style-name="T36">сáмо... </text:span><text:span text:style-name="T54">(див. 130)</text:span></text:p>
          </table:table-cell>
          <table:covered-table-cell/>
          <table:covered-table-cell/>
          <table:table-cell table:style-name="Dictionary.E262" table:number-columns-spanned="5" office:value-type="string">
            <text:p text:style-name="P34"><text:span text:style-name="T97">в</text:span><text:span text:style-name="T97">о</text:span><text:span text:style-name="T4"></text:span><text:span text:style-name="T97">ля</text:span></text:p>
            <text:p text:style-name="P46"><text:span text:style-name="T87">-і, </text:span><text:span text:style-name="T90">ж.</text:span></text:p>
            <text:p text:style-name="P43"><text:span text:style-name="T65">5) Свобода, незалежність; </text:span><text:span text:style-name="T81">прот.</text:span><text:span text:style-name="T65"> неволя, рабство. || Перебування не під арештом, не в клітці, не на ланцюгу і т. ін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32</text:p>
          </table:table-cell>
          <table:table-cell table:style-name="Dictionary.B263" table:number-columns-spanned="2" office:value-type="string">
            <text:p text:style-name="P26">Самовоскресíння</text:p>
            <text:p text:style-name="P24"><text:span text:style-name="T21">-я, </text:span><text:span text:style-name="T22">ім., с., інд.-авт.</text:span></text:p>
          </table:table-cell>
          <table:covered-table-cell/>
          <table:table-cell table:style-name="Dictionary.D263" table:number-columns-spanned="3" office:value-type="string">
            <text:p text:style-name="P24"><text:span text:style-name="T47">утворене способом </text:span><text:span text:style-name="T47">основословоскладання, похідне від слів:</text:span><text:span text:style-name="T33"> </text:span><text:span text:style-name="T36">сáмо</text:span><text:span text:style-name="T33">... і </text:span><text:span text:style-name="T36">воскресíння</text:span></text:p>
          </table:table-cell>
          <table:covered-table-cell/>
          <table:covered-table-cell/>
          <table:table-cell table:style-name="Dictionary.G263" table:number-columns-spanned="3" office:value-type="string">
            <text:p text:style-name="P22"><text:span text:style-name="T22">…перейде крізь страстотерпця </text:span><text:span text:style-name="T22">тіні</text:span></text:p>
            <text:p text:style-name="P10">пророк, свого цураючись лиця,</text:p>
            <text:p text:style-name="P10">в передчуванні віщого кінця</text:p>
            <text:p text:style-name="P22"><text:span text:style-name="T22">самоофіри й </text:span><text:span text:style-name="T25">самовоскресіння</text:span><text:span text:style-name="T22">. </text:span><text:span text:style-name="T41">(П‑2, 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4" table:number-columns-spanned="3" office:value-type="string">
            <text:p text:style-name="P24"><text:span text:style-name="T36">сáмо... </text:span><text:span text:style-name="T54">(див. 130)</text:span></text:p>
          </table:table-cell>
          <table:covered-table-cell/>
          <table:covered-table-cell/>
          <table:table-cell table:style-name="Dictionary.E264" table:number-columns-spanned="5" office:value-type="string">
            <text:p text:style-name="P34"><text:span text:style-name="T97">воскрес</text:span><text:span text:style-name="T97">і</text:span><text:span text:style-name="T4"></text:span><text:span text:style-name="T97">ння</text:span></text:p>
            <text:p text:style-name="P46"><text:span text:style-name="T87">-я, </text:span><text:span text:style-name="T90">с.</text:span></text:p>
            <text:p text:style-name="P35">Дія і стан за знач. воскреснути <text:span text:style-name="T60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33</text:p>
          </table:table-cell>
          <table:table-cell table:style-name="Dictionary.B265" table:number-columns-spanned="2" office:value-type="string">
            <text:p text:style-name="P26">Самовтéча</text:p>
            <text:p text:style-name="P24"><text:span text:style-name="T21">-і, </text:span><text:span text:style-name="T22">ім., ж., інд.-авт.</text:span></text:p>
          </table:table-cell>
          <table:covered-table-cell/>
          <table:table-cell table:style-name="Dictionary.D265" table:number-columns-spanned="3" office:value-type="string">
            <text:p text:style-name="P24"><text:span text:style-name="T47">утворене способом основословосклада</text:span><text:soft-page-break/><text:span text:style-name="T47">ння, похідне від слів:</text:span><text:span text:style-name="T33"> </text:span><text:span text:style-name="T36">сáмо</text:span><text:span text:style-name="T33">... і </text:span><text:span text:style-name="T36">втéча</text:span></text:p>
          </table:table-cell>
          <table:covered-table-cell/>
          <table:covered-table-cell/>
          <table:table-cell table:style-name="Dictionary.G265" table:number-columns-spanned="3" office:value-type="string">
            <text:p text:style-name="P10">Доброму і злому</text:p>
            <text:p text:style-name="P10">кажи межу і позначи шляхи</text:p>
            <text:p text:style-name="P22"><text:soft-page-break/><text:span text:style-name="T22">для </text:span><text:span text:style-name="T25">самовтечі</text:span><text:span text:style-name="T22">. </text:span><text:span text:style-name="T41">(П‑2, 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6" table:number-columns-spanned="3" office:value-type="string">
            <text:p text:style-name="P24"><text:span text:style-name="T36">сáмо... </text:span><text:span text:style-name="T54">(див. 130)</text:span></text:p>
          </table:table-cell>
          <table:covered-table-cell/>
          <table:covered-table-cell/>
          <table:table-cell table:style-name="Dictionary.E266" table:number-columns-spanned="5" office:value-type="string">
            <text:p text:style-name="P22"><text:span text:style-name="T36">втéча </text:span><text:span text:style-name="T53">(див. 5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34</text:p>
          </table:table-cell>
          <table:table-cell table:style-name="Dictionary.B267" table:number-columns-spanned="2" office:value-type="string">
            <text:p text:style-name="P26">Самодóкíр</text:p>
            <text:p text:style-name="P24"><text:span text:style-name="T21">самодóкóру, </text:span><text:span text:style-name="T22">ім., ч., інд.-авт.</text:span></text:p>
          </table:table-cell>
          <table:covered-table-cell/>
          <table:table-cell table:style-name="Dictionary.D267" table:number-columns-spanned="3" office:value-type="string">
            <text:p text:style-name="P24"><text:span text:style-name="T47">утворене способом основословоскладання, похідне від слів:</text:span><text:span text:style-name="T33"> </text:span><text:span text:style-name="T36">сáмо</text:span><text:span text:style-name="T33">... і </text:span><text:span text:style-name="T36">дóкíр</text:span></text:p>
          </table:table-cell>
          <table:covered-table-cell/>
          <table:covered-table-cell/>
          <table:table-cell table:style-name="Dictionary.G267" table:number-columns-spanned="3" office:value-type="string">
            <text:p text:style-name="P10">Не вір – ні долі, ні собі не вір,</text:p>
            <text:p text:style-name="P22"><text:span text:style-name="T22">а спроневіра і </text:span><text:span text:style-name="T25">самодокір</text:span></text:p>
            <text:p text:style-name="P10">і змерзлий крик, що грудкою у горлі</text:p>
            <text:p text:style-name="P10">засів мов кляп – то все неначе дріт</text:p>
            <text:p text:style-name="P22"><text:span text:style-name="T22">колючий. </text:span><text:span text:style-name="T41">(П‑2, 29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8" table:number-columns-spanned="3" office:value-type="string">
            <text:p text:style-name="P24"><text:span text:style-name="T36">сáмо... </text:span><text:span text:style-name="T54">(див. 130)</text:span></text:p>
          </table:table-cell>
          <table:covered-table-cell/>
          <table:covered-table-cell/>
          <table:table-cell table:style-name="Dictionary.E268" table:number-columns-spanned="5" office:value-type="string">
            <text:p text:style-name="P34"><text:span text:style-name="T97">д</text:span><text:span text:style-name="T97">о</text:span><text:span text:style-name="T4"></text:span><text:span text:style-name="T97">к</text:span><text:span text:style-name="T97">і</text:span><text:span text:style-name="T4"></text:span><text:span text:style-name="T97">р</text:span></text:p>
            <text:p text:style-name="P46"><text:span text:style-name="T87">до</text:span><text:span text:style-name="T19"></text:span><text:span text:style-name="T87">ко</text:span><text:span text:style-name="T19"></text:span><text:span text:style-name="T87">ру, </text:span><text:span text:style-name="T90">ч.</text:span></text:p>
            <text:p text:style-name="P36">Висловлене кому-небудь або передане в інший спосіб звинувачення в чомусь, незадоволення чимось і т. ін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35</text:p>
          </table:table-cell>
          <table:table-cell table:style-name="Dictionary.B269" table:number-columns-spanned="2" office:value-type="string">
            <text:p text:style-name="P26">Самодосáда</text:p>
            <text:p text:style-name="P24"><text:span text:style-name="T21">-и, </text:span><text:span text:style-name="T22">ім., ж., інд.-авт.</text:span></text:p>
          </table:table-cell>
          <table:covered-table-cell/>
          <table:table-cell table:style-name="Dictionary.D269" table:number-columns-spanned="3" office:value-type="string">
            <text:p text:style-name="P24"><text:span text:style-name="T47">утворене способом основословоскладання, похідне від слів:</text:span><text:span text:style-name="T33"> </text:span><text:span text:style-name="T36">сáмо</text:span><text:span text:style-name="T33">... і </text:span><text:span text:style-name="T36">досáда</text:span></text:p>
          </table:table-cell>
          <table:covered-table-cell/>
          <table:covered-table-cell/>
          <table:table-cell table:style-name="Dictionary.G269" table:number-columns-spanned="3" office:value-type="string">
            <text:p text:style-name="P10">…в мить крутого самопочезання</text:p>
            <text:p text:style-name="P10">він надто пильно стежив шлях утрат, - </text:p>
            <text:p text:style-name="P10">лиш так його спотворило дерзання</text:p>
            <text:p text:style-name="P10">тим виразом вибачливих жалів,</text:p>
            <text:p text:style-name="P22"><text:span text:style-name="T25">самодосад</text:span><text:span text:style-name="T22">… </text:span><text:span text:style-name="T41">(П‑1, 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0" table:number-columns-spanned="3" office:value-type="string">
            <text:p text:style-name="P24"><text:span text:style-name="T36">сáмо... </text:span><text:span text:style-name="T54">(див. 130)</text:span></text:p>
          </table:table-cell>
          <table:covered-table-cell/>
          <table:covered-table-cell/>
          <table:table-cell table:style-name="Dictionary.E270" table:number-columns-spanned="5" office:value-type="string">
            <text:p text:style-name="P34"><text:span text:style-name="T97">дос</text:span><text:span text:style-name="T97">а</text:span><text:span text:style-name="T4"></text:span><text:span text:style-name="T97">да</text:span></text:p>
            <text:p text:style-name="P46"><text:span text:style-name="T87">-и, </text:span><text:span text:style-name="T90">ж.</text:span></text:p>
            <text:p text:style-name="P36">1) Почуття невдоволення, гіркоти, викликане чим-небудь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36</text:p>
          </table:table-cell>
          <table:table-cell table:style-name="Dictionary.B271" table:number-columns-spanned="2" office:value-type="string">
            <text:p text:style-name="P26">Самодохóдженн<text:soft-page-break/>я</text:p>
            <text:p text:style-name="P24"><text:span text:style-name="T21">-я, </text:span><text:span text:style-name="T22">ім., с., інд.-авт.</text:span></text:p>
          </table:table-cell>
          <table:covered-table-cell/>
          <table:table-cell table:style-name="Dictionary.D271" table:number-columns-spanned="3" office:value-type="string">
            <text:p text:style-name="P24"><text:span text:style-name="T47">утворене способом </text:span><text:soft-page-break/><text:span text:style-name="T47">основословоскладання, похідне від слів:</text:span><text:span text:style-name="T33"> </text:span><text:span text:style-name="T36">сáмо</text:span><text:span text:style-name="T33">... і </text:span><text:span text:style-name="T36">дохóдження</text:span></text:p>
          </table:table-cell>
          <table:covered-table-cell/>
          <table:covered-table-cell/>
          <table:table-cell table:style-name="Dictionary.G271" table:number-columns-spanned="3" office:value-type="string">
            <text:p text:style-name="P10">Там крила птаства рясно <text:soft-page-break/>миготіли,</text:p>
            <text:p text:style-name="P10">мережилася зелень дивновзором,</text:p>
            <text:p text:style-name="P22"><text:span text:style-name="T22">а душу вже поймав </text:span><text:span text:style-name="T25">самодоходжень</text:span></text:p>
            <text:p text:style-name="P22"><text:span text:style-name="T22">зухвалий холод і зухвалий жах. </text:span><text:span text:style-name="T41">(П‑2, 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2" table:number-columns-spanned="3" office:value-type="string">
            <text:p text:style-name="P24"><text:span text:style-name="T36">сáмо... </text:span><text:span text:style-name="T54">(див. 130)</text:span></text:p>
          </table:table-cell>
          <table:covered-table-cell/>
          <table:covered-table-cell/>
          <table:table-cell table:style-name="Dictionary.E272" table:number-columns-spanned="5" office:value-type="string">
            <text:p text:style-name="P34"><text:span text:style-name="T97">дох</text:span><text:span text:style-name="T97">о</text:span><text:span text:style-name="T4"></text:span><text:span text:style-name="T97">дження</text:span></text:p>
            <text:p text:style-name="P46"><text:span text:style-name="T87">-я, </text:span><text:span text:style-name="T90">с.</text:span></text:p>
            <text:p text:style-name="P35">Дія за знач. доходити. <text:span text:style-name="T60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37</text:p>
          </table:table-cell>
          <table:table-cell table:style-name="Dictionary.B273" table:number-columns-spanned="2" office:value-type="string">
            <text:p text:style-name="P26">Самозаборóна</text:p>
            <text:p text:style-name="P24"><text:span text:style-name="T21">-и, </text:span><text:span text:style-name="T22">ім., ж., інд.-авт.</text:span></text:p>
          </table:table-cell>
          <table:covered-table-cell/>
          <table:table-cell table:style-name="Dictionary.D273" table:number-columns-spanned="3" office:value-type="string">
            <text:p text:style-name="P24"><text:span text:style-name="T47">утворене способом основословоскладання, похідне від слів:</text:span><text:span text:style-name="T33"> </text:span><text:span text:style-name="T36">сáмо</text:span><text:span text:style-name="T33">... і </text:span><text:span text:style-name="T36">заборóна</text:span></text:p>
          </table:table-cell>
          <table:covered-table-cell/>
          <table:covered-table-cell/>
          <table:table-cell table:style-name="Dictionary.G273" table:number-columns-spanned="3" office:value-type="string">
            <text:p text:style-name="P10">Нам ряд утрачено. Раптових спроб</text:p>
            <text:p text:style-name="P10">назубрені шпилі – ото єдине,</text:p>
            <text:p text:style-name="P22"><text:span text:style-name="T22">що вирвалося з </text:span><text:span text:style-name="T25">самозаборон</text:span><text:span text:style-name="T22">,</text:span></text:p>
            <text:p text:style-name="P22"><text:span text:style-name="T22">які дарують небеса щедротні… </text:span><text:span text:style-name="T41">(П‑2, 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4" table:number-columns-spanned="3" office:value-type="string">
            <text:p text:style-name="P24"><text:span text:style-name="T36">сáмо... </text:span><text:span text:style-name="T54">(див. 130)</text:span></text:p>
          </table:table-cell>
          <table:covered-table-cell/>
          <table:covered-table-cell/>
          <table:table-cell table:style-name="Dictionary.E274" table:number-columns-spanned="5" office:value-type="string">
            <text:p text:style-name="P34"><text:span text:style-name="T97">забор</text:span><text:span text:style-name="T97">о</text:span><text:span text:style-name="T4"></text:span><text:span text:style-name="T97">на</text:span></text:p>
            <text:p text:style-name="P46"><text:span text:style-name="T87">-и, </text:span><text:span text:style-name="T90">ж.</text:span></text:p>
            <text:p text:style-name="P36">1) Наказ не робити чого-небудь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38</text:p>
          </table:table-cell>
          <table:table-cell table:style-name="Dictionary.B275" table:number-columns-spanned="2" office:value-type="string">
            <text:p text:style-name="P26">Самонаближення</text:p>
            <text:p text:style-name="P24"><text:span text:style-name="T21">-я, </text:span><text:span text:style-name="T22">ім., с., інд.-авт.</text:span></text:p>
          </table:table-cell>
          <table:covered-table-cell/>
          <table:table-cell table:style-name="Dictionary.D275" table:number-columns-spanned="3" office:value-type="string">
            <text:p text:style-name="P24"><text:span text:style-name="T47">утворене способом </text:span><text:span text:style-name="T47">основословоскладання, похідне від слів:</text:span><text:span text:style-name="T33"> </text:span><text:span text:style-name="T36">сáмо</text:span><text:span text:style-name="T33">... і </text:span><text:span text:style-name="T36">наближення</text:span></text:p>
          </table:table-cell>
          <table:covered-table-cell/>
          <table:covered-table-cell/>
          <table:table-cell table:style-name="Dictionary.G275" table:number-columns-spanned="3" office:value-type="string">
            <text:p text:style-name="P10">…весь той чар</text:p>
            <text:p text:style-name="P22"><text:span text:style-name="T25">самонаближень</text:span><text:span text:style-name="T22">, упізнань і врочень,</text:span></text:p>
            <text:p text:style-name="P10">що визріли у невіді душевній</text:p>
            <text:p text:style-name="P10">і стежать стежать стежать зизим оком,</text:p>
            <text:p text:style-name="P22"><text:span text:style-name="T22">ачи я втраплю на свою стежу… </text:span><text:span text:style-name="T41">(П‑1, 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6" table:number-columns-spanned="3" office:value-type="string">
            <text:p text:style-name="P24"><text:span text:style-name="T36">сáмо... </text:span><text:span text:style-name="T54">(див. 130)</text:span></text:p>
          </table:table-cell>
          <table:covered-table-cell/>
          <table:covered-table-cell/>
          <table:table-cell table:style-name="Dictionary.E276" table:number-columns-spanned="5" office:value-type="string">
            <text:p text:style-name="P34"><text:span text:style-name="T97">набл</text:span><text:span text:style-name="T97">и</text:span><text:span text:style-name="T4"></text:span><text:span text:style-name="T97">ження</text:span></text:p>
            <text:p text:style-name="P46"><text:soft-page-break/><text:span text:style-name="T87">-я, </text:span><text:span text:style-name="T90">с.</text:span></text:p>
            <text:p text:style-name="P35">Дія за знач. наблизити, наближати і наблизитися, наближатися. <text:span text:style-name="T60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39</text:p>
          </table:table-cell>
          <table:table-cell table:style-name="Dictionary.B277" table:number-columns-spanned="2" office:value-type="string">
            <text:p text:style-name="P26">Самонарікáння</text:p>
            <text:p text:style-name="P24"><text:span text:style-name="T21">-я, </text:span><text:span text:style-name="T22">ім., с., інд.-авт.</text:span></text:p>
          </table:table-cell>
          <table:covered-table-cell/>
          <table:table-cell table:style-name="Dictionary.D277" table:number-columns-spanned="3" office:value-type="string">
            <text:p text:style-name="P24"><text:span text:style-name="T47">утворене способом основословосклада</text:span><text:span text:style-name="T47">ння, похідне від слів:</text:span><text:span text:style-name="T33"> </text:span><text:span text:style-name="T36">сáмо</text:span><text:span text:style-name="T33">... і </text:span><text:span text:style-name="T36">нарікáння</text:span></text:p>
          </table:table-cell>
          <table:covered-table-cell/>
          <table:covered-table-cell/>
          <table:table-cell table:style-name="Dictionary.G277" table:number-columns-spanned="3" office:value-type="string">
            <text:p text:style-name="P22"><text:span text:style-name="T22">Ні, не впадай у біль – до </text:span><text:span text:style-name="T25">самонаріканняи</text:span><text:span text:style-name="T22">.</text:span></text:p>
            <text:p text:style-name="P22"><text:span text:style-name="T22">О, не впадай у біль – його, як меч, піднось. </text:span><text:span text:style-name="T41">(П‑2, 1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8" table:number-columns-spanned="3" office:value-type="string">
            <text:p text:style-name="P24"><text:span text:style-name="T36">сáмо... </text:span><text:span text:style-name="T54">(див. 130)</text:span></text:p>
          </table:table-cell>
          <table:covered-table-cell/>
          <table:covered-table-cell/>
          <table:table-cell table:style-name="Dictionary.E278" table:number-columns-spanned="5" office:value-type="string">
            <text:p text:style-name="P34"><text:span text:style-name="T97">нарік</text:span><text:span text:style-name="T97">а</text:span><text:span text:style-name="T4"></text:span><text:span text:style-name="T97">ння</text:span></text:p>
            <text:p text:style-name="P46"><text:span text:style-name="T87">-я, </text:span><text:span text:style-name="T90">с.</text:span></text:p>
            <text:p text:style-name="P35">Дія за знач. нарікати. <text:span text:style-name="T60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40</text:p>
          </table:table-cell>
          <table:table-cell table:style-name="Dictionary.B279" table:number-columns-spanned="2" office:value-type="string">
            <text:p text:style-name="P26">Самонарóдження</text:p>
            <text:p text:style-name="P24"><text:span text:style-name="T21">-я, </text:span><text:span text:style-name="T22">ім., с., інд.-авт.</text:span></text:p>
          </table:table-cell>
          <table:covered-table-cell/>
          <table:table-cell table:style-name="Dictionary.D279" table:number-columns-spanned="3" office:value-type="string">
            <text:p text:style-name="P24"><text:span text:style-name="T47">утворене способом основословоскладання, похідне від слів:</text:span><text:span text:style-name="T33"> </text:span><text:span text:style-name="T36">сáмо</text:span><text:span text:style-name="T33">... і </text:span><text:span text:style-name="T36">нарóдження</text:span></text:p>
          </table:table-cell>
          <table:covered-table-cell/>
          <table:covered-table-cell/>
          <table:table-cell table:style-name="Dictionary.G279" table:number-columns-spanned="3" office:value-type="string">
            <text:p text:style-name="P22"><text:span text:style-name="T22">Оце </text:span><text:span text:style-name="T25">самонародження</text:span><text:span text:style-name="T22"> твоє</text:span></text:p>
            <text:p text:style-name="P10">то голос смерті: пристарайся, брате,</text:p>
            <text:p text:style-name="P10">бо вже заходить час твій вирушати,</text:p>
            <text:p text:style-name="P22"><text:span text:style-name="T22">пора і дописати житіє. </text:span><text:span text:style-name="T41">(П‑2, 11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0" table:number-columns-spanned="3" office:value-type="string">
            <text:p text:style-name="P24"><text:span text:style-name="T36">сáмо... </text:span><text:span text:style-name="T54">(див. 130)</text:span></text:p>
          </table:table-cell>
          <table:covered-table-cell/>
          <table:covered-table-cell/>
          <table:table-cell table:style-name="Dictionary.E280" table:number-columns-spanned="5" office:value-type="string">
            <text:p text:style-name="P34"><text:span text:style-name="T97">нар</text:span><text:span text:style-name="T97">о</text:span><text:span text:style-name="T4"></text:span><text:span text:style-name="T97">дження</text:span></text:p>
            <text:p text:style-name="P46"><text:span text:style-name="T87">-я, </text:span><text:span text:style-name="T90">с.</text:span></text:p>
            <text:p text:style-name="P35">1) Дія за знач. народити, народжувати і народитися, народжуватися. || Час появи на світ. <text:span text:style-name="T60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41</text:p>
          </table:table-cell>
          <table:table-cell table:style-name="Dictionary.B281" table:number-columns-spanned="2" office:value-type="string">
            <text:p text:style-name="P26">Самонаростáти</text:p>
            <text:p text:style-name="P11">-áю, -áєш, дієсл., недок., перех., інд.-авт.</text:p>
          </table:table-cell>
          <table:covered-table-cell/>
          <table:table-cell table:style-name="Dictionary.D281" table:number-columns-spanned="3" office:value-type="string">
            <text:p text:style-name="P24"><text:span text:style-name="T21">Утворене способом основословоскладання, похідне від слів:</text:span> сáмо... і <text:soft-page-break/>наростáти</text:p>
          </table:table-cell>
          <table:covered-table-cell/>
          <table:covered-table-cell/>
          <table:table-cell table:style-name="Dictionary.G281" table:number-columns-spanned="3" office:value-type="string">
            <text:p text:style-name="P10">Неначе дзвін – поезія. Гуде</text:p>
            <text:p text:style-name="P22"><text:span text:style-name="T22">і </text:span><text:span text:style-name="T25">самонаростає</text:span><text:span text:style-name="T22"> аж до повні… </text:span><text:span text:style-name="T41">(П‑2, 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2" table:number-columns-spanned="3" office:value-type="string">
            <text:p text:style-name="P24"><text:span text:style-name="T36">сáмо... </text:span><text:span text:style-name="T54">(див. 130)</text:span></text:p>
          </table:table-cell>
          <table:covered-table-cell/>
          <table:covered-table-cell/>
          <table:table-cell table:style-name="Dictionary.E282" table:number-columns-spanned="5" office:value-type="string">
            <text:p text:style-name="P34"><text:span text:style-name="T97">нарост</text:span><text:span text:style-name="T97">а</text:span><text:span text:style-name="T4"></text:span><text:span text:style-name="T97">ти</text:span></text:p>
            <text:p text:style-name="P46"><text:span text:style-name="T87">-ає, </text:span><text:span text:style-name="T90">недок.</text:span><text:span text:style-name="T87">, нарости, -те; </text:span><text:span text:style-name="T90">мин. ч.</text:span><text:span text:style-name="T87"> наріс, наросла, наросло; </text:span><text:span text:style-name="T90">док.</text:span></text:p>
            <text:p text:style-name="P43"><text:span text:style-name="T65">3) </text:span><text:span text:style-name="T81">перен.</text:span><text:span text:style-name="T65"> Збільшувати свій об'єм, свою кількість, силу вияву і т. ін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42</text:p>
          </table:table-cell>
          <table:table-cell table:style-name="Dictionary.B283" table:number-columns-spanned="2" office:value-type="string">
            <text:p text:style-name="P26">Самоофíра</text:p>
            <text:p text:style-name="P24"><text:span text:style-name="T21">-и, </text:span><text:span text:style-name="T22">ім., ж., інд.-авт.</text:span></text:p>
          </table:table-cell>
          <table:covered-table-cell/>
          <table:table-cell table:style-name="Dictionary.D283" table:number-columns-spanned="3" office:value-type="string">
            <text:p text:style-name="P24"><text:span text:style-name="T47">утворене способом основословоскладання, похідне від слів:</text:span><text:span text:style-name="T33"> </text:span><text:span text:style-name="T36">сáмо</text:span><text:span text:style-name="T33">... і </text:span><text:span text:style-name="T35">офíра</text:span></text:p>
          </table:table-cell>
          <table:covered-table-cell/>
          <table:covered-table-cell/>
          <table:table-cell table:style-name="Dictionary.G283" table:number-columns-spanned="3" office:value-type="string">
            <text:p text:style-name="P10">…перейде крізь страстотерпця тіні</text:p>
            <text:p text:style-name="P10">пророк, свого цураючись лиця,</text:p>
            <text:p text:style-name="P10">в передчуванні віщого кінця</text:p>
            <text:p text:style-name="P22"><text:span text:style-name="T25">самоофіри</text:span><text:span text:style-name="T22"> й самовоскресіння. </text:span><text:span text:style-name="T41">(П‑2, 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4" table:number-columns-spanned="3" office:value-type="string">
            <text:p text:style-name="P24"><text:span text:style-name="T36">сáмо... </text:span><text:span text:style-name="T54">(див. 130)</text:span></text:p>
          </table:table-cell>
          <table:covered-table-cell/>
          <table:covered-table-cell/>
          <table:table-cell table:style-name="Dictionary.E284" table:number-columns-spanned="5" office:value-type="string">
            <text:p text:style-name="P34"><text:span text:style-name="T63">ж</text:span><text:span text:style-name="T63">е</text:span><text:span text:style-name="T18"></text:span><text:span text:style-name="T63">ртва (оф</text:span><text:span text:style-name="T63">і</text:span><text:span text:style-name="T18"></text:span><text:span text:style-name="T63">ра)</text:span></text:p>
            <text:p text:style-name="P46"><text:span text:style-name="T87">-и, </text:span><text:span text:style-name="T90">ж.</text:span></text:p>
            <text:p text:style-name="P36">1) За релігійними обрядами деяких народів – предмет або жива істота, яких приносили в дар богам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43</text:p>
          </table:table-cell>
          <table:table-cell table:style-name="Dictionary.B285" table:number-columns-spanned="2" office:value-type="string">
            <text:p text:style-name="P26">Самопалáння</text:p>
            <text:p text:style-name="P24"><text:span text:style-name="T21">-я, </text:span><text:span text:style-name="T22">ім., с., інд.-авт.</text:span></text:p>
          </table:table-cell>
          <table:covered-table-cell/>
          <table:table-cell table:style-name="Dictionary.D285" table:number-columns-spanned="3" office:value-type="string">
            <text:p text:style-name="P24"><text:span text:style-name="T47">утворене способом основословоскладання, похідне від слів:</text:span><text:span text:style-name="T33"> </text:span><text:span text:style-name="T36">сáмо</text:span><text:span text:style-name="T33">... і </text:span><text:span text:style-name="T36">палáння</text:span></text:p>
          </table:table-cell>
          <table:covered-table-cell/>
          <table:covered-table-cell/>
          <table:table-cell table:style-name="Dictionary.G285" table:number-columns-spanned="3" office:value-type="string">
            <text:p text:style-name="P10">О як нестерпно хочеться подовжень</text:p>
            <text:p text:style-name="P22"><text:span text:style-name="T22">і невигасного </text:span><text:span text:style-name="T25">самопалання</text:span><text:span text:style-name="T22">! </text:span><text:span text:style-name="T41">(П‑2, 13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6" table:number-columns-spanned="3" office:value-type="string">
            <text:p text:style-name="P24"><text:span text:style-name="T36">сáмо... </text:span><text:span text:style-name="T54">(див. 130)</text:span></text:p>
          </table:table-cell>
          <table:covered-table-cell/>
          <table:covered-table-cell/>
          <table:table-cell table:style-name="Dictionary.E286" table:number-columns-spanned="5" office:value-type="string">
            <text:p text:style-name="P34"><text:span text:style-name="T97">пал</text:span><text:span text:style-name="T97">а</text:span><text:span text:style-name="T4"></text:span><text:span text:style-name="T97">ння</text:span></text:p>
            <text:p text:style-name="P46"><text:span text:style-name="T87">-я, </text:span><text:span text:style-name="T90">с.</text:span></text:p>
            <text:p text:style-name="P35">Дія за знач. палати. <text:span text:style-name="T60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44</text:p>
          </table:table-cell>
          <table:table-cell table:style-name="Dictionary.B287" table:number-columns-spanned="2" office:value-type="string">
            <text:p text:style-name="P26">Самопереростáння</text:p>
            <text:p text:style-name="P11">-я, ім., с., інд.-авт.</text:p>
          </table:table-cell>
          <table:covered-table-cell/>
          <table:table-cell table:style-name="Dictionary.D287" table:number-columns-spanned="3" office:value-type="string">
            <text:p text:style-name="P24"><text:span text:style-name="T47">утворене способом основословоскладання, похідне від </text:span><text:soft-page-break/><text:span text:style-name="T47">слів:</text:span><text:span text:style-name="T33"> </text:span><text:span text:style-name="T36">сáмо</text:span><text:span text:style-name="T33">... і </text:span><text:span text:style-name="T36">переростáння</text:span></text:p>
          </table:table-cell>
          <table:covered-table-cell/>
          <table:covered-table-cell/>
          <table:table-cell table:style-name="Dictionary.G287" table:number-columns-spanned="3" office:value-type="string">
            <text:p text:style-name="P10">Отак: живи – і скній, живи – і скній,</text:p>
            <text:p text:style-name="P22"><text:span text:style-name="T22">і як дійдеш </text:span><text:span text:style-name="T25">самопереростання</text:span><text:span text:style-name="T22">,</text:span></text:p>
            <text:p text:style-name="P10"><text:soft-page-break/>і як збагнеш: ти власна жертва й кат,</text:p>
            <text:p text:style-name="P10">тоді збагнеш і смерть, як припадання</text:p>
            <text:p text:style-name="P22"><text:span text:style-name="T22">до обрію, як утрату всіх утрат. </text:span><text:span text:style-name="T41">(П‑1, 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8" table:number-columns-spanned="3" office:value-type="string">
            <text:p text:style-name="P24"><text:span text:style-name="T36">сáмо... </text:span><text:span text:style-name="T54">(див. 130)</text:span></text:p>
          </table:table-cell>
          <table:covered-table-cell/>
          <table:covered-table-cell/>
          <table:table-cell table:style-name="Dictionary.E288" table:number-columns-spanned="5" office:value-type="string">
            <text:p text:style-name="P34"><text:span text:style-name="T97">перерост</text:span><text:span text:style-name="T97">а</text:span><text:span text:style-name="T4"></text:span><text:span text:style-name="T97">ння</text:span></text:p>
            <text:p text:style-name="P46"><text:span text:style-name="T87">-я, </text:span><text:span text:style-name="T90">с.</text:span></text:p>
            <text:p text:style-name="P35">Дія за знач. переростати, перерости. <text:span text:style-name="T60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45</text:p>
          </table:table-cell>
          <table:table-cell table:style-name="Dictionary.B289" table:number-columns-spanned="2" office:value-type="string">
            <text:p text:style-name="P26">Самопідтвéрджувати</text:p>
            <text:p text:style-name="P24"><text:span text:style-name="T21">-ую, уєш, дієсл., </text:span><text:span text:style-name="T22">недок., перех., інд.-авт.</text:span></text:p>
          </table:table-cell>
          <table:covered-table-cell/>
          <table:table-cell table:style-name="Dictionary.D289" table:number-columns-spanned="3" office:value-type="string">
            <text:p text:style-name="P24"><text:span text:style-name="T47">утворене способом основословоскладання, похідне від слів:</text:span><text:span text:style-name="T33"> </text:span><text:span text:style-name="T36">сáмо</text:span><text:span text:style-name="T33">... і </text:span><text:span text:style-name="T36">підтвéрджувати</text:span></text:p>
          </table:table-cell>
          <table:covered-table-cell/>
          <table:covered-table-cell/>
          <table:table-cell table:style-name="Dictionary.G289" table:number-columns-spanned="3" office:value-type="string">
            <text:p text:style-name="P10">Ще, слава Богу, тьмяний стовбур совісті</text:p>
            <text:p text:style-name="P10">признатись може весь до незбагненного,</text:p>
            <text:p text:style-name="P22"><text:span text:style-name="T22">котре </text:span><text:span text:style-name="T25">самопідтверджує</text:span><text:span text:style-name="T22"> її</text:span></text:p>
            <text:p text:style-name="P22"><text:span text:style-name="T22">і втаємничує… </text:span><text:span text:style-name="T41">(П‑2, 10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0" table:number-columns-spanned="3" office:value-type="string">
            <text:p text:style-name="P24"><text:span text:style-name="T36">сáмо... </text:span><text:span text:style-name="T54">(див. 130)</text:span></text:p>
          </table:table-cell>
          <table:covered-table-cell/>
          <table:covered-table-cell/>
          <table:table-cell table:style-name="Dictionary.E290" table:number-columns-spanned="5" office:value-type="string">
            <text:p text:style-name="P34"><text:span text:style-name="T97">підтв</text:span><text:span text:style-name="T97">е</text:span><text:span text:style-name="T4"></text:span><text:span text:style-name="T97">рджувати</text:span></text:p>
            <text:p text:style-name="P46"><text:span text:style-name="T87">-ую, -уєш, </text:span><text:span text:style-name="T90">недок.</text:span><text:span text:style-name="T87">, підтвердити, -джу, -диш, </text:span><text:span text:style-name="T90">док.</text:span><text:span text:style-name="T87">, </text:span><text:span text:style-name="T90">перех.</text:span><text:span text:style-name="T87"> </text:span><text:span text:style-name="T90">і без додатка</text:span><text:span text:style-name="T87">.</text:span></text:p>
            <text:p text:style-name="P36">Визнавати, засвідчувати правильність, достовірність, істинність чого-небудь. || Доводити достовірність, істинність чого-небудь, підкріплюючи фактами, доказами і т. ін. || Служити доказом правильності, істинності чого-небудь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46</text:p>
          </table:table-cell>
          <table:table-cell table:style-name="Dictionary.B291" table:number-columns-spanned="2" office:value-type="string">
            <text:p text:style-name="P26">Самопогиба</text:p>
            <text:p text:style-name="P24"><text:span text:style-name="T21">-и, </text:span><text:span text:style-name="T22">ім., ж., інд.-авт.</text:span></text:p>
          </table:table-cell>
          <table:covered-table-cell/>
          <table:table-cell table:style-name="Dictionary.D291" table:number-columns-spanned="3" office:value-type="string">
            <text:p text:style-name="P17"><text:span text:style-name="T57">утворене способом </text:span><text:span text:style-name="T57">основословосклада</text:span><text:soft-page-break/><text:span text:style-name="T57">ння, похідне від слів:</text:span><text:span text:style-name="T33"> </text:span><text:span text:style-name="T36">сáмо</text:span><text:span text:style-name="T33">... і </text:span><text:span text:style-name="T36">погиба</text:span></text:p>
          </table:table-cell>
          <table:covered-table-cell/>
          <table:covered-table-cell/>
          <table:table-cell table:style-name="Dictionary.G291" table:number-columns-spanned="3" office:value-type="string">
            <text:p text:style-name="P21">Господи, Господи, о осторонь</text:p>
            <text:p text:style-name="P21">душі гулкі, що, заслухані в тугу,</text:p>
            <text:p text:style-name="P21"><text:soft-page-break/>немочі власної люблять наругу,</text:p>
            <text:p text:style-name="P22"><text:span text:style-name="T119">самопогиби</text:span><text:span text:style-name="T118"> високий огонь</text:span><text:span text:style-name="T117">. </text:span><text:span text:style-name="T122">(П‑2, 74-7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2" table:number-columns-spanned="3" office:value-type="string">
            <text:p text:style-name="P24"><text:span text:style-name="T36">сáмо... </text:span><text:span text:style-name="T54">(див. 130)</text:span></text:p>
          </table:table-cell>
          <table:covered-table-cell/>
          <table:covered-table-cell/>
          <table:table-cell table:style-name="Dictionary.E292" table:number-columns-spanned="5" office:value-type="string">
            <text:p text:style-name="P34"><text:span text:style-name="T97">Пог</text:span><text:span text:style-name="T97">и</text:span><text:span text:style-name="T4"></text:span><text:span text:style-name="T97">бель (поги</text:span><text:span text:style-name="T39"></text:span><text:span text:style-name="T97">ба)</text:span></text:p>
            <text:p text:style-name="P46"><text:span text:style-name="T90">і рідко </text:span><text:span text:style-name="T87">погибіль, -і, </text:span><text:span text:style-name="T90">ж.</text:span></text:p>
            <text:p text:style-name="P43"><text:span text:style-name="T65">Передчасна, насильницька смерть; гибель. || Руйнування, занепад, знищення чого-небудь. || </text:span><text:span text:style-name="T81">перен.</text:span><text:span text:style-name="T65"> Кінець існування чого-небудь; зникнення. </text:span><text:span text:style-name="T81">Згинати в три погибелі</text:span><text:span text:style-name="T65">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47</text:p>
          </table:table-cell>
          <table:table-cell table:style-name="Dictionary.B293" table:number-columns-spanned="2" office:value-type="string">
            <text:p text:style-name="P27">Самоподóвжений</text:p>
            <text:p text:style-name="P24"><text:span text:style-name="T117">-а, -е, </text:span><text:span text:style-name="T23">прикм., </text:span><text:span text:style-name="T118">інд.-авт.</text:span></text:p>
          </table:table-cell>
          <table:covered-table-cell/>
          <table:table-cell table:style-name="Dictionary.D293" table:number-columns-spanned="3" office:value-type="string">
            <text:p text:style-name="P18"><text:span text:style-name="T116">утворене способом основословоскладання, похідне від слів:</text:span><text:span text:style-name="T21"> </text:span><text:span text:style-name="T37">сáмо</text:span><text:span text:style-name="T21">... і </text:span><text:span text:style-name="T37">подóвжений</text:span></text:p>
          </table:table-cell>
          <table:covered-table-cell/>
          <table:covered-table-cell/>
          <table:table-cell table:style-name="Dictionary.G293" table:number-columns-spanned="3" office:value-type="string">
            <text:p text:style-name="P10">Хто б збагнув</text:p>
            <text:p text:style-name="P10">оці дороги – без кінця і краю</text:p>
            <text:p text:style-name="P22"><text:span text:style-name="T25">самоподовжені</text:span><text:span text:style-name="T22">? </text:span><text:span text:style-name="T41">(П‑2, 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4" table:number-columns-spanned="3" office:value-type="string">
            <text:p text:style-name="P24"><text:span text:style-name="T36">сáмо... </text:span><text:span text:style-name="T54">(див. 130)</text:span></text:p>
          </table:table-cell>
          <table:covered-table-cell/>
          <table:covered-table-cell/>
          <table:table-cell table:style-name="Dictionary.E294" table:number-columns-spanned="5" office:value-type="string">
            <text:p text:style-name="P34"><text:span text:style-name="T97">под</text:span><text:span text:style-name="T97">о</text:span><text:span text:style-name="T4"></text:span><text:span text:style-name="T97">вжений</text:span></text:p>
            <text:p text:style-name="P36">-а, -е.</text:p>
            <text:p text:style-name="P46"><text:span text:style-name="T88">1) Дієприкм. пас. мин. ч. до подовжити. || подо</text:span><text:span text:style-name="T20"></text:span><text:span text:style-name="T88">вжено, </text:span><text:span text:style-name="T91">безос.</text:span><text:span text:style-name="T88"> </text:span><text:span text:style-name="T91">присудк. сл.</text:span><text:span text:style-name="T89"> </text:span><text:span text:style-name="T9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48</text:p>
          </table:table-cell>
          <table:table-cell table:style-name="Dictionary.B295" table:number-columns-spanned="2" office:value-type="string">
            <text:p text:style-name="P26">Самопоминáння</text:p>
            <text:p text:style-name="P24"><text:span text:style-name="T21">-я, </text:span><text:span text:style-name="T22">ім., с., інд.-авт.</text:span></text:p>
          </table:table-cell>
          <table:covered-table-cell/>
          <table:table-cell table:style-name="Dictionary.D295" table:number-columns-spanned="3" office:value-type="string">
            <text:p text:style-name="P24"><text:span text:style-name="T47">утворене способом основословоскладання, похідне від слів:</text:span><text:span text:style-name="T33"> </text:span><text:span text:style-name="T36">сáмо</text:span><text:span text:style-name="T33">... і </text:span><text:span text:style-name="T36">поминáння</text:span></text:p>
          </table:table-cell>
          <table:covered-table-cell/>
          <table:covered-table-cell/>
          <table:table-cell table:style-name="Dictionary.G295" table:number-columns-spanned="3" office:value-type="string">
            <text:p text:style-name="P21">Ти загубився в горі – не знайтись</text:p>
            <text:p text:style-name="P21">у чорноводді змовклого волання,</text:p>
            <text:p text:style-name="P22"><text:span text:style-name="T118">в ропі чекань і </text:span><text:span text:style-name="T119">самопоминання</text:span></text:p>
            <text:p text:style-name="P22"><text:span text:style-name="T118">і гуку, що доносить благовість</text:span><text:span text:style-name="T117">. </text:span><text:span text:style-name="T122">(П‑2, 11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6" table:number-columns-spanned="3" office:value-type="string">
            <text:p text:style-name="P24"><text:span text:style-name="T36">сáмо... </text:span><text:span text:style-name="T54">(див. 130)</text:span></text:p>
          </table:table-cell>
          <table:covered-table-cell/>
          <table:covered-table-cell/>
          <table:table-cell table:style-name="Dictionary.E296" table:number-columns-spanned="5" office:value-type="string">
            <text:p text:style-name="P34"><text:span text:style-name="T97">помин</text:span><text:span text:style-name="T97">а</text:span><text:span text:style-name="T4"></text:span><text:span text:style-name="T97">ння</text:span></text:p>
            <text:p text:style-name="P46"><text:span text:style-name="T87">-я, </text:span><text:span text:style-name="T90">с.</text:span></text:p>
            <text:p text:style-name="P35"><text:soft-page-break/>1) Дія за знач. поминати <text:span text:style-name="T60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49</text:p>
          </table:table-cell>
          <table:table-cell table:style-name="Dictionary.B297" table:number-columns-spanned="2" office:value-type="string">
            <text:p text:style-name="P24"><text:span text:style-name="T3">Самопоста</text:span><text:span text:style-name="T4"></text:span><text:span text:style-name="T3">ння</text:span></text:p>
            <text:p text:style-name="P24"><text:span text:style-name="T21">-я, </text:span><text:span text:style-name="T22">ім., с., інд.-авт.</text:span></text:p>
          </table:table-cell>
          <table:covered-table-cell/>
          <table:table-cell table:style-name="Dictionary.D297" table:number-columns-spanned="3" office:value-type="string">
            <text:p text:style-name="P24"><text:span text:style-name="T47">утворене способом основословоскладання, похідне від слів:</text:span><text:span text:style-name="T33"> </text:span><text:span text:style-name="T36">сáмо</text:span><text:span text:style-name="T33">... і </text:span><text:span text:style-name="T36">постання </text:span><text:span text:style-name="T46">(від </text:span><text:span text:style-name="T44">постава</text:span><text:span text:style-name="T43"></text:span><text:span text:style-name="T44">ти</text:span><text:span text:style-name="T46">)</text:span></text:p>
          </table:table-cell>
          <table:covered-table-cell/>
          <table:covered-table-cell/>
          <table:table-cell table:style-name="Dictionary.G297" table:number-columns-spanned="3" office:value-type="string">
            <text:p text:style-name="P10">По ліву руку – древній, аж до ер</text:p>
            <text:p text:style-name="P22"><text:span text:style-name="T25">самопостання</text:span><text:span text:style-name="T22">, гоном безберегим,</text:span></text:p>
            <text:p text:style-name="P10">щовбом смертельним, що наліг на серце</text:p>
            <text:p text:style-name="P10">і наслухає втомлене буття - </text:p>
            <text:p text:style-name="P10">той древній світ – і радісний і тужний - </text:p>
            <text:p text:style-name="P22"><text:span text:style-name="T22">непам’яті. </text:span><text:span text:style-name="T41">(П‑2, 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8" table:number-columns-spanned="4" office:value-type="string">
            <text:p text:style-name="P24"><text:span text:style-name="T36">сáмо... </text:span><text:span text:style-name="T54">(див. 130)</text:span></text:p>
          </table:table-cell>
          <table:covered-table-cell/>
          <table:covered-table-cell/>
          <table:covered-table-cell/>
          <table:table-cell table:style-name="Dictionary.F298" table:number-columns-spanned="4" office:value-type="string">
            <text:p text:style-name="P34"><text:span text:style-name="T97">постав</text:span><text:span text:style-name="T97">а</text:span><text:span text:style-name="T4"></text:span><text:span text:style-name="T97">ти</text:span></text:p>
            <text:p text:style-name="P46"><text:span text:style-name="T86">I </text:span><text:span text:style-name="T87">-ає</text:span><text:span text:style-name="T19"></text:span><text:span text:style-name="T87">, </text:span><text:span text:style-name="T90">недок.</text:span><text:span text:style-name="T87">, поста</text:span><text:span text:style-name="T19"></text:span><text:span text:style-name="T87">ти, -а</text:span><text:span text:style-name="T19"></text:span><text:span text:style-name="T87">не, </text:span><text:span text:style-name="T90">док.</text:span></text:p>
            <text:p text:style-name="P36">2) Зароджуватися, брати початок, походити від чого-небудь. || Виникати внаслідок яких-небудь причин, збігу відповідних умов, обставин і т. ін. || Ставати актуальним, першочерговим, набувати в певних умовах дуже великого значення.<text:span text:style-name="T134"> </text:span><text:span text:style-name="T59">(С, 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50</text:p>
          </table:table-cell>
          <table:table-cell table:style-name="Dictionary.B299" table:number-columns-spanned="2" office:value-type="string">
            <text:p text:style-name="P26">Самопроминáння</text:p>
            <text:p text:style-name="P24"><text:span text:style-name="T21">-я, </text:span><text:span text:style-name="T22">ім., с., інд.-авт.</text:span></text:p>
          </table:table-cell>
          <table:covered-table-cell/>
          <table:table-cell table:style-name="Dictionary.D299" table:number-columns-spanned="3" office:value-type="string">
            <text:p text:style-name="P24"><text:span text:style-name="T47">утворене способом основословоскладання, похідне від слів:</text:span><text:span text:style-name="T33"> </text:span><text:span text:style-name="T36">сáмо</text:span><text:span text:style-name="T33">... і </text:span><text:span text:style-name="T36">проминáння</text:span></text:p>
          </table:table-cell>
          <table:covered-table-cell/>
          <table:covered-table-cell/>
          <table:table-cell table:style-name="Dictionary.G299" table:number-columns-spanned="3" office:value-type="string">
            <text:p text:style-name="P22"><text:span text:style-name="T22">В дорозі довгих </text:span><text:span text:style-name="T25">самопроминань</text:span></text:p>
            <text:p text:style-name="P10">під знадою земного притягання</text:p>
            <text:p text:style-name="P22"><text:span text:style-name="T22">проносяться від ранку до смеркання. </text:span><text:span text:style-name="T41">(П‑1, 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0" table:number-columns-spanned="3" office:value-type="string">
            <text:p text:style-name="P24"><text:span text:style-name="T36">сáмо... </text:span><text:span text:style-name="T54">(див. 130)</text:span></text:p>
          </table:table-cell>
          <table:covered-table-cell/>
          <table:covered-table-cell/>
          <table:table-cell table:style-name="Dictionary.E300" table:number-columns-spanned="5" office:value-type="string">
            <text:p text:style-name="P34"><text:span text:style-name="T97">промин</text:span><text:span text:style-name="T97">а</text:span><text:span text:style-name="T4"></text:span><text:span text:style-name="T97">ння</text:span></text:p>
            <text:p text:style-name="P46"><text:span text:style-name="T86">I </text:span><text:span text:style-name="T87">-я, </text:span><text:span text:style-name="T90">с.</text:span></text:p>
            <text:p text:style-name="P35">Дія за знач. проминати <text:span text:style-name="T60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51</text:p>
          </table:table-cell>
          <table:table-cell table:style-name="Dictionary.B301" table:number-columns-spanned="2" office:value-type="string">
            <text:p text:style-name="P24"><text:span text:style-name="T3">Самопротистоя</text:span><text:span text:style-name="T4"></text:span><text:span text:style-name="T3">н</text:span><text:soft-page-break/><text:span text:style-name="T3">ня</text:span></text:p>
            <text:p text:style-name="P24"><text:span text:style-name="T1">-</text:span><text:span text:style-name="T21">я, </text:span><text:span text:style-name="T22">ім., с., інд.-авт.</text:span></text:p>
          </table:table-cell>
          <table:covered-table-cell/>
          <table:table-cell table:style-name="Dictionary.D301" table:number-columns-spanned="3" office:value-type="string">
            <text:p text:style-name="P24"><text:span text:style-name="T47">утворене способом </text:span><text:soft-page-break/><text:span text:style-name="T47">основословоскладан</text:span><text:span text:style-name="T47">ня, похідне від слів:</text:span><text:span text:style-name="T33"> </text:span><text:span text:style-name="T36">сáмо</text:span><text:span text:style-name="T33">... і </text:span><text:span text:style-name="T36">протистояння</text:span></text:p>
          </table:table-cell>
          <table:covered-table-cell/>
          <table:covered-table-cell/>
          <table:table-cell table:style-name="Dictionary.G301" table:number-columns-spanned="3" office:value-type="string">
            <text:p text:style-name="P10">О вирвись, залишивши вирву</text:p>
            <text:p text:style-name="P10"><text:soft-page-break/>у грудях, і роздмухай грань</text:p>
            <text:p text:style-name="P22"><text:span text:style-name="T22">моїх </text:span><text:span text:style-name="T25">самопротистоянь</text:span></text:p>
            <text:p text:style-name="P22"><text:span text:style-name="T22">і дай напитися з потиру. </text:span><text:span text:style-name="T41">(П‑2, 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2" table:number-columns-spanned="3" office:value-type="string">
            <text:p text:style-name="P24"><text:span text:style-name="T36">сáмо... </text:span><text:span text:style-name="T54">(див. 130)</text:span></text:p>
          </table:table-cell>
          <table:covered-table-cell/>
          <table:covered-table-cell/>
          <table:table-cell table:style-name="Dictionary.E302" table:number-columns-spanned="5" office:value-type="string">
            <text:p text:style-name="P34"><text:span text:style-name="T97">протисто</text:span><text:span text:style-name="T97">я</text:span><text:span text:style-name="T4"></text:span><text:span text:style-name="T97">ння</text:span></text:p>
            <text:p text:style-name="P46"><text:span text:style-name="T87">-я, </text:span><text:span text:style-name="T90">с.</text:span></text:p>
            <text:p text:style-name="P35">1) Дія за знач. протистояти. <text:span text:style-name="T60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52</text:p>
          </table:table-cell>
          <table:table-cell table:style-name="Dictionary.B303" table:number-columns-spanned="2" office:value-type="string">
            <text:p text:style-name="P26">Самострíл</text:p>
            <text:p text:style-name="P24"><text:span text:style-name="T21">-у, </text:span><text:span text:style-name="T22">ім., ч., інд.-авт.</text:span></text:p>
          </table:table-cell>
          <table:covered-table-cell/>
          <table:table-cell table:style-name="Dictionary.D303" table:number-columns-spanned="3" office:value-type="string">
            <text:p text:style-name="P24"><text:span text:style-name="T47">утворене способом основословосклада</text:span><text:span text:style-name="T47">ння, похідне від слів:</text:span><text:span text:style-name="T42"> </text:span><text:span text:style-name="T36">сáмо</text:span><text:span text:style-name="T33">... і </text:span><text:span text:style-name="T36">стріл</text:span></text:p>
          </table:table-cell>
          <table:covered-table-cell/>
          <table:covered-table-cell/>
          <table:table-cell table:style-name="Dictionary.G303" table:number-columns-spanned="3" office:value-type="string">
            <text:p text:style-name="P10">Як рура, кругла вулиця,</text:p>
            <text:p text:style-name="P10">гулка од гуду бджіл,</text:p>
            <text:p text:style-name="P10">маленький хлопчик щулиться,</text:p>
            <text:p text:style-name="P22"><text:span text:style-name="T22">бо ж сонце – </text:span><text:span text:style-name="T25">самостріл</text:span><text:span text:style-name="T22">. </text:span><text:span text:style-name="T41">(П‑2, 27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4" table:number-columns-spanned="3" office:value-type="string">
            <text:p text:style-name="P24"><text:span text:style-name="T36">сáмо... </text:span><text:span text:style-name="T54">(див. 130)</text:span></text:p>
          </table:table-cell>
          <table:covered-table-cell/>
          <table:covered-table-cell/>
          <table:table-cell table:style-name="Dictionary.E304" table:number-columns-spanned="5" office:value-type="string">
            <text:p text:style-name="P34"><text:span text:style-name="T97">П</text:span><text:span text:style-name="T97">о</text:span><text:span text:style-name="T4"></text:span><text:span text:style-name="T97">стріл (стріл)</text:span></text:p>
            <text:p text:style-name="P46"><text:span text:style-name="T87">-у, </text:span><text:span text:style-name="T90">ч.</text:span></text:p>
            <text:p text:style-name="P36">1) Виліт кулі або снаряда з каналу ствола вогнепальної зброї, спричинений вибухом порохового заряду. || Виліт кульки з дула пневматичної зброї. || Звук від вибуху порохового заряду в каналі ствола вогнепальної зброї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53</text:p>
          </table:table-cell>
          <table:table-cell table:style-name="Dictionary.B305" table:number-columns-spanned="2" office:value-type="string">
            <text:p text:style-name="P26">Самострумувáння</text:p>
            <text:p text:style-name="P24"><text:span text:style-name="T21">-я, </text:span><text:span text:style-name="T22">ім., с., інд.-авт.</text:span></text:p>
          </table:table-cell>
          <table:covered-table-cell/>
          <table:table-cell table:style-name="Dictionary.D305" table:number-columns-spanned="3" office:value-type="string">
            <text:p text:style-name="P24"><text:span text:style-name="T47">утворене способом основословоскладання, похідне від слів:</text:span><text:span text:style-name="T33"> </text:span><text:span text:style-name="T36">сáмо</text:span><text:span text:style-name="T33">... і </text:span><text:span text:style-name="T36">струмувáння</text:span></text:p>
          </table:table-cell>
          <table:covered-table-cell/>
          <table:covered-table-cell/>
          <table:table-cell table:style-name="Dictionary.G305" table:number-columns-spanned="3" office:value-type="string">
            <text:p text:style-name="P10">…аби в останньому пориві,</text:p>
            <text:p text:style-name="P22"><text:span text:style-name="T22">у плині </text:span><text:span text:style-name="T25">самострумувань</text:span></text:p>
            <text:p text:style-name="P10">ураз зайти за власну грань,</text:p>
            <text:p text:style-name="P22"><text:span text:style-name="T22">пірнути в смертні переливи. </text:span><text:span text:style-name="T41">(П‑1, 169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6" table:number-columns-spanned="3" office:value-type="string">
            <text:p text:style-name="P24"><text:span text:style-name="T36">сáмо... </text:span><text:span text:style-name="T54">(див. 130)</text:span></text:p>
          </table:table-cell>
          <table:covered-table-cell/>
          <table:covered-table-cell/>
          <table:table-cell table:style-name="Dictionary.E306" table:number-columns-spanned="5" office:value-type="string">
            <text:p text:style-name="P34"><text:span text:style-name="T97">струмув</text:span><text:span text:style-name="T97">а</text:span><text:span text:style-name="T4"></text:span><text:span text:style-name="T97">ння</text:span></text:p>
            <text:p text:style-name="P46"><text:span text:style-name="T87">-я, </text:span><text:span text:style-name="T90">с.</text:span></text:p>
            <text:p text:style-name="P46"><text:soft-page-break/><text:span text:style-name="T88">Дія за знач. струмувати. </text:span><text:span text:style-name="T91">Струмування повітря.</text:span><text:span text:style-name="T89"> </text:span><text:span text:style-name="T9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54</text:p>
          </table:table-cell>
          <table:table-cell table:style-name="Dictionary.B307" table:number-columns-spanned="2" office:value-type="string">
            <text:p text:style-name="P26">Самотинний</text:p>
            <text:p text:style-name="P24"><text:span text:style-name="T21">-а, -е, </text:span><text:span text:style-name="T23">прикм., </text:span><text:span text:style-name="T22">інд.-авт.</text:span></text:p>
          </table:table-cell>
          <table:covered-table-cell/>
          <table:table-cell table:style-name="Dictionary.D307" table:number-columns-spanned="3" office:value-type="string">
            <text:p text:style-name="P18"><text:span text:style-name="T51">утворене суфіксальним способом, похідне </text:span><text:span text:style-name="T51">від слова</text:span><text:span text:style-name="T21"> </text:span><text:span text:style-name="T37">самотина</text:span></text:p>
          </table:table-cell>
          <table:covered-table-cell/>
          <table:covered-table-cell/>
          <table:table-cell table:style-name="Dictionary.G307" table:number-columns-spanned="3" office:value-type="string">
            <text:p text:style-name="P22"><text:span text:style-name="T22">Спиваєш тугу </text:span><text:span text:style-name="T25">самотинну</text:span></text:p>
            <text:p text:style-name="P10">і душу, мов малу дитину,</text:p>
            <text:p text:style-name="P22"><text:span text:style-name="T22">до рання присипляєш: спи. </text:span><text:span text:style-name="T41">(П‑2, 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8" table:number-columns-spanned="3" office:value-type="string">
            <text:p text:style-name="P24"><text:span text:style-name="T36">сáмо... </text:span><text:span text:style-name="T54">(див. 130)</text:span></text:p>
          </table:table-cell>
          <table:covered-table-cell/>
          <table:covered-table-cell/>
          <table:table-cell table:style-name="Dictionary.E308" table:number-columns-spanned="5" office:value-type="string">
            <text:p text:style-name="P34"><text:span text:style-name="T97">Самот</text:span><text:span text:style-name="T97">а</text:span><text:span text:style-name="T4"></text:span><text:span text:style-name="T97"> (</text:span><text:span text:style-name="T26">самоти</text:span><text:span text:style-name="T28"></text:span><text:span text:style-name="T26">на</text:span><text:span text:style-name="T28"></text:span><text:span text:style-name="T97">)</text:span></text:p>
            <text:p text:style-name="P46"><text:span text:style-name="T87">-и, </text:span><text:span text:style-name="T90">ж.</text:span></text:p>
            <text:p text:style-name="P35">1) Стан за знач. самітний, самотній; самотність. || Гостре відчуття відокремленості, ізольованості від кого-, чого-небудь. <text:span text:style-name="T60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55</text:p>
          </table:table-cell>
          <table:table-cell table:style-name="Dictionary.B309" table:number-columns-spanned="2" office:value-type="string">
            <text:p text:style-name="P26">Самоуникáння</text:p>
            <text:p text:style-name="P24"><text:span text:style-name="T21">-я, </text:span><text:span text:style-name="T22">ім., с., інд.-авт.</text:span></text:p>
          </table:table-cell>
          <table:covered-table-cell/>
          <table:table-cell table:style-name="Dictionary.D309" table:number-columns-spanned="3" office:value-type="string">
            <text:p text:style-name="P24"><text:span text:style-name="T47">утворене способом основословоскладання, похідне від слів:</text:span><text:span text:style-name="T33"> </text:span><text:span text:style-name="T36">сáмо</text:span><text:span text:style-name="T33">... і </text:span><text:span text:style-name="T36">уникáння</text:span></text:p>
          </table:table-cell>
          <table:covered-table-cell/>
          <table:covered-table-cell/>
          <table:table-cell table:style-name="Dictionary.G309" table:number-columns-spanned="3" office:value-type="string">
            <text:p text:style-name="P22"><text:span text:style-name="T22">Коли спромога </text:span><text:span text:style-name="T25">самоуникань</text:span></text:p>
            <text:p text:style-name="P10">при узголів’ї спалахом прозріння</text:p>
            <text:p text:style-name="P10">відкриється тобі, як благостиня</text:p>
            <text:p text:style-name="P22"><text:span text:style-name="T22">прощень, опрощень, прощ і прощавань. </text:span><text:span text:style-name="T41">(П‑1, 6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0" table:number-columns-spanned="3" office:value-type="string">
            <text:p text:style-name="P24"><text:span text:style-name="T36">сáмо... </text:span><text:span text:style-name="T54">(див. 130)</text:span></text:p>
          </table:table-cell>
          <table:covered-table-cell/>
          <table:covered-table-cell/>
          <table:table-cell table:style-name="Dictionary.E310" table:number-columns-spanned="5" office:value-type="string">
            <text:p text:style-name="P34"><text:span text:style-name="T97">уник</text:span><text:span text:style-name="T97">а</text:span><text:span text:style-name="T4"></text:span><text:span text:style-name="T97">ння</text:span></text:p>
            <text:p text:style-name="P46"><text:span text:style-name="T87">-я, </text:span><text:span text:style-name="T90">с.</text:span></text:p>
            <text:p text:style-name="P35">Дія за знач. уникати. <text:span text:style-name="T60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56</text:p>
          </table:table-cell>
          <table:table-cell table:style-name="Dictionary.B311" table:number-columns-spanned="2" office:value-type="string">
            <text:p text:style-name="P24"><text:span text:style-name="T3">Світи-галаї</text:span><text:span text:style-name="T4"></text:span></text:p>
            <text:p text:style-name="P24"><text:span text:style-name="T21">світі</text:span><text:span text:style-name="T36"></text:span><text:span text:style-name="T21">в-галаї</text:span><text:span text:style-name="T36"></text:span><text:span text:style-name="T21">в, </text:span><text:span text:style-name="T22">ім., мн., інд.-авт.</text:span></text:p>
          </table:table-cell>
          <table:covered-table-cell/>
          <table:table-cell table:style-name="Dictionary.D311" table:number-columns-spanned="3" office:value-type="string">
            <text:p text:style-name="P18"><text:span text:style-name="T21">утворене способом словоскладання, похідне від слів: </text:span><text:span text:style-name="T37">світ</text:span><text:span text:style-name="T21"> і </text:span><text:span text:style-name="T37">галай </text:span><text:span text:style-name="T52">(від </text:span><text:span text:style-name="T37">галасвіта</text:span><text:span text:style-name="T52">)</text:span></text:p>
          </table:table-cell>
          <table:covered-table-cell/>
          <table:covered-table-cell/>
          <table:table-cell table:style-name="Dictionary.G311" table:number-columns-spanned="3" office:value-type="string">
            <text:p text:style-name="P22"><text:span text:style-name="T22">На тебе чатують </text:span><text:span text:style-name="T25">світи–галаї</text:span><text:span text:style-name="T22">.</text:span></text:p>
            <text:p text:style-name="P22"><text:span text:style-name="T22">Прощальний – як подим пожарищ – той спогад. </text:span><text:span text:style-name="T41">(П‑1, 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2" table:number-columns-spanned="3" office:value-type="string">
            <text:p text:style-name="P24"><text:span text:style-name="T36">світ </text:span><text:span text:style-name="T54">(див. 67)</text:span></text:p>
          </table:table-cell>
          <table:covered-table-cell/>
          <table:covered-table-cell/>
          <table:table-cell table:style-name="Dictionary.E312" table:number-columns-spanned="5" office:value-type="string">
            <text:p text:style-name="P34"><text:span text:style-name="T97">гал</text:span><text:span text:style-name="T97">а</text:span><text:span text:style-name="T4"></text:span><text:span text:style-name="T97">світа</text:span></text:p>
            <text:p text:style-name="P46"><text:span text:style-name="T90">присл.</text:span><text:span text:style-name="T87">, </text:span><text:span text:style-name="T90">діал.</text:span></text:p>
            <text:p text:style-name="P36"><text:soft-page-break/>Невідомо куди; кудись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57</text:p>
          </table:table-cell>
          <table:table-cell table:style-name="Dictionary.B313" table:number-columns-spanned="2" office:value-type="string">
            <text:p text:style-name="P26">Себекрáй</text:p>
            <text:p text:style-name="P24"><text:span text:style-name="T21">-ю, </text:span><text:span text:style-name="T22">ім., ч., інд.-авт.</text:span></text:p>
          </table:table-cell>
          <table:covered-table-cell/>
          <table:table-cell table:style-name="Dictionary.D313" table:number-columns-spanned="3" office:value-type="string">
            <text:p text:style-name="P24"><text:span text:style-name="T47">утворене способом зрощення, похідне </text:span><text:span text:style-name="T47">від слів:</text:span><text:span text:style-name="T33"> </text:span><text:span text:style-name="T36">себé</text:span><text:span text:style-name="T33"> і </text:span><text:span text:style-name="T36">край</text:span></text:p>
          </table:table-cell>
          <table:covered-table-cell/>
          <table:covered-table-cell/>
          <table:table-cell table:style-name="Dictionary.G313" table:number-columns-spanned="3" office:value-type="string">
            <text:p text:style-name="P10">І все то – зá: дарунок сили</text:p>
            <text:p text:style-name="P22"><text:span text:style-name="T22">за </text:span><text:span text:style-name="T25">себекраєм</text:span><text:span text:style-name="T22">: на, візьми,</text:span></text:p>
            <text:p text:style-name="P10">аби дороги доль гуділи</text:p>
            <text:p text:style-name="P22"><text:span text:style-name="T22">всіма серцями і грудьми. </text:span><text:span text:style-name="T41">(П‑1, 100);</text:span></text:p>
            <text:p text:style-name="P22"><text:span text:style-name="T22">оця утеча геть за </text:span><text:span text:style-name="T25">себекрай</text:span><text:span text:style-name="T22"> - </text:span></text:p>
            <text:p text:style-name="P22"><text:span text:style-name="T22">то ніби виснений в дитинстві син… </text:span><text:span text:style-name="T41">(П‑1, 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4" table:number-columns-spanned="3" office:value-type="string">
            <text:p text:style-name="P24"><text:span text:style-name="T36">себé </text:span><text:span text:style-name="T54">(див. 74)</text:span></text:p>
          </table:table-cell>
          <table:covered-table-cell/>
          <table:covered-table-cell/>
          <table:table-cell table:style-name="Dictionary.E314" table:number-columns-spanned="5" office:value-type="string">
            <text:p text:style-name="P22"><text:span text:style-name="T36">край </text:span><text:span text:style-name="T53">(див. 7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58</text:p>
          </table:table-cell>
          <table:table-cell table:style-name="Dictionary.B315" table:number-columns-spanned="2" office:value-type="string">
            <text:p text:style-name="P26">Семигóри</text:p>
            <text:p text:style-name="P24"><text:span text:style-name="T21">-гíр, </text:span><text:span text:style-name="T22">ім., мн., інд.-авт.</text:span></text:p>
          </table:table-cell>
          <table:covered-table-cell/>
          <table:table-cell table:style-name="Dictionary.D315" table:number-columns-spanned="3" office:value-type="string">
            <text:p text:style-name="P24"><text:span text:style-name="T47">утворене способом основоскладання, похідне від слів:</text:span><text:span text:style-name="T33"> </text:span><text:span text:style-name="T36">сім</text:span><text:span text:style-name="T33"> і </text:span><text:span text:style-name="T36">гóри</text:span></text:p>
          </table:table-cell>
          <table:covered-table-cell/>
          <table:covered-table-cell/>
          <table:table-cell table:style-name="Dictionary.G315" table:number-columns-spanned="3" office:value-type="string">
            <text:p text:style-name="P10">І що кигиче в мертвій цій пустелі?</text:p>
            <text:p text:style-name="P10">Киги-киги – мов чайка з-над Дніпра.</text:p>
            <text:p text:style-name="P22"><text:span text:style-name="T23">О </text:span><text:span text:style-name="T27">семигори</text:span><text:span text:style-name="T23"> горя, цвинтар велій,</text:span></text:p>
            <text:p text:style-name="P22"><text:span text:style-name="T23">і я тут згину, як прийде пора? </text:span><text:span text:style-name="T41">(П‑1, 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6" table:number-columns-spanned="3" office:value-type="string">
            <text:p text:style-name="P31">сім</text:p>
            <text:p text:style-name="P45"><text:span text:style-name="T86">I </text:span><text:span text:style-name="T87">семи </text:span><text:span text:style-name="T90">і </text:span><text:span text:style-name="T87">сімох, </text:span><text:span text:style-name="T90">числ.</text:span><text:span text:style-name="T87"> </text:span><text:span text:style-name="T90">кільк.</text:span></text:p>
            <text:p text:style-name="P42"><text:span text:style-name="T65">Назва числа і цифри 7. || </text:span><text:span text:style-name="T81">чого</text:span><text:span text:style-name="T65">. Кількість із 7 одиниць. </text:span><text:span text:style-name="T74">(С, )</text:span></text:p>
          </table:table-cell>
          <table:covered-table-cell/>
          <table:covered-table-cell/>
          <table:table-cell table:style-name="Dictionary.E316" table:number-columns-spanned="5" office:value-type="string">
            <text:p text:style-name="P34"><text:span text:style-name="T97">гор</text:span><text:span text:style-name="T97">а</text:span><text:span text:style-name="T4"></text:span></text:p>
            <text:p text:style-name="P46"><text:span text:style-name="T87">-и, </text:span><text:span text:style-name="T90">ж.</text:span></text:p>
            <text:p text:style-name="P36">1) Значне підвищення над навколишньою місцевістю або серед інших підвищень. || <text:span text:style-name="T113">тільки мн.</text:span> Гориста місцевість, країна.</text:p>
            <text:p text:style-name="P43"><text:span text:style-name="T65">2) </text:span><text:span text:style-name="T81">чого</text:span><text:span text:style-name="T65">. Велика кількість чого-небудь складеного в купу; багато чогось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59</text:p>
          </table:table-cell>
          <table:table-cell table:style-name="Dictionary.B317" table:number-columns-spanned="2" office:value-type="string">
            <text:p text:style-name="P26">Серцеóкий</text:p>
            <text:p text:style-name="P24"><text:span text:style-name="T21">-а, -е, </text:span><text:span text:style-name="T23">прикм., </text:span><text:span text:style-name="T22">інд.-авт.</text:span></text:p>
          </table:table-cell>
          <table:covered-table-cell/>
          <table:table-cell table:style-name="Dictionary.D317" table:number-columns-spanned="3" office:value-type="string">
            <text:p text:style-name="P24"><text:span text:style-name="T47">утворене складнофлективним способом, похідне </text:span><text:soft-page-break/><text:span text:style-name="T47">від слів:</text:span><text:span text:style-name="T33"> </text:span><text:span text:style-name="T36">сéрце</text:span><text:span text:style-name="T33"> і </text:span><text:span text:style-name="T36">óко</text:span></text:p>
          </table:table-cell>
          <table:covered-table-cell/>
          <table:covered-table-cell/>
          <table:table-cell table:style-name="Dictionary.G317" table:number-columns-spanned="3" office:value-type="string">
            <text:p text:style-name="P22"><text:span text:style-name="T23">Сто плах перейди, </text:span><text:span text:style-name="T27">серцеокий</text:span><text:span text:style-name="T23">,</text:span></text:p>
            <text:p text:style-name="P22"><text:span text:style-name="T23">сто плах, сто багать, сто голгоф… </text:span><text:span text:style-name="T41">(П‑1, 1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8" table:number-columns-spanned="3" office:value-type="string">
            <text:p text:style-name="P24"><text:span text:style-name="T36">сéрце </text:span><text:span text:style-name="T53">(див. 56)</text:span></text:p>
          </table:table-cell>
          <table:covered-table-cell/>
          <table:covered-table-cell/>
          <table:table-cell table:style-name="Dictionary.E318" table:number-columns-spanned="5" office:value-type="string">
            <text:p text:style-name="P22"><text:span text:style-name="T36">óко </text:span><text:span text:style-name="T53">(див. 3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60</text:p>
          </table:table-cell>
          <table:table-cell table:style-name="Dictionary.B319" table:number-columns-spanned="2" office:value-type="string">
            <text:p text:style-name="P26">Словотéча</text:p>
            <text:p text:style-name="P24"><text:span text:style-name="T21">-і, </text:span><text:span text:style-name="T22">ім., ж., інд.-авт.</text:span></text:p>
          </table:table-cell>
          <table:covered-table-cell/>
          <table:table-cell table:style-name="Dictionary.D319" table:number-columns-spanned="3" office:value-type="string">
            <text:p text:style-name="P24"><text:span text:style-name="T124">утворене способом основоскладання і </text:span><text:span text:style-name="T124">нульсуфіксальним, похідне від слів:</text:span><text:span text:style-name="T33"> </text:span><text:span text:style-name="T36">слóво</text:span><text:span text:style-name="T33"> і </text:span><text:span text:style-name="T36">текти</text:span></text:p>
          </table:table-cell>
          <table:covered-table-cell/>
          <table:covered-table-cell/>
          <table:table-cell table:style-name="Dictionary.G319" table:number-columns-spanned="3" office:value-type="string">
            <text:p text:style-name="P22"><text:span text:style-name="T118">Слова, слова, слова – задосить </text:span><text:span text:style-name="T119">словотечі</text:span><text:span text:style-name="T118">,</text:span></text:p>
            <text:p text:style-name="P22"><text:span text:style-name="T118">німують бо предтечі, доба гряде нова. </text:span><text:span text:style-name="T122">(П‑2, 2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0" table:number-columns-spanned="3" office:value-type="string">
            <text:p text:style-name="P33"><text:span text:style-name="T97">сл</text:span><text:span text:style-name="T97">о</text:span><text:span text:style-name="T4"></text:span><text:span text:style-name="T97">во</text:span></text:p>
            <text:p text:style-name="P45"><text:span text:style-name="T87">-а, </text:span><text:span text:style-name="T90">с.</text:span></text:p>
            <text:p text:style-name="P35">1) Мовна одиниця, що являє собою звукове вираження поняття про предмет або явище об'єктивного світу. || Заклинання, що, за марновірним уявленням, має магічну силу. || В обчислювальній техніці – послідовність символів ("літер") для позначення виду даних, повідомлення і т. ін.</text:p>
            <text:p text:style-name="P42"><text:span text:style-name="T65">4) Обіцянка виконати що-небудь. || Згода на шлюб. </text:span><text:span text:style-name="T81">Дотримати [свого] слова</text:span><text:span text:style-name="T65">. </text:span><text:span text:style-name="T74">(С, )</text:span></text:p>
          </table:table-cell>
          <table:covered-table-cell/>
          <table:covered-table-cell/>
          <table:table-cell table:style-name="Dictionary.E320" table:number-columns-spanned="5" office:value-type="string">
            <text:p text:style-name="P34"><text:span text:style-name="T97">тект</text:span><text:span text:style-name="T97">и</text:span><text:span text:style-name="T4"></text:span></text:p>
            <text:p text:style-name="P46"><text:span text:style-name="T87">тече; </text:span><text:span text:style-name="T90">мин. ч.</text:span><text:span text:style-name="T87"> тік, текла, текло; </text:span><text:span text:style-name="T90">наказ. сп.</text:span><text:span text:style-name="T87"> течи; </text:span><text:span text:style-name="T90">недок.</text:span></text:p>
            <text:p text:style-name="P43"><text:span text:style-name="T65">2) Струменіти, литися (про рідину). || </text:span><text:span text:style-name="T81">безос.</text:span><text:span text:style-name="T65"> || </text:span><text:span text:style-name="T81">перен.</text:span><text:span text:style-name="T65"> Поширюватися в повітрі (про світло, запах тощо). || </text:span><text:span text:style-name="T81">перен.</text:span><text:span text:style-name="T65"> Звучати плавно, рівно та безперервно (про звуки, слова тощо). || </text:span><text:span text:style-name="T81">перен.</text:span><text:span text:style-name="T65"> Виникати в певній послідовності, іти одна за одною (про думки). || </text:span><text:span text:style-name="T81">перен.</text:span><text:span text:style-name="T65"> Відбуватися (про розмову, бесіду). || </text:span><text:span text:style-name="T81">перен.</text:span><text:span text:style-name="T65"> Хвилеподібно спадати (про волосся)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61</text:p>
          </table:table-cell>
          <table:table-cell table:style-name="Dictionary.B321" table:number-columns-spanned="2" office:value-type="string">
            <text:p text:style-name="P26">Смертеіснувáння</text:p>
            <text:p text:style-name="P24"><text:span text:style-name="T21">-я, </text:span><text:span text:style-name="T22">ім., с., інд.-авт.</text:span></text:p>
          </table:table-cell>
          <table:covered-table-cell/>
          <table:table-cell table:style-name="Dictionary.D321" table:number-columns-spanned="3" office:value-type="string">
            <text:p text:style-name="P24"><text:span text:style-name="T47">утворене способом основословосклада</text:span><text:span text:style-name="T47">ння, похідне від слів:</text:span><text:span text:style-name="T33"> </text:span><text:span text:style-name="T36">смерть</text:span><text:span text:style-name="T33"> і </text:span><text:span text:style-name="T36">існувáння</text:span></text:p>
          </table:table-cell>
          <table:covered-table-cell/>
          <table:covered-table-cell/>
          <table:table-cell table:style-name="Dictionary.G321" table:number-columns-spanned="3" office:value-type="string">
            <text:p text:style-name="P10">Сховатися од долі – не судилось.</text:p>
            <text:p text:style-name="P10">Ударив грім – і зразу шкереберть</text:p>
            <text:p text:style-name="P10">пішло життя. І ость ти – все, що снилось,</text:p>
            <text:p text:style-name="P22"><text:span text:style-name="T23">як </text:span><text:span text:style-name="T27">смертеіснування</text:span><text:span text:style-name="T23"> й </text:span><text:soft-page-break/><text:span text:style-name="T23">життєсмерть. </text:span><text:span text:style-name="T41">(П‑1, 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2" table:number-columns-spanned="3" office:value-type="string">
            <text:p text:style-name="P24"><text:span text:style-name="T36">смерть </text:span><text:span text:style-name="T53">(див. 65)</text:span></text:p>
          </table:table-cell>
          <table:covered-table-cell/>
          <table:covered-table-cell/>
          <table:table-cell table:style-name="Dictionary.E322" table:number-columns-spanned="5" office:value-type="string">
            <text:p text:style-name="P34"><text:span text:style-name="T97">існув</text:span><text:span text:style-name="T97">а</text:span><text:span text:style-name="T4"></text:span><text:span text:style-name="T97">ння</text:span></text:p>
            <text:p text:style-name="P46"><text:span text:style-name="T87">-я, </text:span><text:span text:style-name="T90">с.</text:span></text:p>
            <text:p text:style-name="P36">1) <text:span text:style-name="T113">тільки одн.</text:span> Буття; наявність кого-, чого-небудь у дійсності.</text:p>
            <text:p text:style-name="P36">2) Життя, спосіб життя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62</text:p>
          </table:table-cell>
          <table:table-cell table:style-name="Dictionary.B323" table:number-columns-spanned="2" office:value-type="string">
            <text:p text:style-name="P26">Снíння</text:p>
            <text:p text:style-name="P24"><text:span text:style-name="T21">-нь, </text:span><text:span text:style-name="T22">ім., мн., інд.-авт.</text:span></text:p>
          </table:table-cell>
          <table:covered-table-cell/>
          <table:table-cell table:style-name="Dictionary.D323" table:number-columns-spanned="3" office:value-type="string">
            <text:p text:style-name="P24"><text:span text:style-name="T47">утворене суфіксальним способом, похідне від слова</text:span> <text:span text:style-name="T98">сон</text:span></text:p>
          </table:table-cell>
          <table:covered-table-cell/>
          <table:covered-table-cell/>
          <table:table-cell table:style-name="Dictionary.G323" table:number-columns-spanned="3" office:value-type="string">
            <text:p text:style-name="P10">Немов рубін у чорнім адамашку,</text:p>
            <text:p text:style-name="P10">обачно критий білим німуванням,</text:p>
            <text:p text:style-name="P22"><text:span text:style-name="T23">так </text:span><text:span text:style-name="T27">снінь</text:span><text:span text:style-name="T23"> моїх озерце шарлатове</text:span></text:p>
            <text:p text:style-name="P22"><text:span text:style-name="T23">лямує обережок начувань… </text:span><text:span text:style-name="T41">(П‑1, 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4" table:number-columns-spanned="8" office:value-type="string">
            <text:p text:style-name="P32">сон</text:p>
            <text:p text:style-name="P46"><text:span text:style-name="T86">I </text:span><text:span text:style-name="T87">сну, </text:span><text:span text:style-name="T90">ч.</text:span></text:p>
            <text:p text:style-name="P46"><text:span text:style-name="T88">1) Фізіологічний стан спокою організму людини і тварини, що настає періодично і супроводиться повною або частковою втратою свідомості й ослабленням ряду фізіологічних процесів. || Те саме, що спання. || Те саме, що сплячка 1). || </text:span><text:span text:style-name="T91">спец.</text:span><text:span text:style-name="T88"> Стан рослини, за якого відбувається зміна в положенні листя або пелюсток квітки під впливом зміни освітлення і температури. || Зимове завмирання рослин.</text:span></text:p>
            <text:p text:style-name="P43"><text:span text:style-name="T65">2) Те, що сниться; сновидіння. || </text:span><text:span text:style-name="T81">перен.</text:span><text:span text:style-name="T65"> Те, про що мріє людина; мрія. || </text:span><text:span text:style-name="T81">перен.</text:span><text:span text:style-name="T65"> Те, що сприймається як нереальне, примарне, оманливе;</text:span><text:span text:style-name="T81">прот.</text:span><text:span text:style-name="T65"> дійсність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63</text:p>
          </table:table-cell>
          <table:table-cell table:style-name="Dictionary.B325" table:number-columns-spanned="2" office:value-type="string">
            <text:p text:style-name="P26">Солодкомолóка</text:p>
            <text:p text:style-name="P24"><text:span text:style-name="T21">-е, </text:span><text:span text:style-name="T23">прикм., </text:span><text:span text:style-name="T22">інд.-авт.</text:span></text:p>
          </table:table-cell>
          <table:covered-table-cell/>
          <table:table-cell table:style-name="Dictionary.D325" table:number-columns-spanned="3" office:value-type="string">
            <text:p text:style-name="P24"><text:span text:style-name="T47">утворене складнофлективним способом, похідне від слів:</text:span><text:span text:style-name="T33"> </text:span><text:span text:style-name="T36">солóдкий</text:span><text:span text:style-name="T33"> і </text:span><text:soft-page-break/><text:span text:style-name="T36">молокó</text:span></text:p>
          </table:table-cell>
          <table:covered-table-cell/>
          <table:covered-table-cell/>
          <table:table-cell table:style-name="Dictionary.G325" table:number-columns-spanned="3" office:value-type="string">
            <text:p text:style-name="P10">Ти десь за край світу, як птаха моя білогруда,</text:p>
            <text:p text:style-name="P22"><text:span text:style-name="T27">солодкомолока</text:span><text:span text:style-name="T23">, два ока - мигдалі сумні. </text:span><text:span text:style-name="T41">(П‑2, 1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6" table:number-columns-spanned="3" office:value-type="string">
            <text:p text:style-name="P33"><text:span text:style-name="T97">сол</text:span><text:span text:style-name="T97">о</text:span><text:span text:style-name="T4"></text:span><text:span text:style-name="T97">дкий</text:span></text:p>
            <text:p text:style-name="P35">-а, -е.</text:p>
            <text:p text:style-name="P35">1) Який має приємний смак, <text:span text:style-name="T113">власт.</text:span> цукрові, медові і т. ін.; <text:span text:style-name="T113">прот.</text:span>гіркий, кислий, солоний. || Пригот. із цукром, медом, варенням і т. ін. (про їжу, питво). || <text:span text:style-name="T113">у знач.</text:span> <text:span text:style-name="T113">ім.</text:span> солодке, -кого, <text:span text:style-name="T113">с.</text:span> Їжа, яка має приємний смак, <text:span text:style-name="T113">власт.</text:span> цукрові, медові тощо, або пригот. із цукром, медом, варенням і т. ін. || <text:span text:style-name="T113">у знач.</text:span> <text:span text:style-name="T113">ім.</text:span> солодке, -кого, <text:span text:style-name="T113">с.</text:span> Фрукти, цукерки, тістечка і т. ін., що їх подають наприкінці обіду тощо; десерт. || Позбавлений солоного смаку (про воду і т. ін.). || Уживається у складі назв деяких рослин. <text:span text:style-name="T113">Солодкий перець</text:span>.</text:p>
            <text:p text:style-name="P42"><text:span text:style-name="T65">4) </text:span><text:span text:style-name="T81">перен.</text:span><text:span text:style-name="T65"> Який дає відчуття приємності або виражає задоволення, радість, насолоду (про думки, почуття, стан людини). </text:span><text:span text:style-name="T74">(С, )</text:span></text:p>
          </table:table-cell>
          <table:covered-table-cell/>
          <table:covered-table-cell/>
          <table:table-cell table:style-name="Dictionary.E326" table:number-columns-spanned="5" office:value-type="string">
            <text:p text:style-name="P34"><text:span text:style-name="T97">молок</text:span><text:span text:style-name="T97">о</text:span><text:span text:style-name="T4"></text:span></text:p>
            <text:p text:style-name="P46"><text:span text:style-name="T87">-а, </text:span><text:span text:style-name="T90">с.</text:span></text:p>
            <text:p text:style-name="P36">2) Рідина, одержувана від деяких сільськогосподарських тварин як продукт харчування. || Коров'яче молоко як їжа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64</text:p>
          </table:table-cell>
          <table:table-cell table:style-name="Dictionary.B327" table:number-columns-spanned="2" office:value-type="string">
            <text:p text:style-name="P26">Сон-комишí</text:p>
            <text:p text:style-name="P24"><text:span text:style-name="T21">-ів, </text:span><text:span text:style-name="T22">ім., мн., інд.-авт.</text:span></text:p>
          </table:table-cell>
          <table:covered-table-cell/>
          <table:table-cell table:style-name="Dictionary.D327" table:number-columns-spanned="3" office:value-type="string">
            <text:p text:style-name="P24"><text:span text:style-name="T47">утворене способом словоскладання, похідне від слів:</text:span><text:span text:style-name="T33"> </text:span><text:span text:style-name="T36">сон</text:span><text:span text:style-name="T33"> і </text:span><text:span text:style-name="T36">комиш</text:span></text:p>
          </table:table-cell>
          <table:covered-table-cell/>
          <table:covered-table-cell/>
          <table:table-cell table:style-name="Dictionary.G327" table:number-columns-spanned="3" office:value-type="string">
            <text:p text:style-name="P10">І в серця на споді, в осерді душі</text:p>
            <text:p text:style-name="P22"><text:span text:style-name="T23">ішли нашорошені </text:span><text:span text:style-name="T27">сон-комиші</text:span><text:span text:style-name="T23">. </text:span><text:span text:style-name="T41">(П‑2, 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8" table:number-columns-spanned="3" office:value-type="string">
            <text:p text:style-name="P5">сон <text:span text:style-name="T111">(див. 162)</text:span></text:p>
          </table:table-cell>
          <table:covered-table-cell/>
          <table:covered-table-cell/>
          <table:table-cell table:style-name="Dictionary.E328" table:number-columns-spanned="5" office:value-type="string">
            <text:p text:style-name="P34"><text:span text:style-name="T97">ком</text:span><text:span text:style-name="T97">и</text:span><text:span text:style-name="T4"></text:span><text:span text:style-name="T97">ш</text:span></text:p>
            <text:p text:style-name="P46"><text:span text:style-name="T87">-у, </text:span><text:span text:style-name="T90">ч.</text:span></text:p>
            <text:p text:style-name="P36"><text:soft-page-break/>1) Висока водяна чи болотяна багаторічна рослина родини осокових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65</text:p>
          </table:table-cell>
          <table:table-cell table:style-name="Dictionary.B329" table:number-columns-spanned="2" office:value-type="string">
            <text:p text:style-name="P26">Сонцелéт</text:p>
            <text:p text:style-name="P24"><text:span text:style-name="T21">-у, </text:span><text:span text:style-name="T22">ім., ч., інд.-авт.</text:span></text:p>
          </table:table-cell>
          <table:covered-table-cell/>
          <table:table-cell table:style-name="Dictionary.D329" table:number-columns-spanned="3" office:value-type="string">
            <text:p text:style-name="P24"><text:span text:style-name="T47">утворене способом основословоскладання, похідне від слів:</text:span><text:span text:style-name="T33"> </text:span><text:span text:style-name="T36">сóнце </text:span><text:span text:style-name="T33">і </text:span><text:span text:style-name="T36">лет</text:span></text:p>
          </table:table-cell>
          <table:covered-table-cell/>
          <table:covered-table-cell/>
          <table:table-cell table:style-name="Dictionary.G329" table:number-columns-spanned="3" office:value-type="string">
            <text:p text:style-name="P10">Зворохобилися айстри</text:p>
            <text:p text:style-name="P22"><text:span text:style-name="T23">приосіннім </text:span><text:span text:style-name="T27">сонцелетом</text:span><text:span text:style-name="T23">,</text:span></text:p>
            <text:p text:style-name="P10">проминальною порою</text:p>
            <text:p text:style-name="P22"><text:span text:style-name="T23">падолистом деручким. </text:span><text:span text:style-name="T41">(П‑1, 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0" table:number-columns-spanned="3" office:value-type="string">
            <text:p text:style-name="P33"><text:span text:style-name="T97">с</text:span><text:span text:style-name="T97">о</text:span><text:span text:style-name="T4"></text:span><text:span text:style-name="T97">нце</text:span></text:p>
            <text:p text:style-name="P45"><text:span text:style-name="T87">-я, </text:span><text:span text:style-name="T90">с.</text:span></text:p>
            <text:p text:style-name="P35">1) Центральне небесне світило Сонячної системи, що має форму гігантської розжареної кулі, яка випромінює світло й тепло. <text:span text:style-name="T60">(С, )</text:span></text:p>
          </table:table-cell>
          <table:covered-table-cell/>
          <table:covered-table-cell/>
          <table:table-cell table:style-name="Dictionary.E330" table:number-columns-spanned="5" office:value-type="string">
            <text:p text:style-name="P4">лет <text:span text:style-name="T111">(див. 7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66</text:p>
          </table:table-cell>
          <table:table-cell table:style-name="Dictionary.B331" table:number-columns-spanned="2" office:value-type="string">
            <text:p text:style-name="P26">Сонцепруг</text:p>
            <text:p text:style-name="P24"><text:span text:style-name="T21">-а, </text:span><text:span text:style-name="T22">ім., ч., інд.-авт.</text:span></text:p>
          </table:table-cell>
          <table:covered-table-cell/>
          <table:table-cell table:style-name="Dictionary.D331" table:number-columns-spanned="3" office:value-type="string">
            <text:p text:style-name="P24"><text:span text:style-name="T47">утворене способом основословоскладання, похідне від слів:</text:span><text:span text:style-name="T33"> </text:span><text:span text:style-name="T36">сóнце</text:span><text:span text:style-name="T33"> і </text:span><text:span text:style-name="T36">пруг</text:span></text:p>
          </table:table-cell>
          <table:covered-table-cell/>
          <table:covered-table-cell/>
          <table:table-cell table:style-name="Dictionary.G331" table:number-columns-spanned="3" office:value-type="string">
            <text:p text:style-name="P22"><text:span text:style-name="T23">Як боляче ряхкоче </text:span><text:span text:style-name="T27">сонцепруг</text:span><text:span text:style-name="T23">!</text:span></text:p>
            <text:p text:style-name="P22"><text:span text:style-name="T23">Як – далина! </text:span><text:span text:style-name="T41">(П‑2, 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2" table:number-columns-spanned="3" office:value-type="string">
            <text:p text:style-name="P24"><text:span text:style-name="T36">сóнце </text:span><text:span text:style-name="T53">(див. 165)</text:span></text:p>
          </table:table-cell>
          <table:covered-table-cell/>
          <table:covered-table-cell/>
          <table:table-cell table:style-name="Dictionary.E332" table:number-columns-spanned="5" office:value-type="string">
            <text:p text:style-name="P32">пруг</text:p>
            <text:p text:style-name="P46"><text:span text:style-name="T87">-а, </text:span><text:span text:style-name="T90">ч.</text:span><text:span text:style-name="T87">, </text:span><text:span text:style-name="T90">розм.</text:span></text:p>
            <text:p text:style-name="P43"><text:span text:style-name="T65">1) Край чого-небудь. || Поздовжній вузький край, бік якогось предмета; ребро. </text:span><text:span text:style-name="T81">Пруг дошки</text:span><text:span text:style-name="T65">. || Ребро гранчастого предмета. || Верхній край (обріз) якої-небудь посудини (</text:span><text:span text:style-name="T81">перев.</text:span><text:span text:style-name="T65"> круглої форми); вінця. </text:span><text:span text:style-name="T81">Пруг відра</text:span><text:span text:style-name="T65">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67</text:p>
          </table:table-cell>
          <table:table-cell table:style-name="Dictionary.B333" table:number-columns-spanned="2" office:value-type="string">
            <text:p text:style-name="P26">Спах</text:p>
            <text:p text:style-name="P24"><text:span text:style-name="T21">-у, </text:span><text:span text:style-name="T22">ім., ч., інд.-авт.</text:span></text:p>
          </table:table-cell>
          <table:covered-table-cell/>
          <table:table-cell table:style-name="Dictionary.D333" table:number-columns-spanned="3" office:value-type="string">
            <text:p text:style-name="P24"><text:span text:style-name="T47">утворене нульсуфіксальним способом, похідне </text:span><text:soft-page-break/><text:span text:style-name="T47">від слова</text:span><text:span text:style-name="T42"> </text:span><text:span text:style-name="T37">спалáхувати </text:span><text:span text:style-name="T52">(від </text:span><text:span text:style-name="T37">спахáти)</text:span></text:p>
          </table:table-cell>
          <table:covered-table-cell/>
          <table:covered-table-cell/>
          <table:table-cell table:style-name="Dictionary.G333" table:number-columns-spanned="3" office:value-type="string">
            <text:p text:style-name="P10">По голубих лугах, мов голуб,</text:p>
            <text:p text:style-name="P22"><text:span text:style-name="T23">кошлатих сонць шугає </text:span><text:span text:style-name="T27">спах</text:span><text:span text:style-name="T23">. </text:span><text:span text:style-name="T41">(П‑1, 1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4" table:number-columns-spanned="8" office:value-type="string">
            <text:p text:style-name="P34"><text:span text:style-name="T97">спал</text:span><text:span text:style-name="T97">а</text:span><text:span text:style-name="T4"></text:span><text:span text:style-name="T97">хувати (</text:span><text:span text:style-name="T37">спахáти</text:span><text:span text:style-name="T97">)</text:span></text:p>
            <text:p text:style-name="P46"><text:span text:style-name="T87">-ую, -уєш, </text:span><text:span text:style-name="T90">недок.</text:span><text:span text:style-name="T87">, спалахнути, -ну, -неш, </text:span><text:span text:style-name="T90">док.</text:span></text:p>
            <text:p text:style-name="P46"><text:span text:style-name="T88">1) </text:span><text:span text:style-name="T91">тільки </text:span><text:span text:style-name="T88">3 </text:span><text:span text:style-name="T91">ос.</text:span><text:span text:style-name="T88">, </text:span><text:span text:style-name="T91">чим і без додатка</text:span><text:span text:style-name="T88">.Раптово і швидко загорятися яскравим полум'ям; займатися (</text:span><text:span text:style-name="T91">див.</text:span><text:span text:style-name="T88"> займатися II). || </text:span><text:span text:style-name="T91">безос.</text:span><text:span text:style-name="T88"> || </text:span><text:span text:style-name="T91">також у сполуч.</text:span><text:span text:style-name="T88"> </text:span><text:span text:style-name="T91">зі сл.</text:span><text:span text:style-name="T88"> вогонь, полум'я, пожежа, іскра і т. ін. || </text:span><text:span text:style-name="T91">тільки недок.</text:span><text:span text:style-name="T88">При млявому або нерівному горінні час від часу розгорятися сильніше; займатися (</text:span><text:span text:style-name="T91">див.</text:span><text:span text:style-name="T88"> займатися II) на мить.</text:span><text:span text:style-name="T89"> </text:span><text:span text:style-name="T95">(С, 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68</text:p>
          </table:table-cell>
          <table:table-cell table:style-name="Dictionary.B335" table:number-columns-spanned="2" office:value-type="string">
            <text:p text:style-name="P26">Спередвікíв</text:p>
            <text:p text:style-name="P24"><text:span text:style-name="T22">незм., </text:span><text:span text:style-name="T23">присл., </text:span><text:span text:style-name="T22">інд.-авт.</text:span></text:p>
          </table:table-cell>
          <table:covered-table-cell/>
          <table:table-cell table:style-name="Dictionary.D335" table:number-columns-spanned="3" office:value-type="string">
            <text:p text:style-name="P24"><text:span text:style-name="T47">утворене способом зрощення, похідне від слів:</text:span><text:span text:style-name="T42"> </text:span><text:span text:style-name="T35">спе</text:span><text:span text:style-name="T36"></text:span><text:span text:style-name="T35">ред </text:span><text:span text:style-name="T52">і </text:span><text:span text:style-name="T35">вікі</text:span><text:span text:style-name="T36"></text:span><text:span text:style-name="T35">в</text:span></text:p>
          </table:table-cell>
          <table:covered-table-cell/>
          <table:covered-table-cell/>
          <table:table-cell table:style-name="Dictionary.G335" table:number-columns-spanned="3" office:value-type="string">
            <text:p text:style-name="P10">Ви вбивці, ви ненатлі нелюди</text:p>
            <text:p text:style-name="P22"><text:span text:style-name="T27">спередвіків</text:span><text:span text:style-name="T23">,</text:span></text:p>
            <text:p text:style-name="P10">а ми припізнені аеди,</text:p>
            <text:p text:style-name="P22"><text:span text:style-name="T23">наш злочин – спів. </text:span><text:span text:style-name="T41">(П‑2, 9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6" table:number-columns-spanned="3" office:value-type="string">
            <text:p text:style-name="P5"><text:span text:style-name="T56">сперед </text:span><text:span text:style-name="T51">(див. 72)</text:span></text:p>
          </table:table-cell>
          <table:covered-table-cell/>
          <table:covered-table-cell/>
          <table:table-cell table:style-name="Dictionary.E336" table:number-columns-spanned="5" office:value-type="string">
            <text:p text:style-name="P4">вік <text:span text:style-name="T111">(див. 1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69</text:p>
          </table:table-cell>
          <table:table-cell table:style-name="Dictionary.B337" table:number-columns-spanned="2" office:value-type="string">
            <text:p text:style-name="P26">Спередодня</text:p>
            <text:p text:style-name="P24"><text:span text:style-name="T22">незм., </text:span><text:span text:style-name="T23">присл.,</text:span><text:span text:style-name="T42"> </text:span><text:span text:style-name="T22">інд.-авт.</text:span></text:p>
          </table:table-cell>
          <table:covered-table-cell/>
          <table:table-cell table:style-name="Dictionary.D337" table:number-columns-spanned="3" office:value-type="string">
            <text:p text:style-name="P24"><text:span text:style-name="T47">утворене способом зрощення, похідне від слів:</text:span><text:span text:style-name="T33"> </text:span><text:span text:style-name="T36">спéред</text:span><text:span text:style-name="T33"> і </text:span><text:span text:style-name="T36">день</text:span></text:p>
          </table:table-cell>
          <table:covered-table-cell/>
          <table:covered-table-cell/>
          <table:table-cell table:style-name="Dictionary.G337" table:number-columns-spanned="3" office:value-type="string">
            <text:p text:style-name="P22"><text:span text:style-name="T23">Було ж: </text:span><text:span text:style-name="T27">спередодня</text:span></text:p>
            <text:p text:style-name="P10">так довго трембітало,</text:p>
            <text:p text:style-name="P10">за тим світати стало - </text:p>
            <text:p text:style-name="P22"><text:span text:style-name="T23">прожогом, навмання. </text:span><text:span text:style-name="T41">(П‑1, 126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8" table:number-columns-spanned="3" office:value-type="string">
            <text:p text:style-name="P5"><text:span text:style-name="T56">сперед </text:span><text:span text:style-name="T51">(див. 72)</text:span></text:p>
          </table:table-cell>
          <table:covered-table-cell/>
          <table:covered-table-cell/>
          <table:table-cell table:style-name="Dictionary.E338" table:number-columns-spanned="5" office:value-type="string">
            <text:p text:style-name="P4"><text:span text:style-name="T33">день </text:span><text:span text:style-name="T53">(див. 6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70</text:p>
          </table:table-cell>
          <table:table-cell table:style-name="Dictionary.B339" table:number-columns-spanned="2" office:value-type="string">
            <text:p text:style-name="P26">Ставітри</text:p>
            <text:p text:style-name="P24"><text:span text:style-name="T21">-íв, </text:span><text:span text:style-name="T22">ім., мн., інд.-авт.</text:span></text:p>
          </table:table-cell>
          <table:covered-table-cell/>
          <table:table-cell table:style-name="Dictionary.D339" table:number-columns-spanned="3" office:value-type="string">
            <text:p text:style-name="P28"><text:span text:style-name="T21">утворене способом основословоскладання, похідне від слів</text:span>: сто і вітри</text:p>
          </table:table-cell>
          <table:covered-table-cell/>
          <table:covered-table-cell/>
          <table:table-cell table:style-name="Dictionary.G339" table:number-columns-spanned="3" office:value-type="string">
            <text:p text:style-name="P22"><text:span text:style-name="T23">На цих шалених </text:span><text:span text:style-name="T27">ставітрах</text:span><text:span text:style-name="T23">,</text:span></text:p>
            <text:p text:style-name="P10">де ні коня, ані дороги,</text:p>
            <text:p text:style-name="P10">звіряй свій крок за знаком Бога - </text:p>
            <text:p text:style-name="P22"><text:span text:style-name="T23">і попри смерть і попри жах. </text:span><text:span text:style-name="T41">(П‑1, 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0" table:number-columns-spanned="3" office:value-type="string">
            <text:p text:style-name="P31">сто</text:p>
            <text:p text:style-name="P45"><text:span text:style-name="T86">I </text:span><text:span text:style-name="T87">ста, </text:span><text:span text:style-name="T90">числ.</text:span><text:span text:style-name="T87"> </text:span><text:span text:style-name="T90">кільк.</text:span></text:p>
            <text:p text:style-name="P35">1) Назва числа 100 і його цифрового позначення. || <text:span text:style-name="T113">чого</text:span>. Кількість із 100 <text:soft-page-break/>одиниць.</text:p>
            <text:p text:style-name="P42"><text:span text:style-name="T65">2) </text:span><text:span text:style-name="T81">розм.</text:span><text:span text:style-name="T65"> Багато, невизначено велика кількість кого-, чого-небудь. </text:span><text:span text:style-name="T74">(С, )</text:span></text:p>
          </table:table-cell>
          <table:covered-table-cell/>
          <table:covered-table-cell/>
          <table:table-cell table:style-name="Dictionary.E340" table:number-columns-spanned="5" office:value-type="string">
            <text:p text:style-name="P34"><text:span text:style-name="T97">в</text:span><text:span text:style-name="T97">і</text:span><text:span text:style-name="T4"></text:span><text:span text:style-name="T97">тер</text:span></text:p>
            <text:p text:style-name="P46"><text:span text:style-name="T87">-тру, </text:span><text:span text:style-name="T90">ч.</text:span></text:p>
            <text:p text:style-name="P36">1) Рух потоку атмосферного повітря в <text:soft-page-break/>горизонтальному напрямі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71</text:p>
          </table:table-cell>
          <table:table-cell table:style-name="Dictionary.B341" table:number-columns-spanned="2" office:value-type="string">
            <text:p text:style-name="P26">Стасвіти</text:p>
            <text:p text:style-name="P24"><text:span text:style-name="T21">-ів, </text:span><text:span text:style-name="T22">ім., мн., інд.-авт.</text:span></text:p>
          </table:table-cell>
          <table:covered-table-cell/>
          <table:table-cell table:style-name="Dictionary.D341" table:number-columns-spanned="3" office:value-type="string">
            <text:p text:style-name="P24"><text:span text:style-name="T47">утворене способом </text:span><text:span text:style-name="T47">основословоскладання, похідне від слів:</text:span><text:span text:style-name="T33"> </text:span><text:span text:style-name="T36">сто</text:span><text:span text:style-name="T33"> і </text:span><text:span text:style-name="T36">світи</text:span></text:p>
          </table:table-cell>
          <table:covered-table-cell/>
          <table:covered-table-cell/>
          <table:table-cell table:style-name="Dictionary.G341" table:number-columns-spanned="3" office:value-type="string">
            <text:p text:style-name="P22"><text:span text:style-name="T23">О те моє відьомське вариво, та </text:span><text:span text:style-name="T23">колотнеча </text:span><text:span text:style-name="T27">стасвітів</text:span><text:span text:style-name="T23">,</text:span></text:p>
            <text:p text:style-name="P10">о те чадне жагуче марево вгорнуло горло і до брів</text:p>
            <text:p text:style-name="P22"><text:span text:style-name="T23">сягнуло… </text:span><text:span text:style-name="T41">(П‑2, 12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2" table:number-columns-spanned="3" office:value-type="string">
            <text:p text:style-name="P24"><text:span text:style-name="T36">сто </text:span><text:span text:style-name="T54">(див. 170)</text:span></text:p>
          </table:table-cell>
          <table:covered-table-cell/>
          <table:covered-table-cell/>
          <table:table-cell table:style-name="Dictionary.E342" table:number-columns-spanned="5" office:value-type="string">
            <text:p text:style-name="P22"><text:span text:style-name="T36">світи </text:span><text:span text:style-name="T53">(див. 6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72</text:p>
          </table:table-cell>
          <table:table-cell table:style-name="Dictionary.B343" table:number-columns-spanned="2" office:value-type="string">
            <text:p text:style-name="P26">Стобагáття</text:p>
            <text:p text:style-name="P17"><text:span text:style-name="T21">-я, </text:span><text:span text:style-name="T22">ім., с., інд.-авт.</text:span></text:p>
          </table:table-cell>
          <table:covered-table-cell/>
          <table:table-cell table:style-name="Dictionary.D343" table:number-columns-spanned="3" office:value-type="string">
            <text:p text:style-name="P24"><text:span text:style-name="T47">утворене способом основословоскладання, похідне від слів:</text:span><text:span text:style-name="T33"> </text:span><text:span text:style-name="T36">сто</text:span><text:span text:style-name="T33"> і </text:span><text:span text:style-name="T36">багáття</text:span></text:p>
          </table:table-cell>
          <table:covered-table-cell/>
          <table:covered-table-cell/>
          <table:table-cell table:style-name="Dictionary.G343" table:number-columns-spanned="3" office:value-type="string">
            <text:p text:style-name="P10">Я – незалежний, серце бо студене</text:p>
            <text:p text:style-name="P22"><text:span text:style-name="T23">згубило давній жар на </text:span><text:span text:style-name="T27">стобагатті</text:span><text:span text:style-name="T23"> мук. </text:span><text:span text:style-name="T41">(П‑2, 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4" table:number-columns-spanned="3" office:value-type="string">
            <text:p text:style-name="P14">сто (див. 170)</text:p>
          </table:table-cell>
          <table:covered-table-cell/>
          <table:covered-table-cell/>
          <table:table-cell table:style-name="Dictionary.E344" table:number-columns-spanned="5" office:value-type="string">
            <text:p text:style-name="P34"><text:span text:style-name="T97">баг</text:span><text:span text:style-name="T97">а</text:span><text:span text:style-name="T4"></text:span><text:span text:style-name="T97">ття</text:span></text:p>
            <text:p text:style-name="P46"><text:span text:style-name="T87">-я, </text:span><text:span text:style-name="T90">с.</text:span></text:p>
            <text:p text:style-name="P36">1) Купа дров, хмизу, ломаччя і т. ін., що горить; вогнище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73</text:p>
          </table:table-cell>
          <table:table-cell table:style-name="Dictionary.B345" table:number-columns-spanned="2" office:value-type="string">
            <text:p text:style-name="P26">Стогóри</text:p>
            <text:p text:style-name="P24"><text:span text:style-name="T21">стогíр, </text:span><text:span text:style-name="T22">ім., мн., інд.-авт.</text:span></text:p>
          </table:table-cell>
          <table:covered-table-cell/>
          <table:table-cell table:style-name="Dictionary.D345" table:number-columns-spanned="3" office:value-type="string">
            <text:p text:style-name="P24"><text:span text:style-name="T47">утворене способом основословоскладання, похідне від слів:</text:span><text:span text:style-name="T33"> </text:span><text:span text:style-name="T36">сто</text:span><text:span text:style-name="T33"> і </text:span><text:span text:style-name="T36">гóри</text:span></text:p>
          </table:table-cell>
          <table:covered-table-cell/>
          <table:covered-table-cell/>
          <table:table-cell table:style-name="Dictionary.G345" table:number-columns-spanned="3" office:value-type="string">
            <text:p text:style-name="P10">Я вийду в ніч, я позирну туди,</text:p>
            <text:p text:style-name="P22"><text:span text:style-name="T23">де захід за </text:span><text:span text:style-name="T27">стогорами</text:span><text:span text:style-name="T23"> палає. </text:span><text:span text:style-name="T41">(П‑2, 13);</text:span></text:p>
            <text:p text:style-name="P22"><text:span text:style-name="T23">Там, за кандзюбою </text:span><text:span text:style-name="T27">стогір</text:span><text:span text:style-name="T23">,</text:span></text:p>
            <text:p text:style-name="P10">за кайданами стриму</text:p>
            <text:p text:style-name="P10">збігає вік – наперекір</text:p>
            <text:p text:style-name="P22"><text:span text:style-name="T23">огню притомі диму. </text:span><text:span text:style-name="T41">(П‑2, 28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6" table:number-columns-spanned="3" office:value-type="string">
            <text:p text:style-name="P24"><text:span text:style-name="T36">сто </text:span><text:span text:style-name="T54">(див. 170)</text:span></text:p>
          </table:table-cell>
          <table:covered-table-cell/>
          <table:covered-table-cell/>
          <table:table-cell table:style-name="Dictionary.E346" table:number-columns-spanned="5" office:value-type="string">
            <text:p text:style-name="P22"><text:span text:style-name="T36">гóри </text:span><text:span text:style-name="T53">(див. 15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74</text:p>
          </table:table-cell>
          <table:table-cell table:style-name="Dictionary.B347" table:number-columns-spanned="2" office:value-type="string">
            <text:p text:style-name="P26">Стодумний</text:p>
            <text:p text:style-name="P24"><text:span text:style-name="T21">-а, -е, </text:span><text:span text:style-name="T23">прикм., </text:span><text:span text:style-name="T22">інд.-авт.</text:span></text:p>
          </table:table-cell>
          <table:covered-table-cell/>
          <table:table-cell table:style-name="Dictionary.D347" table:number-columns-spanned="3" office:value-type="string">
            <text:p text:style-name="P24"><text:span text:style-name="T47">утворене складносуфіксальним способом, похідне </text:span><text:soft-page-break/><text:span text:style-name="T47">від слів:</text:span><text:span text:style-name="T33"> </text:span><text:span text:style-name="T36">сто</text:span><text:span text:style-name="T33"> і </text:span><text:span text:style-name="T36">дýмати</text:span></text:p>
          </table:table-cell>
          <table:covered-table-cell/>
          <table:covered-table-cell/>
          <table:table-cell table:style-name="Dictionary.G347" table:number-columns-spanned="3" office:value-type="string">
            <text:p text:style-name="P22"><text:span text:style-name="T23">Як чорногуз при березі, </text:span><text:span text:style-name="T27">стодумний</text:span></text:p>
            <text:p text:style-name="P22"><text:span text:style-name="T23">став Пан-Господь і молиться…</text:span><text:soft-page-break/><text:span text:style-name="T41">(П‑2, 6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8" table:number-columns-spanned="3" office:value-type="string">
            <text:p text:style-name="P24"><text:span text:style-name="T36">сто </text:span><text:span text:style-name="T54">(див. 170)</text:span></text:p>
          </table:table-cell>
          <table:covered-table-cell/>
          <table:covered-table-cell/>
          <table:table-cell table:style-name="Dictionary.E348" table:number-columns-spanned="5" office:value-type="string">
            <text:p text:style-name="P34"><text:span text:style-name="T97">д</text:span><text:span text:style-name="T97">у</text:span><text:span text:style-name="T4"></text:span><text:span text:style-name="T97">мати</text:span></text:p>
            <text:p text:style-name="P46"><text:span text:style-name="T87">-аю, -аєш, </text:span><text:span text:style-name="T90">недок.</text:span></text:p>
            <text:p text:style-name="P43"><text:span text:style-name="T65">1) </text:span><text:span text:style-name="T81">без додатка</text:span><text:span text:style-name="T65">. Розмірковувати над чим-небудь; мислити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75</text:p>
          </table:table-cell>
          <table:table-cell table:style-name="Dictionary.B349" table:number-columns-spanned="2" office:value-type="string">
            <text:p text:style-name="P26">Стожалí</text:p>
            <text:p text:style-name="P24"><text:span text:style-name="T21">-íв, </text:span><text:span text:style-name="T22">ім., мн., інд.-авт.</text:span></text:p>
          </table:table-cell>
          <table:covered-table-cell/>
          <table:table-cell table:style-name="Dictionary.D349" table:number-columns-spanned="3" office:value-type="string">
            <text:p text:style-name="P24"><text:span text:style-name="T47">утворене способом основословоскладання, похідне від слів:</text:span><text:span text:style-name="T33"> </text:span><text:span text:style-name="T36">сто</text:span><text:span text:style-name="T33"> і </text:span><text:span text:style-name="T36">жалí</text:span></text:p>
          </table:table-cell>
          <table:covered-table-cell/>
          <table:covered-table-cell/>
          <table:table-cell table:style-name="Dictionary.G349" table:number-columns-spanned="3" office:value-type="string">
            <text:p text:style-name="P10">Та за тобою небо запалало,</text:p>
            <text:p text:style-name="P22"><text:span text:style-name="T23">овогнене грозою </text:span><text:span text:style-name="T27">стожалів</text:span><text:span text:style-name="T23">. </text:span><text:span text:style-name="T41">(П‑2, 6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0" table:number-columns-spanned="3" office:value-type="string">
            <text:p text:style-name="P24"><text:span text:style-name="T36">сто </text:span><text:span text:style-name="T54">(див. 170)</text:span></text:p>
          </table:table-cell>
          <table:covered-table-cell/>
          <table:covered-table-cell/>
          <table:table-cell table:style-name="Dictionary.E350" table:number-columns-spanned="5" office:value-type="string">
            <text:p text:style-name="P22"><text:span text:style-name="T36">жалí </text:span><text:span text:style-name="T53">(див. 12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76</text:p>
          </table:table-cell>
          <table:table-cell table:style-name="Dictionary.B351" table:number-columns-spanned="2" office:value-type="string">
            <text:p text:style-name="P26">Стожáло</text:p>
            <text:p text:style-name="P11">присл., інд.-авт.</text:p>
          </table:table-cell>
          <table:covered-table-cell/>
          <table:table-cell table:style-name="Dictionary.D351" table:number-columns-spanned="3" office:value-type="string">
            <text:p text:style-name="P24"><text:span text:style-name="T45">утворене способом основословоскладання, похідне від слів:</text:span><text:span text:style-name="T33"> </text:span><text:span text:style-name="T36">сто</text:span><text:span text:style-name="T33"> і </text:span><text:span text:style-name="T36">жáло</text:span></text:p>
          </table:table-cell>
          <table:covered-table-cell/>
          <table:covered-table-cell/>
          <table:table-cell table:style-name="Dictionary.G351" table:number-columns-spanned="3" office:value-type="string">
            <text:p text:style-name="P10">Тота сльоза тебе іспопелить,</text:p>
            <text:p text:style-name="P22"><text:span text:style-name="T23">і лютий зойк завруниться </text:span><text:span text:style-name="T27">стожало</text:span></text:p>
            <text:p text:style-name="P22"><text:span text:style-name="T23">ланами й луками. </text:span><text:span text:style-name="T41">(П‑1, 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2" table:number-columns-spanned="3" office:value-type="string">
            <text:p text:style-name="P24"><text:span text:style-name="T36">сто </text:span><text:span text:style-name="T54">(див. 170)</text:span></text:p>
          </table:table-cell>
          <table:covered-table-cell/>
          <table:covered-table-cell/>
          <table:table-cell table:style-name="Dictionary.E352" table:number-columns-spanned="5" office:value-type="string">
            <text:p text:style-name="P34"><text:span text:style-name="T97">ж</text:span><text:span text:style-name="T97">а</text:span><text:span text:style-name="T4"></text:span><text:span text:style-name="T97">л</text:span><text:span text:style-name="T97">о</text:span><text:span text:style-name="T4"></text:span></text:p>
            <text:p text:style-name="P46"><text:span text:style-name="T87">жа</text:span><text:span text:style-name="T19"></text:span><text:span text:style-name="T87">ла, </text:span><text:span text:style-name="T90">с.</text:span></text:p>
            <text:p text:style-name="P36">1) Гостра частина органа захисту або нападу деяких комах, якою вони жалять.</text:p>
            <text:p text:style-name="P36">2) Хоботок деяких комах (комара, овода і т. ін.), яким вони колють і всмоктують кров.</text:p>
            <text:p text:style-name="P36">3) Роздвоєний на кінчику язик змії, яким вона, як помилково вважається, жалить.</text:p>
            <text:p text:style-name="P36">4) <text:span text:style-name="T113">чого</text:span>, <text:span text:style-name="T113">перен.</text:span> Про щось дошкульне, <text:soft-page-break/>різке.</text:p>
            <text:p text:style-name="P36">5) Гострий кінець інструмента, зброї і т. ін., який коле, ріже тощо; лезо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77</text:p>
          </table:table-cell>
          <table:table-cell table:style-name="Dictionary.B353" table:number-columns-spanned="2" office:value-type="string">
            <text:p text:style-name="P26">Стожáльний</text:p>
            <text:p text:style-name="P24"><text:span text:style-name="T21">-а, -е, </text:span><text:span text:style-name="T23">прикм., </text:span><text:span text:style-name="T22">інд.-авт.</text:span></text:p>
          </table:table-cell>
          <table:covered-table-cell/>
          <table:table-cell table:style-name="Dictionary.D353" table:number-columns-spanned="3" office:value-type="string">
            <text:p text:style-name="P24"><text:span text:style-name="T47">утворене способом основословоскладання, похідне від слів:</text:span><text:span text:style-name="T33"> </text:span><text:span text:style-name="T36">сто</text:span><text:span text:style-name="T33"> і </text:span><text:span text:style-name="T36">жáльний</text:span></text:p>
          </table:table-cell>
          <table:covered-table-cell/>
          <table:covered-table-cell/>
          <table:table-cell table:style-name="Dictionary.G353" table:number-columns-spanned="3" office:value-type="string">
            <text:p text:style-name="P10">Куріє руїна. Кривавим стікає потоком,</text:p>
            <text:p text:style-name="P22"><text:span text:style-name="T23">і сонце татарське – </text:span><text:span text:style-name="T27">стожальне</text:span><text:span text:style-name="T23"> – разить наповал. </text:span><text:span text:style-name="T41">(П‑1, 4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4" table:number-columns-spanned="3" office:value-type="string">
            <text:p text:style-name="P24"><text:span text:style-name="T36">сто </text:span><text:span text:style-name="T54">(див. 170)</text:span></text:p>
          </table:table-cell>
          <table:covered-table-cell/>
          <table:covered-table-cell/>
          <table:table-cell table:style-name="Dictionary.E354" table:number-columns-spanned="5" office:value-type="string">
            <text:p text:style-name="P34"><text:span text:style-name="T97">ж</text:span><text:span text:style-name="T97">а</text:span><text:span text:style-name="T4"></text:span><text:span text:style-name="T97">льний</text:span></text:p>
            <text:p text:style-name="P46"><text:span text:style-name="T87">-а, -е, </text:span><text:span text:style-name="T90">рідко</text:span><text:span text:style-name="T87">.</text:span></text:p>
            <text:p text:style-name="P36">1) Який виражає тугу, печаль, смуток; жалібний, сумний.</text:p>
            <text:p text:style-name="P36">2) Який навіває смуток, журбу; журливий, сумовитий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78</text:p>
          </table:table-cell>
          <table:table-cell table:style-name="Dictionary.B355" table:number-columns-spanned="2" office:value-type="string">
            <text:p text:style-name="P26">Стожáрний</text:p>
            <text:p text:style-name="P24"><text:span text:style-name="T21">-а, -е, </text:span><text:span text:style-name="T23">прикм., </text:span><text:span text:style-name="T22">інд.-авт.</text:span></text:p>
          </table:table-cell>
          <table:covered-table-cell/>
          <table:table-cell table:style-name="Dictionary.D355" table:number-columns-spanned="3" office:value-type="string">
            <text:p text:style-name="P24"><text:span text:style-name="T47">утворене складносуфіксальним способом, похідне від слів:</text:span><text:span text:style-name="T33"> </text:span><text:span text:style-name="T36">сто</text:span><text:span text:style-name="T33"> і </text:span><text:span text:style-name="T36">жáрити</text:span></text:p>
          </table:table-cell>
          <table:covered-table-cell/>
          <table:covered-table-cell/>
          <table:table-cell table:style-name="Dictionary.G355" table:number-columns-spanned="3" office:value-type="string">
            <text:p text:style-name="P10">Сяде сонце на сопку, скаженіє бичарня,</text:p>
            <text:p text:style-name="P22"><text:span text:style-name="T23">заховайся в коробку там, де сонце </text:span><text:span text:style-name="T27">стожарне</text:span><text:span text:style-name="T23">… </text:span><text:span text:style-name="T41">(П‑2, 166-167);</text:span></text:p>
            <text:p text:style-name="P10">Паду в траву – на цей цвинтарний</text:p>
            <text:p text:style-name="P10">кульбабин зойк, кульбабин пух,</text:p>
            <text:p text:style-name="P22"><text:span text:style-name="T23">на розсип рос і на </text:span><text:span text:style-name="T27">стожарний</text:span></text:p>
            <text:p text:style-name="P22"><text:span text:style-name="T23">пожежний виквіт довгих скрух. </text:span><text:span text:style-name="T41">(П‑2, 184).</text:span></text:p>
          </table:table-cell>
          <table:covered-table-cell/>
          <table:covered-table-cell/>
        </table:table-row>
        <table:table-row>
          <table:covered-table-cell/>
          <table:table-cell table:style-name="Dictionary.B356" table:number-columns-spanned="3" office:value-type="string">
            <text:p text:style-name="P24"><text:span text:style-name="T36">сто </text:span><text:span text:style-name="T54">(див. 170)</text:span></text:p>
          </table:table-cell>
          <table:covered-table-cell/>
          <table:covered-table-cell/>
          <table:table-cell table:style-name="Dictionary.E356" table:number-columns-spanned="5" office:value-type="string">
            <text:p text:style-name="P34"><text:span text:style-name="T97">ж</text:span><text:span text:style-name="T97">а</text:span><text:span text:style-name="T4"></text:span><text:span text:style-name="T97">рити</text:span></text:p>
            <text:p text:style-name="P46"><text:span text:style-name="T87">-рю, -риш, </text:span><text:span text:style-name="T90">недок.</text:span></text:p>
            <text:p text:style-name="P36"><text:soft-page-break/>1) <text:span text:style-name="T113">перех.</text:span> Готувати їжу з жиром на вогні, на жару без використання води; смажити. || <text:span text:style-name="T113">розм.</text:span> Підпікати кого-, що-небудь на вогні, на жару.</text:p>
            <text:p text:style-name="P43"><text:span text:style-name="T65">2) </text:span><text:span text:style-name="T81">неперех.</text:span><text:span text:style-name="T65">, </text:span><text:span text:style-name="T81">розм.</text:span><text:span text:style-name="T65"> Сильно гріти, пригрівати; пекти, палити (про сонце)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79</text:p>
          </table:table-cell>
          <table:table-cell table:style-name="Dictionary.B357" table:number-columns-spanned="2" office:value-type="string">
            <text:p text:style-name="P26">Стожурбá</text:p>
            <text:p text:style-name="P24"><text:span text:style-name="T21">-и, </text:span><text:span text:style-name="T22">ім., ж., інд.-авт.</text:span></text:p>
          </table:table-cell>
          <table:covered-table-cell/>
          <table:table-cell table:style-name="Dictionary.D357" table:number-columns-spanned="3" office:value-type="string">
            <text:p text:style-name="P18"><text:span text:style-name="T102">утворене способом основословоскладання, похідне від слів:</text:span><text:span text:style-name="T21"> </text:span><text:span text:style-name="T37">сто</text:span><text:span text:style-name="T21"> і </text:span><text:span text:style-name="T37">журбá</text:span></text:p>
          </table:table-cell>
          <table:covered-table-cell/>
          <table:covered-table-cell/>
          <table:table-cell table:style-name="Dictionary.G357" table:number-columns-spanned="3" office:value-type="string">
            <text:p text:style-name="P10">Пропадіть, аеродроми,</text:p>
            <text:p text:style-name="P22"><text:span text:style-name="T23">спопеліться в </text:span><text:span text:style-name="T27">стожурбі</text:span><text:span text:style-name="T23">. </text:span><text:span text:style-name="T41">(П‑1, 159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8" table:number-columns-spanned="3" office:value-type="string">
            <text:p text:style-name="P24"><text:span text:style-name="T36">сто </text:span><text:span text:style-name="T54">(див. 170)</text:span></text:p>
          </table:table-cell>
          <table:covered-table-cell/>
          <table:covered-table-cell/>
          <table:table-cell table:style-name="Dictionary.E358" table:number-columns-spanned="5" office:value-type="string">
            <text:p text:style-name="P34"><text:span text:style-name="T97">журб</text:span><text:span text:style-name="T97">а</text:span><text:span text:style-name="T4"></text:span></text:p>
            <text:p text:style-name="P46"><text:span text:style-name="T87">-и, </text:span><text:span text:style-name="T90">ж.</text:span></text:p>
            <text:p text:style-name="P36">1) Невеселий настрій, тяжкі почуття; печаль, смуток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80</text:p>
          </table:table-cell>
          <table:table-cell table:style-name="Dictionary.B359" table:number-columns-spanned="2" office:value-type="string">
            <text:p text:style-name="P26">Стозлотопелюстки</text:p>
            <text:p text:style-name="P24"><text:span text:style-name="T21">-ів, </text:span><text:span text:style-name="T22">ім., мн., інд.-авт.</text:span></text:p>
          </table:table-cell>
          <table:covered-table-cell/>
          <table:table-cell table:style-name="Dictionary.D359" table:number-columns-spanned="3" office:value-type="string">
            <text:p text:style-name="P24"><text:span text:style-name="T47">утворене способом основословоскладання, похідне від слів:</text:span><text:span text:style-name="T33"> </text:span><text:span text:style-name="T36">сто, золотий</text:span><text:span text:style-name="T33"> і </text:span><text:span text:style-name="T36">пелюстки</text:span></text:p>
          </table:table-cell>
          <table:covered-table-cell/>
          <table:covered-table-cell/>
          <table:table-cell table:style-name="Dictionary.G359" table:number-columns-spanned="3" office:value-type="string">
            <text:p text:style-name="P10">Як сонях сонце п’є</text:p>
            <text:p text:style-name="P22"><text:span text:style-name="T27">стозлотопелюстками</text:span><text:span text:style-name="T23">,</text:span></text:p>
            <text:p text:style-name="P10">де хата постає - </text:p>
            <text:p text:style-name="P22"><text:span text:style-name="T23">ковчегом над роками. </text:span><text:span text:style-name="T41">(П‑2, 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0" table:number-columns-spanned="2" office:value-type="string">
            <text:p text:style-name="P24"><text:span text:style-name="T36">сто </text:span><text:span text:style-name="T54">(див. 170)</text:span></text:p>
          </table:table-cell>
          <table:covered-table-cell/>
          <table:table-cell table:style-name="Dictionary.D360" table:number-columns-spanned="4" office:value-type="string">
            <text:p text:style-name="P24"><text:span text:style-name="T36">золотий </text:span><text:span text:style-name="T53">(див. 70)</text:span></text:p>
          </table:table-cell>
          <table:covered-table-cell/>
          <table:covered-table-cell/>
          <table:covered-table-cell/>
          <table:table-cell table:style-name="Dictionary.H360" table:number-columns-spanned="2" office:value-type="string">
            <text:p text:style-name="P22"><text:span text:style-name="T36">пелюстки </text:span><text:span text:style-name="T53">(див. 128)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3">181</text:p>
          </table:table-cell>
          <table:table-cell table:style-name="Dictionary.B361" table:number-columns-spanned="2" office:value-type="string">
            <text:p text:style-name="P26">Стозмíй</text:p>
            <text:p text:style-name="P24"><text:span text:style-name="T21">-я, </text:span><text:span text:style-name="T22">ім., ч., інд.-авт.</text:span></text:p>
          </table:table-cell>
          <table:covered-table-cell/>
          <table:table-cell table:style-name="Dictionary.D361" table:number-columns-spanned="3" office:value-type="string">
            <text:p text:style-name="P24"><text:span text:style-name="T47">утворене способом </text:span><text:span text:style-name="T47">основословоскладання, похідне від слів:</text:span><text:span text:style-name="T33"> </text:span><text:span text:style-name="T36">сто</text:span><text:span text:style-name="T33"> і </text:span><text:span text:style-name="T36">змій</text:span></text:p>
          </table:table-cell>
          <table:covered-table-cell/>
          <table:covered-table-cell/>
          <table:table-cell table:style-name="Dictionary.G361" table:number-columns-spanned="3" office:value-type="string">
            <text:p text:style-name="P10">Коли докучили ці втеки - </text:p>
            <text:p text:style-name="P10">в лет, до вогненної пащеки.</text:p>
            <text:p text:style-name="P22"><text:span text:style-name="T23">Як він ощирився, </text:span><text:span text:style-name="T27">стозмій</text:span><text:span text:style-name="T23">! </text:span><text:span text:style-name="T41">(П‑1, 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2" table:number-columns-spanned="3" office:value-type="string">
            <text:p text:style-name="P24"><text:span text:style-name="T36">сто </text:span><text:span text:style-name="T54">(див. 170)</text:span></text:p>
          </table:table-cell>
          <table:covered-table-cell/>
          <table:covered-table-cell/>
          <table:table-cell table:style-name="Dictionary.E362" table:number-columns-spanned="5" office:value-type="string">
            <text:p text:style-name="P32">змій</text:p>
            <text:p text:style-name="P46"><text:span text:style-name="T87">-я, </text:span><text:span text:style-name="T90">ч.</text:span></text:p>
            <text:p text:style-name="P36">2) Казкова істота з крилами і зміїним <text:soft-page-break/>тулубом, наділена незвичайною силою; дракон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82</text:p>
          </table:table-cell>
          <table:table-cell table:style-name="Dictionary.B363" table:number-columns-spanned="2" office:value-type="string">
            <text:p text:style-name="P26">Стозóрий</text:p>
            <text:p text:style-name="P24"><text:span text:style-name="T21">-а, -е, </text:span><text:span text:style-name="T23">прикм., </text:span><text:span text:style-name="T22">інд.-авт.</text:span></text:p>
          </table:table-cell>
          <table:covered-table-cell/>
          <table:table-cell table:style-name="Dictionary.D363" table:number-columns-spanned="3" office:value-type="string">
            <text:p text:style-name="P24"><text:span text:style-name="T47">утворене складнофлективним способом, похідне від слів:</text:span><text:span text:style-name="T33"> </text:span><text:span text:style-name="T36">сто</text:span><text:span text:style-name="T33"> і </text:span><text:span text:style-name="T36">зір</text:span></text:p>
          </table:table-cell>
          <table:covered-table-cell/>
          <table:covered-table-cell/>
          <table:table-cell table:style-name="Dictionary.G363" table:number-columns-spanned="3" office:value-type="string">
            <text:p text:style-name="P10">Тільки сіль, і вода, і житняк,</text:p>
            <text:p text:style-name="P22"><text:span text:style-name="T23">і світанок, і ніч, і </text:span><text:span text:style-name="T27">стозора</text:span></text:p>
            <text:p text:style-name="P10">небезпека, і сонна і хора</text:p>
            <text:p text:style-name="P22"><text:span text:style-name="T23">ця душа – вирушає успак! </text:span><text:span text:style-name="T41">(П‑1, 10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4" table:number-columns-spanned="3" office:value-type="string">
            <text:p text:style-name="P24"><text:span text:style-name="T36">сто </text:span><text:span text:style-name="T54">(див. 170)</text:span></text:p>
          </table:table-cell>
          <table:covered-table-cell/>
          <table:covered-table-cell/>
          <table:table-cell table:style-name="Dictionary.E364" table:number-columns-spanned="5" office:value-type="string">
            <text:p text:style-name="P4">зір <text:span text:style-name="T111">(див. 10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83</text:p>
          </table:table-cell>
          <table:table-cell table:style-name="Dictionary.B365" table:number-columns-spanned="2" office:value-type="string">
            <text:p text:style-name="P26">Стокóло</text:p>
            <text:p text:style-name="P24"><text:span text:style-name="T21">-а, </text:span><text:span text:style-name="T22">ім., с., інд.-авт.</text:span></text:p>
          </table:table-cell>
          <table:covered-table-cell/>
          <table:table-cell table:style-name="Dictionary.D365" table:number-columns-spanned="3" office:value-type="string">
            <text:p text:style-name="P24"><text:span text:style-name="T47">утворене способом основословоскладання, похідне від слів:</text:span><text:span text:style-name="T33"> </text:span><text:span text:style-name="T36">сто</text:span><text:span text:style-name="T33"> і </text:span><text:span text:style-name="T36">кóло</text:span></text:p>
          </table:table-cell>
          <table:covered-table-cell/>
          <table:covered-table-cell/>
          <table:table-cell table:style-name="Dictionary.G365" table:number-columns-spanned="3" office:value-type="string">
            <text:p text:style-name="P10">Червоний біль од нагая</text:p>
            <text:p text:style-name="P22"><text:span text:style-name="T23">в очах розходиться </text:span><text:span text:style-name="T27">стоколом</text:span><text:span text:style-name="T23">,</text:span></text:p>
            <text:p text:style-name="P10">а світ несеться покотьолом,</text:p>
            <text:p text:style-name="P22"><text:span text:style-name="T23">за світом – настрибом – змія… </text:span><text:span text:style-name="T41">(П‑2, 16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6" table:number-columns-spanned="3" office:value-type="string">
            <text:p text:style-name="P24"><text:span text:style-name="T36">сто </text:span><text:span text:style-name="T54">(див. 170)</text:span></text:p>
          </table:table-cell>
          <table:covered-table-cell/>
          <table:covered-table-cell/>
          <table:table-cell table:style-name="Dictionary.E366" table:number-columns-spanned="5" office:value-type="string">
            <text:p text:style-name="P34"><text:span text:style-name="T97">к</text:span><text:span text:style-name="T97">о</text:span><text:span text:style-name="T4"></text:span><text:span text:style-name="T97">ло</text:span></text:p>
            <text:p text:style-name="P46"><text:span text:style-name="T86">I </text:span><text:span text:style-name="T87">-а, </text:span><text:span text:style-name="T90">с.</text:span></text:p>
            <text:p text:style-name="P36">1) Замкнена крива, всі точки якої однаково віддалені від центра.</text:p>
            <text:p text:style-name="P43"><text:span text:style-name="T65">4) </text:span><text:span text:style-name="T81">у знач.</text:span><text:span text:style-name="T65"> </text:span><text:span text:style-name="T81">присл.</text:span><text:span text:style-name="T65"> колом. Утворюючи таку криву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84</text:p>
          </table:table-cell>
          <table:table-cell table:style-name="Dictionary.B367" table:number-columns-spanned="2" office:value-type="string">
            <text:p text:style-name="P26">Стокрик</text:p>
            <text:p text:style-name="P24"><text:span text:style-name="T21">-у, </text:span><text:span text:style-name="T22">ім., ч., інд.-авт.</text:span></text:p>
          </table:table-cell>
          <table:covered-table-cell/>
          <table:table-cell table:style-name="Dictionary.D367" table:number-columns-spanned="3" office:value-type="string">
            <text:p text:style-name="P24"><text:span text:style-name="T47">утворене способом основословоскладання, похідне від слів:</text:span><text:span text:style-name="T33"> </text:span><text:span text:style-name="T36">сто</text:span><text:span text:style-name="T33"> і </text:span><text:span text:style-name="T36">крик</text:span></text:p>
          </table:table-cell>
          <table:covered-table-cell/>
          <table:covered-table-cell/>
          <table:table-cell table:style-name="Dictionary.G367" table:number-columns-spanned="3" office:value-type="string">
            <text:p text:style-name="P10">…бо в горлі застуда, у грудях пітьма</text:p>
            <text:p text:style-name="P22"><text:span text:style-name="T23">і світ оступає </text:span><text:span text:style-name="T27">стокрик</text:span><text:span text:style-name="T23"> – Колима. </text:span><text:span text:style-name="T41">(П‑1, 13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8" table:number-columns-spanned="3" office:value-type="string">
            <text:p text:style-name="P24"><text:span text:style-name="T36">сто </text:span><text:span text:style-name="T54">(див. 170)</text:span></text:p>
          </table:table-cell>
          <table:covered-table-cell/>
          <table:covered-table-cell/>
          <table:table-cell table:style-name="Dictionary.E368" table:number-columns-spanned="5" office:value-type="string">
            <text:p text:style-name="P22"><text:span text:style-name="T98">крик </text:span><text:span text:style-name="T110">(див. 7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85</text:p>
          </table:table-cell>
          <table:table-cell table:style-name="Dictionary.B369" table:number-columns-spanned="2" office:value-type="string">
            <text:p text:style-name="P26">Стомежá</text:p>
            <text:p text:style-name="P24"><text:span text:style-name="T21">-і</text:span><text:span text:style-name="T36"></text:span><text:span text:style-name="T21">, </text:span><text:span text:style-name="T22">ім., ж., інд.-авт.</text:span></text:p>
          </table:table-cell>
          <table:covered-table-cell/>
          <table:table-cell table:style-name="Dictionary.D369" table:number-columns-spanned="3" office:value-type="string">
            <text:p text:style-name="P18"><text:span text:style-name="T21">утворене способом основословоскладання, похідне від слів: </text:span><text:span text:style-name="T37">сто</text:span><text:span text:style-name="T21"> і </text:span><text:span text:style-name="T37">межá</text:span></text:p>
          </table:table-cell>
          <table:covered-table-cell/>
          <table:covered-table-cell/>
          <table:table-cell table:style-name="Dictionary.G369" table:number-columns-spanned="3" office:value-type="string">
            <text:p text:style-name="P22"><text:span text:style-name="T23">Полон у полоні, межі </text:span><text:span text:style-name="T27">стомежа</text:span><text:span text:style-name="T23">,</text:span></text:p>
            <text:p text:style-name="P10">ти вся – за горбами-горбами</text:p>
            <text:p text:style-name="P10">натхнення і хорого серця ґанджа - </text:p>
            <text:p text:style-name="P22"><text:soft-page-break/><text:span text:style-name="T23">з синами, хрунями, рабами. </text:span><text:span text:style-name="T41">(П‑1, 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0" table:number-columns-spanned="3" office:value-type="string">
            <text:p text:style-name="P24"><text:span text:style-name="T36">сто </text:span><text:span text:style-name="T54">(див. 170)</text:span></text:p>
          </table:table-cell>
          <table:covered-table-cell/>
          <table:covered-table-cell/>
          <table:table-cell table:style-name="Dictionary.E370" table:number-columns-spanned="5" office:value-type="string">
            <text:p text:style-name="P22"><text:span text:style-name="T36">межá </text:span><text:span text:style-name="T54">(див. 2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86</text:p>
          </table:table-cell>
          <table:table-cell table:style-name="Dictionary.B371" table:number-columns-spanned="2" office:value-type="string">
            <text:p text:style-name="P26">Сто-морóзи</text:p>
            <text:p text:style-name="P24"><text:span text:style-name="T21">-ів, </text:span><text:span text:style-name="T22">ім., мн., інд.-авт.</text:span></text:p>
          </table:table-cell>
          <table:covered-table-cell/>
          <table:table-cell table:style-name="Dictionary.D371" table:number-columns-spanned="3" office:value-type="string">
            <text:p text:style-name="P24"><text:span text:style-name="T47">утворене способом словоскладання, похідне від слів:</text:span><text:span text:style-name="T33"> </text:span><text:span text:style-name="T36">сто</text:span><text:span text:style-name="T33"> і </text:span><text:span text:style-name="T36">морóзи</text:span></text:p>
          </table:table-cell>
          <table:covered-table-cell/>
          <table:covered-table-cell/>
          <table:table-cell table:style-name="Dictionary.G371" table:number-columns-spanned="3" office:value-type="string">
            <text:p text:style-name="P10">Так стій і стій і стій і стій,</text:p>
            <text:p text:style-name="P22"><text:span text:style-name="T23">дубій на </text:span><text:span text:style-name="T27">сто-морозах</text:span><text:span text:style-name="T23">,</text:span></text:p>
            <text:p text:style-name="P10">о будь ти проклят, часе мій,</text:p>
            <text:p text:style-name="P22"><text:span text:style-name="T23">в усіх своїх погрозах. </text:span><text:span text:style-name="T41">(П‑2, 2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2" table:number-columns-spanned="3" office:value-type="string">
            <text:p text:style-name="P24"><text:span text:style-name="T36">сто </text:span><text:span text:style-name="T54">(див. 170)</text:span></text:p>
          </table:table-cell>
          <table:covered-table-cell/>
          <table:covered-table-cell/>
          <table:table-cell table:style-name="Dictionary.E372" table:number-columns-spanned="5" office:value-type="string">
            <text:p text:style-name="P34"><text:span text:style-name="T97">мор</text:span><text:span text:style-name="T97">о</text:span><text:span text:style-name="T4"></text:span><text:span text:style-name="T97">з</text:span></text:p>
            <text:p text:style-name="P46"><text:span text:style-name="T87">-у, </text:span><text:span text:style-name="T90">ч.</text:span></text:p>
            <text:p text:style-name="P43"><text:span text:style-name="T65">Холод, коли температура повітря спадає нижче нуля. || Температура повітря нижче нуля. || Місце, де є такий холод. || </text:span><text:span text:style-name="T81">перев.</text:span><text:span text:style-name="T65"> </text:span><text:span text:style-name="T81">мн.</text:span><text:span text:style-name="T65"> Холодна зимова погода; холоди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87</text:p>
          </table:table-cell>
          <table:table-cell table:style-name="Dictionary.B373" table:number-columns-spanned="2" office:value-type="string">
            <text:p text:style-name="P26">Стонастóрчений</text:p>
            <text:p text:style-name="P24"><text:span text:style-name="T21">-а, -е, </text:span><text:span text:style-name="T23">прикм., </text:span><text:span text:style-name="T22">інд.-авт.</text:span></text:p>
          </table:table-cell>
          <table:covered-table-cell/>
          <table:table-cell table:style-name="Dictionary.D373" table:number-columns-spanned="3" office:value-type="string">
            <text:p text:style-name="P24"><text:span text:style-name="T47">утворене способом основословоскладан</text:span><text:span text:style-name="T47">ня, похідне від </text:span><text:span text:style-name="T47">слів:</text:span><text:span text:style-name="T33"> </text:span><text:span text:style-name="T36">сто</text:span><text:span text:style-name="T33"> і </text:span><text:span text:style-name="T36">настóрчений</text:span></text:p>
          </table:table-cell>
          <table:covered-table-cell/>
          <table:covered-table-cell/>
          <table:table-cell table:style-name="Dictionary.G373" table:number-columns-spanned="3" office:value-type="string">
            <text:p text:style-name="P10">Кружеляє понад ними</text:p>
            <text:p text:style-name="P10">вечір, крила розкриливши,</text:p>
            <text:p text:style-name="P10">впав на горлицю із неба</text:p>
            <text:p text:style-name="P22"><text:span text:style-name="T27">стонасторчений</text:span><text:span text:style-name="T23"> коршак. </text:span><text:span text:style-name="T41">(П‑1, 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4" table:number-columns-spanned="3" office:value-type="string">
            <text:p text:style-name="P24"><text:span text:style-name="T36">сто </text:span><text:span text:style-name="T54">(див. 170)</text:span></text:p>
          </table:table-cell>
          <table:covered-table-cell/>
          <table:covered-table-cell/>
          <table:table-cell table:style-name="Dictionary.E374" table:number-columns-spanned="5" office:value-type="string">
            <text:p text:style-name="P22"><text:span text:style-name="T36">настóрчений </text:span><text:span text:style-name="T53">(насторчений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88</text:p>
          </table:table-cell>
          <table:table-cell table:style-name="Dictionary.B375" table:number-columns-spanned="2" office:value-type="string">
            <text:p text:style-name="P26">Стопровáлля</text:p>
            <text:p text:style-name="P24"><text:span text:style-name="T21">-я, </text:span><text:span text:style-name="T22">ім., с., інд.-авт.</text:span></text:p>
          </table:table-cell>
          <table:covered-table-cell/>
          <table:table-cell table:style-name="Dictionary.D375" table:number-columns-spanned="3" office:value-type="string">
            <text:p text:style-name="P24"><text:span text:style-name="T47">утворене способом основословоскладання, похідне від слів:</text:span><text:span text:style-name="T33"> </text:span><text:span text:style-name="T36">сто</text:span><text:span text:style-name="T33"> і </text:span><text:span text:style-name="T36">провáлля</text:span></text:p>
          </table:table-cell>
          <table:covered-table-cell/>
          <table:covered-table-cell/>
          <table:table-cell table:style-name="Dictionary.G375" table:number-columns-spanned="3" office:value-type="string">
            <text:p text:style-name="P10">Якась лежить на нас печаль.</text:p>
            <text:p text:style-name="P10">І чим ми Бога прогнівили,</text:p>
            <text:p text:style-name="P10">Іване-брате? Скільки сили</text:p>
            <text:p text:style-name="P22"><text:span text:style-name="T23">втелющили до </text:span><text:span text:style-name="T27">стопроваль</text:span><text:span text:style-name="T23">. </text:span><text:span text:style-name="T41">(П‑2, 16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6" table:number-columns-spanned="3" office:value-type="string">
            <text:p text:style-name="P24"><text:span text:style-name="T36">сто </text:span><text:span text:style-name="T54">(див. 170)</text:span></text:p>
          </table:table-cell>
          <table:covered-table-cell/>
          <table:covered-table-cell/>
          <table:table-cell table:style-name="Dictionary.E376" table:number-columns-spanned="5" office:value-type="string">
            <text:p text:style-name="P34"><text:span text:style-name="T97">пров</text:span><text:span text:style-name="T97">а</text:span><text:span text:style-name="T4"></text:span><text:span text:style-name="T97">лля</text:span></text:p>
            <text:p text:style-name="P46"><text:span text:style-name="T87">-я, </text:span><text:span text:style-name="T90">с.</text:span></text:p>
            <text:p text:style-name="P43"><text:span text:style-name="T65">1) Глибока яма, яр, западина, розколина на земній поверхні. || </text:span><text:span text:style-name="T81">чого</text:span><text:span text:style-name="T65">. </text:span><text:soft-page-break/><text:span text:style-name="T65">Безмежний простір, безмірна глибина. || Проміжок, незаповнений простір між чим-небудь. || </text:span><text:span text:style-name="T81">перен.</text:span><text:span text:style-name="T65"> Про глибоке розходження, незгоду між ким-небудь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89</text:p>
          </table:table-cell>
          <table:table-cell table:style-name="Dictionary.B377" table:number-columns-spanned="2" office:value-type="string">
            <text:p text:style-name="P26">Стопровáльний</text:p>
            <text:p text:style-name="P24"><text:span text:style-name="T21">-а, -е, </text:span><text:span text:style-name="T23">прикм., </text:span><text:span text:style-name="T22">інд.-авт.</text:span></text:p>
          </table:table-cell>
          <table:covered-table-cell/>
          <table:table-cell table:style-name="Dictionary.D377" table:number-columns-spanned="3" office:value-type="string">
            <text:p text:style-name="P24"><text:span text:style-name="T47">утворене способом основословоскладання, похідне від слів:</text:span><text:span text:style-name="T33"> </text:span><text:span text:style-name="T36">сто</text:span><text:span text:style-name="T33"> і </text:span><text:span text:style-name="T36">провáльний</text:span></text:p>
          </table:table-cell>
          <table:covered-table-cell/>
          <table:covered-table-cell/>
          <table:table-cell table:style-name="Dictionary.G377" table:number-columns-spanned="3" office:value-type="string">
            <text:p text:style-name="P10">Око ока ми,</text:p>
            <text:p text:style-name="P10">не навчені подосі видивляти</text:p>
            <text:p text:style-name="P10">довкіл і не обрушувати горя</text:p>
            <text:p text:style-name="P22"><text:span text:style-name="T23">сухі тороси в </text:span><text:span text:style-name="T27">стопровальний</text:span><text:span text:style-name="T23"> діл. </text:span><text:span text:style-name="T41">(П‑2, 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8" table:number-columns-spanned="3" office:value-type="string">
            <text:p text:style-name="P24"><text:span text:style-name="T36">сто </text:span><text:span text:style-name="T54">(див. 170)</text:span></text:p>
          </table:table-cell>
          <table:covered-table-cell/>
          <table:covered-table-cell/>
          <table:table-cell table:style-name="Dictionary.E378" table:number-columns-spanned="5" office:value-type="string">
            <text:p text:style-name="P34"><text:span text:style-name="T97">пров</text:span><text:span text:style-name="T97">а</text:span><text:span text:style-name="T4"></text:span><text:span text:style-name="T97">льний</text:span></text:p>
            <text:p text:style-name="P36">-а, -е.</text:p>
            <text:p text:style-name="P43"><text:span text:style-name="T65">Стос. до провалу (у 2 </text:span><text:span text:style-name="T81">знач.</text:span><text:span text:style-name="T65">); утворений унаслідок провалу (в ґрунті)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90</text:p>
          </table:table-cell>
          <table:table-cell table:style-name="Dictionary.B379" table:number-columns-spanned="2" office:value-type="string">
            <text:p text:style-name="P26">Сторíки</text:p>
            <text:p text:style-name="P24"><text:span text:style-name="T21">сторíк, </text:span><text:span text:style-name="T22">ім., мн., інд.-авт.</text:span></text:p>
          </table:table-cell>
          <table:covered-table-cell/>
          <table:table-cell table:style-name="Dictionary.D379" table:number-columns-spanned="3" office:value-type="string">
            <text:p text:style-name="P24"><text:span text:style-name="T47">утворене способом основословоскладання, похідне від слів:</text:span><text:span text:style-name="T33"> </text:span><text:span text:style-name="T36">сто</text:span><text:span text:style-name="T33"> і </text:span><text:span text:style-name="T36">ріки</text:span></text:p>
          </table:table-cell>
          <table:covered-table-cell/>
          <table:covered-table-cell/>
          <table:table-cell table:style-name="Dictionary.G379" table:number-columns-spanned="3" office:value-type="string">
            <text:p text:style-name="P10">Хай край святиться. За горою</text:p>
            <text:p text:style-name="P22"><text:span text:style-name="T27">сторіки</text:span><text:span text:style-name="T23"> чорної ропи. </text:span><text:span text:style-name="T41">(П‑2, 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0" table:number-columns-spanned="3" office:value-type="string">
            <text:p text:style-name="P24"><text:span text:style-name="T36">сто </text:span><text:span text:style-name="T54">(див. 170)</text:span></text:p>
          </table:table-cell>
          <table:covered-table-cell/>
          <table:covered-table-cell/>
          <table:table-cell table:style-name="Dictionary.E380" table:number-columns-spanned="5" office:value-type="string">
            <text:p text:style-name="P34"><text:span text:style-name="T97">рік</text:span><text:span text:style-name="T97">а</text:span><text:span text:style-name="T4"></text:span></text:p>
            <text:p text:style-name="P46"><text:span text:style-name="T87">-и</text:span><text:span text:style-name="T19"></text:span><text:span text:style-name="T87">, </text:span><text:span text:style-name="T90">ж.</text:span></text:p>
            <text:p text:style-name="P36">1) Водний потік, що живиться із джерела або стоком атмосферних опадів і тече по видовжених зниженнях рельєфу від верхів'я до гирла. || <text:span text:style-name="T113">чого</text:span>, <text:span text:style-name="T113">у сполуч.</text:span> <text:span text:style-name="T113">з ім.</text:span> <text:span text:style-name="T113">у род. в.</text:span> Уживається для образного позначення процесу, розвитку чого-небудь.</text:p>
            <text:p text:style-name="P43"><text:soft-page-break/><text:span text:style-name="T65">2) </text:span><text:span text:style-name="T81">чого</text:span><text:span text:style-name="T65">, </text:span><text:span text:style-name="T81">перен.</text:span><text:span text:style-name="T65"> Велика кількість чого-небудь такого, що тече, сиплеться і т. ін. || </text:span><text:span text:style-name="T81">кого</text:span><text:span text:style-name="T65">, </text:span><text:span text:style-name="T81">чого</text:span><text:span text:style-name="T65">, </text:span><text:span text:style-name="T81">яка</text:span><text:span text:style-name="T65">. Безперервний великий потік, маса кого-, чого-небудь, що рухається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91</text:p>
          </table:table-cell>
          <table:table-cell table:style-name="Dictionary.B381" table:number-columns-spanned="2" office:value-type="string">
            <text:p text:style-name="P26">Сторозтриклятий</text:p>
            <text:p text:style-name="P24"><text:span text:style-name="T21">-а, -е, </text:span><text:span text:style-name="T23">прикм., </text:span><text:span text:style-name="T22">інд.-авт.</text:span></text:p>
          </table:table-cell>
          <table:covered-table-cell/>
          <table:table-cell table:style-name="Dictionary.D381" table:number-columns-spanned="3" office:value-type="string">
            <text:p text:style-name="P24"><text:span text:style-name="T47">утворене способом основословоскладання, похідне від слів:</text:span><text:span text:style-name="T33"> </text:span><text:span text:style-name="T36">сто</text:span><text:span text:style-name="T33"> і </text:span><text:span text:style-name="T36">розтриклятий</text:span></text:p>
          </table:table-cell>
          <table:covered-table-cell/>
          <table:covered-table-cell/>
          <table:table-cell table:style-name="Dictionary.G381" table:number-columns-spanned="3" office:value-type="string">
            <text:p text:style-name="P10">Аби лиш подолати гнів,</text:p>
            <text:p text:style-name="P22"><text:span text:style-name="T27">сторозтриклятий</text:span><text:span text:style-name="T23"> гнів здолати,</text:span></text:p>
            <text:p text:style-name="P10">я б поіменно міг назвати</text:p>
            <text:p text:style-name="P22"><text:span text:style-name="T23">усіх братів, усіх катів. </text:span><text:span text:style-name="T41">(П‑1, 3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2" table:number-columns-spanned="3" office:value-type="string">
            <text:p text:style-name="P24"><text:span text:style-name="T36">сто </text:span><text:span text:style-name="T54">(див. 170)</text:span></text:p>
          </table:table-cell>
          <table:covered-table-cell/>
          <table:covered-table-cell/>
          <table:table-cell table:style-name="Dictionary.E382" table:number-columns-spanned="5" office:value-type="string">
            <text:p text:style-name="P34"><text:span text:style-name="T97">розпрокл</text:span><text:span text:style-name="T97">я</text:span><text:span text:style-name="T4"></text:span><text:span text:style-name="T97">тий</text:span></text:p>
            <text:p text:style-name="P46"><text:span text:style-name="T87">-а, -е, </text:span><text:span text:style-name="T90">розм.</text:span></text:p>
            <text:p text:style-name="P36">Якого клянуть, проклинають; огидний, ненависний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92</text:p>
          </table:table-cell>
          <table:table-cell table:style-name="Dictionary.B383" table:number-columns-spanned="2" office:value-type="string">
            <text:p text:style-name="P26">Стосиній</text:p>
            <text:p text:style-name="P24"><text:span text:style-name="T21">-я, -є, </text:span><text:span text:style-name="T23">прикм., </text:span><text:span text:style-name="T22">інд.-авт.</text:span></text:p>
          </table:table-cell>
          <table:covered-table-cell/>
          <table:table-cell table:style-name="Dictionary.D383" table:number-columns-spanned="3" office:value-type="string">
            <text:p text:style-name="P24"><text:span text:style-name="T47">утворене способом основословоскладання, похідне від слів:</text:span><text:span text:style-name="T33"> </text:span><text:span text:style-name="T36">сто</text:span><text:span text:style-name="T33"> і </text:span><text:span text:style-name="T36">синій</text:span></text:p>
          </table:table-cell>
          <table:covered-table-cell/>
          <table:covered-table-cell/>
          <table:table-cell table:style-name="Dictionary.G383" table:number-columns-spanned="3" office:value-type="string">
            <text:p text:style-name="P22"><text:span text:style-name="T23">Червоним вином заливає мій погляд </text:span><text:span text:style-name="T27">стосиній</text:span><text:span text:style-name="T23">,</text:span></text:p>
            <text:p text:style-name="P10">спустошені губи залито червоним вином,</text:p>
            <text:p text:style-name="P10">і видиться берег – далекий – у радісній піні,</text:p>
            <text:p text:style-name="P22"><text:span text:style-name="T23">і спокій приносить, і спокій обіцяний – бром. </text:span><text:span text:style-name="T41">(П‑2, 29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4" table:number-columns-spanned="3" office:value-type="string">
            <text:p text:style-name="P24"><text:span text:style-name="T36">сто </text:span><text:span text:style-name="T54">(див. 170)</text:span></text:p>
          </table:table-cell>
          <table:covered-table-cell/>
          <table:covered-table-cell/>
          <table:table-cell table:style-name="Dictionary.E384" table:number-columns-spanned="5" office:value-type="string">
            <text:p text:style-name="P34"><text:span text:style-name="T97">с</text:span><text:span text:style-name="T97">и</text:span><text:span text:style-name="T4"></text:span><text:span text:style-name="T97">ній</text:span></text:p>
            <text:p text:style-name="P36">-я, -є.</text:p>
            <text:p text:style-name="P43"><text:span text:style-name="T65">1) Який має забарвлення одного з основних кольорів спектра – середній між голубим і фіолетовим. || Який цвіте квітками такого кольору. || Зробл. із </text:span><text:soft-page-break/><text:span text:style-name="T65">квіток такого кольору. || Який кольором наближається до синього; який має відтінок синього кольору. || Уживається як постійний епітет до деяких назв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93</text:p>
          </table:table-cell>
          <table:table-cell table:style-name="Dictionary.B385" table:number-columns-spanned="2" office:value-type="string">
            <text:p text:style-name="P26">Схриплокрóнний</text:p>
            <text:p text:style-name="P24"><text:span text:style-name="T21">-а, -е, </text:span><text:span text:style-name="T23">прикм., </text:span><text:span text:style-name="T22">інд.-авт.</text:span></text:p>
          </table:table-cell>
          <table:covered-table-cell/>
          <table:table-cell table:style-name="Dictionary.D385" table:number-columns-spanned="3" office:value-type="string">
            <text:p text:style-name="P24"><text:span text:style-name="T47">утворене складносуфіксальним способом, похідне від слів:</text:span><text:span text:style-name="T33"> </text:span><text:span text:style-name="T36">схриплий</text:span><text:span text:style-name="T33"> і </text:span><text:span text:style-name="T36">крóна</text:span></text:p>
          </table:table-cell>
          <table:covered-table-cell/>
          <table:covered-table-cell/>
          <table:table-cell table:style-name="Dictionary.G385" table:number-columns-spanned="3" office:value-type="string">
            <text:p text:style-name="P10">Пожухле листя опадає з віт,</text:p>
            <text:p text:style-name="P22"><text:span text:style-name="T23">голосить голий стовбур </text:span><text:span text:style-name="T27">схриплокронний</text:span><text:span text:style-name="T23">. </text:span><text:span text:style-name="T41">(П‑1, 1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6" table:number-columns-spanned="3" office:value-type="string">
            <text:p text:style-name="P33"><text:span text:style-name="T97">схр</text:span><text:span text:style-name="T97">и</text:span><text:span text:style-name="T4"></text:span><text:span text:style-name="T97">плий</text:span></text:p>
            <text:p text:style-name="P45"><text:span text:style-name="T87">-а, -е, </text:span><text:span text:style-name="T90">розм.</text:span></text:p>
            <text:p text:style-name="P35">1) Дієприкм. акт. мин. ч. до схрипнути.</text:p>
            <text:p text:style-name="P42"><text:span text:style-name="T65">2) </text:span><text:span text:style-name="T81">у знач.</text:span><text:span text:style-name="T65"> </text:span><text:span text:style-name="T81">прикм.</text:span><text:span text:style-name="T65"> Який звучить хрипло, з хрипотою; хрипкий. </text:span><text:span text:style-name="T74">(С, )</text:span></text:p>
          </table:table-cell>
          <table:covered-table-cell/>
          <table:covered-table-cell/>
          <table:table-cell table:style-name="Dictionary.E386" table:number-columns-spanned="5" office:value-type="string">
            <text:p text:style-name="P22"><text:span text:style-name="T36">крóна </text:span><text:span text:style-name="T53">(див. 6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94</text:p>
          </table:table-cell>
          <table:table-cell table:style-name="Dictionary.B387" table:number-columns-spanned="2" office:value-type="string">
            <text:p text:style-name="P26">Тамбíк</text:p>
            <text:p text:style-name="P24"><text:span text:style-name="T21">-бóку, </text:span><text:span text:style-name="T22">ім., ч., інд.-авт.</text:span></text:p>
          </table:table-cell>
          <table:covered-table-cell/>
          <table:table-cell table:style-name="Dictionary.D387" table:number-columns-spanned="3" office:value-type="string">
            <text:p text:style-name="P24"><text:span text:style-name="T47">утворене способом зрощення, похідне від слів:</text:span><text:span text:style-name="T33"> </text:span><text:span text:style-name="T36">там</text:span><text:span text:style-name="T33"> і </text:span><text:span text:style-name="T36">бік</text:span><text:span text:style-name="T33">. На тому боці</text:span></text:p>
          </table:table-cell>
          <table:covered-table-cell/>
          <table:covered-table-cell/>
          <table:table-cell table:style-name="Dictionary.G387" table:number-columns-spanned="3" office:value-type="string">
            <text:p text:style-name="P10">А товщею, в кризі, в імлі,</text:p>
            <text:p text:style-name="P22"><text:span text:style-name="T23">за </text:span><text:span text:style-name="T27">тамбоком</text:span><text:span text:style-name="T23">,</text:span></text:p>
            <text:p text:style-name="P10">сяє срібне серце землі</text:p>
            <text:p text:style-name="P22"><text:span text:style-name="T23">скорбним оком. </text:span><text:span text:style-name="T41">(П‑1, 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8" table:number-columns-spanned="3" office:value-type="string">
            <text:p text:style-name="P31">там</text:p>
            <text:p text:style-name="P45"><text:span text:style-name="T87">1) </text:span><text:span text:style-name="T90">присл.</text:span><text:span text:style-name="T87"> Указує на місце більш віддалене порівняно з іншим, ближчим; у тому місці, у тих місцях; </text:span><text:span text:style-name="T90">прот.</text:span><text:span text:style-name="T87"> тут. || Уживається в поєднанні з </text:span><text:span text:style-name="T90">пит.</text:span><text:span text:style-name="T87"> </text:span><text:span text:style-name="T90">займ.</text:span><text:span text:style-name="T87"> хто, що. || Вживається у функції співвідносного слова в головному реченні, якому в </text:span><text:soft-page-break/><text:span text:style-name="T87">підрядному реченні відповідають сполучні </text:span><text:span text:style-name="T90">сл.</text:span><text:span text:style-name="T87"> де, куди. || Уживаючись на початку повторюваних речень або перед однорідними членами речення, означає: в одному місці ..., в іншому місці .... || Уживається в </text:span><text:span text:style-name="T90">знач.вказ.</text:span><text:span text:style-name="T87"> </text:span><text:span text:style-name="T90">сл.</text:span><text:span text:style-name="T87">, що замінює відповідний йому член попереднього речення,</text:span><text:span text:style-name="T90">перев.</text:span><text:span text:style-name="T87"> обставину місця. </text:span><text:span text:style-name="T96">(С, )</text:span></text:p>
          </table:table-cell>
          <table:covered-table-cell/>
          <table:covered-table-cell/>
          <table:table-cell table:style-name="Dictionary.E388" table:number-columns-spanned="5" office:value-type="string">
            <text:p text:style-name="P32">бік</text:p>
            <text:p text:style-name="P46"><text:span text:style-name="T87">боку, </text:span><text:span text:style-name="T90">ч.</text:span></text:p>
            <text:p text:style-name="P36">4) Напрямок або місцевість, що лежить у цьому напрямку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95</text:p>
          </table:table-cell>
          <table:table-cell table:style-name="Dictionary.B389" table:number-columns-spanned="2" office:value-type="string">
            <text:p text:style-name="P26">Тихоплин</text:p>
            <text:p text:style-name="P24"><text:span text:style-name="T21">-у, </text:span><text:span text:style-name="T22">ім., ч., інд.-авт.</text:span></text:p>
          </table:table-cell>
          <table:covered-table-cell/>
          <table:table-cell table:style-name="Dictionary.D389" table:number-columns-spanned="3" office:value-type="string">
            <text:p text:style-name="P24"><text:span text:style-name="T47">утворене нульсуфіксальним способом, похідне від слова</text:span><text:span text:style-name="T42"> </text:span><text:span text:style-name="T37">тихоплинний</text:span></text:p>
          </table:table-cell>
          <table:covered-table-cell/>
          <table:covered-table-cell/>
          <table:table-cell table:style-name="Dictionary.G389" table:number-columns-spanned="3" office:value-type="string">
            <text:p text:style-name="P10">Земного болю брилу – підбився я на силу</text:p>
            <text:p text:style-name="P10">разком сліпучих днин. Ти знаєш чий ти син?</text:p>
            <text:p text:style-name="P10">Атож, запевне знаю. А душу проминаю - </text:p>
            <text:p text:style-name="P22"><text:span text:style-name="T23">і власну в </text:span><text:span text:style-name="T27">тихоплин</text:span><text:span text:style-name="T23">. </text:span><text:span text:style-name="T41">(П‑2, 2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0" table:number-columns-spanned="8" office:value-type="string">
            <text:p text:style-name="P34"><text:span text:style-name="T97">тихопл</text:span><text:span text:style-name="T97">и</text:span><text:span text:style-name="T4"></text:span><text:span text:style-name="T97">нний</text:span></text:p>
            <text:p text:style-name="P46"><text:span text:style-name="T87">-а, -е, </text:span><text:span text:style-name="T90">поет.</text:span></text:p>
            <text:p text:style-name="P43"><text:span text:style-name="T65">Який тихо плине. </text:span><text:span text:style-name="T81">Тихоплинна річка</text:span><text:span text:style-name="T65">. </text:span><text:span text:style-name="T81">Тихоплинні розмови</text:span><text:span text:style-name="T65">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96</text:p>
          </table:table-cell>
          <table:table-cell table:style-name="Dictionary.B391" table:number-columns-spanned="2" office:value-type="string">
            <text:p text:style-name="P26">Тойящобáтько</text:p>
            <text:p text:style-name="P24"><text:span text:style-name="T21">-а, </text:span><text:span text:style-name="T22">ім., ч., інд.-авт.</text:span></text:p>
          </table:table-cell>
          <table:covered-table-cell/>
          <table:table-cell table:style-name="Dictionary.D391" table:number-columns-spanned="3" office:value-type="string">
            <text:p text:style-name="P24"><text:span text:style-name="T47">утворене способом зрощення, похідне </text:span><text:span text:style-name="T47">від слів:</text:span><text:span text:style-name="T33"> </text:span><text:span text:style-name="T36">той, я, що</text:span><text:span text:style-name="T33"> і </text:span><text:span text:style-name="T36">бáтько</text:span></text:p>
          </table:table-cell>
          <table:covered-table-cell/>
          <table:covered-table-cell/>
          <table:table-cell table:style-name="Dictionary.G391" table:number-columns-spanned="3" office:value-type="string">
            <text:p text:style-name="P10">Я тіло нагострив на чаї та акридах,</text:p>
            <text:p text:style-name="P10">а душу – пошукай. І не питай.</text:p>
            <text:p text:style-name="P10">Тойящосин не чує вже мене.</text:p>
            <text:p text:style-name="P22"><text:span text:style-name="T27">Тойящобатько</text:span><text:span text:style-name="T23"> вже не чую сина. </text:span><text:span text:style-name="T41">(П‑2, 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2" office:value-type="string">
            <text:p text:style-name="P31">той</text:p>
            <text:p text:style-name="P45"><text:span text:style-name="T86">I </text:span><text:span text:style-name="T87">того, </text:span><text:span text:style-name="T90">ч.</text:span><text:span text:style-name="T87">, та, тієї, </text:span><text:span text:style-name="T90">рідко </text:span><text:span text:style-name="T87">тої, </text:span><text:span text:style-name="T90">заст.</text:span><text:span text:style-name="T87"> тії, </text:span><text:soft-page-break/><text:span text:style-name="T90">ж.</text:span><text:span text:style-name="T87">, те, того, </text:span><text:span text:style-name="T90">с.</text:span><text:span text:style-name="T87">; </text:span><text:span text:style-name="T90">мн.</text:span><text:span text:style-name="T87"> ті, тих; </text:span><text:span text:style-name="T90">займ.</text:span></text:p>
            <text:p text:style-name="P42"><text:span text:style-name="T65">4) </text:span><text:span text:style-name="T81">вказ.</text:span><text:span text:style-name="T65"> Уживається для вказівки на один предмет, одну особу і т. ін. із двох або кількох подібних, з ряду однорідних, коли їх перелічують або зіставляють. || </text:span><text:span text:style-name="T81">у знач.</text:span><text:span text:style-name="T65"> </text:span><text:span text:style-name="T81">ім.</text:span><text:span text:style-name="T65"> той, того, </text:span><text:span text:style-name="T81">ч.</text:span><text:span text:style-name="T65">; та, тієї, </text:span><text:span text:style-name="T81">ж.</text:span><text:span text:style-name="T65">; те, того, </text:span><text:span text:style-name="T81">с.</text:span><text:span text:style-name="T65">; ті, тих, </text:span><text:span text:style-name="T81">мн.</text:span><text:span text:style-name="T65"> Узагальнено вказує на предмет, особу, явище (без попередньої згадки про них) при переліченні або зіставленні в якійсь площині. || </text:span><text:span text:style-name="T81">у знач.</text:span><text:span text:style-name="T65"> </text:span><text:span text:style-name="T81">ім.</text:span><text:span text:style-name="T65"> те, того, </text:span><text:span text:style-name="T81">с.</text:span><text:span text:style-name="T65"> У </text:span><text:span text:style-name="T81">сполуч.</text:span><text:span text:style-name="T65"> зі </text:span><text:span text:style-name="T81">сл.</text:span><text:span text:style-name="T65"> все вказує на перелічувані предмети, </text:span><text:soft-page-break/><text:span text:style-name="T65">виконуючи функцію узагальнюючого слова. </text:span><text:span text:style-name="T74">(С, )</text:span></text:p>
          </table:table-cell>
          <table:table-cell table:style-name="Dictionary.C392" table:number-columns-spanned="2" office:value-type="string">
            <text:p text:style-name="P31">я</text:p>
            <text:p text:style-name="P45"><text:span text:style-name="T86">II </text:span><text:span text:style-name="T87">мене, </text:span><text:span text:style-name="T90">займ.</text:span><text:span text:style-name="T87"> </text:span><text:span text:style-name="T90">особ.</text:span><text:span text:style-name="T87"> 1 </text:span><text:span text:style-name="T90">ос.</text:span><text:span text:style-name="T87"> </text:span><text:span text:style-name="T90">одн.</text:span></text:p>
            <text:p text:style-name="P35"><text:soft-page-break/>1) Уживається мовцем для називання самого себе.</text:p>
            <text:p text:style-name="P42"><text:span text:style-name="T65">2) </text:span><text:span text:style-name="T81">у знач.</text:span><text:span text:style-name="T65"> </text:span><text:span text:style-name="T81">ім.</text:span><text:span text:style-name="T65">, </text:span><text:span text:style-name="T81">невідм.</text:span><text:span text:style-name="T65">, </text:span><text:span text:style-name="T81">с.</text:span><text:span text:style-name="T65"> Уживається для позначення усвідомлюваної людиною власної сутності, себе в навколишньому світі. || </text:span><text:span text:style-name="T81">філос.</text:span><text:span text:style-name="T65">Уживається для визначення суб'єкта. </text:span><text:span text:style-name="T74">(С, )</text:span></text:p>
          </table:table-cell>
          <table:covered-table-cell/>
          <table:table-cell table:style-name="Dictionary.E392" table:number-columns-spanned="4" office:value-type="string">
            <text:p text:style-name="P31">що</text:p>
            <text:p text:style-name="P55">II</text:p>
            <text:p text:style-name="P42"><text:span text:style-name="T65">1) </text:span><text:span text:style-name="T81">з'ясувальний</text:span><text:span text:style-name="T65">. </text:span><text:soft-page-break/><text:span text:style-name="T65">Уживається для зв'язку підрядного додаткового з присудком або іншим членом головного речення. </text:span><text:span text:style-name="T74">(С, )</text:span></text:p>
          </table:table-cell>
          <table:covered-table-cell/>
          <table:covered-table-cell/>
          <table:covered-table-cell/>
          <table:table-cell table:style-name="Dictionary.I392" office:value-type="string">
            <text:p text:style-name="P34"><text:span text:style-name="T97">б</text:span><text:span text:style-name="T97">а</text:span><text:span text:style-name="T4"></text:span><text:span text:style-name="T97">тько</text:span></text:p>
            <text:p text:style-name="P46"><text:span text:style-name="T87">-а, </text:span><text:span text:style-name="T90">ч.</text:span></text:p>
            <text:p text:style-name="P36">1) Чоловік <text:soft-page-break/>стосовно до своїх дітей.<text:span text:style-name="T134"> </text:span><text:span text:style-name="T59">(С, )</text:span></text:p>
          </table:table-cell>
        </table:table-row>
        <table:table-row>
          <table:table-cell table:style-name="Dictionary.A3" table:number-rows-spanned="2" office:value-type="string">
            <text:p text:style-name="P3">197</text:p>
          </table:table-cell>
          <table:table-cell table:style-name="Dictionary.B393" table:number-columns-spanned="2" office:value-type="string">
            <text:p text:style-name="P26">Тойящосин</text:p>
            <text:p text:style-name="P24"><text:span text:style-name="T21">-а, </text:span><text:span text:style-name="T22">ім., ч., інд.-авт.</text:span></text:p>
          </table:table-cell>
          <table:covered-table-cell/>
          <table:table-cell table:style-name="Dictionary.D393" table:number-columns-spanned="3" office:value-type="string">
            <text:p text:style-name="P24"><text:span text:style-name="T47">утворене способом зрощення, похідне від слів:</text:span><text:span text:style-name="T33"> </text:span><text:span text:style-name="T36">той, я, що</text:span><text:span text:style-name="T33"> і </text:span><text:span text:style-name="T36">син</text:span></text:p>
          </table:table-cell>
          <table:covered-table-cell/>
          <table:covered-table-cell/>
          <table:table-cell table:style-name="Dictionary.G393" table:number-columns-spanned="3" office:value-type="string">
            <text:p text:style-name="P10">Я тіло нагострив на чаї та акридах,</text:p>
            <text:p text:style-name="P10">а душу – пошукай. І не питай.</text:p>
            <text:p text:style-name="P22"><text:span text:style-name="T27">Тойящосин</text:span><text:span text:style-name="T23"> не чує вже мене.</text:span></text:p>
            <text:p text:style-name="P22"><text:span text:style-name="T23">Тойящобатько вже не чую сина. </text:span><text:span text:style-name="T41">(П‑2, 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4" office:value-type="string">
            <text:p text:style-name="P24"><text:span text:style-name="T36">той </text:span><text:span text:style-name="T53">(див. 196)</text:span></text:p>
          </table:table-cell>
          <table:table-cell table:style-name="Dictionary.C394" table:number-columns-spanned="2" office:value-type="string">
            <text:p text:style-name="P24"><text:span text:style-name="T36">я </text:span><text:span text:style-name="T53">(див. 196)</text:span></text:p>
          </table:table-cell>
          <table:covered-table-cell/>
          <table:table-cell table:style-name="Dictionary.E394" table:number-columns-spanned="4" office:value-type="string">
            <text:p text:style-name="P24"><text:span text:style-name="T36">що </text:span><text:span text:style-name="T53">(див. 196)</text:span></text:p>
          </table:table-cell>
          <table:covered-table-cell/>
          <table:covered-table-cell/>
          <table:covered-table-cell/>
          <table:table-cell table:style-name="Dictionary.I394" office:value-type="string">
            <text:p text:style-name="P32">син</text:p>
            <text:p text:style-name="P46"><text:span text:style-name="T87">-а, </text:span><text:span text:style-name="T90">ч.</text:span></text:p>
            <text:p text:style-name="P43"><text:span text:style-name="T65">1) Особа чоловічої статі стосовно своїх батьків. || Ласкаве звертання батьків до сина. || </text:span><text:span text:style-name="T81">перев.</text:span><text:span text:style-name="T65"> </text:span><text:span text:style-name="T81">мн.</text:span><text:span text:style-name="T65">, </text:span><text:span text:style-name="T81">у сполуч.</text:span><text:span text:style-name="T65"> </text:span><text:span text:style-name="T81">зі сл.</text:span><text:span text:style-name="T65"> сокіл, орел, </text:span><text:span text:style-name="T81">нар.-поет.</text:span><text:span text:style-name="T65">Ласкаве називання синів.</text:span><text:span text:style-name="T66"> </text:span><text:span text:style-name="T75">(С, )</text:span></text:p>
          </table:table-cell>
        </table:table-row>
        <table:table-row>
          <table:table-cell table:style-name="Dictionary.A3" table:number-rows-spanned="2" office:value-type="string">
            <text:p text:style-name="P3">198</text:p>
          </table:table-cell>
          <table:table-cell table:style-name="Dictionary.B395" table:number-columns-spanned="2" office:value-type="string">
            <text:p text:style-name="P26">Тонкожáло</text:p>
            <text:p text:style-name="P11">присл., інд.-авт.</text:p>
          </table:table-cell>
          <table:covered-table-cell/>
          <table:table-cell table:style-name="Dictionary.D395" table:number-columns-spanned="3" office:value-type="string">
            <text:p text:style-name="P24"><text:span text:style-name="T45">утворене способом </text:span><text:span text:style-name="T45">основословоскладання, похідне від слів:</text:span><text:span text:style-name="T33"> </text:span><text:span text:style-name="T36">тонкий</text:span><text:span text:style-name="T33"> і </text:span><text:span text:style-name="T36">жáло</text:span></text:p>
          </table:table-cell>
          <table:covered-table-cell/>
          <table:covered-table-cell/>
          <table:table-cell table:style-name="Dictionary.G395" table:number-columns-spanned="3" office:value-type="string">
            <text:p text:style-name="P22"><text:span text:style-name="T23">І буде ще щось. Буде ще щось. </text:span><text:span text:style-name="T23">День</text:span></text:p>
            <text:p text:style-name="P10">стоїть – гінкий, неначе телевежа,</text:p>
            <text:p text:style-name="P22"><text:span text:style-name="T23">і все вивищується </text:span><text:soft-page-break/><text:span text:style-name="T27">тонкожало</text:span><text:span text:style-name="T23">… </text:span><text:span text:style-name="T41">(П‑2, 1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6" table:number-columns-spanned="3" office:value-type="string">
            <text:p text:style-name="P24"><text:span text:style-name="T36">тонкий </text:span><text:span text:style-name="T53">(див. 5)</text:span></text:p>
          </table:table-cell>
          <table:covered-table-cell/>
          <table:covered-table-cell/>
          <table:table-cell table:style-name="Dictionary.E396" table:number-columns-spanned="5" office:value-type="string">
            <text:p text:style-name="P22"><text:span text:style-name="T36">жáло </text:span><text:span text:style-name="T53">(див. 17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99</text:p>
          </table:table-cell>
          <table:table-cell table:style-name="Dictionary.B397" table:number-columns-spanned="2" office:value-type="string">
            <text:p text:style-name="P26">Тремт</text:p>
            <text:p text:style-name="P24"><text:span text:style-name="T21">-у, </text:span><text:span text:style-name="T22">ім., ч., інд.-авт.</text:span></text:p>
          </table:table-cell>
          <table:covered-table-cell/>
          <table:table-cell table:style-name="Dictionary.D397" table:number-columns-spanned="3" office:value-type="string">
            <text:p text:style-name="P24"><text:span text:style-name="T47">утворене нульсуфіксальним способом, похідне від слова</text:span><text:span text:style-name="T42"> </text:span><text:span text:style-name="T37">тремті</text:span><text:span text:style-name="T36"></text:span><text:span text:style-name="T37">ння</text:span></text:p>
          </table:table-cell>
          <table:covered-table-cell/>
          <table:covered-table-cell/>
          <table:table-cell table:style-name="Dictionary.G397" table:number-columns-spanned="3" office:value-type="string">
            <text:p text:style-name="P10">…опуст, розпадання</text:p>
            <text:p text:style-name="P10">материка, раптовий зсув і дляння,</text:p>
            <text:p text:style-name="P22"><text:span text:style-name="T23">і </text:span><text:span text:style-name="T27">трепет</text:span><text:span text:style-name="T23"> рук, і тремт повік німий. </text:span><text:span text:style-name="T41">(П‑1, 3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8" table:number-columns-spanned="8" office:value-type="string">
            <text:p text:style-name="P34"><text:span text:style-name="T97">тремт</text:span><text:span text:style-name="T97">і</text:span><text:span text:style-name="T4"></text:span><text:span text:style-name="T97">ння</text:span></text:p>
            <text:p text:style-name="P46"><text:span text:style-name="T87">-я, </text:span><text:span text:style-name="T90">с.</text:span></text:p>
            <text:p text:style-name="P35">1) Дія за знач. тремтіти 1-3).</text:p>
            <text:p text:style-name="P36">2) Посилене биття серця, прискорене пульсування крові, спричинені хвилюванням, переживанням; схвильований стан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00</text:p>
          </table:table-cell>
          <table:table-cell table:style-name="Dictionary.B399" table:number-columns-spanned="2" office:value-type="string">
            <text:p text:style-name="P26">Уводноряд</text:p>
            <text:p text:style-name="P11">присл., інд.-авт.</text:p>
          </table:table-cell>
          <table:covered-table-cell/>
          <table:table-cell table:style-name="Dictionary.D399" table:number-columns-spanned="3" office:value-type="string">
            <text:p text:style-name="P24"><text:span text:style-name="T45">утворене способом зрощення, похідне від слів:</text:span><text:span text:style-name="T42"> </text:span><text:span text:style-name="T44">у</text:span><text:span text:style-name="T42">, </text:span><text:span text:style-name="T44">оди</text:span><text:span text:style-name="T43"></text:span><text:span text:style-name="T44">н</text:span><text:span text:style-name="T42"> і </text:span><text:span text:style-name="T44">ряд</text:span></text:p>
          </table:table-cell>
          <table:covered-table-cell/>
          <table:covered-table-cell/>
          <table:table-cell table:style-name="Dictionary.G399" table:number-columns-spanned="3" office:value-type="string">
            <text:p text:style-name="P10">Тепер ти сам, як вулій цей гулкий,</text:p>
            <text:p text:style-name="P22"><text:span text:style-name="T23">стаєш </text:span><text:span text:style-name="T27">уводноряд</text:span><text:span text:style-name="T23"> до цілосвіту,</text:span></text:p>
            <text:p text:style-name="P10">коли з грудей твоїх несамовитих</text:p>
            <text:p text:style-name="P22"><text:span text:style-name="T23">усі повийшли зашпори-голки. </text:span><text:span text:style-name="T41">(П‑2, 181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0" table:number-columns-spanned="2" office:value-type="string">
            <text:p text:style-name="P33">в</text:p>
            <text:p text:style-name="P45"><text:span text:style-name="T86">II </text:span><text:span text:style-name="T87">(у), </text:span><text:span text:style-name="T90">рідко </text:span><text:span text:style-name="T87">ув – </text:span><text:span text:style-name="T90">із знах.</text:span><text:span text:style-name="T87">, </text:span><text:span text:style-name="T90">місц.</text:span><text:span text:style-name="T87"> </text:span><text:span text:style-name="T90">і род.</text:span><text:span text:style-name="T87"> </text:span><text:span text:style-name="T90">відмінками</text:span><text:span text:style-name="T87">; </text:span><text:span text:style-name="T90">рідко </text:span><text:span text:style-name="T87">вві (уві), ві – </text:span><text:span text:style-name="T90">іззнах.</text:span><text:span text:style-name="T87"> </text:span><text:span text:style-name="T90">і місц.</text:span><text:span text:style-name="T87"> </text:span><text:span text:style-name="T90">відмінками</text:span><text:span text:style-name="T87">; </text:span><text:span text:style-name="T90">прийм.</text:span><text:span text:style-name="T87"> Сполучення з в (у) виражають: Просторові відношення:</text:span></text:p>
            <text:p text:style-name="P42"><text:soft-page-break/><text:span text:style-name="T65">1) </text:span><text:span text:style-name="T81">із знах.</text:span><text:span text:style-name="T65"> </text:span><text:span text:style-name="T81">і місц. в.</text:span><text:span text:style-name="T65"> Уживається на означення предмета, місця, простору: а) всередину якого, куди спрямована дія (</text:span><text:span text:style-name="T81">знах. в.</text:span><text:span text:style-name="T65">). </text:span><text:span text:style-name="T74">(С, )</text:span></text:p>
          </table:table-cell>
          <table:covered-table-cell/>
          <table:table-cell table:style-name="Dictionary.D400" table:number-columns-spanned="4" office:value-type="string">
            <text:p text:style-name="P33"><text:span text:style-name="T97">од</text:span><text:span text:style-name="T97">и</text:span><text:span text:style-name="T4"></text:span><text:span text:style-name="T97">н</text:span></text:p>
            <text:p text:style-name="P45"><text:span text:style-name="T87">одного, </text:span><text:span text:style-name="T90">ч.</text:span><text:span text:style-name="T87">; одна, однієї </text:span><text:span text:style-name="T90">і </text:span><text:span text:style-name="T87">одної, </text:span><text:span text:style-name="T90">ж.</text:span><text:span text:style-name="T87">; одно </text:span><text:span text:style-name="T90">і </text:span><text:span text:style-name="T87">одне, одного, </text:span><text:span text:style-name="T90">с.</text:span><text:span text:style-name="T87"> (</text:span><text:span text:style-name="T90">мн.</text:span><text:span text:style-name="T87"> одні, одних), </text:span><text:span text:style-name="T90">числ.</text:span><text:span text:style-name="T87"> </text:span><text:span text:style-name="T90">кільк.</text:span></text:p>
            <text:p text:style-name="P42"><text:span text:style-name="T65">4) </text:span><text:span text:style-name="T81">у знач.</text:span><text:span text:style-name="T65"> </text:span><text:span text:style-name="T81">займ.</text:span><text:span text:style-name="T65"> </text:span><text:span text:style-name="T81">вказ.</text:span><text:span text:style-name="T65"> Той самий. || Однаковий, тотожний. || </text:span><text:span text:style-name="T81">у знач.ім.</text:span><text:span text:style-name="T65"> одно</text:span><text:span text:style-name="T18"></text:span><text:span text:style-name="T65"> (одне</text:span><text:span text:style-name="T18"></text:span><text:span text:style-name="T65">), одного</text:span><text:span text:style-name="T18"></text:span><text:span text:style-name="T65">, </text:span><text:span text:style-name="T81">с.</text:span><text:span text:style-name="T65"> Те саме. </text:span><text:soft-page-break/><text:span text:style-name="T74">(С, )</text:span></text:p>
          </table:table-cell>
          <table:covered-table-cell/>
          <table:covered-table-cell/>
          <table:covered-table-cell/>
          <table:table-cell table:style-name="Dictionary.H400" table:number-columns-spanned="2" office:value-type="string">
            <text:p text:style-name="P32">ряд</text:p>
            <text:p text:style-name="P46"><text:span text:style-name="T87">-у, </text:span><text:span text:style-name="T90">ч.</text:span></text:p>
            <text:p text:style-name="P46"><text:span text:style-name="T88">1) Сукупність однорідних предметів або живих істот, розташованих одне поруч з одним, одне за одним, витягнутих в одну лінію. || Те саме, що гряда. || </text:span><text:span text:style-name="T91">у знач.</text:span><text:span text:style-name="T88"> </text:span><text:span text:style-name="T91">присл.</text:span><text:span text:style-name="T88"> </text:span><text:soft-page-break/><text:span text:style-name="T88">рядом, рядами. Один повз одного, один за одним, один біля одного, в одну лінію.</text:span><text:span text:style-name="T89"> </text:span><text:span text:style-name="T95">(С, )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3">201</text:p>
          </table:table-cell>
          <table:table-cell table:style-name="Dictionary.B401" table:number-columns-spanned="2" office:value-type="string">
            <text:p text:style-name="P26">Усеблагий</text:p>
            <text:p text:style-name="P24"><text:span text:style-name="T21">-а, -е, </text:span><text:span text:style-name="T23">прикм., </text:span><text:span text:style-name="T22">інд.-авт.</text:span></text:p>
          </table:table-cell>
          <table:covered-table-cell/>
          <table:table-cell table:style-name="Dictionary.D401" table:number-columns-spanned="3" office:value-type="string">
            <text:p text:style-name="P24"><text:span text:style-name="T47">утворене способом зрощення, похідне від слів:</text:span><text:span text:style-name="T33"> </text:span><text:span text:style-name="T36">усé</text:span><text:span text:style-name="T33"> і </text:span><text:span text:style-name="T36">благий</text:span></text:p>
          </table:table-cell>
          <table:covered-table-cell/>
          <table:covered-table-cell/>
          <table:table-cell table:style-name="Dictionary.G401" table:number-columns-spanned="3" office:value-type="string">
            <text:p text:style-name="P10">І снився Кар – зажурений такий,</text:p>
            <text:p text:style-name="P10">немов отетерілий од докуки,</text:p>
            <text:p text:style-name="P10">допоки мати заламає руки,</text:p>
            <text:p text:style-name="P22"><text:span text:style-name="T23">наш гріх відпустить Бог </text:span><text:span text:style-name="T27">усеблагий</text:span><text:span text:style-name="T23">. </text:span><text:span text:style-name="T41">(П‑2, 1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2" table:number-columns-spanned="3" office:value-type="string">
            <text:p text:style-name="P31">все</text:p>
            <text:p text:style-name="P45"><text:span text:style-name="T86">II </text:span><text:span text:style-name="T87">(усе), </text:span><text:span text:style-name="T90">присл.</text:span><text:span text:style-name="T87">, </text:span><text:span text:style-name="T90">розм.</text:span></text:p>
            <text:p text:style-name="P35">1) Постійно, завжди. || Досить довго.</text:p>
            <text:p text:style-name="P35">2) Скрізь, усюди. <text:span text:style-name="T60">(С, )</text:span></text:p>
          </table:table-cell>
          <table:covered-table-cell/>
          <table:covered-table-cell/>
          <table:table-cell table:style-name="Dictionary.E402" table:number-columns-spanned="5" office:value-type="string">
            <text:p text:style-name="P34"><text:span text:style-name="T97">благ</text:span><text:span text:style-name="T97">и</text:span><text:span text:style-name="T4"></text:span><text:span text:style-name="T97">й</text:span></text:p>
            <text:p text:style-name="P36">-а, -е.</text:p>
            <text:p text:style-name="P36">2) <text:span text:style-name="T113">заст.</text:span> Добрий, добросердий, лагідний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02</text:p>
          </table:table-cell>
          <table:table-cell table:style-name="Dictionary.B403" table:number-columns-spanned="2" office:value-type="string">
            <text:p text:style-name="P26">Усевитóнчуваний</text:p>
            <text:p text:style-name="P24"><text:span text:style-name="T21">-а, -е, </text:span><text:span text:style-name="T23">прикм., </text:span><text:span text:style-name="T22">інд.-авт.</text:span></text:p>
          </table:table-cell>
          <table:covered-table-cell/>
          <table:table-cell table:style-name="Dictionary.D403" table:number-columns-spanned="3" office:value-type="string">
            <text:p text:style-name="P24"><text:span text:style-name="T47">утворене способом </text:span><text:span text:style-name="T47">зрощення, похідне від слів:</text:span><text:span text:style-name="T33"> </text:span><text:span text:style-name="T36">усé</text:span><text:span text:style-name="T33"> і </text:span><text:span text:style-name="T36">витóнчуваний </text:span><text:span text:style-name="T53">(від </text:span><text:span text:style-name="T36">витóнчувати</text:span><text:span text:style-name="T53">)</text:span></text:p>
          </table:table-cell>
          <table:covered-table-cell/>
          <table:covered-table-cell/>
          <table:table-cell table:style-name="Dictionary.G403" table:number-columns-spanned="3" office:value-type="string">
            <text:p text:style-name="P22"><text:span text:style-name="T27">Усевитончуваний</text:span><text:span text:style-name="T23"> зойк,</text:span></text:p>
            <text:p text:style-name="P10">крик крику, крику крик.</text:p>
            <text:p text:style-name="P10">Задосить. Спекайся морок,</text:p>
            <text:p text:style-name="P22"><text:span text:style-name="T23">хоч як до них і звик. </text:span><text:span text:style-name="T41">(П‑2, 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4" table:number-columns-spanned="3" office:value-type="string">
            <text:p text:style-name="P24"><text:span text:style-name="T36">усé </text:span><text:span text:style-name="T54">(див. 6)</text:span></text:p>
          </table:table-cell>
          <table:covered-table-cell/>
          <table:covered-table-cell/>
          <table:table-cell table:style-name="Dictionary.E404" table:number-columns-spanned="5" office:value-type="string">
            <text:p text:style-name="P34"><text:span text:style-name="T97">вит</text:span><text:span text:style-name="T97">о</text:span><text:span text:style-name="T4"></text:span><text:span text:style-name="T97">нчувати</text:span></text:p>
            <text:p text:style-name="P46"><text:span text:style-name="T87">-ую, -уєш, </text:span><text:span text:style-name="T90">недок.</text:span><text:span text:style-name="T87">, витончити, -чу, -чиш, </text:span><text:span text:style-name="T90">док.</text:span><text:span text:style-name="T87">, </text:span><text:span text:style-name="T90">перех.</text:span></text:p>
            <text:p text:style-name="P36">1) Робити тоншим.</text:p>
            <text:p text:style-name="P36">2) Робити розвиненішим, гострішим.<text:span text:style-name="T134"> </text:span><text:soft-page-break/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03</text:p>
          </table:table-cell>
          <table:table-cell table:style-name="Dictionary.B405" table:number-columns-spanned="2" office:value-type="string">
            <text:p text:style-name="P26">Усевладуще</text:p>
            <text:p text:style-name="P24"><text:span text:style-name="T21">-щого, </text:span><text:span text:style-name="T22">ім., с., інд.-авт.</text:span></text:p>
          </table:table-cell>
          <table:covered-table-cell/>
          <table:table-cell table:style-name="Dictionary.D405" table:number-columns-spanned="3" office:value-type="string">
            <text:p text:style-name="P24"><text:span text:style-name="T47">утворене способом зрощення, похідне від слів:</text:span><text:span text:style-name="T33"> </text:span><text:span text:style-name="T36">усé</text:span><text:span text:style-name="T33"> і </text:span><text:span text:style-name="T36">владýще</text:span><text:span text:style-name="T33"> (від </text:span><text:span text:style-name="T36">владущий</text:span><text:span text:style-name="T33">)</text:span></text:p>
          </table:table-cell>
          <table:covered-table-cell/>
          <table:covered-table-cell/>
          <table:table-cell table:style-name="Dictionary.G405" table:number-columns-spanned="3" office:value-type="string">
            <text:p text:style-name="P10">Коли прищухло довкруги, поближнє</text:p>
            <text:p text:style-name="P22"><text:span text:style-name="T27">усевладуще</text:span><text:span text:style-name="T23"> ревом так реве,</text:span></text:p>
            <text:p text:style-name="P10">ану збагни – суворе ачи ніжне</text:p>
            <text:p text:style-name="P22"><text:span text:style-name="T23">те, що тебе всевладно так зове. </text:span><text:span text:style-name="T41">(П‑2, 120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6" table:number-columns-spanned="3" office:value-type="string">
            <text:p text:style-name="P24"><text:span text:style-name="T36">усé </text:span><text:span text:style-name="T54">(див. 6)</text:span></text:p>
          </table:table-cell>
          <table:covered-table-cell/>
          <table:covered-table-cell/>
          <table:table-cell table:style-name="Dictionary.E406" table:number-columns-spanned="5" office:value-type="string">
            <text:p text:style-name="P34"><text:span text:style-name="T97">влад</text:span><text:span text:style-name="T97">у</text:span><text:span text:style-name="T4"></text:span><text:span text:style-name="T97">щий</text:span></text:p>
            <text:p text:style-name="P36">-а, -е.</text:p>
            <text:p text:style-name="P43"><text:span text:style-name="T65">Який має владу; панівний. </text:span><text:span text:style-name="T81">Владущий клас</text:span><text:span text:style-name="T65">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04</text:p>
          </table:table-cell>
          <table:table-cell table:style-name="Dictionary.B407" table:number-columns-spanned="2" office:value-type="string">
            <text:p text:style-name="P26">Усенестéрпний</text:p>
            <text:p text:style-name="P24"><text:span text:style-name="T21">-а, -е, </text:span><text:span text:style-name="T23">прикм., </text:span><text:span text:style-name="T22">інд.-авт.</text:span></text:p>
          </table:table-cell>
          <table:covered-table-cell/>
          <table:table-cell table:style-name="Dictionary.D407" table:number-columns-spanned="3" office:value-type="string">
            <text:p text:style-name="P24"><text:span text:style-name="T47">утворене способом зрощення, похідне від слів:</text:span><text:span text:style-name="T33"> </text:span><text:span text:style-name="T36">усé</text:span><text:span text:style-name="T33"> і </text:span><text:span text:style-name="T36">нестéрпний</text:span></text:p>
          </table:table-cell>
          <table:covered-table-cell/>
          <table:covered-table-cell/>
          <table:table-cell table:style-name="Dictionary.G407" table:number-columns-spanned="3" office:value-type="string">
            <text:p text:style-name="P10">Народжені мої бажання,</text:p>
            <text:p text:style-name="P22"><text:span text:style-name="T27">усенестерпні</text:span><text:span text:style-name="T23">, всеголодні,</text:span></text:p>
            <text:p text:style-name="P10">такі вітри зняли довкола,</text:p>
            <text:p text:style-name="P22"><text:span text:style-name="T23">що все несеться шкереберть. </text:span><text:span text:style-name="T41">(П‑2, 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8" table:number-columns-spanned="3" office:value-type="string">
            <text:p text:style-name="P24"><text:span text:style-name="T36">усé </text:span><text:span text:style-name="T53">(див. 201)</text:span></text:p>
          </table:table-cell>
          <table:covered-table-cell/>
          <table:covered-table-cell/>
          <table:table-cell table:style-name="Dictionary.E408" table:number-columns-spanned="5" office:value-type="string">
            <text:p text:style-name="P34"><text:span text:style-name="T97">нест</text:span><text:span text:style-name="T97">е</text:span><text:span text:style-name="T4"></text:span><text:span text:style-name="T97">рпний</text:span></text:p>
            <text:p text:style-name="P36">-а, -е.</text:p>
            <text:p text:style-name="P36">Якого важко або неможливо витерпіти, знести. || Дії та вчинки якого не терплять, не зносять інші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05</text:p>
          </table:table-cell>
          <table:table-cell table:style-name="Dictionary.B409" table:number-columns-spanned="2" office:value-type="string">
            <text:p text:style-name="P24"><text:span text:style-name="T3">Усепокóра</text:span><text:span text:style-name="T21"> (всепокóра)</text:span></text:p>
            <text:p text:style-name="P24"><text:span text:style-name="T21">-и, </text:span><text:span text:style-name="T22">ім., ж., інд.-авт.</text:span></text:p>
          </table:table-cell>
          <table:covered-table-cell/>
          <table:table-cell table:style-name="Dictionary.D409" table:number-columns-spanned="3" office:value-type="string">
            <text:p text:style-name="P24"><text:span text:style-name="T47">утворене способом зрощення, похідне від слів:</text:span><text:span text:style-name="T33"> </text:span><text:span text:style-name="T36">усé</text:span><text:span text:style-name="T33"> і </text:span><text:span text:style-name="T36">покóра</text:span></text:p>
          </table:table-cell>
          <table:covered-table-cell/>
          <table:covered-table-cell/>
          <table:table-cell table:style-name="Dictionary.G409" table:number-columns-spanned="3" office:value-type="string">
            <text:p text:style-name="P10">В квадратах жертв – чистописом журби - </text:p>
            <text:p text:style-name="P22"><text:span text:style-name="T27">усепокора</text:span><text:span text:style-name="T23">, майже невідпорна.</text:span></text:p>
            <text:p text:style-name="P10">Свічадо спить. У ньому спить свіча,</text:p>
            <text:p text:style-name="P22"><text:span text:style-name="T23">розплатана метеликом, акантом. </text:span><text:span text:style-name="T41">(П‑1, 59);</text:span></text:p>
            <text:p text:style-name="P10"><text:soft-page-break/>Як вікна в позапростір, позачас,</text:p>
            <text:p text:style-name="P22"><text:span text:style-name="T23">за мури німоти і </text:span><text:span text:style-name="T27">всепокори</text:span><text:span text:style-name="T23">,</text:span></text:p>
            <text:p text:style-name="P10">так світяться свічада, світлом хорі,</text:p>
            <text:p text:style-name="P10">і пильно задивляються крізь нас</text:p>
            <text:p text:style-name="P22"><text:span text:style-name="T23">у сяйва… </text:span><text:span text:style-name="T41">(П‑1, 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0" table:number-columns-spanned="3" office:value-type="string">
            <text:p text:style-name="P24"><text:span text:style-name="T36">усé </text:span><text:span text:style-name="T54">(див. 6)</text:span></text:p>
          </table:table-cell>
          <table:covered-table-cell/>
          <table:covered-table-cell/>
          <table:table-cell table:style-name="Dictionary.E410" table:number-columns-spanned="5" office:value-type="string">
            <text:p text:style-name="P34"><text:span text:style-name="T97">пок</text:span><text:span text:style-name="T97">о</text:span><text:span text:style-name="T4"></text:span><text:span text:style-name="T97">ра</text:span></text:p>
            <text:p text:style-name="P46"><text:span text:style-name="T87">-и, </text:span><text:span text:style-name="T90">ж.</text:span></text:p>
            <text:p text:style-name="P43"><text:span text:style-name="T65">Беззаперечна готовність виконувати чужі накази, розпорядження, вимоги і т. ін.; шаноблива підлеглість. || Поступливість, слухняність, покірливість. || Непротивлення долі; смиренність. </text:span><text:span text:style-name="T81">Тримати в покорі</text:span><text:span text:style-name="T65">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06</text:p>
          </table:table-cell>
          <table:table-cell table:style-name="Dictionary.B411" table:number-columns-spanned="2" office:value-type="string">
            <text:p text:style-name="P26">Усестрімкий</text:p>
            <text:p text:style-name="P24"><text:span text:style-name="T21">-а, -е, </text:span><text:span text:style-name="T23">прикм., </text:span><text:span text:style-name="T22">інд.-авт.</text:span></text:p>
          </table:table-cell>
          <table:covered-table-cell/>
          <table:table-cell table:style-name="Dictionary.D411" table:number-columns-spanned="3" office:value-type="string">
            <text:p text:style-name="P24"><text:span text:style-name="T47">утворене способом зрощення, похідне від слів:</text:span><text:span text:style-name="T33"> </text:span><text:span text:style-name="T36">усé</text:span><text:span text:style-name="T33"> і </text:span><text:span text:style-name="T36">стрімкий</text:span></text:p>
          </table:table-cell>
          <table:covered-table-cell/>
          <table:covered-table-cell/>
          <table:table-cell table:style-name="Dictionary.G411" table:number-columns-spanned="3" office:value-type="string">
            <text:p text:style-name="P10">Ескорт і почет, кожен челядин</text:p>
            <text:p text:style-name="P10">не помічає ні ночей ні днин,</text:p>
            <text:p text:style-name="P22"><text:span text:style-name="T23">спинився час – в </text:span><text:span text:style-name="T27">усестрімкому</text:span><text:span text:style-name="T23"> леті. </text:span><text:span text:style-name="T41">(П‑2, 2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2" table:number-columns-spanned="3" office:value-type="string">
            <text:p text:style-name="P24"><text:span text:style-name="T36">усé </text:span><text:span text:style-name="T53">(див. 201)</text:span></text:p>
          </table:table-cell>
          <table:covered-table-cell/>
          <table:covered-table-cell/>
          <table:table-cell table:style-name="Dictionary.E412" table:number-columns-spanned="5" office:value-type="string">
            <text:p text:style-name="P34"><text:span text:style-name="T97">стрімк</text:span><text:span text:style-name="T97">и</text:span><text:span text:style-name="T4"></text:span><text:span text:style-name="T97">й</text:span></text:p>
            <text:p text:style-name="P36">-а, -е.</text:p>
            <text:p text:style-name="P43"><text:span text:style-name="T65">2) Який відзначається великою швидкістю, динамічністю (про рух, яку-небудь дію, якийсь процес). || Який має велику швидкість руху (про транспортні засоби, течію річки і т. ін.). || Швидкий у рухах, жвавий, рухливий (про живу істоту). || Дуже швидкий, значний за силою, ступенем </text:span><text:soft-page-break/><text:span text:style-name="T65">вияву тощо (про темпи розвитку, ріст і т. ін. чого-небудь).</text:span><text:span text:style-name="T66"> </text:span><text:span text:style-name="T75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07</text:p>
          </table:table-cell>
          <table:table-cell table:style-name="Dictionary.B413" table:number-columns-spanned="2" office:value-type="string">
            <text:p text:style-name="P26">Ціложиттєвий</text:p>
            <text:p text:style-name="P24"><text:span text:style-name="T21">-а, -е, </text:span><text:span text:style-name="T23">прикм., </text:span><text:span text:style-name="T22">інд.-авт.</text:span></text:p>
          </table:table-cell>
          <table:covered-table-cell/>
          <table:table-cell table:style-name="Dictionary.D413" table:number-columns-spanned="3" office:value-type="string">
            <text:p text:style-name="P18"><text:span text:style-name="T51">утворене способом основословоскладання, похідне від слів:</text:span><text:span text:style-name="T21"> </text:span><text:span text:style-name="T37">цíлий</text:span><text:span text:style-name="T21"> і </text:span><text:span text:style-name="T37">життєвий</text:span></text:p>
          </table:table-cell>
          <table:covered-table-cell/>
          <table:covered-table-cell/>
          <table:table-cell table:style-name="Dictionary.G413" table:number-columns-spanned="3" office:value-type="string">
            <text:p text:style-name="P20"><text:span text:style-name="T23">З </text:span><text:span text:style-name="T27">ціложиттєвого</text:span><text:span text:style-name="T23"> ждання</text:span></text:p>
            <text:p text:style-name="P9">Ти смерть на кілька літ відтрутив,</text:p>
            <text:p text:style-name="P9">аби почути пахощ рути</text:p>
            <text:p text:style-name="P9">і в неї впасти навмання - </text:p>
            <text:p text:style-name="P9">з усіх розлук – на обакрай</text:p>
            <text:p text:style-name="P20"><text:span text:style-name="T23">Вітчизни – і яви, і мрії. </text:span><text:span text:style-name="T41">(П‑2, 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4" table:number-columns-spanned="3" office:value-type="string">
            <text:p text:style-name="P33"><text:span text:style-name="T29">ц</text:span><text:span text:style-name="T29">і</text:span><text:span text:style-name="T15"></text:span><text:span text:style-name="T29">лий</text:span></text:p>
            <text:p text:style-name="P35">-а, -е.</text:p>
            <text:p text:style-name="P42"><text:span text:style-name="T65">1) Такий, від якого нічого не відділено, не відокремлено; не розділений, не роздроблений. || Наповнений до країв, по вінця; повний. || Який не був у користуванні, не початий. || У повному складі, без винятку. || Весь від початку до кінця (про певний проміжок часу). || Узятий повністю (про предмети, явища, простір і т. ін.). || </text:span><text:span text:style-name="T81">діал.</text:span><text:span text:style-name="T65"> Увесь (про людину). || </text:span><text:span text:style-name="T81">у сполуч.</text:span><text:span text:style-name="T65"> </text:span><text:span text:style-name="T81">з ім.</text:span><text:span text:style-name="T65"> Означає вищий ступінь виявлення якості, стану і т. ін. || Указує на величину, значущість чого-небудь: а) при кількісних позначеннях; б) при позначенні сукупності яких-небудь предметів, істот, дій; в) при </text:span><text:soft-page-break/><text:span text:style-name="T65">позначенні складності змісту чого-небудь. </text:span><text:span text:style-name="T74">(С, )</text:span></text:p>
          </table:table-cell>
          <table:covered-table-cell/>
          <table:covered-table-cell/>
          <table:table-cell table:style-name="Dictionary.E414" table:number-columns-spanned="5" office:value-type="string">
            <text:p text:style-name="P34"><text:span text:style-name="T97">житт</text:span><text:span text:style-name="T97">є</text:span><text:span text:style-name="T4"></text:span><text:span text:style-name="T97">вий</text:span></text:p>
            <text:p text:style-name="P36">-а, -е, життьовий, -а, -е.</text:p>
            <text:p text:style-name="P35">1) Прикм. до життя 2), 3). || Характерний для щоденного, буденного життя; повсякденний.</text:p>
            <text:p text:style-name="P36">2) <text:span text:style-name="T113">перен.</text:span> Дуже важливий у житті, для життя; основний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08</text:p>
          </table:table-cell>
          <table:table-cell table:style-name="Dictionary.B415" table:number-columns-spanned="2" office:value-type="string">
            <text:p text:style-name="P26">Цілосвíт</text:p>
            <text:p text:style-name="P24"><text:span text:style-name="T21">-у, </text:span><text:span text:style-name="T23">ім., ч., інд.-авт.</text:span></text:p>
          </table:table-cell>
          <table:covered-table-cell/>
          <table:table-cell table:style-name="Dictionary.D415" table:number-columns-spanned="3" office:value-type="string">
            <text:p text:style-name="P24"><text:span text:style-name="T48">утворене способом основословоскладання, похідне від слів:</text:span><text:span text:style-name="T33"> </text:span><text:span text:style-name="T36">цíлий</text:span><text:span text:style-name="T33"> і </text:span><text:span text:style-name="T36">світ</text:span></text:p>
          </table:table-cell>
          <table:covered-table-cell/>
          <table:covered-table-cell/>
          <table:table-cell table:style-name="Dictionary.G415" table:number-columns-spanned="3" office:value-type="string">
            <text:p text:style-name="P10">Тепер ти сам, як вулій цей гулкий,</text:p>
            <text:p text:style-name="P10">стаєш уводноряд до цілосвіту,</text:p>
            <text:p text:style-name="P10">коли з грудей твоїх несамовитих</text:p>
            <text:p text:style-name="P10">усі повийшли зашпори-голки. <text:span text:style-name="T130">(П‑2, 181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6" table:number-columns-spanned="3" office:value-type="string">
            <text:p text:style-name="P24"><text:span text:style-name="T36">цíлий </text:span><text:span text:style-name="T53">(див. 207)</text:span></text:p>
          </table:table-cell>
          <table:covered-table-cell/>
          <table:covered-table-cell/>
          <table:table-cell table:style-name="Dictionary.E416" table:number-columns-spanned="5" office:value-type="string">
            <text:p text:style-name="P22"><text:span text:style-name="T36">світ </text:span><text:span text:style-name="T54">(див. 6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09</text:p>
          </table:table-cell>
          <table:table-cell table:style-name="Dictionary.B417" table:number-columns-spanned="2" office:value-type="string">
            <text:p text:style-name="P26">Чорновóддя</text:p>
            <text:p text:style-name="P24"><text:span text:style-name="T21">-я, </text:span><text:span text:style-name="T22">ім., с., інд.-авт.</text:span></text:p>
          </table:table-cell>
          <table:covered-table-cell/>
          <table:table-cell table:style-name="Dictionary.D417" table:number-columns-spanned="3" office:value-type="string">
            <text:p text:style-name="P24"><text:span text:style-name="T124">утворене способом основоскладання і нульсуфіксальним, похідне від слів:</text:span><text:span text:style-name="T33"> </text:span><text:span text:style-name="T36">чóрний</text:span><text:span text:style-name="T33"> і </text:span><text:span text:style-name="T36">вóддя</text:span><text:span text:style-name="T33"> (від </text:span><text:span text:style-name="T36">водá</text:span><text:span text:style-name="T33">)</text:span></text:p>
          </table:table-cell>
          <table:covered-table-cell/>
          <table:covered-table-cell/>
          <table:table-cell table:style-name="Dictionary.G417" table:number-columns-spanned="3" office:value-type="string">
            <text:p text:style-name="P22"><text:span text:style-name="T23">Червона барка в </text:span><text:span text:style-name="T27">чорноводді </text:span><text:span text:style-name="T23">доль</text:span></text:p>
            <text:p text:style-name="P10">загубиться. І фенікс довгоногий</text:p>
            <text:p text:style-name="P10">перенесе тебе в ясні чертоги</text:p>
            <text:p text:style-name="P22"><text:span text:style-name="T23">від самоволь, покори і сваволь. </text:span><text:span text:style-name="T41">(П‑1, 56);</text:span></text:p>
            <text:p text:style-name="P22"><text:span text:style-name="T23">…Підтале </text:span><text:span text:style-name="T27">чорноводдя</text:span><text:span text:style-name="T23"> зелен-криги</text:span></text:p>
            <text:p text:style-name="P22"><text:span text:style-name="T23">займається світанням на щоці. </text:span><text:span text:style-name="T41">(П‑1, 77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8" table:number-columns-spanned="3" office:value-type="string">
            <text:p text:style-name="P33"><text:span text:style-name="T97">ч</text:span><text:span text:style-name="T97">о</text:span><text:span text:style-name="T4"></text:span><text:span text:style-name="T97">рний</text:span></text:p>
            <text:p text:style-name="P35">-а, -е.</text:p>
            <text:p text:style-name="P35">2) Темний, темніший порівняно зі звичайним кольором. || Не осяяний світлом, темний. || Непроглядний, густий, темний (про хмару, дим, воду і т. ін.). || Затемнений (про скло). || Огорнутий, оповитий темрявою, дуже <text:soft-page-break/>темний, похмурий.</text:p>
            <text:p text:style-name="P35">7) Брудний, покритий брудом, сажею, кіптявою і т. ін. || Не випраний; нечистий. <text:span text:style-name="T60">(С, )</text:span></text:p>
          </table:table-cell>
          <table:covered-table-cell/>
          <table:covered-table-cell/>
          <table:table-cell table:style-name="Dictionary.E418" table:number-columns-spanned="5" office:value-type="string">
            <text:p text:style-name="P34"><text:span text:style-name="T97">вод</text:span><text:span text:style-name="T97">а</text:span><text:span text:style-name="T4"></text:span></text:p>
            <text:p text:style-name="P46"><text:span text:style-name="T87">-и, </text:span><text:span text:style-name="T90">ж.</text:span></text:p>
            <text:p text:style-name="P36">2) <text:span text:style-name="T113">перев.</text:span> <text:span text:style-name="T113">мн.</text:span> Водна маса джерел, озер, річок, морів, океанів. || Водна поверхня морів, озер, річок. || Водні простори, ділянки морів, озер, річок.<text:span text:style-name="T134"> </text:span><text:span text:style-name="T59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10</text:p>
          </table:table-cell>
          <table:table-cell table:style-name="Dictionary.B419" table:number-columns-spanned="2" office:value-type="string">
            <text:p text:style-name="P26">ЯСНОДЖЕРÉЛЬНИЙ</text:p>
            <text:p text:style-name="P24"><text:span text:style-name="T21">-а, -е, </text:span><text:span text:style-name="T23">прикм., </text:span><text:span text:style-name="T22">інд.-авт.</text:span></text:p>
          </table:table-cell>
          <table:covered-table-cell/>
          <table:table-cell table:style-name="Dictionary.D419" table:number-columns-spanned="3" office:value-type="string">
            <text:p text:style-name="P24"><text:span text:style-name="T47">утворене способом основословосклада</text:span><text:span text:style-name="T47">ння, похідне від слів:</text:span><text:span text:style-name="T33"> </text:span><text:span text:style-name="T36">ясний</text:span><text:span text:style-name="T33"> і </text:span><text:span text:style-name="T36">джерéльний</text:span></text:p>
          </table:table-cell>
          <table:covered-table-cell/>
          <table:covered-table-cell/>
          <table:table-cell table:style-name="Dictionary.G419" table:number-columns-spanned="3" office:value-type="string">
            <text:p text:style-name="P10">Там буриться похмурий амарант</text:p>
            <text:p text:style-name="P10">і айстри у покірній непокорі</text:p>
            <text:p text:style-name="P10">останні долітовують прозорі</text:p>
            <text:p text:style-name="P22"><text:span text:style-name="T23">дні вересня – </text:span><text:span text:style-name="T27">ясноджерельний</text:span><text:span text:style-name="T23"> кант. </text:span><text:span text:style-name="T41">(П‑1, 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420" table:number-columns-spanned="3" office:value-type="string">
            <text:p text:style-name="P33"><text:span text:style-name="T97">я</text:span><text:span text:style-name="T4"></text:span><text:span text:style-name="T97">сн</text:span><text:span text:style-name="T97">и</text:span><text:span text:style-name="T4"></text:span><text:span text:style-name="T97">й</text:span></text:p>
            <text:p text:style-name="P35">ясна, ясне.</text:p>
            <text:p text:style-name="P35">2) Нічим не затьмарений; світлий, чистий. || Чітко видний завдяки світлу, прозорості повітря. || Те саме, що погожий 1). || Безхмарний (про небо). || Чистий, прозорий, не каламутний (про рідину).</text:p>
            <text:p text:style-name="P42"><text:span text:style-name="T65">3) </text:span><text:span text:style-name="T81">перен.</text:span><text:span text:style-name="T65"> Нічим не засмучений, не затьмарений; спокійний, безтурботний. || Радісний, збуджений. || Сповнений лагідності, спокою, щирості, відвертості (про погляд, усмішку і т. ін.). </text:span><text:span text:style-name="T74">(С, )</text:span></text:p>
          </table:table-cell>
          <table:covered-table-cell/>
          <table:covered-table-cell/>
          <table:table-cell table:style-name="Dictionary.E420" table:number-columns-spanned="5" office:value-type="string">
            <text:p text:style-name="P34"><text:span text:style-name="T97">джер</text:span><text:span text:style-name="T97">е</text:span><text:span text:style-name="T4"></text:span><text:span text:style-name="T97">льний</text:span></text:p>
            <text:p text:style-name="P36">-а, -е.</text:p>
            <text:p text:style-name="P35">Прикм. до джерело 1). || Який виходить із джерела. || Власт. джерелу; прохолодний, освіжний. <text:span text:style-name="T60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office:value-type="string">
            <text:p text:style-name="P3">211</text:p>
          </table:table-cell>
          <table:table-cell table:style-name="Dictionary.B421" table:number-columns-spanned="2" office:value-type="string">
            <text:p text:style-name="P24"/>
          </table:table-cell>
          <table:covered-table-cell/>
          <table:table-cell table:style-name="Dictionary.D421" table:number-columns-spanned="3" office:value-type="string">
            <text:p text:style-name="P24"/>
          </table:table-cell>
          <table:covered-table-cell/>
          <table:covered-table-cell/>
          <table:table-cell table:style-name="Dictionary.G421" table:number-columns-spanned="3" office:value-type="string">
            <text:p text:style-name="P22"/>
          </table:table-cell>
          <table:covered-table-cell/>
          <table:covered-table-cell/>
        </table:table-row>
        <table:table-row>
          <table:table-cell table:style-name="Dictionary.A3" office:value-type="string">
            <text:p text:style-name="P3"/>
          </table:table-cell>
          <table:table-cell table:style-name="Dictionary.B422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1T19:11:29</meta:creation-date>
    <dc:date>2012-04-13T14:12:13</dc:date>
    <meta:editing-duration>PT21H9M5S</meta:editing-duration>
    <meta:editing-cycles>209</meta:editing-cycles>
    <meta:generator>LibreOffice/3.4$Linux LibreOffice_project/340m1$Build-402</meta:generator>
    <meta:document-statistic meta:table-count="1" meta:image-count="0" meta:object-count="0" meta:page-count="99" meta:paragraph-count="2579" meta:word-count="15847" meta:character-count="94956" meta:non-whitespace-character-count="82499"/>
  </office:meta>
</office:document-meta>
</file>